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836" calcext:value-type="float">
            <text:p>0,000110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531" calcext:value-type="float">
            <text:p>0,000121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547" calcext:value-type="float">
            <text:p>0,000061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27" calcext:value-type="float">
            <text:p>0,000011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451" calcext:value-type="float">
            <text:p>0,000044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96" calcext:value-type="float">
            <text:p>0,000050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082" calcext:value-type="float">
            <text:p>0,000050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32" calcext:value-type="float">
            <text:p>0,00001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84" calcext:value-type="float">
            <text:p>0,000042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36" calcext:value-type="float">
            <text:p>0,000043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34" calcext:value-type="float">
            <text:p>0,000046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01" calcext:value-type="float">
            <text:p>0,000010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98" calcext:value-type="float">
            <text:p>0,000126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17" calcext:value-type="float">
            <text:p>0,000059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773" calcext:value-type="float">
            <text:p>0,000074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" calcext:value-type="float">
            <text:p>0,00000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13" calcext:value-type="float">
            <text:p>0,000053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02" calcext:value-type="float">
            <text:p>0,000051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091" calcext:value-type="float">
            <text:p>0,000050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34" calcext:value-type="float">
            <text:p>0,000006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65" calcext:value-type="float">
            <text:p>0,000070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45" calcext:value-type="float">
            <text:p>0,000043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59" calcext:value-type="float">
            <text:p>0,000043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3" calcext:value-type="float">
            <text:p>0,00000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32" calcext:value-type="float">
            <text:p>0,000045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58" calcext:value-type="float">
            <text:p>0,000078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146" calcext:value-type="float">
            <text:p>0,000061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41" calcext:value-type="float">
            <text:p>0,000009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94" calcext:value-type="float">
            <text:p>0,00005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249" calcext:value-type="float">
            <text:p>0,000054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7" calcext:value-type="float">
            <text:p>0,00004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82" calcext:value-type="float">
            <text:p>0,000005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46" calcext:value-type="float">
            <text:p>0,00004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09" calcext:value-type="float">
            <text:p>0,000042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42" calcext:value-type="float">
            <text:p>0,000043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48" calcext:value-type="float">
            <text:p>0,000005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89" calcext:value-type="float">
            <text:p>0,000040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158" calcext:value-type="float">
            <text:p>0,000055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714" calcext:value-type="float">
            <text:p>0,000178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64" calcext:value-type="float">
            <text:p>0,000007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397" calcext:value-type="float">
            <text:p>0,000091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34" calcext:value-type="float">
            <text:p>0,000107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672" calcext:value-type="float">
            <text:p>0,000055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27" calcext:value-type="float">
            <text:p>0,000005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816" calcext:value-type="float">
            <text:p>0,000048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42" calcext:value-type="float">
            <text:p>0,000058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17" calcext:value-type="float">
            <text:p>0,000049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87" calcext:value-type="float">
            <text:p>0,000005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696" calcext:value-type="float">
            <text:p>0,000048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69" calcext:value-type="float">
            <text:p>0,000043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56" calcext:value-type="float">
            <text:p>0,000043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1" calcext:value-type="float">
            <text:p>0,000034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6" calcext:value-type="float">
            <text:p>0,0000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67" calcext:value-type="float">
            <text:p>0,000086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205" calcext:value-type="float">
            <text:p>0,000079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394" calcext:value-type="float">
            <text:p>0,0000003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12" calcext:value-type="float">
            <text:p>0,000005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431" calcext:value-type="float">
            <text:p>0,000061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62" calcext:value-type="float">
            <text:p>0,00005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11" calcext:value-type="float">
            <text:p>0,000053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44" calcext:value-type="float">
            <text:p>0,000006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52" calcext:value-type="float">
            <text:p>0,000046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517" calcext:value-type="float">
            <text:p>0,000047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14" calcext:value-type="float">
            <text:p>0,000046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12" calcext:value-type="float">
            <text:p>0,000006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79" calcext:value-type="float">
            <text:p>0,00009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66" calcext:value-type="float">
            <text:p>0,000070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478" calcext:value-type="float">
            <text:p>0,00007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31" calcext:value-type="float">
            <text:p>0,000005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334" calcext:value-type="float">
            <text:p>0,000073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317" calcext:value-type="float">
            <text:p>0,000055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63" calcext:value-type="float">
            <text:p>0,000046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64" calcext:value-type="float">
            <text:p>0,00000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604" calcext:value-type="float">
            <text:p>0,000040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779" calcext:value-type="float">
            <text:p>0,000040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227" calcext:value-type="float">
            <text:p>0,000043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17" calcext:value-type="float">
            <text:p>0,000004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62" calcext:value-type="float">
            <text:p>0,000038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89" calcext:value-type="float">
            <text:p>0,000059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24" calcext:value-type="float">
            <text:p>0,000086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18" calcext:value-type="float">
            <text:p>0,000013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426" calcext:value-type="float">
            <text:p>0,000199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62" calcext:value-type="float">
            <text:p>0,000049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63" calcext:value-type="float">
            <text:p>0,00004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94" calcext:value-type="float">
            <text:p>0,000005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9" calcext:value-type="float">
            <text:p>0,00004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55" calcext:value-type="float">
            <text:p>0,000041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245" calcext:value-type="float">
            <text:p>0,000042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4" calcext:value-type="float">
            <text:p>0,00000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27" calcext:value-type="float">
            <text:p>0,000004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88" calcext:value-type="float">
            <text:p>0,000039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267" calcext:value-type="float">
            <text:p>0,000038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41" calcext:value-type="float">
            <text:p>0,000039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38" calcext:value-type="float">
            <text:p>0,000018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28" calcext:value-type="float">
            <text:p>0,000075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292" calcext:value-type="float">
            <text:p>0,000060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136" calcext:value-type="float">
            <text:p>0,000070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27" calcext:value-type="float">
            <text:p>0,000009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334" calcext:value-type="float">
            <text:p>0,000052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195" calcext:value-type="float">
            <text:p>0,000047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74" calcext:value-type="float">
            <text:p>0,000044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01" calcext:value-type="float">
            <text:p>0,000006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62" calcext:value-type="float">
            <text:p>0,000054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611" calcext:value-type="float">
            <text:p>0,000044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46" calcext:value-type="float">
            <text:p>0,00003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83" calcext:value-type="float">
            <text:p>0,000006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462" calcext:value-type="float">
            <text:p>0,000073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972" calcext:value-type="float">
            <text:p>0,000057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62" calcext:value-type="float">
            <text:p>0,000059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6" calcext:value-type="float">
            <text:p>0,000000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91" calcext:value-type="float">
            <text:p>0,000005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28" calcext:value-type="float">
            <text:p>0,000069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12" calcext:value-type="float">
            <text:p>0,00004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84" calcext:value-type="float">
            <text:p>0,000047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82" calcext:value-type="float">
            <text:p>0,000005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08" calcext:value-type="float">
            <text:p>0,000042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63" calcext:value-type="float">
            <text:p>0,000040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062" calcext:value-type="float">
            <text:p>0,000041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03" calcext:value-type="float">
            <text:p>0,000005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966" calcext:value-type="float">
            <text:p>0,000037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87" calcext:value-type="float">
            <text:p>0,000037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85" calcext:value-type="float">
            <text:p>0,000037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48" calcext:value-type="float">
            <text:p>0,000023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423" calcext:value-type="float">
            <text:p>0,000065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15" calcext:value-type="float">
            <text:p>0,000058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155" calcext:value-type="float">
            <text:p>0,000279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6" calcext:value-type="float">
            <text:p>0,000005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69" calcext:value-type="float">
            <text:p>0,000047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938" calcext:value-type="float">
            <text:p>0,000044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58" calcext:value-type="float">
            <text:p>0,000048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47" calcext:value-type="float">
            <text:p>0,000005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63" calcext:value-type="float">
            <text:p>0,000043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31" calcext:value-type="float">
            <text:p>0,000045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962" calcext:value-type="float">
            <text:p>0,000048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83" calcext:value-type="float">
            <text:p>0,000004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233" calcext:value-type="float">
            <text:p>0,000045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729" calcext:value-type="float">
            <text:p>0,000082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29" calcext:value-type="float">
            <text:p>0,000073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06" calcext:value-type="float">
            <text:p>0,000011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918" calcext:value-type="float">
            <text:p>0,000096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953" calcext:value-type="float">
            <text:p>0,000067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281" calcext:value-type="float">
            <text:p>0,000053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07" calcext:value-type="float">
            <text:p>0,000004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133" calcext:value-type="float">
            <text:p>0,000042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34" calcext:value-type="float">
            <text:p>0,000040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33" calcext:value-type="float">
            <text:p>0,000040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22" calcext:value-type="float">
            <text:p>0,000004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67" calcext:value-type="float">
            <text:p>0,00003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02" calcext:value-type="float">
            <text:p>0,000034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01" calcext:value-type="float">
            <text:p>0,000040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07" calcext:value-type="float">
            <text:p>0,000013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068" calcext:value-type="float">
            <text:p>0,000079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46" calcext:value-type="float">
            <text:p>0,000059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37" calcext:value-type="float">
            <text:p>0,000106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6" calcext:value-type="float">
            <text:p>0,00000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78" calcext:value-type="float">
            <text:p>0,000047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692" calcext:value-type="float">
            <text:p>0,000043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206" calcext:value-type="float">
            <text:p>0,000044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5" calcext:value-type="float">
            <text:p>0,00000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709" calcext:value-type="float">
            <text:p>0,000037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402" calcext:value-type="float">
            <text:p>0,000037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79" calcext:value-type="float">
            <text:p>0,000038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03" calcext:value-type="float">
            <text:p>0,000004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683" calcext:value-type="float">
            <text:p>0,000039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07" calcext:value-type="float">
            <text:p>0,000040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73" calcext:value-type="float">
            <text:p>0,000043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39" calcext:value-type="float">
            <text:p>0,000005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301" calcext:value-type="float">
            <text:p>0,000057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071" calcext:value-type="float">
            <text:p>0,000080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43" calcext:value-type="float">
            <text:p>0,000073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5" calcext:value-type="float">
            <text:p>0,000005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05" calcext:value-type="float">
            <text:p>0,000045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08" calcext:value-type="float">
            <text:p>0,000041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512" calcext:value-type="float">
            <text:p>0,000055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73" calcext:value-type="float">
            <text:p>0,000004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261" calcext:value-type="float">
            <text:p>0,000037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178" calcext:value-type="float">
            <text:p>0,000043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6" calcext:value-type="float">
            <text:p>0,000037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82" calcext:value-type="float">
            <text:p>0,000004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85" calcext:value-type="float">
            <text:p>0,000054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37" calcext:value-type="float">
            <text:p>0,000040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85" calcext:value-type="float">
            <text:p>0,00006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72" calcext:value-type="float">
            <text:p>0,000031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27" calcext:value-type="float">
            <text:p>0,000050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08" calcext:value-type="float">
            <text:p>0,000048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009" calcext:value-type="float">
            <text:p>0,000046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4" calcext:value-type="float">
            <text:p>0,000004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89" calcext:value-type="float">
            <text:p>0,00004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58" calcext:value-type="float">
            <text:p>0,000038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4" calcext:value-type="float">
            <text:p>0,00004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65" calcext:value-type="float">
            <text:p>0,000004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78" calcext:value-type="float">
            <text:p>0,000036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01" calcext:value-type="float">
            <text:p>0,000036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63" calcext:value-type="float">
            <text:p>0,00003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32" calcext:value-type="float">
            <text:p>0,000009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61" calcext:value-type="float">
            <text:p>0,000056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95" calcext:value-type="float">
            <text:p>0,000067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913" calcext:value-type="float">
            <text:p>0,000074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24" calcext:value-type="float">
            <text:p>0,000004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02" calcext:value-type="float">
            <text:p>0,000049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14" calcext:value-type="float">
            <text:p>0,000045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18" calcext:value-type="float">
            <text:p>0,000042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15" calcext:value-type="float">
            <text:p>0,000004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22" calcext:value-type="float">
            <text:p>0,000037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301" calcext:value-type="float">
            <text:p>0,000036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75" calcext:value-type="float">
            <text:p>0,000036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94" calcext:value-type="float">
            <text:p>0,000004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06" calcext:value-type="float">
            <text:p>0,000036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42" calcext:value-type="float">
            <text:p>0,000036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324" calcext:value-type="float">
            <text:p>0,000050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36" calcext:value-type="float">
            <text:p>0,000005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082" calcext:value-type="float">
            <text:p>0,000060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249" calcext:value-type="float">
            <text:p>0,000163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031" calcext:value-type="float">
            <text:p>0,000059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1" calcext:value-type="float">
            <text:p>0,00000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44" calcext:value-type="float">
            <text:p>0,000051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47" calcext:value-type="float">
            <text:p>0,000042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31" calcext:value-type="float">
            <text:p>0,000039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9" calcext:value-type="float">
            <text:p>0,000004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265" calcext:value-type="float">
            <text:p>0,000038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389" calcext:value-type="float">
            <text:p>0,000036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888" calcext:value-type="float">
            <text:p>0,000038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66" calcext:value-type="float">
            <text:p>0,000004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949" calcext:value-type="float">
            <text:p>0,000167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15" calcext:value-type="float">
            <text:p>0,000069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32" calcext:value-type="float">
            <text:p>0,000084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74" calcext:value-type="float">
            <text:p>0,000011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409" calcext:value-type="float">
            <text:p>0,000050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458" calcext:value-type="float">
            <text:p>0,000049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22" calcext:value-type="float">
            <text:p>0,000045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28" calcext:value-type="float">
            <text:p>0,000004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29" calcext:value-type="float">
            <text:p>0,00004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67" calcext:value-type="float">
            <text:p>0,000038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65" calcext:value-type="float">
            <text:p>0,000039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1" calcext:value-type="float">
            <text:p>0,000004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403" calcext:value-type="float">
            <text:p>0,000042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092" calcext:value-type="float">
            <text:p>0,000051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38" calcext:value-type="float">
            <text:p>0,000046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8" calcext:value-type="float">
            <text:p>0,000004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048" calcext:value-type="float">
            <text:p>0,00007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458" calcext:value-type="float">
            <text:p>0,000331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28" calcext:value-type="float">
            <text:p>0,000051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97" calcext:value-type="float">
            <text:p>0,000004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75" calcext:value-type="float">
            <text:p>0,000047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47" calcext:value-type="float">
            <text:p>0,000043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96" calcext:value-type="float">
            <text:p>0,000042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44" calcext:value-type="float">
            <text:p>0,000005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44" calcext:value-type="float">
            <text:p>0,000038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91" calcext:value-type="float">
            <text:p>0,000038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594" calcext:value-type="float">
            <text:p>0,000040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42" calcext:value-type="float">
            <text:p>0,000004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579" calcext:value-type="float">
            <text:p>0,000044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891" calcext:value-type="float">
            <text:p>0,000209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006" calcext:value-type="float">
            <text:p>0,000053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05" calcext:value-type="float">
            <text:p>0,000005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71" calcext:value-type="float">
            <text:p>0,000075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648" calcext:value-type="float">
            <text:p>0,000048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308" calcext:value-type="float">
            <text:p>0,000047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07" calcext:value-type="float">
            <text:p>0,000004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027" calcext:value-type="float">
            <text:p>0,000041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478" calcext:value-type="float">
            <text:p>0,000037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9" calcext:value-type="float">
            <text:p>0,000039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18" calcext:value-type="float">
            <text:p>0,000004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87" calcext:value-type="float">
            <text:p>0,000036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84" calcext:value-type="float">
            <text:p>0,000033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79" calcext:value-type="float">
            <text:p>0,00005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82" calcext:value-type="float">
            <text:p>0,000009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853" calcext:value-type="float">
            <text:p>0,000075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197" calcext:value-type="float">
            <text:p>0,000060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2099" calcext:value-type="float">
            <text:p>0,000322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24" calcext:value-type="float">
            <text:p>0,000006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74" calcext:value-type="float">
            <text:p>0,000061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294" calcext:value-type="float">
            <text:p>0,000054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51" calcext:value-type="float">
            <text:p>0,000051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5" calcext:value-type="float">
            <text:p>0,000004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399" calcext:value-type="float">
            <text:p>0,000072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83" calcext:value-type="float">
            <text:p>0,000056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46" calcext:value-type="float">
            <text:p>0,000053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73" calcext:value-type="float">
            <text:p>0,000007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734" calcext:value-type="float">
            <text:p>0,000089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18" calcext:value-type="float">
            <text:p>0,000068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041" calcext:value-type="float">
            <text:p>0,000058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33" calcext:value-type="float">
            <text:p>0,000013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629" calcext:value-type="float">
            <text:p>0,000127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634" calcext:value-type="float">
            <text:p>0,000067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563" calcext:value-type="float">
            <text:p>0,000091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36" calcext:value-type="float">
            <text:p>0,000005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49" calcext:value-type="float">
            <text:p>0,000052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389" calcext:value-type="float">
            <text:p>0,000054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86" calcext:value-type="float">
            <text:p>0,000051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48" calcext:value-type="float">
            <text:p>0,000006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815" calcext:value-type="float">
            <text:p>0,000065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961" calcext:value-type="float">
            <text:p>0,000075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85" calcext:value-type="float">
            <text:p>0,000053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66" calcext:value-type="float">
            <text:p>0,000008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633" calcext:value-type="float">
            <text:p>0,000071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626" calcext:value-type="float">
            <text:p>0,000051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8" calcext:value-type="float">
            <text:p>0,00004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36" calcext:value-type="float">
            <text:p>0,000005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73" calcext:value-type="float">
            <text:p>0,000053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591" calcext:value-type="float">
            <text:p>0,000050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673" calcext:value-type="float">
            <text:p>0,000048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35" calcext:value-type="float">
            <text:p>0,000005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77" calcext:value-type="float">
            <text:p>0,000053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09" calcext:value-type="float">
            <text:p>0,000039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36" calcext:value-type="float">
            <text:p>0,000042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3" calcext:value-type="float">
            <text:p>0,000004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692" calcext:value-type="float">
            <text:p>0,000042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76" calcext:value-type="float">
            <text:p>0,000034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33" calcext:value-type="float">
            <text:p>0,000036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13" calcext:value-type="float">
            <text:p>0,000005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57" calcext:value-type="float">
            <text:p>0,000060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28" calcext:value-type="float">
            <text:p>0,000031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3" calcext:value-type="float">
            <text:p>0,00003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42" calcext:value-type="float">
            <text:p>0,000004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07" calcext:value-type="float">
            <text:p>0,000032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38" calcext:value-type="float">
            <text:p>0,000034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084" calcext:value-type="float">
            <text:p>0,000050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9" calcext:value-type="float">
            <text:p>0,000004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01" calcext:value-type="float">
            <text:p>0,000032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58" calcext:value-type="float">
            <text:p>0,000032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67" calcext:value-type="float">
            <text:p>0,000035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67" calcext:value-type="float">
            <text:p>0,000004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06" calcext:value-type="float">
            <text:p>0,000029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22" calcext:value-type="float">
            <text:p>0,000029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4" calcext:value-type="float">
            <text:p>0,000037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4" calcext:value-type="float">
            <text:p>0,00000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34" calcext:value-type="float">
            <text:p>0,000027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64" calcext:value-type="float">
            <text:p>0,000027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28" calcext:value-type="float">
            <text:p>0,000034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63" calcext:value-type="float">
            <text:p>0,000004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627" calcext:value-type="float">
            <text:p>0,000026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75" calcext:value-type="float">
            <text:p>0,000028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49" calcext:value-type="float">
            <text:p>0,000029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07" calcext:value-type="float">
            <text:p>0,000004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8" calcext:value-type="float">
            <text:p>0,00003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08" calcext:value-type="float">
            <text:p>0,000032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54" calcext:value-type="float">
            <text:p>0,000031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54" calcext:value-type="float">
            <text:p>0,000004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631" calcext:value-type="float">
            <text:p>0,000035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51" calcext:value-type="float">
            <text:p>0,000038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92" calcext:value-type="float">
            <text:p>0,000085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5" calcext:value-type="float">
            <text:p>0,000004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164" calcext:value-type="float">
            <text:p>0,000052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59" calcext:value-type="float">
            <text:p>0,00007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96" calcext:value-type="float">
            <text:p>0,000046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45" calcext:value-type="float">
            <text:p>0,000005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688" calcext:value-type="float">
            <text:p>0,000050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92" calcext:value-type="float">
            <text:p>0,000045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214" calcext:value-type="float">
            <text:p>0,000045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56" calcext:value-type="float">
            <text:p>0,000005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55" calcext:value-type="float">
            <text:p>0,000041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922" calcext:value-type="float">
            <text:p>0,000038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2" calcext:value-type="float">
            <text:p>0,000037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85" calcext:value-type="float">
            <text:p>0,000005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83" calcext:value-type="float">
            <text:p>0,00005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07" calcext:value-type="float">
            <text:p>0,000040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84" calcext:value-type="float">
            <text:p>0,00005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92" calcext:value-type="float">
            <text:p>0,000004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43" calcext:value-type="float">
            <text:p>0,000038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2" calcext:value-type="float">
            <text:p>0,00004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42" calcext:value-type="float">
            <text:p>0,000036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51" calcext:value-type="float">
            <text:p>0,000004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57" calcext:value-type="float">
            <text:p>0,000033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343" calcext:value-type="float">
            <text:p>0,000034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81" calcext:value-type="float">
            <text:p>0,000035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99" calcext:value-type="float">
            <text:p>0,000004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09" calcext:value-type="float">
            <text:p>0,000038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23" calcext:value-type="float">
            <text:p>0,000038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166" calcext:value-type="float">
            <text:p>0,000043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35" calcext:value-type="float">
            <text:p>0,000004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01" calcext:value-type="float">
            <text:p>0,000031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57" calcext:value-type="float">
            <text:p>0,000031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03" calcext:value-type="float">
            <text:p>0,000034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28" calcext:value-type="float">
            <text:p>0,000004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225" calcext:value-type="float">
            <text:p>0,000030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66" calcext:value-type="float">
            <text:p>0,000030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76" calcext:value-type="float">
            <text:p>0,000031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42" calcext:value-type="float">
            <text:p>0,000004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88" calcext:value-type="float">
            <text:p>0,000037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27" calcext:value-type="float">
            <text:p>0,000049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343" calcext:value-type="float">
            <text:p>0,000033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64" calcext:value-type="float">
            <text:p>0,000004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99" calcext:value-type="float">
            <text:p>0,000031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8" calcext:value-type="float">
            <text:p>0,00003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685" calcext:value-type="float">
            <text:p>0,000039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56" calcext:value-type="float">
            <text:p>0,000008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457" calcext:value-type="float">
            <text:p>0,000083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248" calcext:value-type="float">
            <text:p>0,000063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41" calcext:value-type="float">
            <text:p>0,000049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3" calcext:value-type="float">
            <text:p>0,000006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54" calcext:value-type="float">
            <text:p>0,000046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83" calcext:value-type="float">
            <text:p>0,000045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778" calcext:value-type="float">
            <text:p>0,000044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79" calcext:value-type="float">
            <text:p>0,000004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77" calcext:value-type="float">
            <text:p>0,000039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667" calcext:value-type="float">
            <text:p>0,000040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89" calcext:value-type="float">
            <text:p>0,000040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8" calcext:value-type="float">
            <text:p>0,00000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479" calcext:value-type="float">
            <text:p>0,00005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88" calcext:value-type="float">
            <text:p>0,000035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59" calcext:value-type="float">
            <text:p>0,000038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24" calcext:value-type="float">
            <text:p>0,000004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622" calcext:value-type="float">
            <text:p>0,000125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673" calcext:value-type="float">
            <text:p>0,000111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062" calcext:value-type="float">
            <text:p>0,000092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54" calcext:value-type="float">
            <text:p>0,000022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359" calcext:value-type="float">
            <text:p>0,000085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079" calcext:value-type="float">
            <text:p>0,000081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92" calcext:value-type="float">
            <text:p>0,00009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623" calcext:value-type="float">
            <text:p>0,000025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587" calcext:value-type="float">
            <text:p>0,000149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2" calcext:value-type="float">
            <text:p>0,0001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827" calcext:value-type="float">
            <text:p>0,000289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992" calcext:value-type="float">
            <text:p>0,000023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875" calcext:value-type="float">
            <text:p>0,000142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55" calcext:value-type="float">
            <text:p>0,00019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198" calcext:value-type="float">
            <text:p>0,000178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527" calcext:value-type="float">
            <text:p>0,000025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199" calcext:value-type="float">
            <text:p>0,000207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3204" calcext:value-type="float">
            <text:p>0,000183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16" calcext:value-type="float">
            <text:p>0,00011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77" calcext:value-type="float">
            <text:p>0,00002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264" calcext:value-type="float">
            <text:p>0,000161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337" calcext:value-type="float">
            <text:p>0,000174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732" calcext:value-type="float">
            <text:p>0,000119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632" calcext:value-type="float">
            <text:p>0,000024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5522" calcext:value-type="float">
            <text:p>0,000135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775" calcext:value-type="float">
            <text:p>0,000124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111" calcext:value-type="float">
            <text:p>0,000119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278" calcext:value-type="float">
            <text:p>0,000022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382" calcext:value-type="float">
            <text:p>0,000111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809" calcext:value-type="float">
            <text:p>0,000107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583" calcext:value-type="float">
            <text:p>0,000106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33" calcext:value-type="float">
            <text:p>0,000022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035" calcext:value-type="float">
            <text:p>0,000132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423" calcext:value-type="float">
            <text:p>0,000105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761" calcext:value-type="float">
            <text:p>0,000107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645" calcext:value-type="float">
            <text:p>0,000022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909" calcext:value-type="float">
            <text:p>0,000098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608" calcext:value-type="float">
            <text:p>0,000104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434" calcext:value-type="float">
            <text:p>0,000119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83" calcext:value-type="float">
            <text:p>0,00002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124" calcext:value-type="float">
            <text:p>0,000128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935" calcext:value-type="float">
            <text:p>0,000117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925" calcext:value-type="float">
            <text:p>0,000116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093" calcext:value-type="float">
            <text:p>0,000023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704" calcext:value-type="float">
            <text:p>0,000113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154" calcext:value-type="float">
            <text:p>0,000117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984" calcext:value-type="float">
            <text:p>0,000137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64" calcext:value-type="float">
            <text:p>0,00002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329" calcext:value-type="float">
            <text:p>0,000141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48" calcext:value-type="float">
            <text:p>0,00013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177" calcext:value-type="float">
            <text:p>0,000137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48" calcext:value-type="float">
            <text:p>0,000022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82" calcext:value-type="float">
            <text:p>0,00012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535" calcext:value-type="float">
            <text:p>0,000123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773" calcext:value-type="float">
            <text:p>0,000123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532" calcext:value-type="float">
            <text:p>0,000022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843" calcext:value-type="float">
            <text:p>0,000131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999" calcext:value-type="float">
            <text:p>0,000121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7" calcext:value-type="float">
            <text:p>0,0001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71" calcext:value-type="float">
            <text:p>0,00002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462" calcext:value-type="float">
            <text:p>0,000129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323" calcext:value-type="float">
            <text:p>0,000150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363" calcext:value-type="float">
            <text:p>0,000172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185" calcext:value-type="float">
            <text:p>0,000026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941" calcext:value-type="float">
            <text:p>0,000137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647" calcext:value-type="float">
            <text:p>0,000131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735" calcext:value-type="float">
            <text:p>0,000149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261" calcext:value-type="float">
            <text:p>0,000025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028" calcext:value-type="float">
            <text:p>0,00013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13" calcext:value-type="float">
            <text:p>0,0001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6681" calcext:value-type="float">
            <text:p>0,000176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703" calcext:value-type="float">
            <text:p>0,000077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834" calcext:value-type="float">
            <text:p>0,000207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962" calcext:value-type="float">
            <text:p>0,000171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371" calcext:value-type="float">
            <text:p>0,000181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8" calcext:value-type="float">
            <text:p>0,0000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127" calcext:value-type="float">
            <text:p>0,000162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157" calcext:value-type="float">
            <text:p>0,000204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108" calcext:value-type="float">
            <text:p>0,000116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24" calcext:value-type="float">
            <text:p>0,00002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784" calcext:value-type="float">
            <text:p>0,000156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375" calcext:value-type="float">
            <text:p>0,000112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56" calcext:value-type="float">
            <text:p>0,00011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02" calcext:value-type="float">
            <text:p>0,00002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11" calcext:value-type="float">
            <text:p>0,00017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089" calcext:value-type="float">
            <text:p>0,000142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796" calcext:value-type="float">
            <text:p>0,000137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199" calcext:value-type="float">
            <text:p>0,000023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216" calcext:value-type="float">
            <text:p>0,000141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286" calcext:value-type="float">
            <text:p>0,000121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157" calcext:value-type="float">
            <text:p>0,000114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012" calcext:value-type="float">
            <text:p>0,000023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143" calcext:value-type="float">
            <text:p>0,000113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036" calcext:value-type="float">
            <text:p>0,000112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531" calcext:value-type="float">
            <text:p>0,000127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56" calcext:value-type="float">
            <text:p>0,000022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04" calcext:value-type="float">
            <text:p>0,00013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621" calcext:value-type="float">
            <text:p>0,000121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452" calcext:value-type="float">
            <text:p>0,000118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445" calcext:value-type="float">
            <text:p>0,000031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62" calcext:value-type="float">
            <text:p>0,00015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26" calcext:value-type="float">
            <text:p>0,00016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593" calcext:value-type="float">
            <text:p>0,000273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242" calcext:value-type="float">
            <text:p>0,000025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221" calcext:value-type="float">
            <text:p>0,000300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802" calcext:value-type="float">
            <text:p>0,000162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599" calcext:value-type="float">
            <text:p>0,000145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853" calcext:value-type="float">
            <text:p>0,000022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219" calcext:value-type="float">
            <text:p>0,000141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836" calcext:value-type="float">
            <text:p>0,000156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677" calcext:value-type="float">
            <text:p>0,000129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41" calcext:value-type="float">
            <text:p>0,000028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241" calcext:value-type="float">
            <text:p>0,000139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746" calcext:value-type="float">
            <text:p>0,000131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047" calcext:value-type="float">
            <text:p>0,000140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581" calcext:value-type="float">
            <text:p>0,000022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494" calcext:value-type="float">
            <text:p>0,000204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965" calcext:value-type="float">
            <text:p>0,000131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824" calcext:value-type="float">
            <text:p>0,000125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741" calcext:value-type="float">
            <text:p>0,000024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529" calcext:value-type="float">
            <text:p>0,000111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066" calcext:value-type="float">
            <text:p>0,000161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159" calcext:value-type="float">
            <text:p>0,000175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18" calcext:value-type="float">
            <text:p>0,000000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06" calcext:value-type="float">
            <text:p>0,00003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541" calcext:value-type="float">
            <text:p>0,000147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212" calcext:value-type="float">
            <text:p>0,000118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125" calcext:value-type="float">
            <text:p>0,000136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846" calcext:value-type="float">
            <text:p>0,000023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641" calcext:value-type="float">
            <text:p>0,000153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722" calcext:value-type="float">
            <text:p>0,000114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47" calcext:value-type="float">
            <text:p>0,00012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169" calcext:value-type="float">
            <text:p>0,000019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761" calcext:value-type="float">
            <text:p>0,000146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044" calcext:value-type="float">
            <text:p>0,000141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635" calcext:value-type="float">
            <text:p>0,000214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245" calcext:value-type="float">
            <text:p>0,000023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947" calcext:value-type="float">
            <text:p>0,000173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627" calcext:value-type="float">
            <text:p>0,000116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519" calcext:value-type="float">
            <text:p>0,000120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484" calcext:value-type="float">
            <text:p>0,000020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947" calcext:value-type="float">
            <text:p>0,000104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136" calcext:value-type="float">
            <text:p>0,00011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6075" calcext:value-type="float">
            <text:p>0,000176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186" calcext:value-type="float">
            <text:p>0,000019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011" calcext:value-type="float">
            <text:p>0,000123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049" calcext:value-type="float">
            <text:p>0,000134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453" calcext:value-type="float">
            <text:p>0,000106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16" calcext:value-type="float">
            <text:p>0,000018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247" calcext:value-type="float">
            <text:p>0,000096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564" calcext:value-type="float">
            <text:p>0,000091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113" calcext:value-type="float">
            <text:p>0,000090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499" calcext:value-type="float">
            <text:p>0,000018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949" calcext:value-type="float">
            <text:p>0,000098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05" calcext:value-type="float">
            <text:p>0,000081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31" calcext:value-type="float">
            <text:p>0,000083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51" calcext:value-type="float">
            <text:p>0,000018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22" calcext:value-type="float">
            <text:p>0,000081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688" calcext:value-type="float">
            <text:p>0,000080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226" calcext:value-type="float">
            <text:p>0,000093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75" calcext:value-type="float">
            <text:p>0,000018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035" calcext:value-type="float">
            <text:p>0,000080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66" calcext:value-type="float">
            <text:p>0,000073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648" calcext:value-type="float">
            <text:p>0,000075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57" calcext:value-type="float">
            <text:p>0,000018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416" calcext:value-type="float">
            <text:p>0,000072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128" calcext:value-type="float">
            <text:p>0,000068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754" calcext:value-type="float">
            <text:p>0,000083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752" calcext:value-type="float">
            <text:p>0,000021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438" calcext:value-type="float">
            <text:p>0,000084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575" calcext:value-type="float">
            <text:p>0,000083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186" calcext:value-type="float">
            <text:p>0,000085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624" calcext:value-type="float">
            <text:p>0,000020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11" calcext:value-type="float">
            <text:p>0,000073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359" calcext:value-type="float">
            <text:p>0,000082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264" calcext:value-type="float">
            <text:p>0,000076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15" calcext:value-type="float">
            <text:p>0,000018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96" calcext:value-type="float">
            <text:p>0,000070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193" calcext:value-type="float">
            <text:p>0,000074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395" calcext:value-type="float">
            <text:p>0,000103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31" calcext:value-type="float">
            <text:p>0,000042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101" calcext:value-type="float">
            <text:p>0,000121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1938" calcext:value-type="float">
            <text:p>0,000431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747" calcext:value-type="float">
            <text:p>0,000131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24" calcext:value-type="float">
            <text:p>0,000018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567" calcext:value-type="float">
            <text:p>0,000098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09" calcext:value-type="float">
            <text:p>0,00009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388" calcext:value-type="float">
            <text:p>0,000092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91" calcext:value-type="float">
            <text:p>0,000018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267" calcext:value-type="float">
            <text:p>0,000116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201" calcext:value-type="float">
            <text:p>0,000085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27" calcext:value-type="float">
            <text:p>0,00009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413" calcext:value-type="float">
            <text:p>0,000020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194" calcext:value-type="float">
            <text:p>0,000078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442" calcext:value-type="float">
            <text:p>0,000079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569" calcext:value-type="float">
            <text:p>0,000077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48" calcext:value-type="float">
            <text:p>0,000018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1" calcext:value-type="float">
            <text:p>0,0000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024" calcext:value-type="float">
            <text:p>0,000073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23" calcext:value-type="float">
            <text:p>0,00007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32" calcext:value-type="float">
            <text:p>0,000018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054" calcext:value-type="float">
            <text:p>0,000088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036" calcext:value-type="float">
            <text:p>0,000074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83" calcext:value-type="float">
            <text:p>0,00007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35" calcext:value-type="float">
            <text:p>0,000018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81" calcext:value-type="float">
            <text:p>0,00008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956" calcext:value-type="float">
            <text:p>0,000072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648" calcext:value-type="float">
            <text:p>0,000074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289" calcext:value-type="float">
            <text:p>0,000020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733" calcext:value-type="float">
            <text:p>0,000072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495" calcext:value-type="float">
            <text:p>0,000072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152" calcext:value-type="float">
            <text:p>0,000076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55" calcext:value-type="float">
            <text:p>0,000018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638" calcext:value-type="float">
            <text:p>0,000072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845" calcext:value-type="float">
            <text:p>0,000093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951" calcext:value-type="float">
            <text:p>0,000073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79" calcext:value-type="float">
            <text:p>0,000018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155" calcext:value-type="float">
            <text:p>0,000068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98" calcext:value-type="float">
            <text:p>0,00006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99" calcext:value-type="float">
            <text:p>0,000070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77" calcext:value-type="float">
            <text:p>0,000018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127" calcext:value-type="float">
            <text:p>0,000066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263" calcext:value-type="float">
            <text:p>0,000071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882" calcext:value-type="float">
            <text:p>0,000077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71" calcext:value-type="float">
            <text:p>0,000018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649" calcext:value-type="float">
            <text:p>0,000083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872" calcext:value-type="float">
            <text:p>0,000083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53" calcext:value-type="float">
            <text:p>0,000081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447" calcext:value-type="float">
            <text:p>0,000020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927" calcext:value-type="float">
            <text:p>0,000068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15" calcext:value-type="float">
            <text:p>0,00007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169" calcext:value-type="float">
            <text:p>0,000091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5745" calcext:value-type="float">
            <text:p>0,000045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729" calcext:value-type="float">
            <text:p>0,000173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1182" calcext:value-type="float">
            <text:p>0,000251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667" calcext:value-type="float">
            <text:p>0,000126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678" calcext:value-type="float">
            <text:p>0,000019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249" calcext:value-type="float">
            <text:p>0,000102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367" calcext:value-type="float">
            <text:p>0,000097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476" calcext:value-type="float">
            <text:p>0,000095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141" calcext:value-type="float">
            <text:p>0,0000191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391" calcext:value-type="float">
            <text:p>0,00008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731" calcext:value-type="float">
            <text:p>0,000085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485" calcext:value-type="float">
            <text:p>0,000089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119" calcext:value-type="float">
            <text:p>0,000019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925" calcext:value-type="float">
            <text:p>0,000101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456" calcext:value-type="float">
            <text:p>0,000078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141" calcext:value-type="float">
            <text:p>0,000081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33" calcext:value-type="float">
            <text:p>0,000018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611" calcext:value-type="float">
            <text:p>0,000079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118" calcext:value-type="float">
            <text:p>0,000080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497" calcext:value-type="float">
            <text:p>0,000084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245" calcext:value-type="float">
            <text:p>0,000023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059" calcext:value-type="float">
            <text:p>0,000074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009" calcext:value-type="float">
            <text:p>0,000073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192" calcext:value-type="float">
            <text:p>0,000075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039" calcext:value-type="float">
            <text:p>0,000019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651" calcext:value-type="float">
            <text:p>0,000091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454" calcext:value-type="float">
            <text:p>0,000078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785" calcext:value-type="float">
            <text:p>0,000079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298" calcext:value-type="float">
            <text:p>0,000019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698" calcext:value-type="float">
            <text:p>0,000071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747" calcext:value-type="float">
            <text:p>0,000073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545" calcext:value-type="float">
            <text:p>0,000074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53" calcext:value-type="float">
            <text:p>0,000018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23" calcext:value-type="float">
            <text:p>0,000070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374" calcext:value-type="float">
            <text:p>0,000099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698" calcext:value-type="float">
            <text:p>0,000092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78" calcext:value-type="float">
            <text:p>0,000018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964" calcext:value-type="float">
            <text:p>0,000070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241" calcext:value-type="float">
            <text:p>0,000071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707" calcext:value-type="float">
            <text:p>0,000088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46" calcext:value-type="float">
            <text:p>0,000018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913" calcext:value-type="float">
            <text:p>0,000066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045" calcext:value-type="float">
            <text:p>0,000071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027" calcext:value-type="float">
            <text:p>0,000075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336" calcext:value-type="float">
            <text:p>0,000019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739" calcext:value-type="float">
            <text:p>0,000232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044" calcext:value-type="float">
            <text:p>0,000142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055" calcext:value-type="float">
            <text:p>0,000142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558" calcext:value-type="float">
            <text:p>0,000039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192" calcext:value-type="float">
            <text:p>0,000104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917" calcext:value-type="float">
            <text:p>0,000095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793" calcext:value-type="float">
            <text:p>0,000097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27" calcext:value-type="float">
            <text:p>0,000018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145" calcext:value-type="float">
            <text:p>0,000086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95" calcext:value-type="float">
            <text:p>0,00008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796" calcext:value-type="float">
            <text:p>0,000087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986" calcext:value-type="float">
            <text:p>0,000018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134" calcext:value-type="float">
            <text:p>0,000110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654" calcext:value-type="float">
            <text:p>0,000081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303" calcext:value-type="float">
            <text:p>0,000084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968" calcext:value-type="float">
            <text:p>0,000022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676" calcext:value-type="float">
            <text:p>0,000076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159" calcext:value-type="float">
            <text:p>0,000072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073" calcext:value-type="float">
            <text:p>0,000076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498" calcext:value-type="float">
            <text:p>0,000018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301" calcext:value-type="float">
            <text:p>0,000072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03" calcext:value-type="float">
            <text:p>0,000070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48" calcext:value-type="float">
            <text:p>0,00007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36" calcext:value-type="float">
            <text:p>0,00002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301" calcext:value-type="float">
            <text:p>0,000129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007" calcext:value-type="float">
            <text:p>0,000136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664" calcext:value-type="float">
            <text:p>0,000106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945" calcext:value-type="float">
            <text:p>0,000028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584" calcext:value-type="float">
            <text:p>0,000137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3593" calcext:value-type="float">
            <text:p>0,000133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072" calcext:value-type="float">
            <text:p>0,000114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818" calcext:value-type="float">
            <text:p>0,000033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425" calcext:value-type="float">
            <text:p>0,000124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972" calcext:value-type="float">
            <text:p>0,000118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589" calcext:value-type="float">
            <text:p>0,000162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678" calcext:value-type="float">
            <text:p>0,000025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436" calcext:value-type="float">
            <text:p>0,000174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462" calcext:value-type="float">
            <text:p>0,000111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824" calcext:value-type="float">
            <text:p>0,000111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99" calcext:value-type="float">
            <text:p>0,000018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238" calcext:value-type="float">
            <text:p>0,000099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017" calcext:value-type="float">
            <text:p>0,000094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082" calcext:value-type="float">
            <text:p>0,000093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81" calcext:value-type="float">
            <text:p>0,000018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166" calcext:value-type="float">
            <text:p>0,000086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155" calcext:value-type="float">
            <text:p>0,000084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436" calcext:value-type="float">
            <text:p>0,000089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76" calcext:value-type="float">
            <text:p>0,00004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535" calcext:value-type="float">
            <text:p>0,000109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122" calcext:value-type="float">
            <text:p>0,000108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764" calcext:value-type="float">
            <text:p>0,000107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44" calcext:value-type="float">
            <text:p>0,000018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087" calcext:value-type="float">
            <text:p>0,000122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757" calcext:value-type="float">
            <text:p>0,000101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604" calcext:value-type="float">
            <text:p>0,000101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425" calcext:value-type="float">
            <text:p>0,000018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993" calcext:value-type="float">
            <text:p>0,000107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219" calcext:value-type="float">
            <text:p>0,000101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153" calcext:value-type="float">
            <text:p>0,000087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52" calcext:value-type="float">
            <text:p>0,000018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256" calcext:value-type="float">
            <text:p>0,000075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466" calcext:value-type="float">
            <text:p>0,000086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043" calcext:value-type="float">
            <text:p>0,000098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91" calcext:value-type="float">
            <text:p>0,00002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697" calcext:value-type="float">
            <text:p>0,000082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04" calcext:value-type="float">
            <text:p>0,000083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295" calcext:value-type="float">
            <text:p>0,000081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98" calcext:value-type="float">
            <text:p>0,000018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235" calcext:value-type="float">
            <text:p>0,000076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605" calcext:value-type="float">
            <text:p>0,000077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096" calcext:value-type="float">
            <text:p>0,000097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52" calcext:value-type="float">
            <text:p>0,000018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607" calcext:value-type="float">
            <text:p>0,000082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091" calcext:value-type="float">
            <text:p>0,000095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114" calcext:value-type="float">
            <text:p>0,000083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44" calcext:value-type="float">
            <text:p>0,000018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642" calcext:value-type="float">
            <text:p>0,000065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982" calcext:value-type="float">
            <text:p>0,000068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093" calcext:value-type="float">
            <text:p>0,000078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097" calcext:value-type="float">
            <text:p>0,000026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863" calcext:value-type="float">
            <text:p>0,00058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391" calcext:value-type="float">
            <text:p>0,000156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188" calcext:value-type="float">
            <text:p>0,000189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14" calcext:value-type="float">
            <text:p>0,000018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634" calcext:value-type="float">
            <text:p>0,000120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689" calcext:value-type="float">
            <text:p>0,000098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509" calcext:value-type="float">
            <text:p>0,000096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81" calcext:value-type="float">
            <text:p>0,00001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237" calcext:value-type="float">
            <text:p>0,000106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327" calcext:value-type="float">
            <text:p>0,000083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063" calcext:value-type="float">
            <text:p>0,000090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72" calcext:value-type="float">
            <text:p>0,000018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0036" calcext:value-type="float">
            <text:p>0,000130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821" calcext:value-type="float">
            <text:p>0,000126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857" calcext:value-type="float">
            <text:p>0,000083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653" calcext:value-type="float">
            <text:p>0,000018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735" calcext:value-type="float">
            <text:p>0,000074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146" calcext:value-type="float">
            <text:p>0,000082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522" calcext:value-type="float">
            <text:p>0,000079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5" calcext:value-type="float">
            <text:p>0,00001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975" calcext:value-type="float">
            <text:p>0,000071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766" calcext:value-type="float">
            <text:p>0,000072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225" calcext:value-type="float">
            <text:p>0,000077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11" calcext:value-type="float">
            <text:p>0,000018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88" calcext:value-type="float">
            <text:p>0,00009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288" calcext:value-type="float">
            <text:p>0,000090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166" calcext:value-type="float">
            <text:p>0,000076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818" calcext:value-type="float">
            <text:p>0,000018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293" calcext:value-type="float">
            <text:p>0,000078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656" calcext:value-type="float">
            <text:p>0,000070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17" calcext:value-type="float">
            <text:p>0,00007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438" calcext:value-type="float">
            <text:p>0,000023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047" calcext:value-type="float">
            <text:p>0,000077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254" calcext:value-type="float">
            <text:p>0,000070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821" calcext:value-type="float">
            <text:p>0,000077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704" calcext:value-type="float">
            <text:p>0,000018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618" calcext:value-type="float">
            <text:p>0,000241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299" calcext:value-type="float">
            <text:p>0,000136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577" calcext:value-type="float">
            <text:p>0,000123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461" calcext:value-type="float">
            <text:p>0,000020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19" calcext:value-type="float">
            <text:p>0,00015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903" calcext:value-type="float">
            <text:p>0,000118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769" calcext:value-type="float">
            <text:p>0,000107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152" calcext:value-type="float">
            <text:p>0,000019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154" calcext:value-type="float">
            <text:p>0,000201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6994" calcext:value-type="float">
            <text:p>0,000196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1542" calcext:value-type="float">
            <text:p>0,000191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555" calcext:value-type="float">
            <text:p>0,000052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912" calcext:value-type="float">
            <text:p>0,000227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7353" calcext:value-type="float">
            <text:p>0,000257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5886" calcext:value-type="float">
            <text:p>0,000405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439" calcext:value-type="float">
            <text:p>0,000052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386" calcext:value-type="float">
            <text:p>0,000241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3585" calcext:value-type="float">
            <text:p>0,000213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633" calcext:value-type="float">
            <text:p>0,000195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982" calcext:value-type="float">
            <text:p>0,000046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985" calcext:value-type="float">
            <text:p>0,000274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1882" calcext:value-type="float">
            <text:p>0,000211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2938" calcext:value-type="float">
            <text:p>0,000182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1421" calcext:value-type="float">
            <text:p>0,000051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442" calcext:value-type="float">
            <text:p>0,00030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926" calcext:value-type="float">
            <text:p>0,000169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715" calcext:value-type="float">
            <text:p>0,000169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87" calcext:value-type="float">
            <text:p>0,000043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564" calcext:value-type="float">
            <text:p>0,000164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083" calcext:value-type="float">
            <text:p>0,000155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15" calcext:value-type="float">
            <text:p>0,00016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136" calcext:value-type="float">
            <text:p>0,00005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683" calcext:value-type="float">
            <text:p>0,000153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107" calcext:value-type="float">
            <text:p>0,000150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34" calcext:value-type="float">
            <text:p>0,00016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754" calcext:value-type="float">
            <text:p>0,000043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2599" calcext:value-type="float">
            <text:p>0,000192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604" calcext:value-type="float">
            <text:p>0,000164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287" calcext:value-type="float">
            <text:p>0,000163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524" calcext:value-type="float">
            <text:p>0,000043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811" calcext:value-type="float">
            <text:p>0,000175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968" calcext:value-type="float">
            <text:p>0,000172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616" calcext:value-type="float">
            <text:p>0,000214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21" calcext:value-type="float">
            <text:p>0,000043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9625" calcext:value-type="float">
            <text:p>0,000199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532" calcext:value-type="float">
            <text:p>0,000195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9514" calcext:value-type="float">
            <text:p>0,000319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347" calcext:value-type="float">
            <text:p>0,000044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236" calcext:value-type="float">
            <text:p>0,000275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6839" calcext:value-type="float">
            <text:p>0,000256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7166" calcext:value-type="float">
            <text:p>0,000237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936" calcext:value-type="float">
            <text:p>0,000043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4429" calcext:value-type="float">
            <text:p>0,000264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907" calcext:value-type="float">
            <text:p>0,000259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6791" calcext:value-type="float">
            <text:p>0,000226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3" calcext:value-type="float">
            <text:p>0,000000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697" calcext:value-type="float">
            <text:p>0,000067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9644" calcext:value-type="float">
            <text:p>0,000289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719" calcext:value-type="float">
            <text:p>0,000253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316" calcext:value-type="float">
            <text:p>0,000253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5247" calcext:value-type="float">
            <text:p>0,000055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101" calcext:value-type="float">
            <text:p>0,00033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5828" calcext:value-type="float">
            <text:p>0,000855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3883" calcext:value-type="float">
            <text:p>0,000583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088" calcext:value-type="float">
            <text:p>0,000048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6742" calcext:value-type="float">
            <text:p>0,000236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597" calcext:value-type="float">
            <text:p>0,000227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221" calcext:value-type="float">
            <text:p>0,000222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968" calcext:value-type="float">
            <text:p>0,000048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185" calcext:value-type="float">
            <text:p>0,000229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98" calcext:value-type="float">
            <text:p>0,00021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296" calcext:value-type="float">
            <text:p>0,000222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4701" calcext:value-type="float">
            <text:p>0,000074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2549" calcext:value-type="float">
            <text:p>0,000202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3314" calcext:value-type="float">
            <text:p>0,000203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609" calcext:value-type="float">
            <text:p>0,000259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4103" calcext:value-type="float">
            <text:p>0,000084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306" calcext:value-type="float">
            <text:p>0,000214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012" calcext:value-type="float">
            <text:p>0,000214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772" calcext:value-type="float">
            <text:p>0,000210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053" calcext:value-type="float">
            <text:p>0,000048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5237" calcext:value-type="float">
            <text:p>0,000215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1725" calcext:value-type="float">
            <text:p>0,000221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6613" calcext:value-type="float">
            <text:p>0,000196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085" calcext:value-type="float">
            <text:p>0,000049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424" calcext:value-type="float">
            <text:p>0,000260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107" calcext:value-type="float">
            <text:p>0,000197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2959" calcext:value-type="float">
            <text:p>0,000202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911" calcext:value-type="float">
            <text:p>0,000064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172" calcext:value-type="float">
            <text:p>0,000200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048" calcext:value-type="float">
            <text:p>0,000217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592" calcext:value-type="float">
            <text:p>0,000189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5046" calcext:value-type="float">
            <text:p>0,000055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287" calcext:value-type="float">
            <text:p>0,000214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3463" calcext:value-type="float">
            <text:p>0,000203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8209" calcext:value-type="float">
            <text:p>0,000198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721" calcext:value-type="float">
            <text:p>0,000052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6174" calcext:value-type="float">
            <text:p>0,000236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6294" calcext:value-type="float">
            <text:p>0,000206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632" calcext:value-type="float">
            <text:p>0,000201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996" calcext:value-type="float">
            <text:p>0,000062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019" calcext:value-type="float">
            <text:p>0,000306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5827" calcext:value-type="float">
            <text:p>0,000305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7" calcext:value-type="float">
            <text:p>0,0003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513" calcext:value-type="float">
            <text:p>0,000109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9112" calcext:value-type="float">
            <text:p>0,000689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78" calcext:value-type="float">
            <text:p>0,00030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1492" calcext:value-type="float">
            <text:p>0,000301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495" calcext:value-type="float">
            <text:p>0,000046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507" calcext:value-type="float">
            <text:p>0,000217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308" calcext:value-type="float">
            <text:p>0,000212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021" calcext:value-type="float">
            <text:p>0,000270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903" calcext:value-type="float">
            <text:p>0,000092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8085" calcext:value-type="float">
            <text:p>0,000228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3591" calcext:value-type="float">
            <text:p>0,000233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9734" calcext:value-type="float">
            <text:p>0,000289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765" calcext:value-type="float">
            <text:p>0,000048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21" calcext:value-type="float">
            <text:p>0,00024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818" calcext:value-type="float">
            <text:p>0,000255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984" calcext:value-type="float">
            <text:p>0,000216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306" calcext:value-type="float">
            <text:p>0,000092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123" calcext:value-type="float">
            <text:p>0,000381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5945" calcext:value-type="float">
            <text:p>0,000225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2757" calcext:value-type="float">
            <text:p>0,000262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319" calcext:value-type="float">
            <text:p>0,000048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0456" calcext:value-type="float">
            <text:p>0,000310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8311" calcext:value-type="float">
            <text:p>0,000968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148" calcext:value-type="float">
            <text:p>0,000223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443" calcext:value-type="float">
            <text:p>0,000045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477" calcext:value-type="float">
            <text:p>0,000208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443" calcext:value-type="float">
            <text:p>0,000207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2819" calcext:value-type="float">
            <text:p>0,000252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277" calcext:value-type="float">
            <text:p>0,000000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508" calcext:value-type="float">
            <text:p>0,000061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797" calcext:value-type="float">
            <text:p>0,000212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644" calcext:value-type="float">
            <text:p>0,000283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2359" calcext:value-type="float">
            <text:p>0,000382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42" calcext:value-type="float">
            <text:p>0,000043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062" calcext:value-type="float">
            <text:p>0,000188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399" calcext:value-type="float">
            <text:p>0,000181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6626" calcext:value-type="float">
            <text:p>0,000176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85" calcext:value-type="float">
            <text:p>0,0000438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91" calcext:value-type="float">
            <text:p>0,00019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941" calcext:value-type="float">
            <text:p>0,000173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076" calcext:value-type="float">
            <text:p>0,000165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93" calcext:value-type="float">
            <text:p>0,000043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055" calcext:value-type="float">
            <text:p>0,000187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0049" calcext:value-type="float">
            <text:p>0,000170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085" calcext:value-type="float">
            <text:p>0,000153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069" calcext:value-type="float">
            <text:p>0,000043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228" calcext:value-type="float">
            <text:p>0,000173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385" calcext:value-type="float">
            <text:p>0,000180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015" calcext:value-type="float">
            <text:p>0,000172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326" calcext:value-type="float">
            <text:p>0,000043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617" calcext:value-type="float">
            <text:p>0,000147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908" calcext:value-type="float">
            <text:p>0,000153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036" calcext:value-type="float">
            <text:p>0,000188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524" calcext:value-type="float">
            <text:p>0,000043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262" calcext:value-type="float">
            <text:p>0,000161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415" calcext:value-type="float">
            <text:p>0,000158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43" calcext:value-type="float">
            <text:p>0,00015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4" calcext:value-type="float">
            <text:p>0,00004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536" calcext:value-type="float">
            <text:p>0,000156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654" calcext:value-type="float">
            <text:p>0,000172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429" calcext:value-type="float">
            <text:p>0,000188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516" calcext:value-type="float">
            <text:p>0,000043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4719" calcext:value-type="float">
            <text:p>0,000244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235" calcext:value-type="float">
            <text:p>0,000223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465" calcext:value-type="float">
            <text:p>0,00019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33" calcext:value-type="float">
            <text:p>0,00004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962" calcext:value-type="float">
            <text:p>0,000178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292" calcext:value-type="float">
            <text:p>0,000169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2537" calcext:value-type="float">
            <text:p>0,000162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287" calcext:value-type="float">
            <text:p>0,000072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866" calcext:value-type="float">
            <text:p>0,000241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7363" calcext:value-type="float">
            <text:p>0,000367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4454" calcext:value-type="float">
            <text:p>0,000264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269" calcext:value-type="float">
            <text:p>0,000044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3427" calcext:value-type="float">
            <text:p>0,000243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556" calcext:value-type="float">
            <text:p>0,000227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338" calcext:value-type="float">
            <text:p>0,000253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732" calcext:value-type="float">
            <text:p>0,000042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588" calcext:value-type="float">
            <text:p>0,000218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814" calcext:value-type="float">
            <text:p>0,000212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652" calcext:value-type="float">
            <text:p>0,00022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792" calcext:value-type="float">
            <text:p>0,000043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783" calcext:value-type="float">
            <text:p>0,000189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347" calcext:value-type="float">
            <text:p>0,000169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395" calcext:value-type="float">
            <text:p>0,000168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12" calcext:value-type="float">
            <text:p>0,000043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073" calcext:value-type="float">
            <text:p>0,000180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069" calcext:value-type="float">
            <text:p>0,000154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517" calcext:value-type="float">
            <text:p>0,000159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87" calcext:value-type="float">
            <text:p>0,000043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716" calcext:value-type="float">
            <text:p>0,000174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434" calcext:value-type="float">
            <text:p>0,000186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489" calcext:value-type="float">
            <text:p>0,000173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914" calcext:value-type="float">
            <text:p>0,000042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05" calcext:value-type="float">
            <text:p>0,00015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269" calcext:value-type="float">
            <text:p>0,000145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277" calcext:value-type="float">
            <text:p>0,000163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65" calcext:value-type="float">
            <text:p>0,000043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527" calcext:value-type="float">
            <text:p>0,000150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44" calcext:value-type="float">
            <text:p>0,00014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866" calcext:value-type="float">
            <text:p>0,000148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056" calcext:value-type="float">
            <text:p>0,000043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3871" calcext:value-type="float">
            <text:p>0,000183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353" calcext:value-type="float">
            <text:p>0,000155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956" calcext:value-type="float">
            <text:p>0,000156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034" calcext:value-type="float">
            <text:p>0,000043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319" calcext:value-type="float">
            <text:p>0,000168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768" calcext:value-type="float">
            <text:p>0,000177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253" calcext:value-type="float">
            <text:p>0,000151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1" calcext:value-type="float">
            <text:p>0,00004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583" calcext:value-type="float">
            <text:p>0,000149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076" calcext:value-type="float">
            <text:p>0,000157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717" calcext:value-type="float">
            <text:p>0,000172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793" calcext:value-type="float">
            <text:p>0,000042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182" calcext:value-type="float">
            <text:p>0,000152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272" calcext:value-type="float">
            <text:p>0,000149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501" calcext:value-type="float">
            <text:p>0,000165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349" calcext:value-type="float">
            <text:p>0,000043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907" calcext:value-type="float">
            <text:p>0,000145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202" calcext:value-type="float">
            <text:p>0,000217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8461" calcext:value-type="float">
            <text:p>0,000668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262" calcext:value-type="float">
            <text:p>0,000060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1353" calcext:value-type="float">
            <text:p>0,000281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669" calcext:value-type="float">
            <text:p>0,000209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8951" calcext:value-type="float">
            <text:p>0,000198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654" calcext:value-type="float">
            <text:p>0,000044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5003" calcext:value-type="float">
            <text:p>0,000215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656" calcext:value-type="float">
            <text:p>0,000187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82" calcext:value-type="float">
            <text:p>0,00017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199" calcext:value-type="float">
            <text:p>0,000044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853" calcext:value-type="float">
            <text:p>0,000171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789" calcext:value-type="float">
            <text:p>0,000180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778" calcext:value-type="float">
            <text:p>0,000229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5889" calcext:value-type="float">
            <text:p>0,000055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0957" calcext:value-type="float">
            <text:p>0,000320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866" calcext:value-type="float">
            <text:p>0,000214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808" calcext:value-type="float">
            <text:p>0,000174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54" calcext:value-type="float">
            <text:p>0,000043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826" calcext:value-type="float">
            <text:p>0,000200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1545" calcext:value-type="float">
            <text:p>0,000221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256" calcext:value-type="float">
            <text:p>0,000193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21" calcext:value-type="float">
            <text:p>0,000043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4959" calcext:value-type="float">
            <text:p>0,000194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2174" calcext:value-type="float">
            <text:p>0,000192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318" calcext:value-type="float">
            <text:p>0,000147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081" calcext:value-type="float">
            <text:p>0,000043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2044" calcext:value-type="float">
            <text:p>0,00016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602" calcext:value-type="float">
            <text:p>0,000155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966" calcext:value-type="float">
            <text:p>0,000154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5376" calcext:value-type="float">
            <text:p>0,000075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5106" calcext:value-type="float">
            <text:p>0,000225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253" calcext:value-type="float">
            <text:p>0,000184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908" calcext:value-type="float">
            <text:p>0,00016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328" calcext:value-type="float">
            <text:p>0,000043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782" calcext:value-type="float">
            <text:p>0,000153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131" calcext:value-type="float">
            <text:p>0,000168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036" calcext:value-type="float">
            <text:p>0,000181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504" calcext:value-type="float">
            <text:p>0,000044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061" calcext:value-type="float">
            <text:p>0,000150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947" calcext:value-type="float">
            <text:p>0,000145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676" calcext:value-type="float">
            <text:p>0,000154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842" calcext:value-type="float">
            <text:p>0,000048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013" calcext:value-type="float">
            <text:p>0,000230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9841" calcext:value-type="float">
            <text:p>0,000299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093" calcext:value-type="float">
            <text:p>0,000467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0377" calcext:value-type="float">
            <text:p>0,000050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5033" calcext:value-type="float">
            <text:p>0,000215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695" calcext:value-type="float">
            <text:p>0,000208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155" calcext:value-type="float">
            <text:p>0,000200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94" calcext:value-type="float">
            <text:p>0,0000434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839" calcext:value-type="float">
            <text:p>0,000193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943" calcext:value-type="float">
            <text:p>0,000200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9869" calcext:value-type="float">
            <text:p>0,000199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55" calcext:value-type="float">
            <text:p>0,000043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4612" calcext:value-type="float">
            <text:p>0,000194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8912" calcext:value-type="float">
            <text:p>0,000318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1932" calcext:value-type="float">
            <text:p>0,000191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1531" calcext:value-type="float">
            <text:p>0,000051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769" calcext:value-type="float">
            <text:p>0,000218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636" calcext:value-type="float">
            <text:p>0,00020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196" calcext:value-type="float">
            <text:p>0,000218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663" calcext:value-type="float">
            <text:p>0,000043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065" calcext:value-type="float">
            <text:p>0,000175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32" calcext:value-type="float">
            <text:p>0,00016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92" calcext:value-type="float">
            <text:p>0,00016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204" calcext:value-type="float">
            <text:p>0,000043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736" calcext:value-type="float">
            <text:p>0,000181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638" calcext:value-type="float">
            <text:p>0,000149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545" calcext:value-type="float">
            <text:p>0,000150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0152" calcext:value-type="float">
            <text:p>0,000050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118" calcext:value-type="float">
            <text:p>0,000188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506" calcext:value-type="float">
            <text:p>0,000147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871" calcext:value-type="float">
            <text:p>0,000148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54" calcext:value-type="float">
            <text:p>0,000043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272" calcext:value-type="float">
            <text:p>0,000197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162" calcext:value-type="float">
            <text:p>0,000229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572" calcext:value-type="float">
            <text:p>0,000303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642" calcext:value-type="float">
            <text:p>0,000054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4898" calcext:value-type="float">
            <text:p>0,000474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128" calcext:value-type="float">
            <text:p>0,000218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4832" calcext:value-type="float">
            <text:p>0,000204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91" calcext:value-type="float">
            <text:p>0,000043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103" calcext:value-type="float">
            <text:p>0,000193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473" calcext:value-type="float">
            <text:p>0,000200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4685" calcext:value-type="float">
            <text:p>0,000264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65" calcext:value-type="float">
            <text:p>0,0000001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572" calcext:value-type="float">
            <text:p>0,000044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3111" calcext:value-type="float">
            <text:p>0,000213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1342" calcext:value-type="float">
            <text:p>0,000191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261" calcext:value-type="float">
            <text:p>0,000187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5" calcext:value-type="float">
            <text:p>0,0000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0738" calcext:value-type="float">
            <text:p>0,000220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969" calcext:value-type="float">
            <text:p>0,000201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673" calcext:value-type="float">
            <text:p>0,000186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803" calcext:value-type="float">
            <text:p>0,000043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819" calcext:value-type="float">
            <text:p>0,000155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502" calcext:value-type="float">
            <text:p>0,000155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303" calcext:value-type="float">
            <text:p>0,000155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808" calcext:value-type="float">
            <text:p>0,000044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018" calcext:value-type="float">
            <text:p>0,000168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949" calcext:value-type="float">
            <text:p>0,000197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566" calcext:value-type="float">
            <text:p>0,000175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939" calcext:value-type="float">
            <text:p>0,000052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3118" calcext:value-type="float">
            <text:p>0,000263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1469" calcext:value-type="float">
            <text:p>0,000231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5993" calcext:value-type="float">
            <text:p>0,000265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012" calcext:value-type="float">
            <text:p>0,000049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576" calcext:value-type="float">
            <text:p>0,000188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244" calcext:value-type="float">
            <text:p>0,000184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341" calcext:value-type="float">
            <text:p>0,000181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1" calcext:value-type="float">
            <text:p>0,00004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919" calcext:value-type="float">
            <text:p>0,000200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284" calcext:value-type="float">
            <text:p>0,000200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408" calcext:value-type="float">
            <text:p>0,000184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993" calcext:value-type="float">
            <text:p>0,000042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127" calcext:value-type="float">
            <text:p>0,000155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591" calcext:value-type="float">
            <text:p>0,000152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194" calcext:value-type="float">
            <text:p>0,000156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203" calcext:value-type="float">
            <text:p>0,0000432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548" calcext:value-type="float">
            <text:p>0,000154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568" calcext:value-type="float">
            <text:p>0,000148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965" calcext:value-type="float">
            <text:p>0,000154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003" calcext:value-type="float">
            <text:p>0,000045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5454" calcext:value-type="float">
            <text:p>0,000235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0297" calcext:value-type="float">
            <text:p>0,000450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3971" calcext:value-type="float">
            <text:p>0,000353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784" calcext:value-type="float">
            <text:p>0,000063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6153" calcext:value-type="float">
            <text:p>0,000226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187" calcext:value-type="float">
            <text:p>0,000208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619" calcext:value-type="float">
            <text:p>0,000207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199" calcext:value-type="float">
            <text:p>0,000043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875" calcext:value-type="float">
            <text:p>0,000188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2029" calcext:value-type="float">
            <text:p>0,000182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497" calcext:value-type="float">
            <text:p>0,000180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055" calcext:value-type="float">
            <text:p>0,000044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887" calcext:value-type="float">
            <text:p>0,00019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459" calcext:value-type="float">
            <text:p>0,000171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021" calcext:value-type="float">
            <text:p>0,000173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446" calcext:value-type="float">
            <text:p>0,000054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501" calcext:value-type="float">
            <text:p>0,000175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9454" calcext:value-type="float">
            <text:p>0,000199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279" calcext:value-type="float">
            <text:p>0,000222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44" calcext:value-type="float">
            <text:p>0,00004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3819" calcext:value-type="float">
            <text:p>0,000203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682" calcext:value-type="float">
            <text:p>0,000186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9655" calcext:value-type="float">
            <text:p>0,000199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151" calcext:value-type="float">
            <text:p>0,000044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092" calcext:value-type="float">
            <text:p>0,000167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421" calcext:value-type="float">
            <text:p>0,00019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4009" calcext:value-type="float">
            <text:p>0,000284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943" calcext:value-type="float">
            <text:p>0,000043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52" calcext:value-type="float">
            <text:p>0,00018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294" calcext:value-type="float">
            <text:p>0,000189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234" calcext:value-type="float">
            <text:p>0,000193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687" calcext:value-type="float">
            <text:p>0,000043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568" calcext:value-type="float">
            <text:p>0,000158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297" calcext:value-type="float">
            <text:p>0,000229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422" calcext:value-type="float">
            <text:p>0,000188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05" calcext:value-type="float">
            <text:p>0,00004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2997" calcext:value-type="float">
            <text:p>0,000192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007" calcext:value-type="float">
            <text:p>0,000173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051" calcext:value-type="float">
            <text:p>0,000175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218" calcext:value-type="float">
            <text:p>0,000043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0407" calcext:value-type="float">
            <text:p>0,000170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914" calcext:value-type="float">
            <text:p>0,000153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104" calcext:value-type="float">
            <text:p>0,000160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24" calcext:value-type="float">
            <text:p>0,000043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566" calcext:value-type="float">
            <text:p>0,000201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421" calcext:value-type="float">
            <text:p>0,000177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0084" calcext:value-type="float">
            <text:p>0,000190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214" calcext:value-type="float">
            <text:p>0,000044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3309" calcext:value-type="float">
            <text:p>0,000473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3921" calcext:value-type="float">
            <text:p>0,000323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391" calcext:value-type="float">
            <text:p>0,000278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995" calcext:value-type="float">
            <text:p>0,000043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026" calcext:value-type="float">
            <text:p>0,000214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417" calcext:value-type="float">
            <text:p>0,000197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1555" calcext:value-type="float">
            <text:p>0,000191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705" calcext:value-type="float">
            <text:p>0,000043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206" calcext:value-type="float">
            <text:p>0,000186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8" calcext:value-type="float">
            <text:p>0,0001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526" calcext:value-type="float">
            <text:p>0,000180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971" calcext:value-type="float">
            <text:p>0,000043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854" calcext:value-type="float">
            <text:p>0,000195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441" calcext:value-type="float">
            <text:p>0,000186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3539" calcext:value-type="float">
            <text:p>0,000183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417" calcext:value-type="float">
            <text:p>0,0000434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4067" calcext:value-type="float">
            <text:p>0,000464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4786" calcext:value-type="float">
            <text:p>0,000494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4542" calcext:value-type="float">
            <text:p>0,000434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04" calcext:value-type="float">
            <text:p>0,000090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3269" calcext:value-type="float">
            <text:p>0,000503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4436" calcext:value-type="float">
            <text:p>0,000384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3289" calcext:value-type="float">
            <text:p>0,000383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819" calcext:value-type="float">
            <text:p>0,000092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2823" calcext:value-type="float">
            <text:p>0,000562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609" calcext:value-type="float">
            <text:p>0,00110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2789" calcext:value-type="float">
            <text:p>0,000862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992" calcext:value-type="float">
            <text:p>0,000107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1317" calcext:value-type="float">
            <text:p>0,000521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989" calcext:value-type="float">
            <text:p>0,000459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91" calcext:value-type="float">
            <text:p>0,00043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127" calcext:value-type="float">
            <text:p>0,000091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847" calcext:value-type="float">
            <text:p>0,000450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143" calcext:value-type="float">
            <text:p>0,000466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3086" calcext:value-type="float">
            <text:p>0,000733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62" calcext:value-type="float">
            <text:p>0,000090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538" calcext:value-type="float">
            <text:p>0,000455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4528" calcext:value-type="float">
            <text:p>0,000424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335" calcext:value-type="float">
            <text:p>0,000450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068" calcext:value-type="float">
            <text:p>0,000092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8864" calcext:value-type="float">
            <text:p>0,000448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2139" calcext:value-type="float">
            <text:p>0,000462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0156" calcext:value-type="float">
            <text:p>0,000370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15" calcext:value-type="float">
            <text:p>0,000091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3582" calcext:value-type="float">
            <text:p>0,000393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5766" calcext:value-type="float">
            <text:p>0,00037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817" calcext:value-type="float">
            <text:p>0,000459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49" calcext:value-type="float">
            <text:p>0,00009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8945" calcext:value-type="float">
            <text:p>0,000448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094" calcext:value-type="float">
            <text:p>0,000455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704" calcext:value-type="float">
            <text:p>0,00045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475" calcext:value-type="float">
            <text:p>0,000091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986" calcext:value-type="float">
            <text:p>0,000430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6187" calcext:value-type="float">
            <text:p>0,000376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9592" calcext:value-type="float">
            <text:p>0,000399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262" calcext:value-type="float">
            <text:p>0,000000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479" calcext:value-type="float">
            <text:p>0,000090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4982" calcext:value-type="float">
            <text:p>0,000384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5924" calcext:value-type="float">
            <text:p>0,000425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3876" calcext:value-type="float">
            <text:p>0,000423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3564" calcext:value-type="float">
            <text:p>0,000113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1935" calcext:value-type="float">
            <text:p>0,000451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4143" calcext:value-type="float">
            <text:p>0,000394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897" calcext:value-type="float">
            <text:p>0,000427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442" calcext:value-type="float">
            <text:p>0,000224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8629" calcext:value-type="float">
            <text:p>0,000728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5752" calcext:value-type="float">
            <text:p>0,000825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5252" calcext:value-type="float">
            <text:p>0,000475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0778" calcext:value-type="float">
            <text:p>0,000110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8599" calcext:value-type="float">
            <text:p>0,000738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1224" calcext:value-type="float">
            <text:p>0,000451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242" calcext:value-type="float">
            <text:p>0,00048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323" calcext:value-type="float">
            <text:p>0,000000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09" calcext:value-type="float">
            <text:p>0,000090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3519" calcext:value-type="float">
            <text:p>0,000473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7289" calcext:value-type="float">
            <text:p>0,000447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174" calcext:value-type="float">
            <text:p>0,000427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207" calcext:value-type="float">
            <text:p>0,000092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4612" calcext:value-type="float">
            <text:p>0,000474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2589" calcext:value-type="float">
            <text:p>0,000512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0189" calcext:value-type="float">
            <text:p>0,000380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546" calcext:value-type="float">
            <text:p>0,000091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2378" calcext:value-type="float">
            <text:p>0,000392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4323" calcext:value-type="float">
            <text:p>0,000374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0696" calcext:value-type="float">
            <text:p>0,000380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386" calcext:value-type="float">
            <text:p>0,00009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9165" calcext:value-type="float">
            <text:p>0,000389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0456" calcext:value-type="float">
            <text:p>0,000380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665" calcext:value-type="float">
            <text:p>0,00041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863" calcext:value-type="float">
            <text:p>0,000090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4658" calcext:value-type="float">
            <text:p>0,000394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6861" calcext:value-type="float">
            <text:p>0,000406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0447" calcext:value-type="float">
            <text:p>0,000410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361" calcext:value-type="float">
            <text:p>0,000099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192" calcext:value-type="float">
            <text:p>0,000450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5731" calcext:value-type="float">
            <text:p>0,000405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567" calcext:value-type="float">
            <text:p>0,00039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5065" calcext:value-type="float">
            <text:p>0,000095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6124" calcext:value-type="float">
            <text:p>0,000426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3731" calcext:value-type="float">
            <text:p>0,000423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4448" calcext:value-type="float">
            <text:p>0,00057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337" calcext:value-type="float">
            <text:p>0,000115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8994" calcext:value-type="float">
            <text:p>0,000498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4949" calcext:value-type="float">
            <text:p>0,000514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0865" calcext:value-type="float">
            <text:p>0,000470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056" calcext:value-type="float">
            <text:p>0,000131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9994" calcext:value-type="float">
            <text:p>0,000809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3877" calcext:value-type="float">
            <text:p>0,000523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2958" calcext:value-type="float">
            <text:p>0,000502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231" calcext:value-type="float">
            <text:p>0,000118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1029" calcext:value-type="float">
            <text:p>0,000551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5908" calcext:value-type="float">
            <text:p>0,000565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2608" calcext:value-type="float">
            <text:p>0,000762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388" calcext:value-type="float">
            <text:p>0,000000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346" calcext:value-type="float">
            <text:p>0,000116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3779" calcext:value-type="float">
            <text:p>0,000553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1886" calcext:value-type="float">
            <text:p>0,000491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8523" calcext:value-type="float">
            <text:p>0,000448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673" calcext:value-type="float">
            <text:p>0,000090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3763" calcext:value-type="float">
            <text:p>0,000443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2333" calcext:value-type="float">
            <text:p>0,000492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9291" calcext:value-type="float">
            <text:p>0,000489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884" calcext:value-type="float">
            <text:p>0,000101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2687" calcext:value-type="float">
            <text:p>0,000452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4554" calcext:value-type="float">
            <text:p>0,000634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5471" calcext:value-type="float">
            <text:p>0,000535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491" calcext:value-type="float">
            <text:p>0,000192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8163" calcext:value-type="float">
            <text:p>0,000648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9074" calcext:value-type="float">
            <text:p>0,000519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1907" calcext:value-type="float">
            <text:p>0,000491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095" calcext:value-type="float">
            <text:p>0,000101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574" calcext:value-type="float">
            <text:p>0,000501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9114" calcext:value-type="float">
            <text:p>0,000489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2386" calcext:value-type="float">
            <text:p>0,000542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703" calcext:value-type="float">
            <text:p>0,000258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5585" calcext:value-type="float">
            <text:p>0,000905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1473" calcext:value-type="float">
            <text:p>0,000571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9177" calcext:value-type="float">
            <text:p>0,000529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3009" calcext:value-type="float">
            <text:p>0,000113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231" calcext:value-type="float">
            <text:p>0,000477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515" calcext:value-type="float">
            <text:p>0,000427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404" calcext:value-type="float">
            <text:p>0,000432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24" calcext:value-type="float">
            <text:p>0,00013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98" calcext:value-type="float">
            <text:p>0,0005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583" calcext:value-type="float">
            <text:p>0,000702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0461" calcext:value-type="float">
            <text:p>0,000820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243" calcext:value-type="float">
            <text:p>0,000099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7424" calcext:value-type="float">
            <text:p>0,000487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758" calcext:value-type="float">
            <text:p>0,00046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751" calcext:value-type="float">
            <text:p>0,000432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695" calcext:value-type="float">
            <text:p>0,000091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301" calcext:value-type="float">
            <text:p>0,000430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0332" calcext:value-type="float">
            <text:p>0,00040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323" calcext:value-type="float">
            <text:p>0,00109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4709" calcext:value-type="float">
            <text:p>0,000324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8259" calcext:value-type="float">
            <text:p>0,000758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5356" calcext:value-type="float">
            <text:p>0,000475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9345" calcext:value-type="float">
            <text:p>0,000509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973" calcext:value-type="float">
            <text:p>0,000090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3692" calcext:value-type="float">
            <text:p>0,00045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1908" calcext:value-type="float">
            <text:p>0,000451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6971" calcext:value-type="float">
            <text:p>0,000456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113" calcext:value-type="float">
            <text:p>0,000109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7139" calcext:value-type="float">
            <text:p>0,000767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598" calcext:value-type="float">
            <text:p>0,000632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336" calcext:value-type="float">
            <text:p>0,00132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598" calcext:value-type="float">
            <text:p>0,000090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1555" calcext:value-type="float">
            <text:p>0,000481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295" calcext:value-type="float">
            <text:p>0,000477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3886" calcext:value-type="float">
            <text:p>0,000443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376" calcext:value-type="float">
            <text:p>0,000107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3182" calcext:value-type="float">
            <text:p>0,000463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3555" calcext:value-type="float">
            <text:p>0,000423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1497" calcext:value-type="float">
            <text:p>0,000761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636" calcext:value-type="float">
            <text:p>0,000137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572" calcext:value-type="float">
            <text:p>0,00129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9717" calcext:value-type="float">
            <text:p>0,000509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1402" calcext:value-type="float">
            <text:p>0,000471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404" calcext:value-type="float">
            <text:p>0,00009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043" calcext:value-type="float">
            <text:p>0,000450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1655" calcext:value-type="float">
            <text:p>0,000421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1559" calcext:value-type="float">
            <text:p>0,000411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977" calcext:value-type="float">
            <text:p>0,000099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027" calcext:value-type="float">
            <text:p>0,00121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1447" calcext:value-type="float">
            <text:p>0,000581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0058" calcext:value-type="float">
            <text:p>0,000920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221" calcext:value-type="float">
            <text:p>0,000091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0089" calcext:value-type="float">
            <text:p>0,00054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969" calcext:value-type="float">
            <text:p>0,000501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3547" calcext:value-type="float">
            <text:p>0,000433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8" calcext:value-type="float">
            <text:p>0,00009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6657" calcext:value-type="float">
            <text:p>0,000426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868" calcext:value-type="float">
            <text:p>0,000430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38" calcext:value-type="float">
            <text:p>0,00120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2793" calcext:value-type="float">
            <text:p>0,000152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209" calcext:value-type="float">
            <text:p>0,00138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8552" calcext:value-type="float">
            <text:p>0,000518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0348" calcext:value-type="float">
            <text:p>0,000510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8188" calcext:value-type="float">
            <text:p>0,000108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205" calcext:value-type="float">
            <text:p>0,00047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109" calcext:value-type="float">
            <text:p>0,000444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4435" calcext:value-type="float">
            <text:p>0,000424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217" calcext:value-type="float">
            <text:p>0,000092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4808" calcext:value-type="float">
            <text:p>0,000684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7816" calcext:value-type="float">
            <text:p>0,000677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753" calcext:value-type="float">
            <text:p>0,00123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378" calcext:value-type="float">
            <text:p>0,000091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0399" calcext:value-type="float">
            <text:p>0,000490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095" calcext:value-type="float">
            <text:p>0,00051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056" calcext:value-type="float">
            <text:p>0,000427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6405" calcext:value-type="float">
            <text:p>0,000096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2879" calcext:value-type="float">
            <text:p>0,000462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4639" calcext:value-type="float">
            <text:p>0,000414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1614" calcext:value-type="float">
            <text:p>0,000531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5232" calcext:value-type="float">
            <text:p>0,000155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366" calcext:value-type="float">
            <text:p>0,00137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3845" calcext:value-type="float">
            <text:p>0,000493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7502" calcext:value-type="float">
            <text:p>0,000537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9826" calcext:value-type="float">
            <text:p>0,000089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7415" calcext:value-type="float">
            <text:p>0,000467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3227" calcext:value-type="float">
            <text:p>0,000443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5621" calcext:value-type="float">
            <text:p>0,000425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2039" calcext:value-type="float">
            <text:p>0,000102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9874" calcext:value-type="float">
            <text:p>0,000539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088" calcext:value-type="float">
            <text:p>0,00118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4073" calcext:value-type="float">
            <text:p>0,000654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313" calcext:value-type="float">
            <text:p>0,0001903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0944" calcext:value-type="float">
            <text:p>0,00049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158" calcext:value-type="float">
            <text:p>0,000466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4737" calcext:value-type="float">
            <text:p>0,000494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47" calcext:value-type="float">
            <text:p>0,000092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7854" calcext:value-type="float">
            <text:p>0,000437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3666" calcext:value-type="float">
            <text:p>0,000453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0673" calcext:value-type="float">
            <text:p>0,000420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4836" calcext:value-type="float">
            <text:p>0,000284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7481" calcext:value-type="float">
            <text:p>0,000587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72" calcext:value-type="float">
            <text:p>0,00129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0312" calcext:value-type="float">
            <text:p>0,000490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831" calcext:value-type="float">
            <text:p>0,000090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033" calcext:value-type="float">
            <text:p>0,000455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004" calcext:value-type="float">
            <text:p>0,000430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71" calcext:value-type="float">
            <text:p>0,00044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638" calcext:value-type="float">
            <text:p>0,000091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2549" calcext:value-type="float">
            <text:p>0,000422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2285" calcext:value-type="float">
            <text:p>0,000482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821" calcext:value-type="float">
            <text:p>0,00074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3504" calcext:value-type="float">
            <text:p>0,000143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8412" calcext:value-type="float">
            <text:p>0,00098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3341" calcext:value-type="float">
            <text:p>0,000543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9231" calcext:value-type="float">
            <text:p>0,000479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451" calcext:value-type="float">
            <text:p>0,000107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5356" calcext:value-type="float">
            <text:p>0,000475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587" calcext:value-type="float">
            <text:p>0,000444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5165" calcext:value-type="float">
            <text:p>0,000415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3185" calcext:value-type="float">
            <text:p>0,000113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959" calcext:value-type="float">
            <text:p>0,00132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9955" calcext:value-type="float">
            <text:p>0,000859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3399" calcext:value-type="float">
            <text:p>0,000993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33" calcext:value-type="float">
            <text:p>0,000091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1825" calcext:value-type="float">
            <text:p>0,000511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675" calcext:value-type="float">
            <text:p>0,000466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3839" calcext:value-type="float">
            <text:p>0,000433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06" calcext:value-type="float">
            <text:p>0,000090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8374" calcext:value-type="float">
            <text:p>0,000438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6934" calcext:value-type="float">
            <text:p>0,000416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203" calcext:value-type="float">
            <text:p>0,00135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6518" calcext:value-type="float">
            <text:p>0,000096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136" calcext:value-type="float">
            <text:p>0,00115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1346" calcext:value-type="float">
            <text:p>0,000541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4525" calcext:value-type="float">
            <text:p>0,000514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647" calcext:value-type="float">
            <text:p>0,000092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4105" calcext:value-type="float">
            <text:p>0,000474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3601" calcext:value-type="float">
            <text:p>0,000483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6178" calcext:value-type="float">
            <text:p>0,000516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3225" calcext:value-type="float">
            <text:p>0,000173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7182" calcext:value-type="float">
            <text:p>0,000697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513" calcext:value-type="float">
            <text:p>0,00135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355" calcext:value-type="float">
            <text:p>0,00053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3516" calcext:value-type="float">
            <text:p>0,000093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9808" calcext:value-type="float">
            <text:p>0,000499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398" calcext:value-type="float">
            <text:p>0,000484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4287" calcext:value-type="float">
            <text:p>0,000434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09" calcext:value-type="float">
            <text:p>0,000092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7844" calcext:value-type="float">
            <text:p>0,000467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367" calcext:value-type="float">
            <text:p>0,000632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9976" calcext:value-type="float">
            <text:p>0,000699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9616" calcext:value-type="float">
            <text:p>0,000159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5481" calcext:value-type="float">
            <text:p>0,000525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9262" calcext:value-type="float">
            <text:p>0,000479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9503" calcext:value-type="float">
            <text:p>0,000479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65" calcext:value-type="float">
            <text:p>0,00009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3282" calcext:value-type="float">
            <text:p>0,000433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0664" calcext:value-type="float">
            <text:p>0,000440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6845" calcext:value-type="float">
            <text:p>0,000556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1097" calcext:value-type="float">
            <text:p>0,000111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587" calcext:value-type="float">
            <text:p>0,00120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7396" calcext:value-type="float">
            <text:p>0,000737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143" calcext:value-type="float">
            <text:p>0,00105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05" calcext:value-type="float">
            <text:p>0,000091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0718" calcext:value-type="float">
            <text:p>0,000480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1134" calcext:value-type="float">
            <text:p>0,000471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1313" calcext:value-type="float">
            <text:p>0,000441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4593" calcext:value-type="float">
            <text:p>0,000094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305" calcext:value-type="float">
            <text:p>0,000427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6495" calcext:value-type="float">
            <text:p>0,000446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011" calcext:value-type="float">
            <text:p>0,00105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841" calcext:value-type="float">
            <text:p>0,000263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0956" calcext:value-type="float">
            <text:p>0,000690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1375" calcext:value-type="float">
            <text:p>0,000641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7392" calcext:value-type="float">
            <text:p>0,000627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3617" calcext:value-type="float">
            <text:p>0,000093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1851" calcext:value-type="float">
            <text:p>0,000931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8724" calcext:value-type="float">
            <text:p>0,000598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7754" calcext:value-type="float">
            <text:p>0,00094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6435" calcext:value-type="float">
            <text:p>0,000096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7965" calcext:value-type="float">
            <text:p>0,000537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683" calcext:value-type="float">
            <text:p>0,000459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698" calcext:value-type="float">
            <text:p>0,000430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98" calcext:value-type="float">
            <text:p>0,000092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05" calcext:value-type="float">
            <text:p>0,0004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0251" calcext:value-type="float">
            <text:p>0,000410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5404" calcext:value-type="float">
            <text:p>0,000405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683" calcext:value-type="float">
            <text:p>0,000217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4697" calcext:value-type="float">
            <text:p>0,000634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774" calcext:value-type="float">
            <text:p>0,00113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894" calcext:value-type="float">
            <text:p>0,000484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17" calcext:value-type="float">
            <text:p>0,000092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8868" calcext:value-type="float">
            <text:p>0,000458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8475" calcext:value-type="float">
            <text:p>0,000428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8603" calcext:value-type="float">
            <text:p>0,000418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04" calcext:value-type="float">
            <text:p>0,000090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9617" calcext:value-type="float">
            <text:p>0,000419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5953" calcext:value-type="float">
            <text:p>0,000555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5182" calcext:value-type="float">
            <text:p>0,000605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317" calcext:value-type="float">
            <text:p>0,000242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175" calcext:value-type="float">
            <text:p>0,00101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6543" calcext:value-type="float">
            <text:p>0,000486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2305" calcext:value-type="float">
            <text:p>0,000492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858" calcext:value-type="float">
            <text:p>0,000090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454" calcext:value-type="float">
            <text:p>0,000450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765" calcext:value-type="float">
            <text:p>0,000431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5862" calcext:value-type="float">
            <text:p>0,000465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011" calcext:value-type="float">
            <text:p>0,000092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4811" calcext:value-type="float">
            <text:p>0,000694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8485" calcext:value-type="float">
            <text:p>0,000578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008" calcext:value-type="float">
            <text:p>0,00115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07" calcext:value-type="float">
            <text:p>0,000000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01" calcext:value-type="float">
            <text:p>0,00010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6131" calcext:value-type="float">
            <text:p>0,00053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8151" calcext:value-type="float">
            <text:p>0,000538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5872" calcext:value-type="float">
            <text:p>0,000515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2768" calcext:value-type="float">
            <text:p>0,000112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5565" calcext:value-type="float">
            <text:p>0,000515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6086" calcext:value-type="float">
            <text:p>0,000446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367" calcext:value-type="float">
            <text:p>0,00108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9812" calcext:value-type="float">
            <text:p>0,000179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0959" calcext:value-type="float">
            <text:p>0,000780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4358" calcext:value-type="float">
            <text:p>0,000474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6014" calcext:value-type="float">
            <text:p>0,000476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91" calcext:value-type="float">
            <text:p>0,000091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9139" calcext:value-type="float">
            <text:p>0,000439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1729" calcext:value-type="float">
            <text:p>0,000421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5812" calcext:value-type="float">
            <text:p>0,000425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769" calcext:value-type="float">
            <text:p>0,000090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7478" calcext:value-type="float">
            <text:p>0,000507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3129" calcext:value-type="float">
            <text:p>0,00103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3102" calcext:value-type="float">
            <text:p>0,000693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931" calcext:value-type="float">
            <text:p>0,000092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3436" calcext:value-type="float">
            <text:p>0,000503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0534" calcext:value-type="float">
            <text:p>0,000480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328" calcext:value-type="float">
            <text:p>0,000444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59" calcext:value-type="float">
            <text:p>0,000090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2582" calcext:value-type="float">
            <text:p>0,000442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2179" calcext:value-type="float">
            <text:p>0,000412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1915" calcext:value-type="float">
            <text:p>0,000381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6092" calcext:value-type="float">
            <text:p>0,000106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3609" calcext:value-type="float">
            <text:p>0,000583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9544" calcext:value-type="float">
            <text:p>0,000859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5933" calcext:value-type="float">
            <text:p>0,000615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42" calcext:value-type="float">
            <text:p>0,00009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3373" calcext:value-type="float">
            <text:p>0,000473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437" calcext:value-type="float">
            <text:p>0,000432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68" calcext:value-type="float">
            <text:p>0,00043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793" calcext:value-type="float">
            <text:p>0,000091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3128" calcext:value-type="float">
            <text:p>0,000423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8959" calcext:value-type="float">
            <text:p>0,000418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958" calcext:value-type="float">
            <text:p>0,00109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861" calcext:value-type="float">
            <text:p>0,000148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527" calcext:value-type="float">
            <text:p>0,0010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1344" calcext:value-type="float">
            <text:p>0,000491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196" calcext:value-type="float">
            <text:p>0,000466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601" calcext:value-type="float">
            <text:p>0,000090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7498" calcext:value-type="float">
            <text:p>0,000447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1793" calcext:value-type="float">
            <text:p>0,000411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2305" calcext:value-type="float">
            <text:p>0,000412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72" calcext:value-type="float">
            <text:p>0,0000903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7616" calcext:value-type="float">
            <text:p>0,000457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372" calcext:value-type="float">
            <text:p>0,00116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7535" calcext:value-type="float">
            <text:p>0,000707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283" calcext:value-type="float">
            <text:p>0,000228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0441" calcext:value-type="float">
            <text:p>0,000520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6854" calcext:value-type="float">
            <text:p>0,000476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7495" calcext:value-type="float">
            <text:p>0,000457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361" calcext:value-type="float">
            <text:p>0,000091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1074" calcext:value-type="float">
            <text:p>0,000441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1667" calcext:value-type="float">
            <text:p>0,000421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6738" calcext:value-type="float">
            <text:p>0,000386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017" calcext:value-type="float">
            <text:p>0,000195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4078" calcext:value-type="float">
            <text:p>0,000664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514" calcext:value-type="float">
            <text:p>0,00139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8366" calcext:value-type="float">
            <text:p>0,000488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862" calcext:value-type="float">
            <text:p>0,000091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8424" calcext:value-type="float">
            <text:p>0,000468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911" calcext:value-type="float">
            <text:p>0,000432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5005" calcext:value-type="float">
            <text:p>0,000425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486" calcext:value-type="float">
            <text:p>0,000092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0109" calcext:value-type="float">
            <text:p>0,000420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8999" calcext:value-type="float">
            <text:p>0,000428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1931" calcext:value-type="float">
            <text:p>0,00091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31" calcext:value-type="float">
            <text:p>0,000000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6104" calcext:value-type="float">
            <text:p>0,000136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214" calcext:value-type="float">
            <text:p>0,00110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24" calcext:value-type="float">
            <text:p>0,00067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5309" calcext:value-type="float">
            <text:p>0,000645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35" calcext:value-type="float">
            <text:p>0,000114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4647" calcext:value-type="float">
            <text:p>0,000644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5392" calcext:value-type="float">
            <text:p>0,000615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2834" calcext:value-type="float">
            <text:p>0,000612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4068" calcext:value-type="float">
            <text:p>0,000204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4809" calcext:value-type="float">
            <text:p>0,000924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602" calcext:value-type="float">
            <text:p>0,00154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3623" calcext:value-type="float">
            <text:p>0,000673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64" calcext:value-type="float">
            <text:p>0,00011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4245" calcext:value-type="float">
            <text:p>0,000644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3642" calcext:value-type="float">
            <text:p>0,000573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7003" calcext:value-type="float">
            <text:p>0,000587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01" calcext:value-type="float">
            <text:p>0,00011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5884" calcext:value-type="float">
            <text:p>0,000715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455" calcext:value-type="float">
            <text:p>0,0015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805" calcext:value-type="float">
            <text:p>0,00100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8365" calcext:value-type="float">
            <text:p>0,000188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0527" calcext:value-type="float">
            <text:p>0,000690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8426" calcext:value-type="float">
            <text:p>0,000648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6639" calcext:value-type="float">
            <text:p>0,000606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202" calcext:value-type="float">
            <text:p>0,000118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4126" calcext:value-type="float">
            <text:p>0,000614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5092" calcext:value-type="float">
            <text:p>0,000545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4993" calcext:value-type="float">
            <text:p>0,000744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9094" calcext:value-type="float">
            <text:p>0,000139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67" calcext:value-type="float">
            <text:p>0,0019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9929" calcext:value-type="float">
            <text:p>0,000659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8613" calcext:value-type="float">
            <text:p>0,000668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1951" calcext:value-type="float">
            <text:p>0,000121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638" calcext:value-type="float">
            <text:p>0,00065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5587" calcext:value-type="float">
            <text:p>0,000585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8998" calcext:value-type="float">
            <text:p>0,000568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22" calcext:value-type="float">
            <text:p>0,00014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735" calcext:value-type="float">
            <text:p>0,00164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185" calcext:value-type="float">
            <text:p>0,00216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9204" calcext:value-type="float">
            <text:p>0,000659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371" calcext:value-type="float">
            <text:p>0,000115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5662" calcext:value-type="float">
            <text:p>0,000655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7916" calcext:value-type="float">
            <text:p>0,000597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0366" calcext:value-type="float">
            <text:p>0,000590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061" calcext:value-type="float">
            <text:p>0,000115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829" calcext:value-type="float">
            <text:p>0,000576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9479" calcext:value-type="float">
            <text:p>0,000799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468" calcext:value-type="float">
            <text:p>0,00070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7683" calcext:value-type="float">
            <text:p>0,000217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1719" calcext:value-type="float">
            <text:p>0,000701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5581" calcext:value-type="float">
            <text:p>0,000645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7464" calcext:value-type="float">
            <text:p>0,000627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353" calcext:value-type="float">
            <text:p>0,000115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4372" calcext:value-type="float">
            <text:p>0,000614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8897" calcext:value-type="float">
            <text:p>0,000578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8821" calcext:value-type="float">
            <text:p>0,000718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5154" calcext:value-type="float">
            <text:p>0,000125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312" calcext:value-type="float">
            <text:p>0,00169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8969" calcext:value-type="float">
            <text:p>0,000658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1462" calcext:value-type="float">
            <text:p>0,000641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08" calcext:value-type="float">
            <text:p>0,000000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43" calcext:value-type="float">
            <text:p>0,00011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8" calcext:value-type="float">
            <text:p>0,0005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6685" calcext:value-type="float">
            <text:p>0,00058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5548" calcext:value-type="float">
            <text:p>0,000585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887" calcext:value-type="float">
            <text:p>0,000114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385" calcext:value-type="float">
            <text:p>0,00151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9431" calcext:value-type="float">
            <text:p>0,000929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975" calcext:value-type="float">
            <text:p>0,00128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274" calcext:value-type="float">
            <text:p>0,000115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4947" calcext:value-type="float">
            <text:p>0,000654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6707" calcext:value-type="float">
            <text:p>0,000606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422" calcext:value-type="float">
            <text:p>0,000596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17" calcext:value-type="float">
            <text:p>0,0000001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427" calcext:value-type="float">
            <text:p>0,000114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5133" calcext:value-type="float">
            <text:p>0,000605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8098" calcext:value-type="float">
            <text:p>0,000638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5071" calcext:value-type="float">
            <text:p>0,00125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62" calcext:value-type="float">
            <text:p>0,00011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91" calcext:value-type="float">
            <text:p>0,00067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9536" calcext:value-type="float">
            <text:p>0,000669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0913" calcext:value-type="float">
            <text:p>0,000610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009" calcext:value-type="float">
            <text:p>0,000115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1259" calcext:value-type="float">
            <text:p>0,000601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4005" calcext:value-type="float">
            <text:p>0,000584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223" calcext:value-type="float">
            <text:p>0,000546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9843" calcext:value-type="float">
            <text:p>0,000289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9398" calcext:value-type="float">
            <text:p>0,000859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2561" calcext:value-type="float">
            <text:p>0,00122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8672" calcext:value-type="float">
            <text:p>0,000658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811" calcext:value-type="float">
            <text:p>0,000114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1299" calcext:value-type="float">
            <text:p>0,000631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9733" calcext:value-type="float">
            <text:p>0,000609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5112" calcext:value-type="float">
            <text:p>0,000575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82" calcext:value-type="float">
            <text:p>0,000000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37" calcext:value-type="float">
            <text:p>0,000115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7903" calcext:value-type="float">
            <text:p>0,000627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11" calcext:value-type="float">
            <text:p>0,0016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441" calcext:value-type="float">
            <text:p>0,0010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5984" calcext:value-type="float">
            <text:p>0,000245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986" calcext:value-type="float">
            <text:p>0,000679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6246" calcext:value-type="float">
            <text:p>0,000616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5969" calcext:value-type="float">
            <text:p>0,000605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04" calcext:value-type="float">
            <text:p>0,000114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8886" calcext:value-type="float">
            <text:p>0,000598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182" calcext:value-type="float">
            <text:p>0,000565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629" calcext:value-type="float">
            <text:p>0,00131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277" calcext:value-type="float">
            <text:p>0,000282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699" calcext:value-type="float">
            <text:p>0,00138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594" calcext:value-type="float">
            <text:p>0,00066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6945" calcext:value-type="float">
            <text:p>0,000636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71" calcext:value-type="float">
            <text:p>0,000000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264" calcext:value-type="float">
            <text:p>0,000115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4372" calcext:value-type="float">
            <text:p>0,000614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5268" calcext:value-type="float">
            <text:p>0,000585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587" calcext:value-type="float">
            <text:p>0,00057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271" calcext:value-type="float">
            <text:p>0,000116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495" calcext:value-type="float">
            <text:p>0,00123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039" calcext:value-type="float">
            <text:p>0,00137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8141" calcext:value-type="float">
            <text:p>0,000738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52" calcext:value-type="float">
            <text:p>0,000114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5413" calcext:value-type="float">
            <text:p>0,000635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353" calcext:value-type="float">
            <text:p>0,000577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2469" calcext:value-type="float">
            <text:p>0,000582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46" calcext:value-type="float">
            <text:p>0,00011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0471" calcext:value-type="float">
            <text:p>0,000600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5937" calcext:value-type="float">
            <text:p>0,000725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359" calcext:value-type="float">
            <text:p>0,00154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401" calcext:value-type="float">
            <text:p>0,000348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2093" calcext:value-type="float">
            <text:p>0,000682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7711" calcext:value-type="float">
            <text:p>0,000667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2673" calcext:value-type="float">
            <text:p>0,000632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745" calcext:value-type="float">
            <text:p>0,000117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7104" calcext:value-type="float">
            <text:p>0,000587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5815" calcext:value-type="float">
            <text:p>0,000585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616" calcext:value-type="float">
            <text:p>0,000546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483" calcext:value-type="float">
            <text:p>0,000339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29" calcext:value-type="float">
            <text:p>0,0010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4962" calcext:value-type="float">
            <text:p>0,00124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3438" calcext:value-type="float">
            <text:p>0,000653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027" calcext:value-type="float">
            <text:p>0,000113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8878" calcext:value-type="float">
            <text:p>0,000618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3663" calcext:value-type="float">
            <text:p>0,000573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4882" calcext:value-type="float">
            <text:p>0,000574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72" calcext:value-type="float">
            <text:p>0,000114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5141" calcext:value-type="float">
            <text:p>0,000675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561" calcext:value-type="float">
            <text:p>0,00133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03" calcext:value-type="float">
            <text:p>0,0010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529" calcext:value-type="float">
            <text:p>0,0000005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071" calcext:value-type="float">
            <text:p>0,000115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8373" calcext:value-type="float">
            <text:p>0,000658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5015" calcext:value-type="float">
            <text:p>0,000635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6464" calcext:value-type="float">
            <text:p>0,000706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387" calcext:value-type="float">
            <text:p>0,000113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7696" calcext:value-type="float">
            <text:p>0,000657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9767" calcext:value-type="float">
            <text:p>0,000639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642" calcext:value-type="float">
            <text:p>0,00140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612" calcext:value-type="float">
            <text:p>0,000148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9735" calcext:value-type="float">
            <text:p>0,00119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6015" calcext:value-type="float">
            <text:p>0,000666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2176" calcext:value-type="float">
            <text:p>0,000642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935" calcext:value-type="float">
            <text:p>0,000127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0181" calcext:value-type="float">
            <text:p>0,000600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4087" calcext:value-type="float">
            <text:p>0,000564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4914" calcext:value-type="float">
            <text:p>0,000584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5228" calcext:value-type="float">
            <text:p>0,000195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3223" calcext:value-type="float">
            <text:p>0,000783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029" calcext:value-type="float">
            <text:p>0,00113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4922" calcext:value-type="float">
            <text:p>0,000744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49" calcext:value-type="float">
            <text:p>0,000115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1991" calcext:value-type="float">
            <text:p>0,000641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8669" calcext:value-type="float">
            <text:p>0,000588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073" calcext:value-type="float">
            <text:p>0,000596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0672" calcext:value-type="float">
            <text:p>0,000120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1459" calcext:value-type="float">
            <text:p>0,000611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" calcext:value-type="float">
            <text:p>0,001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4678" calcext:value-type="float">
            <text:p>0,00084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0535" calcext:value-type="float">
            <text:p>0,000130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6131" calcext:value-type="float">
            <text:p>0,0012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6094" calcext:value-type="float">
            <text:p>0,000746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7663" calcext:value-type="float">
            <text:p>0,000647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23" calcext:value-type="float">
            <text:p>0,000115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4785" calcext:value-type="float">
            <text:p>0,000594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7345" calcext:value-type="float">
            <text:p>0,000567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2033" calcext:value-type="float">
            <text:p>0,000882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6224" calcext:value-type="float">
            <text:p>0,000136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9377" calcext:value-type="float">
            <text:p>0,00109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8616" calcext:value-type="float">
            <text:p>0,000648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6111" calcext:value-type="float">
            <text:p>0,000626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1" calcext:value-type="float">
            <text:p>0,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325" calcext:value-type="float">
            <text:p>0,000114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1523" calcext:value-type="float">
            <text:p>0,000601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5809" calcext:value-type="float">
            <text:p>0,000575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0199" calcext:value-type="float">
            <text:p>0,000540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975" calcext:value-type="float">
            <text:p>0,000112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6388" calcext:value-type="float">
            <text:p>0,000536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4855" calcext:value-type="float">
            <text:p>0,000564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3432" calcext:value-type="float">
            <text:p>0,000543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85" calcext:value-type="float">
            <text:p>0,000000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961" calcext:value-type="float">
            <text:p>0,000113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8431" calcext:value-type="float">
            <text:p>0,000598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4264" calcext:value-type="float">
            <text:p>0,000614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3492" calcext:value-type="float">
            <text:p>0,000563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68" calcext:value-type="float">
            <text:p>0,000114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9886" calcext:value-type="float">
            <text:p>0,000609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7367" calcext:value-type="float">
            <text:p>0,000557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1574" calcext:value-type="float">
            <text:p>0,000571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79" calcext:value-type="float">
            <text:p>0,000115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4582" calcext:value-type="float">
            <text:p>0,000544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4496" calcext:value-type="float">
            <text:p>0,000534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316" calcext:value-type="float">
            <text:p>0,00054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86" calcext:value-type="float">
            <text:p>0,000114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1766" calcext:value-type="float">
            <text:p>0,00056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1709" calcext:value-type="float">
            <text:p>0,000521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6653" calcext:value-type="float">
            <text:p>0,000536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3" calcext:value-type="float">
            <text:p>0,0001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8055" calcext:value-type="float">
            <text:p>0,000548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771" calcext:value-type="float">
            <text:p>0,00051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1359" calcext:value-type="float">
            <text:p>0,000531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16" calcext:value-type="float">
            <text:p>0,00011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395" calcext:value-type="float">
            <text:p>0,000546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2325" calcext:value-type="float">
            <text:p>0,000512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9209" calcext:value-type="float">
            <text:p>0,000529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02" calcext:value-type="float">
            <text:p>0,000114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8992" calcext:value-type="float">
            <text:p>0,000538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7298" calcext:value-type="float">
            <text:p>0,000517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4715" calcext:value-type="float">
            <text:p>0,000534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2" calcext:value-type="float">
            <text:p>0,0001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7626" calcext:value-type="float">
            <text:p>0,000547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9409" calcext:value-type="float">
            <text:p>0,000519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5853" calcext:value-type="float">
            <text:p>0,000515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81" calcext:value-type="float">
            <text:p>0,000000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157" calcext:value-type="float">
            <text:p>0,000113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8355" calcext:value-type="float">
            <text:p>0,000538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9836" calcext:value-type="float">
            <text:p>0,000509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1729" calcext:value-type="float">
            <text:p>0,000521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743" calcext:value-type="float">
            <text:p>0,000114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7048" calcext:value-type="float">
            <text:p>0,00055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2972" calcext:value-type="float">
            <text:p>0,000522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8349" calcext:value-type="float">
            <text:p>0,000558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93" calcext:value-type="float">
            <text:p>0,000114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4749" calcext:value-type="float">
            <text:p>0,000554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1153" calcext:value-type="float">
            <text:p>0,000521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3817" calcext:value-type="float">
            <text:p>0,000533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08" calcext:value-type="float">
            <text:p>0,000114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634" calcext:value-type="float">
            <text:p>0,000546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3621" calcext:value-type="float">
            <text:p>0,000533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3381" calcext:value-type="float">
            <text:p>0,000523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227" calcext:value-type="float">
            <text:p>0,000114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7411" calcext:value-type="float">
            <text:p>0,000587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6436" calcext:value-type="float">
            <text:p>0,000566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1778" calcext:value-type="float">
            <text:p>0,000601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223" calcext:value-type="float">
            <text:p>0,000115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8149" calcext:value-type="float">
            <text:p>0,000598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748" calcext:value-type="float">
            <text:p>0,00055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295" calcext:value-type="float">
            <text:p>0,00056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769" calcext:value-type="float">
            <text:p>0,000114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8305" calcext:value-type="float">
            <text:p>0,000628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0349" calcext:value-type="float">
            <text:p>0,000520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2587" calcext:value-type="float">
            <text:p>0,000522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63" calcext:value-type="float">
            <text:p>0,000114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0704" calcext:value-type="float">
            <text:p>0,000560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8935" calcext:value-type="float">
            <text:p>0,000538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0091" calcext:value-type="float">
            <text:p>0,000550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125" calcext:value-type="float">
            <text:p>0,0001141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4422" calcext:value-type="float">
            <text:p>0,000554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1023" calcext:value-type="float">
            <text:p>0,000531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6089" calcext:value-type="float">
            <text:p>0,000536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4" calcext:value-type="float">
            <text:p>0,00011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0129" calcext:value-type="float">
            <text:p>0,00055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7909" calcext:value-type="float">
            <text:p>0,000527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083" calcext:value-type="float">
            <text:p>0,00054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88" calcext:value-type="float">
            <text:p>0,000114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9402" calcext:value-type="float">
            <text:p>0,000589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1216" calcext:value-type="float">
            <text:p>0,000571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2981" calcext:value-type="float">
            <text:p>0,000572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82" calcext:value-type="float">
            <text:p>0,000000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24" calcext:value-type="float">
            <text:p>0,000114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1552" calcext:value-type="float">
            <text:p>0,000591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6654" calcext:value-type="float">
            <text:p>0,000556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6314" calcext:value-type="float">
            <text:p>0,000586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203" calcext:value-type="float">
            <text:p>0,0001152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4202" calcext:value-type="float">
            <text:p>0,000684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0154" calcext:value-type="float">
            <text:p>0,000530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4004" calcext:value-type="float">
            <text:p>0,000534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1" calcext:value-type="float">
            <text:p>0,00011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866" calcext:value-type="float">
            <text:p>0,000576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0337" calcext:value-type="float">
            <text:p>0,000530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0009" calcext:value-type="float">
            <text:p>0,000540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392" calcext:value-type="float">
            <text:p>0,000113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3126" calcext:value-type="float">
            <text:p>0,000583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9727" calcext:value-type="float">
            <text:p>0,000529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2727" calcext:value-type="float">
            <text:p>0,000542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303" calcext:value-type="float">
            <text:p>0,000115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7976" calcext:value-type="float">
            <text:p>0,000557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2827" calcext:value-type="float">
            <text:p>0,000522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9701" calcext:value-type="float">
            <text:p>0,000539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088" calcext:value-type="float">
            <text:p>0,000113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4671" calcext:value-type="float">
            <text:p>0,000584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3123" calcext:value-type="float">
            <text:p>0,000563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3688" calcext:value-type="float">
            <text:p>0,000563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486" calcext:value-type="float">
            <text:p>0,000112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1781" calcext:value-type="float">
            <text:p>0,000601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605" calcext:value-type="float">
            <text:p>0,00055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8804" calcext:value-type="float">
            <text:p>0,00057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84" calcext:value-type="float">
            <text:p>0,000115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6125" calcext:value-type="float">
            <text:p>0,000626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9525" calcext:value-type="float">
            <text:p>0,000539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5939" calcext:value-type="float">
            <text:p>0,000525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04" calcext:value-type="float">
            <text:p>0,000114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2914" calcext:value-type="float">
            <text:p>0,000582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9361" calcext:value-type="float">
            <text:p>0,000579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071" calcext:value-type="float">
            <text:p>0,000577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97" calcext:value-type="float">
            <text:p>0,000114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326" calcext:value-type="float">
            <text:p>0,000596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62" calcext:value-type="float">
            <text:p>0,0005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153" calcext:value-type="float">
            <text:p>0,000565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416" calcext:value-type="float">
            <text:p>0,000115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0043" calcext:value-type="float">
            <text:p>0,000590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5668" calcext:value-type="float">
            <text:p>0,000525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0176" calcext:value-type="float">
            <text:p>0,000530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073" calcext:value-type="float">
            <text:p>0,000115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3892" calcext:value-type="float">
            <text:p>0,000563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9541" calcext:value-type="float">
            <text:p>0,000559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1661" calcext:value-type="float">
            <text:p>0,000581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973" calcext:value-type="float">
            <text:p>0,000115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5714" calcext:value-type="float">
            <text:p>0,000595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132" calcext:value-type="float">
            <text:p>0,000565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7386" calcext:value-type="float">
            <text:p>0,000587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0147" calcext:value-type="float">
            <text:p>0,000120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6207" calcext:value-type="float">
            <text:p>0,000646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7376" calcext:value-type="float">
            <text:p>0,000717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323" calcext:value-type="float">
            <text:p>0,00057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58" calcext:value-type="float">
            <text:p>0,000114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311" calcext:value-type="float">
            <text:p>0,0005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4663" calcext:value-type="float">
            <text:p>0,000574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3436" calcext:value-type="float">
            <text:p>0,000693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9242" calcext:value-type="float">
            <text:p>0,000349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9523" calcext:value-type="float">
            <text:p>0,000869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1047" calcext:value-type="float">
            <text:p>0,000881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4132" calcext:value-type="float">
            <text:p>0,000774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7943" calcext:value-type="float">
            <text:p>0,000167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3764" calcext:value-type="float">
            <text:p>0,000673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5131" calcext:value-type="float">
            <text:p>0,000655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5589" calcext:value-type="float">
            <text:p>0,000655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9898" calcext:value-type="float">
            <text:p>0,000129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2642" calcext:value-type="float">
            <text:p>0,000652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863" calcext:value-type="float">
            <text:p>0,00067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6477" calcext:value-type="float">
            <text:p>0,000856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2487" calcext:value-type="float">
            <text:p>0,000152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3749" calcext:value-type="float">
            <text:p>0,000753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3297" calcext:value-type="float">
            <text:p>0,000713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8116" calcext:value-type="float">
            <text:p>0,000688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7881" calcext:value-type="float">
            <text:p>0,000137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5253" calcext:value-type="float">
            <text:p>0,000665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845" calcext:value-type="float">
            <text:p>0,000576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9084" calcext:value-type="float">
            <text:p>0,000569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768" calcext:value-type="float">
            <text:p>0,000123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496" calcext:value-type="float">
            <text:p>0,000576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454" calcext:value-type="float">
            <text:p>0,000577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073" calcext:value-type="float">
            <text:p>0,00057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301" calcext:value-type="float">
            <text:p>0,000115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4341" calcext:value-type="float">
            <text:p>0,000554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6806" calcext:value-type="float">
            <text:p>0,000526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0898" calcext:value-type="float">
            <text:p>0,000590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97" calcext:value-type="float">
            <text:p>0,000115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9824" calcext:value-type="float">
            <text:p>0,000599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7697" calcext:value-type="float">
            <text:p>0,000567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101" calcext:value-type="float">
            <text:p>0,000565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621" calcext:value-type="float">
            <text:p>0,000115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534" calcext:value-type="float">
            <text:p>0,000576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7294" calcext:value-type="float">
            <text:p>0,000697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9664" calcext:value-type="float">
            <text:p>0,000549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837" calcext:value-type="float">
            <text:p>0,000117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5253" calcext:value-type="float">
            <text:p>0,000555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073" calcext:value-type="float">
            <text:p>0,000565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528" calcext:value-type="float">
            <text:p>0,000596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007" calcext:value-type="float">
            <text:p>0,000117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2786" calcext:value-type="float">
            <text:p>0,000602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684" calcext:value-type="float">
            <text:p>0,00058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9797" calcext:value-type="float">
            <text:p>0,000599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8407" calcext:value-type="float">
            <text:p>0,000138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9129" calcext:value-type="float">
            <text:p>0,000629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3089" calcext:value-type="float">
            <text:p>0,000543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8778" calcext:value-type="float">
            <text:p>0,000558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44" calcext:value-type="float">
            <text:p>0,000114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7165" calcext:value-type="float">
            <text:p>0,000587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9734" calcext:value-type="float">
            <text:p>0,000579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202" calcext:value-type="float">
            <text:p>0,00054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9085" calcext:value-type="float">
            <text:p>0,000129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9514" calcext:value-type="float">
            <text:p>0,000549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6783" calcext:value-type="float">
            <text:p>0,000566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539" calcext:value-type="float">
            <text:p>0,00056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3167" calcext:value-type="float">
            <text:p>0,000133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2195" calcext:value-type="float">
            <text:p>0,000582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8768" calcext:value-type="float">
            <text:p>0,000528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8186" calcext:value-type="float">
            <text:p>0,000538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293" calcext:value-type="float">
            <text:p>0,000117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8399" calcext:value-type="float">
            <text:p>0,00054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9951" calcext:value-type="float">
            <text:p>0,000569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5164" calcext:value-type="float">
            <text:p>0,000575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231" calcext:value-type="float">
            <text:p>0,000117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8847" calcext:value-type="float">
            <text:p>0,000598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7108" calcext:value-type="float">
            <text:p>0,000567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817" calcext:value-type="float">
            <text:p>0,00056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101" calcext:value-type="float">
            <text:p>0,000116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0727" calcext:value-type="float">
            <text:p>0,000620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5203" calcext:value-type="float">
            <text:p>0,000555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2673" calcext:value-type="float">
            <text:p>0,000532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967" calcext:value-type="float">
            <text:p>0,000112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7371" calcext:value-type="float">
            <text:p>0,000757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1541" calcext:value-type="float">
            <text:p>0,000771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3653" calcext:value-type="float">
            <text:p>0,000773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883" calcext:value-type="float">
            <text:p>0,000136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6953" calcext:value-type="float">
            <text:p>0,000836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8239" calcext:value-type="float">
            <text:p>0,000768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015" calcext:value-type="float">
            <text:p>0,00081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022" calcext:value-type="float">
            <text:p>0,000147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7479" calcext:value-type="float">
            <text:p>0,00082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3378" calcext:value-type="float">
            <text:p>0,000753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7163" calcext:value-type="float">
            <text:p>0,000777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97" calcext:value-type="float">
            <text:p>0,000137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0043" calcext:value-type="float">
            <text:p>0,000760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4877" calcext:value-type="float">
            <text:p>0,000744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537" calcext:value-type="float">
            <text:p>0,00076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453" calcext:value-type="float">
            <text:p>0,000135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6231" calcext:value-type="float">
            <text:p>0,000786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9084" calcext:value-type="float">
            <text:p>0,000719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6353" calcext:value-type="float">
            <text:p>0,000726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552" calcext:value-type="float">
            <text:p>0,000142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7467" calcext:value-type="float">
            <text:p>0,000787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9043" calcext:value-type="float">
            <text:p>0,000709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7451" calcext:value-type="float">
            <text:p>0,000757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968" calcext:value-type="float">
            <text:p>0,000140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9582" calcext:value-type="float">
            <text:p>0,000809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1606" calcext:value-type="float">
            <text:p>0,0007616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4869" calcext:value-type="float">
            <text:p>0,000764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741" calcext:value-type="float">
            <text:p>0,000140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5099" calcext:value-type="float">
            <text:p>0,000855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6886" calcext:value-type="float">
            <text:p>0,000746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5731" calcext:value-type="float">
            <text:p>0,000745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386" calcext:value-type="float">
            <text:p>0,000141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886" calcext:value-type="float">
            <text:p>0,000812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306" calcext:value-type="float">
            <text:p>0,000785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863" calcext:value-type="float">
            <text:p>0,000795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215" calcext:value-type="float">
            <text:p>0,000141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1032" calcext:value-type="float">
            <text:p>0,000811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7049" calcext:value-type="float">
            <text:p>0,000797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0881" calcext:value-type="float">
            <text:p>0,000800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7896" calcext:value-type="float">
            <text:p>0,000187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5683" calcext:value-type="float">
            <text:p>0,000835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807" calcext:value-type="float">
            <text:p>0,000798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3945" calcext:value-type="float">
            <text:p>0,000753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204" calcext:value-type="float">
            <text:p>0,000139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5028" calcext:value-type="float">
            <text:p>0,000825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7839" calcext:value-type="float">
            <text:p>0,000817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175" calcext:value-type="float">
            <text:p>0,000812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972" calcext:value-type="float">
            <text:p>0,000165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4294" calcext:value-type="float">
            <text:p>0,000824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7856" calcext:value-type="float">
            <text:p>0,000747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4732" calcext:value-type="float">
            <text:p>0,000734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053" calcext:value-type="float">
            <text:p>0,000141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8081" calcext:value-type="float">
            <text:p>0,000768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9558" calcext:value-type="float">
            <text:p>0,000769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7671" calcext:value-type="float">
            <text:p>0,000797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086" calcext:value-type="float">
            <text:p>0,000140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7682" calcext:value-type="float">
            <text:p>0,000837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6837" calcext:value-type="float">
            <text:p>0,00077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9262" calcext:value-type="float">
            <text:p>0,000789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1535" calcext:value-type="float">
            <text:p>0,000151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0636" calcext:value-type="float">
            <text:p>0,000940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3121" calcext:value-type="float">
            <text:p>0,000743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4166" calcext:value-type="float">
            <text:p>0,000754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64" calcext:value-type="float">
            <text:p>0,00014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0823" calcext:value-type="float">
            <text:p>0,000790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1254" calcext:value-type="float">
            <text:p>0,000711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5115" calcext:value-type="float">
            <text:p>0,000745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7796" calcext:value-type="float">
            <text:p>0,000157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13" calcext:value-type="float">
            <text:p>0,00078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3291" calcext:value-type="float">
            <text:p>0,000743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5927" calcext:value-type="float">
            <text:p>0,000725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655" calcext:value-type="float">
            <text:p>0,000139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1467" calcext:value-type="float">
            <text:p>0,000751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8366" calcext:value-type="float">
            <text:p>0,00074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8298" calcext:value-type="float">
            <text:p>0,000788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353" calcext:value-type="float">
            <text:p>0,0000003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613" calcext:value-type="float">
            <text:p>0,000140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1" calcext:value-type="float">
            <text:p>0,000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0924" calcext:value-type="float">
            <text:p>0,000750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0648" calcext:value-type="float">
            <text:p>0,000800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671" calcext:value-type="float">
            <text:p>0,000155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2462" calcext:value-type="float">
            <text:p>0,000932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7059" calcext:value-type="float">
            <text:p>0,000807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3474" calcext:value-type="float">
            <text:p>0,000813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268" calcext:value-type="float">
            <text:p>0,000140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9057" calcext:value-type="float">
            <text:p>0,000829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511" calcext:value-type="float">
            <text:p>0,000785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74" calcext:value-type="float">
            <text:p>0,0007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152" calcext:value-type="float">
            <text:p>0,000141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3891" calcext:value-type="float">
            <text:p>0,000813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7426" calcext:value-type="float">
            <text:p>0,000797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769" calcext:value-type="float">
            <text:p>0,000913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265" calcext:value-type="float">
            <text:p>0,000141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9877" calcext:value-type="float">
            <text:p>0,000949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7451" calcext:value-type="float">
            <text:p>0,000747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1986" calcext:value-type="float">
            <text:p>0,000771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502" calcext:value-type="float">
            <text:p>0,000140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311" calcext:value-type="float">
            <text:p>0,00082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786" calcext:value-type="float">
            <text:p>0,000821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3702" calcext:value-type="float">
            <text:p>0,000803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656" calcext:value-type="float">
            <text:p>0,000141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2022" calcext:value-type="float">
            <text:p>0,000872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231" calcext:value-type="float">
            <text:p>0,00075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3103" calcext:value-type="float">
            <text:p>0,000733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9" calcext:value-type="float">
            <text:p>0,00013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8449" calcext:value-type="float">
            <text:p>0,000838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0569" calcext:value-type="float">
            <text:p>0,000830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752" calcext:value-type="float">
            <text:p>0,000795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67" calcext:value-type="float">
            <text:p>0,00016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0694" calcext:value-type="float">
            <text:p>0,000850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077" calcext:value-type="float">
            <text:p>0,000798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7264" calcext:value-type="float">
            <text:p>0,000767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741" calcext:value-type="float">
            <text:p>0,000136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8886" calcext:value-type="float">
            <text:p>0,000838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5512" calcext:value-type="float">
            <text:p>0,000715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7609" calcext:value-type="float">
            <text:p>0,000847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985" calcext:value-type="float">
            <text:p>0,000172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0881" calcext:value-type="float">
            <text:p>0,000890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7916" calcext:value-type="float">
            <text:p>0,000857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6516" calcext:value-type="float">
            <text:p>0,000816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598" calcext:value-type="float">
            <text:p>0,000136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954" calcext:value-type="float">
            <text:p>0,000821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1758" calcext:value-type="float">
            <text:p>0,000741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6835" calcext:value-type="float">
            <text:p>0,000756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83" calcext:value-type="float">
            <text:p>0,000000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687" calcext:value-type="float">
            <text:p>0,000136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6512" calcext:value-type="float">
            <text:p>0,000866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418" calcext:value-type="float">
            <text:p>0,00106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689" calcext:value-type="float">
            <text:p>0,00080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08" calcext:value-type="float">
            <text:p>0,000137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9207" calcext:value-type="float">
            <text:p>0,000839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1567" calcext:value-type="float">
            <text:p>0,000811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65" calcext:value-type="float">
            <text:p>0,00077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4995" calcext:value-type="float">
            <text:p>0,000144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3626" calcext:value-type="float">
            <text:p>0,000933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6394" calcext:value-type="float">
            <text:p>0,000736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1352" calcext:value-type="float">
            <text:p>0,000781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786" calcext:value-type="float">
            <text:p>0,000140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2817" calcext:value-type="float">
            <text:p>0,000802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8783" calcext:value-type="float">
            <text:p>0,000778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375" calcext:value-type="float">
            <text:p>0,000779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186" calcext:value-type="float">
            <text:p>0,000141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2081" calcext:value-type="float">
            <text:p>0,000832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866" calcext:value-type="float">
            <text:p>0,00102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7634" calcext:value-type="float">
            <text:p>0,000777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851" calcext:value-type="float">
            <text:p>0,0001508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5294" calcext:value-type="float">
            <text:p>0,000805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9884" calcext:value-type="float">
            <text:p>0,000789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118" calcext:value-type="float">
            <text:p>0,000779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056" calcext:value-type="float">
            <text:p>0,000137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5953" calcext:value-type="float">
            <text:p>0,000845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163" calcext:value-type="float">
            <text:p>0,000785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9471" calcext:value-type="float">
            <text:p>0,000799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12" calcext:value-type="float">
            <text:p>0,000137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5837" calcext:value-type="float">
            <text:p>0,000915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754" calcext:value-type="float">
            <text:p>0,00072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4514" calcext:value-type="float">
            <text:p>0,000754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148" calcext:value-type="float">
            <text:p>0,000142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572" calcext:value-type="float">
            <text:p>0,00076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0762" calcext:value-type="float">
            <text:p>0,000740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7711" calcext:value-type="float">
            <text:p>0,000727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078" calcext:value-type="float">
            <text:p>0,000135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3736" calcext:value-type="float">
            <text:p>0,000733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1772" calcext:value-type="float">
            <text:p>0,000741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6209" calcext:value-type="float">
            <text:p>0,000746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063" calcext:value-type="float">
            <text:p>0,000140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6005" calcext:value-type="float">
            <text:p>0,000776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2831" calcext:value-type="float">
            <text:p>0,000732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348" calcext:value-type="float">
            <text:p>0,00081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3" calcext:value-type="float">
            <text:p>0,00014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1405" calcext:value-type="float">
            <text:p>0,000841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811" calcext:value-type="float">
            <text:p>0,00077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3594" calcext:value-type="float">
            <text:p>0,000793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479" calcext:value-type="float">
            <text:p>0,000147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6176" calcext:value-type="float">
            <text:p>0,000826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6245" calcext:value-type="float">
            <text:p>0,000746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5848" calcext:value-type="float">
            <text:p>0,000725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771" calcext:value-type="float">
            <text:p>0,000139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055" calcext:value-type="float">
            <text:p>0,00074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7322" calcext:value-type="float">
            <text:p>0,000767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506" calcext:value-type="float">
            <text:p>0,000795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057" calcext:value-type="float">
            <text:p>0,000142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831" calcext:value-type="float">
            <text:p>0,000821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2723" calcext:value-type="float">
            <text:p>0,000772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2535" calcext:value-type="float">
            <text:p>0,000802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846" calcext:value-type="float">
            <text:p>0,000140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8586" calcext:value-type="float">
            <text:p>0,000918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1553" calcext:value-type="float">
            <text:p>0,000731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0039" calcext:value-type="float">
            <text:p>0,000750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193" calcext:value-type="float">
            <text:p>0,000153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962" calcext:value-type="float">
            <text:p>0,000779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2369" calcext:value-type="float">
            <text:p>0,000732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5741" calcext:value-type="float">
            <text:p>0,000755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332" calcext:value-type="float">
            <text:p>0,000141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1996" calcext:value-type="float">
            <text:p>0,000751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4042" calcext:value-type="float">
            <text:p>0,000734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4929" calcext:value-type="float">
            <text:p>0,000724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448" calcext:value-type="float">
            <text:p>0,000140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6929" calcext:value-type="float">
            <text:p>0,000766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4558" calcext:value-type="float">
            <text:p>0,000774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5242" calcext:value-type="float">
            <text:p>0,000745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356" calcext:value-type="float">
            <text:p>0,000140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5445" calcext:value-type="float">
            <text:p>0,000825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3659" calcext:value-type="float">
            <text:p>0,000783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1445" calcext:value-type="float">
            <text:p>0,000781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474" calcext:value-type="float">
            <text:p>0,000148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2923" calcext:value-type="float">
            <text:p>0,000852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7877" calcext:value-type="float">
            <text:p>0,000747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0265" calcext:value-type="float">
            <text:p>0,000750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99" calcext:value-type="float">
            <text:p>0,00013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163" calcext:value-type="float">
            <text:p>0,00076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7251" calcext:value-type="float">
            <text:p>0,000757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9477" calcext:value-type="float">
            <text:p>0,000769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566" calcext:value-type="float">
            <text:p>0,000136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1764" calcext:value-type="float">
            <text:p>0,000871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2666" calcext:value-type="float">
            <text:p>0,000782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2557" calcext:value-type="float">
            <text:p>0,000792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2" calcext:value-type="float">
            <text:p>0,00013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2389" calcext:value-type="float">
            <text:p>0,000862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6378" calcext:value-type="float">
            <text:p>0,000706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5689" calcext:value-type="float">
            <text:p>0,000735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1939" calcext:value-type="float">
            <text:p>0,000151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2781" calcext:value-type="float">
            <text:p>0,000772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2417" calcext:value-type="float">
            <text:p>0,000722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887" calcext:value-type="float">
            <text:p>0,00076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774" calcext:value-type="float">
            <text:p>0,000142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689" calcext:value-type="float">
            <text:p>0,00077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868" calcext:value-type="float">
            <text:p>0,00073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6281" calcext:value-type="float">
            <text:p>0,000756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85" calcext:value-type="float">
            <text:p>0,0001378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6369" calcext:value-type="float">
            <text:p>0,000756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7357" calcext:value-type="float">
            <text:p>0,000737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7203" calcext:value-type="float">
            <text:p>0,000737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869" calcext:value-type="float">
            <text:p>0,000139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1009" calcext:value-type="float">
            <text:p>0,000881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029" calcext:value-type="float">
            <text:p>0,00080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4908" calcext:value-type="float">
            <text:p>0,000794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9659" calcext:value-type="float">
            <text:p>0,000149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9005" calcext:value-type="float">
            <text:p>0,000839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4127" calcext:value-type="float">
            <text:p>0,000784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4817" calcext:value-type="float">
            <text:p>0,000744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946" calcext:value-type="float">
            <text:p>0,000138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2151" calcext:value-type="float">
            <text:p>0,000762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142" calcext:value-type="float">
            <text:p>0,0008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3023" calcext:value-type="float">
            <text:p>0,000803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315" calcext:value-type="float">
            <text:p>0,000141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1479" calcext:value-type="float">
            <text:p>0,000881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2264" calcext:value-type="float">
            <text:p>0,000822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6614" calcext:value-type="float">
            <text:p>0,000776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007" calcext:value-type="float">
            <text:p>0,000138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1268" calcext:value-type="float">
            <text:p>0,000871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5531" calcext:value-type="float">
            <text:p>0,000715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6125" calcext:value-type="float">
            <text:p>0,000746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22" calcext:value-type="float">
            <text:p>0,00015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9359" calcext:value-type="float">
            <text:p>0,000829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177" calcext:value-type="float">
            <text:p>0,000785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8856" calcext:value-type="float">
            <text:p>0,000778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317" calcext:value-type="float">
            <text:p>0,000137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7909" calcext:value-type="float">
            <text:p>0,000827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1524" calcext:value-type="float">
            <text:p>0,000741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7679" calcext:value-type="float">
            <text:p>0,000767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931" calcext:value-type="float">
            <text:p>0,000153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429" calcext:value-type="float">
            <text:p>0,000821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0829" calcext:value-type="float">
            <text:p>0,000800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5139" calcext:value-type="float">
            <text:p>0,000775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781" calcext:value-type="float">
            <text:p>0,000137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9516" calcext:value-type="float">
            <text:p>0,000839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25" calcext:value-type="float">
            <text:p>0,00079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9456" calcext:value-type="float">
            <text:p>0,000799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2" calcext:value-type="float">
            <text:p>0,00013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423" calcext:value-type="float">
            <text:p>0,00086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8458" calcext:value-type="float">
            <text:p>0,000738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8961" calcext:value-type="float">
            <text:p>0,000758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025" calcext:value-type="float">
            <text:p>0,000137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4719" calcext:value-type="float">
            <text:p>0,000744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6047" calcext:value-type="float">
            <text:p>0,000716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4985" calcext:value-type="float">
            <text:p>0,000714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622" calcext:value-type="float">
            <text:p>0,000137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1603" calcext:value-type="float">
            <text:p>0,000751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2628" calcext:value-type="float">
            <text:p>0,000742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4218" calcext:value-type="float">
            <text:p>0,000734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528" calcext:value-type="float">
            <text:p>0,000137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5593" calcext:value-type="float">
            <text:p>0,000825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852" calcext:value-type="float">
            <text:p>0,00071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756" calcext:value-type="float">
            <text:p>0,000795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212" calcext:value-type="float">
            <text:p>0,000161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5232" calcext:value-type="float">
            <text:p>0,000835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8543" calcext:value-type="float">
            <text:p>0,000788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4945" calcext:value-type="float">
            <text:p>0,000784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649" calcext:value-type="float">
            <text:p>0,000137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1247" calcext:value-type="float">
            <text:p>0,000831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8851" calcext:value-type="float">
            <text:p>0,000748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7592" calcext:value-type="float">
            <text:p>0,000757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355" calcext:value-type="float">
            <text:p>0,000137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8333" calcext:value-type="float">
            <text:p>0,000788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894" calcext:value-type="float">
            <text:p>0,00080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9649" calcext:value-type="float">
            <text:p>0,000809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393" calcext:value-type="float">
            <text:p>0,000143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7194" calcext:value-type="float">
            <text:p>0,000807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1818" calcext:value-type="float">
            <text:p>0,000771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1579" calcext:value-type="float">
            <text:p>0,000771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622" calcext:value-type="float">
            <text:p>0,000137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1128" calcext:value-type="float">
            <text:p>0,000861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5624" calcext:value-type="float">
            <text:p>0,000715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475" calcext:value-type="float">
            <text:p>0,00075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7233" calcext:value-type="float">
            <text:p>0,000157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251" calcext:value-type="float">
            <text:p>0,000795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5065" calcext:value-type="float">
            <text:p>0,000745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2022" calcext:value-type="float">
            <text:p>0,000742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14" calcext:value-type="float">
            <text:p>0,000137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4628" calcext:value-type="float">
            <text:p>0,000754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6691" calcext:value-type="float">
            <text:p>0,000746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4666" calcext:value-type="float">
            <text:p>0,000774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324" calcext:value-type="float">
            <text:p>0,000137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2699" calcext:value-type="float">
            <text:p>0,000762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6176" calcext:value-type="float">
            <text:p>0,000716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2164" calcext:value-type="float">
            <text:p>0,000762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902" calcext:value-type="float">
            <text:p>0,000139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0056" calcext:value-type="float">
            <text:p>0,000810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6373" calcext:value-type="float">
            <text:p>0,000766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561" calcext:value-type="float">
            <text:p>0,00077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326" calcext:value-type="float">
            <text:p>0,000138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1907" calcext:value-type="float">
            <text:p>0,000881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2481" calcext:value-type="float">
            <text:p>0,000742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849" calcext:value-type="float">
            <text:p>0,00073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474" calcext:value-type="float">
            <text:p>0,000137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9228" calcext:value-type="float">
            <text:p>0,000839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4292" calcext:value-type="float">
            <text:p>0,000764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151" calcext:value-type="float">
            <text:p>0,000798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04" calcext:value-type="float">
            <text:p>0,00016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4327" calcext:value-type="float">
            <text:p>0,000824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6349" calcext:value-type="float">
            <text:p>0,000786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792" calcext:value-type="float">
            <text:p>0,000779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306" calcext:value-type="float">
            <text:p>0,000137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684" calcext:value-type="float">
            <text:p>0,000913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0586" calcext:value-type="float">
            <text:p>0,000700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1924" calcext:value-type="float">
            <text:p>0,000731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465" calcext:value-type="float">
            <text:p>0,000141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673" calcext:value-type="float">
            <text:p>0,00083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2147" calcext:value-type="float">
            <text:p>0,000772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7605" calcext:value-type="float">
            <text:p>0,000777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223" calcext:value-type="float">
            <text:p>0,000165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3025" calcext:value-type="float">
            <text:p>0,000873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344" calcext:value-type="float">
            <text:p>0,00090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898" calcext:value-type="float">
            <text:p>0,000812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735" calcext:value-type="float">
            <text:p>0,000155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3418" calcext:value-type="float">
            <text:p>0,000823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9896" calcext:value-type="float">
            <text:p>0,000819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264" calcext:value-type="float">
            <text:p>0,00080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868" calcext:value-type="float">
            <text:p>0,000162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386" calcext:value-type="float">
            <text:p>0,00086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021" calcext:value-type="float">
            <text:p>0,000796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8155" calcext:value-type="float">
            <text:p>0,000818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6105" calcext:value-type="float">
            <text:p>0,000156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7988" calcext:value-type="float">
            <text:p>0,000827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0735" calcext:value-type="float">
            <text:p>0,000740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9589" calcext:value-type="float">
            <text:p>0,000769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109" calcext:value-type="float">
            <text:p>0,00015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8041" calcext:value-type="float">
            <text:p>0,000858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278" calcext:value-type="float">
            <text:p>0,00079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9239" calcext:value-type="float">
            <text:p>0,000849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863" calcext:value-type="float">
            <text:p>0,000137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6002" calcext:value-type="float">
            <text:p>0,000866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7288" calcext:value-type="float">
            <text:p>0,000757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6858" calcext:value-type="float">
            <text:p>0,000766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498" calcext:value-type="float">
            <text:p>0,000140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732" calcext:value-type="float">
            <text:p>0,00083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9149" calcext:value-type="float">
            <text:p>0,000759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4477" calcext:value-type="float">
            <text:p>0,000804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62" calcext:value-type="float">
            <text:p>0,00015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9685" calcext:value-type="float">
            <text:p>0,000829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2973" calcext:value-type="float">
            <text:p>0,000792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4374" calcext:value-type="float">
            <text:p>0,000764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759" calcext:value-type="float">
            <text:p>0,000136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8321" calcext:value-type="float">
            <text:p>0,000858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055" calcext:value-type="float">
            <text:p>0,00071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8085" calcext:value-type="float">
            <text:p>0,000748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43" calcext:value-type="float">
            <text:p>0,00014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6112" calcext:value-type="float">
            <text:p>0,000826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307" calcext:value-type="float">
            <text:p>0,000795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9653" calcext:value-type="float">
            <text:p>0,000799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774" calcext:value-type="float">
            <text:p>0,000137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1119" calcext:value-type="float">
            <text:p>0,000841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89" calcext:value-type="float">
            <text:p>0,0007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0081" calcext:value-type="float">
            <text:p>0,000760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346" calcext:value-type="float">
            <text:p>0,000163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7406" calcext:value-type="float">
            <text:p>0,000817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1609" calcext:value-type="float">
            <text:p>0,000781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2678" calcext:value-type="float">
            <text:p>0,000782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534" calcext:value-type="float">
            <text:p>0,000137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5327" calcext:value-type="float">
            <text:p>0,000835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8725" calcext:value-type="float">
            <text:p>0,000788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464" calcext:value-type="float">
            <text:p>0,000796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353" calcext:value-type="float">
            <text:p>0,000175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2838" calcext:value-type="float">
            <text:p>0,000872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1824" calcext:value-type="float">
            <text:p>0,000831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351" calcext:value-type="float">
            <text:p>0,000812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493" calcext:value-type="float">
            <text:p>0,000137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5567" calcext:value-type="float">
            <text:p>0,000825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5337" calcext:value-type="float">
            <text:p>0,000745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1588" calcext:value-type="float">
            <text:p>0,000741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466" calcext:value-type="float">
            <text:p>0,000142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9376" calcext:value-type="float">
            <text:p>0,000989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8299" calcext:value-type="float">
            <text:p>0,000928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4216" calcext:value-type="float">
            <text:p>0,000944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189" calcext:value-type="float">
            <text:p>0,000162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8435" calcext:value-type="float">
            <text:p>0,000998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9881" calcext:value-type="float">
            <text:p>0,000979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705" calcext:value-type="float">
            <text:p>0,00102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2" calcext:value-type="float">
            <text:p>0,0001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378" calcext:value-type="float">
            <text:p>0,00113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0413" calcext:value-type="float">
            <text:p>0,000990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321" calcext:value-type="float">
            <text:p>0,00101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141" calcext:value-type="float">
            <text:p>0,0001591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765" calcext:value-type="float">
            <text:p>0,0010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099" calcext:value-type="float">
            <text:p>0,00096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153" calcext:value-type="float">
            <text:p>0,000993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775" calcext:value-type="float">
            <text:p>0,000159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88" calcext:value-type="float">
            <text:p>0,0010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117" calcext:value-type="float">
            <text:p>0,000993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652" calcext:value-type="float">
            <text:p>0,0010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738" calcext:value-type="float">
            <text:p>0,000159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912" calcext:value-type="float">
            <text:p>0,00113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7591" calcext:value-type="float">
            <text:p>0,000997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04" calcext:value-type="float">
            <text:p>0,0010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789" calcext:value-type="float">
            <text:p>0,000159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823" calcext:value-type="float">
            <text:p>0,00103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1897" calcext:value-type="float">
            <text:p>0,000951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4228" calcext:value-type="float">
            <text:p>0,000974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798" calcext:value-type="float">
            <text:p>0,000159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934" calcext:value-type="float">
            <text:p>0,00103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6532" calcext:value-type="float">
            <text:p>0,000976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8311" calcext:value-type="float">
            <text:p>0,000968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6034" calcext:value-type="float">
            <text:p>0,000166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322" calcext:value-type="float">
            <text:p>0,00104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222" calcext:value-type="float">
            <text:p>0,00103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275" calcext:value-type="float">
            <text:p>0,00104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442" calcext:value-type="float">
            <text:p>0,000160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472" calcext:value-type="float">
            <text:p>0,00106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6416" calcext:value-type="float">
            <text:p>0,000986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7" calcext:value-type="float">
            <text:p>0,0009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747" calcext:value-type="float">
            <text:p>0,000160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121" calcext:value-type="float">
            <text:p>0,00110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718" calcext:value-type="float">
            <text:p>0,000927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724" calcext:value-type="float">
            <text:p>0,00096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37" calcext:value-type="float">
            <text:p>0,000159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082" calcext:value-type="float">
            <text:p>0,00109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991" calcext:value-type="float">
            <text:p>0,00100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642" calcext:value-type="float">
            <text:p>0,00102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837" calcext:value-type="float">
            <text:p>0,000163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905" calcext:value-type="float">
            <text:p>0,00103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6914" calcext:value-type="float">
            <text:p>0,000916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6757" calcext:value-type="float">
            <text:p>0,000926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" calcext:value-type="float">
            <text:p>0,000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293" calcext:value-type="float">
            <text:p>0,00100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5676" calcext:value-type="float">
            <text:p>0,000935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6555" calcext:value-type="float">
            <text:p>0,000936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96" calcext:value-type="float">
            <text:p>0,000159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562" calcext:value-type="float">
            <text:p>0,00102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2052" calcext:value-type="float">
            <text:p>0,000962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8874" calcext:value-type="float">
            <text:p>0,000938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49" calcext:value-type="float">
            <text:p>0,00016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4806" calcext:value-type="float">
            <text:p>0,000984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7213" calcext:value-type="float">
            <text:p>0,000997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121" calcext:value-type="float">
            <text:p>0,00100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204" calcext:value-type="float">
            <text:p>0,000163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062" calcext:value-type="float">
            <text:p>0,00113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845" calcext:value-type="float">
            <text:p>0,00100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878" calcext:value-type="float">
            <text:p>0,00105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9229" calcext:value-type="float">
            <text:p>0,000169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128" calcext:value-type="float">
            <text:p>0,00124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5123" calcext:value-type="float">
            <text:p>0,000955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398" calcext:value-type="float">
            <text:p>0,00101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384" calcext:value-type="float">
            <text:p>0,000160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383" calcext:value-type="float">
            <text:p>0,00108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044" calcext:value-type="float">
            <text:p>0,00102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198" calcext:value-type="float">
            <text:p>0,00108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497" calcext:value-type="float">
            <text:p>0,00017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2625" calcext:value-type="float">
            <text:p>0,00182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2503" calcext:value-type="float">
            <text:p>0,00182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4823" calcext:value-type="float">
            <text:p>0,0019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5555" calcext:value-type="float">
            <text:p>0,000435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794" calcext:value-type="float">
            <text:p>0,00239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373" calcext:value-type="float">
            <text:p>0,00224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281" calcext:value-type="float">
            <text:p>0,00219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137" calcext:value-type="float">
            <text:p>0,000372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385" calcext:value-type="float">
            <text:p>0,00217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923" calcext:value-type="float">
            <text:p>0,00216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364" calcext:value-type="float">
            <text:p>0,00212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939" calcext:value-type="float">
            <text:p>0,000387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58" calcext:value-type="float">
            <text:p>0,0021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106" calcext:value-type="float">
            <text:p>0,00155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552" calcext:value-type="float">
            <text:p>0,00120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6046" calcext:value-type="float">
            <text:p>0,000176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645" calcext:value-type="float">
            <text:p>0,00118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899" calcext:value-type="float">
            <text:p>0,00105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325" calcext:value-type="float">
            <text:p>0,00103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982" calcext:value-type="float">
            <text:p>0,000159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394" calcext:value-type="float">
            <text:p>0,00107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2776" calcext:value-type="float">
            <text:p>0,000972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1173" calcext:value-type="float">
            <text:p>0,000961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" calcext:value-type="float">
            <text:p>0,0000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951" calcext:value-type="float">
            <text:p>0,000158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088" calcext:value-type="float">
            <text:p>0,00107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376" calcext:value-type="float">
            <text:p>0,000995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9985" calcext:value-type="float">
            <text:p>0,000989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19" calcext:value-type="float">
            <text:p>0,000000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08" calcext:value-type="float">
            <text:p>0,000159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158" calcext:value-type="float">
            <text:p>0,00105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1992" calcext:value-type="float">
            <text:p>0,000911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479" calcext:value-type="float">
            <text:p>0,000993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97" calcext:value-type="float">
            <text:p>0,000159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828" calcext:value-type="float">
            <text:p>0,00101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3853" calcext:value-type="float">
            <text:p>0,000983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96" calcext:value-type="float">
            <text:p>0,0010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927" calcext:value-type="float">
            <text:p>0,000160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609" calcext:value-type="float">
            <text:p>0,00106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8002" calcext:value-type="float">
            <text:p>0,000988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8926" calcext:value-type="float">
            <text:p>0,000988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315" calcext:value-type="float">
            <text:p>0,000161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66" calcext:value-type="float">
            <text:p>0,0010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5597" calcext:value-type="float">
            <text:p>0,000945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684" calcext:value-type="float">
            <text:p>0,00102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125" calcext:value-type="float">
            <text:p>0,0001601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312" calcext:value-type="float">
            <text:p>0,00106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86" calcext:value-type="float">
            <text:p>0,0009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4762" calcext:value-type="float">
            <text:p>0,000984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52" calcext:value-type="float">
            <text:p>0,000159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942" calcext:value-type="float">
            <text:p>0,00110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3971" calcext:value-type="float">
            <text:p>0,000913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0164" calcext:value-type="float">
            <text:p>0,000920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414" calcext:value-type="float">
            <text:p>0,000159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05" calcext:value-type="float">
            <text:p>0,00101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245" calcext:value-type="float">
            <text:p>0,00211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874" calcext:value-type="float">
            <text:p>0,00142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576" calcext:value-type="float">
            <text:p>0,0003235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32" calcext:value-type="float">
            <text:p>0,0018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668" calcext:value-type="float">
            <text:p>0,0016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747" calcext:value-type="float">
            <text:p>0,00146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543" calcext:value-type="float">
            <text:p>0,000183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459" calcext:value-type="float">
            <text:p>0,00146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861" calcext:value-type="float">
            <text:p>0,00116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048" calcext:value-type="float">
            <text:p>0,00117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4956" calcext:value-type="float">
            <text:p>0,000174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775" calcext:value-type="float">
            <text:p>0,00115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879" calcext:value-type="float">
            <text:p>0,00105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998" calcext:value-type="float">
            <text:p>0,00105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4" calcext:value-type="float">
            <text:p>0,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846" calcext:value-type="float">
            <text:p>0,000158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13" calcext:value-type="float">
            <text:p>0,0010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0935" calcext:value-type="float">
            <text:p>0,000990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572" calcext:value-type="float">
            <text:p>0,00100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939" calcext:value-type="float">
            <text:p>0,000159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128" calcext:value-type="float">
            <text:p>0,00109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1695" calcext:value-type="float">
            <text:p>0,000921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2474" calcext:value-type="float">
            <text:p>0,000952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746" calcext:value-type="float">
            <text:p>0,000158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622" calcext:value-type="float">
            <text:p>0,00105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5768" calcext:value-type="float">
            <text:p>0,000985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8858" calcext:value-type="float">
            <text:p>0,000998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641" calcext:value-type="float">
            <text:p>0,000161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469" calcext:value-type="float">
            <text:p>0,00106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1157" calcext:value-type="float">
            <text:p>0,000921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7271" calcext:value-type="float">
            <text:p>0,000947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801" calcext:value-type="float">
            <text:p>0,000158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606" calcext:value-type="float">
            <text:p>0,00106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7563" calcext:value-type="float">
            <text:p>0,000977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046" calcext:value-type="float">
            <text:p>0,000995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7" calcext:value-type="float">
            <text:p>0,000000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27" calcext:value-type="float">
            <text:p>0,000159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699" calcext:value-type="float">
            <text:p>0,0010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575" calcext:value-type="float">
            <text:p>0,000993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1792" calcext:value-type="float">
            <text:p>0,000981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832" calcext:value-type="float">
            <text:p>0,000158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2465" calcext:value-type="float">
            <text:p>0,000982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7843" calcext:value-type="float">
            <text:p>0,000957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871" calcext:value-type="float">
            <text:p>0,00101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543" calcext:value-type="float">
            <text:p>0,000160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347" calcext:value-type="float">
            <text:p>0,00105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7558" calcext:value-type="float">
            <text:p>0,000967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854" calcext:value-type="float">
            <text:p>0,00100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947" calcext:value-type="float">
            <text:p>0,000158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776" calcext:value-type="float">
            <text:p>0,00106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3045" calcext:value-type="float">
            <text:p>0,000913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855" calcext:value-type="float">
            <text:p>0,000927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21" calcext:value-type="float">
            <text:p>0,000000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24" calcext:value-type="float">
            <text:p>0,000159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1412" calcext:value-type="float">
            <text:p>0,000981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6662" calcext:value-type="float">
            <text:p>0,000916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3082" calcext:value-type="float">
            <text:p>0,000933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416" calcext:value-type="float">
            <text:p>0,000160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2596" calcext:value-type="float">
            <text:p>0,000982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09975" calcext:value-type="float">
            <text:p>0,000909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0445" calcext:value-type="float">
            <text:p>0,000940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025" calcext:value-type="float">
            <text:p>0,000179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104" calcext:value-type="float">
            <text:p>0,00102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0886" calcext:value-type="float">
            <text:p>0,000950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293" calcext:value-type="float">
            <text:p>0,00100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839" calcext:value-type="float">
            <text:p>0,000158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535" calcext:value-type="float">
            <text:p>0,00109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286" calcext:value-type="float">
            <text:p>0,00102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979" calcext:value-type="float">
            <text:p>0,00101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9" calcext:value-type="float">
            <text:p>0,000000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684" calcext:value-type="float">
            <text:p>0,000164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119" calcext:value-type="float">
            <text:p>0,00105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2943" calcext:value-type="float">
            <text:p>0,000942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3497" calcext:value-type="float">
            <text:p>0,000973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08" calcext:value-type="float">
            <text:p>0,000000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447" calcext:value-type="float">
            <text:p>0,000164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222" calcext:value-type="float">
            <text:p>0,00105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6239" calcext:value-type="float">
            <text:p>0,000976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731" calcext:value-type="float">
            <text:p>0,0010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537" calcext:value-type="float">
            <text:p>0,000164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072" calcext:value-type="float">
            <text:p>0,00103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3341" calcext:value-type="float">
            <text:p>0,000923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3356" calcext:value-type="float">
            <text:p>0,000923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232" calcext:value-type="float">
            <text:p>0,000158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095" calcext:value-type="float">
            <text:p>0,00104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4637" calcext:value-type="float">
            <text:p>0,000994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063" calcext:value-type="float">
            <text:p>0,00102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022" calcext:value-type="float">
            <text:p>0,000159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698" calcext:value-type="float">
            <text:p>0,00106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4885" calcext:value-type="float">
            <text:p>0,000994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4686" calcext:value-type="float">
            <text:p>0,000964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887" calcext:value-type="float">
            <text:p>0,000158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6418" calcext:value-type="float">
            <text:p>0,000996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3273" calcext:value-type="float">
            <text:p>0,000953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9185" calcext:value-type="float">
            <text:p>0,000969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518" calcext:value-type="float">
            <text:p>0,000159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653" calcext:value-type="float">
            <text:p>0,00102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0427" calcext:value-type="float">
            <text:p>0,000930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0105" calcext:value-type="float">
            <text:p>0,000940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818" calcext:value-type="float">
            <text:p>0,000159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153" calcext:value-type="float">
            <text:p>0,000995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531" calcext:value-type="float">
            <text:p>0,000927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6591" calcext:value-type="float">
            <text:p>0,000936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463" calcext:value-type="float">
            <text:p>0,000159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8666" calcext:value-type="float">
            <text:p>0,000998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1223" calcext:value-type="float">
            <text:p>0,000931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9825" calcext:value-type="float">
            <text:p>0,000949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704" calcext:value-type="float">
            <text:p>0,000158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383" calcext:value-type="float">
            <text:p>0,00100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1534" calcext:value-type="float">
            <text:p>0,000931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149" calcext:value-type="float">
            <text:p>0,00100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44" calcext:value-type="float">
            <text:p>0,000159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143" calcext:value-type="float">
            <text:p>0,00101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5489" calcext:value-type="float">
            <text:p>0,000985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15" calcext:value-type="float">
            <text:p>0,0010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933" calcext:value-type="float">
            <text:p>0,000159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422" calcext:value-type="float">
            <text:p>0,00107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6128" calcext:value-type="float">
            <text:p>0,000986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866" calcext:value-type="float">
            <text:p>0,00102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496" calcext:value-type="float">
            <text:p>0,000158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872" calcext:value-type="float">
            <text:p>0,00109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7561" calcext:value-type="float">
            <text:p>0,000937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582" calcext:value-type="float">
            <text:p>0,00107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6344" calcext:value-type="float">
            <text:p>0,000176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802" calcext:value-type="float">
            <text:p>0,00114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291" calcext:value-type="float">
            <text:p>0,00105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226" calcext:value-type="float">
            <text:p>0,00111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1" calcext:value-type="float">
            <text:p>0,000000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1812" calcext:value-type="float">
            <text:p>0,000181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5868" calcext:value-type="float">
            <text:p>0,00145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855" calcext:value-type="float">
            <text:p>0,00117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821" calcext:value-type="float">
            <text:p>0,00116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917" calcext:value-type="float">
            <text:p>0,000163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018" calcext:value-type="float">
            <text:p>0,00113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132" calcext:value-type="float">
            <text:p>0,00103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905" calcext:value-type="float">
            <text:p>0,00107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966" calcext:value-type="float">
            <text:p>0,000163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951" calcext:value-type="float">
            <text:p>0,00119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5805" calcext:value-type="float">
            <text:p>0,000945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8544" calcext:value-type="float">
            <text:p>0,000948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805" calcext:value-type="float">
            <text:p>0,000160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816" calcext:value-type="float">
            <text:p>0,00099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1908" calcext:value-type="float">
            <text:p>0,000941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3998" calcext:value-type="float">
            <text:p>0,000943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4" calcext:value-type="float">
            <text:p>0,000000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242" calcext:value-type="float">
            <text:p>0,00017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997" calcext:value-type="float">
            <text:p>0,00100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195" calcext:value-type="float">
            <text:p>0,000927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5162" calcext:value-type="float">
            <text:p>0,000955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733" calcext:value-type="float">
            <text:p>0,000160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077" calcext:value-type="float">
            <text:p>0,00101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8281" calcext:value-type="float">
            <text:p>0,000988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656" calcext:value-type="float">
            <text:p>0,00101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527" calcext:value-type="float">
            <text:p>0,00016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387" calcext:value-type="float">
            <text:p>0,00109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21" calcext:value-type="float">
            <text:p>0,001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6767" calcext:value-type="float">
            <text:p>0,000996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9" calcext:value-type="float">
            <text:p>0,000000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1" calcext:value-type="float">
            <text:p>0,00015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2223" calcext:value-type="float">
            <text:p>0,000992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7468" calcext:value-type="float">
            <text:p>0,000917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6354" calcext:value-type="float">
            <text:p>0,000986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5516" calcext:value-type="float">
            <text:p>0,000165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655" calcext:value-type="float">
            <text:p>0,00105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8503" calcext:value-type="float">
            <text:p>0,000988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505" calcext:value-type="float">
            <text:p>0,00100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39" calcext:value-type="float">
            <text:p>0,000159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246" calcext:value-type="float">
            <text:p>0,00103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4292" calcext:value-type="float">
            <text:p>0,000914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5142" calcext:value-type="float">
            <text:p>0,000915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419" calcext:value-type="float">
            <text:p>0,000158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362" calcext:value-type="float">
            <text:p>0,00100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0656" calcext:value-type="float">
            <text:p>0,000980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38" calcext:value-type="float">
            <text:p>0,00101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55" calcext:value-type="float">
            <text:p>0,000160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343" calcext:value-type="float">
            <text:p>0,00105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6064" calcext:value-type="float">
            <text:p>0,000986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7187" calcext:value-type="float">
            <text:p>0,00097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33" calcext:value-type="float">
            <text:p>0,000159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0931" calcext:value-type="float">
            <text:p>0,000970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6801" calcext:value-type="float">
            <text:p>0,000956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302" calcext:value-type="float">
            <text:p>0,00101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1" calcext:value-type="float">
            <text:p>0,000000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378" calcext:value-type="float">
            <text:p>0,000160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48" calcext:value-type="float">
            <text:p>0,0010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5556" calcext:value-type="float">
            <text:p>0,000985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42" calcext:value-type="float">
            <text:p>0,0009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35" calcext:value-type="float">
            <text:p>0,00016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949" calcext:value-type="float">
            <text:p>0,00105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6203" calcext:value-type="float">
            <text:p>0,000926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579" calcext:value-type="float">
            <text:p>0,00092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459" calcext:value-type="float">
            <text:p>0,000162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909" calcext:value-type="float">
            <text:p>0,000993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4829" calcext:value-type="float">
            <text:p>0,000914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6543" calcext:value-type="float">
            <text:p>0,000936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006" calcext:value-type="float">
            <text:p>0,000159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9777" calcext:value-type="float">
            <text:p>0,000989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9082" calcext:value-type="float">
            <text:p>0,000919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1418" calcext:value-type="float">
            <text:p>0,000961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997" calcext:value-type="float">
            <text:p>0,000158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7309" calcext:value-type="float">
            <text:p>0,000987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4246" calcext:value-type="float">
            <text:p>0,000934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086" calcext:value-type="float">
            <text:p>0,000995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9" calcext:value-type="float">
            <text:p>0,0000000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08" calcext:value-type="float">
            <text:p>0,00015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269" calcext:value-type="float">
            <text:p>0,00107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2572" calcext:value-type="float">
            <text:p>0,000992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381" calcext:value-type="float">
            <text:p>0,00100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41" calcext:value-type="float">
            <text:p>0,000000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693" calcext:value-type="float">
            <text:p>0,000160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432" calcext:value-type="float">
            <text:p>0,00112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6786" calcext:value-type="float">
            <text:p>0,000926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0912" calcext:value-type="float">
            <text:p>0,000960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16" calcext:value-type="float">
            <text:p>0,000159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872" calcext:value-type="float">
            <text:p>0,00105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3574" calcext:value-type="float">
            <text:p>0,000993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005" calcext:value-type="float">
            <text:p>0,00101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186" calcext:value-type="float">
            <text:p>0,000159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635" calcext:value-type="float">
            <text:p>0,00105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2408" calcext:value-type="float">
            <text:p>0,000922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1963" calcext:value-type="float">
            <text:p>0,00095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722" calcext:value-type="float">
            <text:p>0,000159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543" calcext:value-type="float">
            <text:p>0,00103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5877" calcext:value-type="float">
            <text:p>0,000985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81" calcext:value-type="float">
            <text:p>0,00101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29" calcext:value-type="float">
            <text:p>0,000159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651" calcext:value-type="float">
            <text:p>0,00106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8063" calcext:value-type="float">
            <text:p>0,000978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902" calcext:value-type="float">
            <text:p>0,00110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4" calcext:value-type="float">
            <text:p>0,00016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858" calcext:value-type="float">
            <text:p>0,0010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549" calcext:value-type="float">
            <text:p>0,00102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762" calcext:value-type="float">
            <text:p>0,00104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2117" calcext:value-type="float">
            <text:p>0,000212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467" calcext:value-type="float">
            <text:p>0,00107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72" calcext:value-type="float">
            <text:p>0,00101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75" calcext:value-type="float">
            <text:p>0,00101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801" calcext:value-type="float">
            <text:p>0,000159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803" calcext:value-type="float">
            <text:p>0,00116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4668" calcext:value-type="float">
            <text:p>0,00093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4839" calcext:value-type="float">
            <text:p>0,000984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781" calcext:value-type="float">
            <text:p>0,000158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842" calcext:value-type="float">
            <text:p>0,00107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067" calcext:value-type="float">
            <text:p>0,00100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773" calcext:value-type="float">
            <text:p>0,00101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61" calcext:value-type="float">
            <text:p>0,000160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404" calcext:value-type="float">
            <text:p>0,00109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6931" calcext:value-type="float">
            <text:p>0,000936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5535" calcext:value-type="float">
            <text:p>0,000935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626" calcext:value-type="float">
            <text:p>0,000158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212" calcext:value-type="float">
            <text:p>0,0010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256" calcext:value-type="float">
            <text:p>0,00100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285" calcext:value-type="float">
            <text:p>0,00100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8434" calcext:value-type="float">
            <text:p>0,000168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566" calcext:value-type="float">
            <text:p>0,00105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6884" calcext:value-type="float">
            <text:p>0,000996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1625" calcext:value-type="float">
            <text:p>0,000951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354" calcext:value-type="float">
            <text:p>0,000159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753" calcext:value-type="float">
            <text:p>0,000995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1152" calcext:value-type="float">
            <text:p>0,000971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723" calcext:value-type="float">
            <text:p>0,00100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632" calcext:value-type="float">
            <text:p>0,000159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779" calcext:value-type="float">
            <text:p>0,00107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799" calcext:value-type="float">
            <text:p>0,00100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856" calcext:value-type="float">
            <text:p>0,00104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628" calcext:value-type="float">
            <text:p>0,000160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425" calcext:value-type="float">
            <text:p>0,00124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3551" calcext:value-type="float">
            <text:p>0,000963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357" calcext:value-type="float">
            <text:p>0,00100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45" calcext:value-type="float">
            <text:p>0,000159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044" calcext:value-type="float">
            <text:p>0,00107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9869" calcext:value-type="float">
            <text:p>0,000999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075" calcext:value-type="float">
            <text:p>0,00104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321" calcext:value-type="float">
            <text:p>0,000163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383" calcext:value-type="float">
            <text:p>0,00108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965" calcext:value-type="float">
            <text:p>0,00106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2102" calcext:value-type="float">
            <text:p>0,000972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476" calcext:value-type="float">
            <text:p>0,000160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715" calcext:value-type="float">
            <text:p>0,00105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5142" calcext:value-type="float">
            <text:p>0,00093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6926" calcext:value-type="float">
            <text:p>0,000946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304" calcext:value-type="float">
            <text:p>0,000160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404" calcext:value-type="float">
            <text:p>0,00130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732" calcext:value-type="float">
            <text:p>0,00116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39" calcext:value-type="float">
            <text:p>0,0011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04063" calcext:value-type="float">
            <text:p>0,000204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881" calcext:value-type="float">
            <text:p>0,0012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073" calcext:value-type="float">
            <text:p>0,00124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816" calcext:value-type="float">
            <text:p>0,00124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83" calcext:value-type="float">
            <text:p>0,000000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252" calcext:value-type="float">
            <text:p>0,000181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5524" calcext:value-type="float">
            <text:p>0,00145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751" calcext:value-type="float">
            <text:p>0,00124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0818" calcext:value-type="float">
            <text:p>0,00120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9729" calcext:value-type="float">
            <text:p>0,000189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423" calcext:value-type="float">
            <text:p>0,00128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65" calcext:value-type="float">
            <text:p>0,00124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624" calcext:value-type="float">
            <text:p>0,00126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6656" calcext:value-type="float">
            <text:p>0,000186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772" calcext:value-type="float">
            <text:p>0,00138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169" calcext:value-type="float">
            <text:p>0,00124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904" calcext:value-type="float">
            <text:p>0,00122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747" calcext:value-type="float">
            <text:p>0,000181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841" calcext:value-type="float">
            <text:p>0,00127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096" calcext:value-type="float">
            <text:p>0,00119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998" calcext:value-type="float">
            <text:p>0,00124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518" calcext:value-type="float">
            <text:p>0,000180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301" calcext:value-type="float">
            <text:p>0,00136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101" calcext:value-type="float">
            <text:p>0,00123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962" calcext:value-type="float">
            <text:p>0,00124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651" calcext:value-type="float">
            <text:p>0,000185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7015" calcext:value-type="float">
            <text:p>0,00137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012" calcext:value-type="float">
            <text:p>0,00116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449" calcext:value-type="float">
            <text:p>0,00121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596" calcext:value-type="float">
            <text:p>0,000185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085" calcext:value-type="float">
            <text:p>0,00135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51" calcext:value-type="float">
            <text:p>0,0012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573" calcext:value-type="float">
            <text:p>0,00123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943" calcext:value-type="float">
            <text:p>0,000182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0861" calcext:value-type="float">
            <text:p>0,00140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664" calcext:value-type="float">
            <text:p>0,00116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365" calcext:value-type="float">
            <text:p>0,00123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212" calcext:value-type="float">
            <text:p>0,000182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067" calcext:value-type="float">
            <text:p>0,00136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068" calcext:value-type="float">
            <text:p>0,00124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37" calcext:value-type="float">
            <text:p>0,0012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823" calcext:value-type="float">
            <text:p>0,000180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9702" calcext:value-type="float">
            <text:p>0,00139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877" calcext:value-type="float">
            <text:p>0,00116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592" calcext:value-type="float">
            <text:p>0,00118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12" calcext:value-type="float">
            <text:p>0,000180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803" calcext:value-type="float">
            <text:p>0,00134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81" calcext:value-type="float">
            <text:p>0,00124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191" calcext:value-type="float">
            <text:p>0,00128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684" calcext:value-type="float">
            <text:p>0,000181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897" calcext:value-type="float">
            <text:p>0,00130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305" calcext:value-type="float">
            <text:p>0,00116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328" calcext:value-type="float">
            <text:p>0,00116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535" calcext:value-type="float">
            <text:p>0,000185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463" calcext:value-type="float">
            <text:p>0,00128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59" calcext:value-type="float">
            <text:p>0,00117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599" calcext:value-type="float">
            <text:p>0,00121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64" calcext:value-type="float">
            <text:p>0,00018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784" calcext:value-type="float">
            <text:p>0,00128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455" calcext:value-type="float">
            <text:p>0,00117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909" calcext:value-type="float">
            <text:p>0,00116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08363" calcext:value-type="float">
            <text:p>0,000208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662" calcext:value-type="float">
            <text:p>0,00127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34" calcext:value-type="float">
            <text:p>0,0011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319" calcext:value-type="float">
            <text:p>0,00118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6243" calcext:value-type="float">
            <text:p>0,000186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589" calcext:value-type="float">
            <text:p>0,00127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309" calcext:value-type="float">
            <text:p>0,00116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91" calcext:value-type="float">
            <text:p>0,00117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90718" calcext:value-type="float">
            <text:p>0,0001907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873" calcext:value-type="float">
            <text:p>0,00131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312" calcext:value-type="float">
            <text:p>0,00125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802" calcext:value-type="float">
            <text:p>0,00128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126" calcext:value-type="float">
            <text:p>0,000181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044" calcext:value-type="float">
            <text:p>0,00135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932" calcext:value-type="float">
            <text:p>0,00127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649" calcext:value-type="float">
            <text:p>0,00115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891" calcext:value-type="float">
            <text:p>0,000183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942" calcext:value-type="float">
            <text:p>0,00130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64" calcext:value-type="float">
            <text:p>0,0012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9" calcext:value-type="float">
            <text:p>0,0012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441" calcext:value-type="float">
            <text:p>0,000185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1019" calcext:value-type="float">
            <text:p>0,00141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326" calcext:value-type="float">
            <text:p>0,00126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102" calcext:value-type="float">
            <text:p>0,00117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12" calcext:value-type="float">
            <text:p>0,00018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053" calcext:value-type="float">
            <text:p>0,00131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684" calcext:value-type="float">
            <text:p>0,00126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438" calcext:value-type="float">
            <text:p>0,00125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992" calcext:value-type="float">
            <text:p>0,000181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382" calcext:value-type="float">
            <text:p>0,00136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292" calcext:value-type="float">
            <text:p>0,00123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291" calcext:value-type="float">
            <text:p>0,00119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558" calcext:value-type="float">
            <text:p>0,000180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501" calcext:value-type="float">
            <text:p>0,00126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0989" calcext:value-type="float">
            <text:p>0,00120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851" calcext:value-type="float">
            <text:p>0,00124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131" calcext:value-type="float">
            <text:p>0,000181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781" calcext:value-type="float">
            <text:p>0,00134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626" calcext:value-type="float">
            <text:p>0,00126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248" calcext:value-type="float">
            <text:p>0,00125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339" calcext:value-type="float">
            <text:p>0,000181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543" calcext:value-type="float">
            <text:p>0,00127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725" calcext:value-type="float">
            <text:p>0,00121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354" calcext:value-type="float">
            <text:p>0,00125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6993" calcext:value-type="float">
            <text:p>0,000186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202" calcext:value-type="float">
            <text:p>0,00134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774" calcext:value-type="float">
            <text:p>0,00124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324" calcext:value-type="float">
            <text:p>0,00127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4696" calcext:value-type="float">
            <text:p>0,000184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574" calcext:value-type="float">
            <text:p>0,00127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778" calcext:value-type="float">
            <text:p>0,00116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457" calcext:value-type="float">
            <text:p>0,00116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967" calcext:value-type="float">
            <text:p>0,000180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039" calcext:value-type="float">
            <text:p>0,00126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986" calcext:value-type="float">
            <text:p>0,00115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" calcext:value-type="float">
            <text:p>0,001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268" calcext:value-type="float">
            <text:p>0,000181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5979" calcext:value-type="float">
            <text:p>0,00165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925" calcext:value-type="float">
            <text:p>0,00121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897" calcext:value-type="float">
            <text:p>0,00129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99" calcext:value-type="float">
            <text:p>0,000000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7558" calcext:value-type="float">
            <text:p>0,000187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404" calcext:value-type="float">
            <text:p>0,00136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884" calcext:value-type="float">
            <text:p>0,00123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797" calcext:value-type="float">
            <text:p>0,00123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668" calcext:value-type="float">
            <text:p>0,000185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2475" calcext:value-type="float">
            <text:p>0,00132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771" calcext:value-type="float">
            <text:p>0,00115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758" calcext:value-type="float">
            <text:p>0,00118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886" calcext:value-type="float">
            <text:p>0,000181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152" calcext:value-type="float">
            <text:p>0,00135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348" calcext:value-type="float">
            <text:p>0,00124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183" calcext:value-type="float">
            <text:p>0,00125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044" calcext:value-type="float">
            <text:p>0,000181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288" calcext:value-type="float">
            <text:p>0,00135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493" calcext:value-type="float">
            <text:p>0,00116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921" calcext:value-type="float">
            <text:p>0,00117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61" calcext:value-type="float">
            <text:p>0,000000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217" calcext:value-type="float">
            <text:p>0,000183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956" calcext:value-type="float">
            <text:p>0,00126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39" calcext:value-type="float">
            <text:p>0,00117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986" calcext:value-type="float">
            <text:p>0,00116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456" calcext:value-type="float">
            <text:p>0,00018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961" calcext:value-type="float">
            <text:p>0,00128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67" calcext:value-type="float">
            <text:p>0,00117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601" calcext:value-type="float">
            <text:p>0,00119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338" calcext:value-type="float">
            <text:p>0,000185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916" calcext:value-type="float">
            <text:p>0,00128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43" calcext:value-type="float">
            <text:p>0,00117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131" calcext:value-type="float">
            <text:p>0,00117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066" calcext:value-type="float">
            <text:p>0,000181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181" calcext:value-type="float">
            <text:p>0,00127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65" calcext:value-type="float">
            <text:p>0,0011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427" calcext:value-type="float">
            <text:p>0,00121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95" calcext:value-type="float">
            <text:p>0,000180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99" calcext:value-type="float">
            <text:p>0,0013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446" calcext:value-type="float">
            <text:p>0,00124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404" calcext:value-type="float">
            <text:p>0,00129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212" calcext:value-type="float">
            <text:p>0,000182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995" calcext:value-type="float">
            <text:p>0,00135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826" calcext:value-type="float">
            <text:p>0,00122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896" calcext:value-type="float">
            <text:p>0,00117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844" calcext:value-type="float">
            <text:p>0,000181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987" calcext:value-type="float">
            <text:p>0,00127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199" calcext:value-type="float">
            <text:p>0,00124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23" calcext:value-type="float">
            <text:p>0,00124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679" calcext:value-type="float">
            <text:p>0,000181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523" calcext:value-type="float">
            <text:p>0,00134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461" calcext:value-type="float">
            <text:p>0,00123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0544" calcext:value-type="float">
            <text:p>0,00120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271" calcext:value-type="float">
            <text:p>0,0000002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97528" calcext:value-type="float">
            <text:p>0,000197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552" calcext:value-type="float">
            <text:p>0,00124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815" calcext:value-type="float">
            <text:p>0,00118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955" calcext:value-type="float">
            <text:p>0,00125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095" calcext:value-type="float">
            <text:p>0,000185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128" calcext:value-type="float">
            <text:p>0,00136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051" calcext:value-type="float">
            <text:p>0,00124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7" calcext:value-type="float">
            <text:p>0,001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091" calcext:value-type="float">
            <text:p>0,000185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36" calcext:value-type="float">
            <text:p>0,0012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8" calcext:value-type="float">
            <text:p>0,0011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408" calcext:value-type="float">
            <text:p>0,00124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693" calcext:value-type="float">
            <text:p>0,000181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086" calcext:value-type="float">
            <text:p>0,00136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517" calcext:value-type="float">
            <text:p>0,00126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271" calcext:value-type="float">
            <text:p>0,00127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258" calcext:value-type="float">
            <text:p>0,000181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684" calcext:value-type="float">
            <text:p>0,00128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936" calcext:value-type="float">
            <text:p>0,00116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661" calcext:value-type="float">
            <text:p>0,00124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763" calcext:value-type="float">
            <text:p>0,000180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464" calcext:value-type="float">
            <text:p>0,00136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547" calcext:value-type="float">
            <text:p>0,00123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634" calcext:value-type="float">
            <text:p>0,00130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704" calcext:value-type="float">
            <text:p>0,000182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826" calcext:value-type="float">
            <text:p>0,00138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917" calcext:value-type="float">
            <text:p>0,00117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1529" calcext:value-type="float">
            <text:p>0,00121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482" calcext:value-type="float">
            <text:p>0,000181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3953" calcext:value-type="float">
            <text:p>0,00133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923" calcext:value-type="float">
            <text:p>0,00123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447" calcext:value-type="float">
            <text:p>0,00123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107" calcext:value-type="float">
            <text:p>0,000181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0465" calcext:value-type="float">
            <text:p>0,00140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703" calcext:value-type="float">
            <text:p>0,00116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687" calcext:value-type="float">
            <text:p>0,00115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406" calcext:value-type="float">
            <text:p>0,0000004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354" calcext:value-type="float">
            <text:p>0,000182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298" calcext:value-type="float">
            <text:p>0,00138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905" calcext:value-type="float">
            <text:p>0,00126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474" calcext:value-type="float">
            <text:p>0,00126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856" calcext:value-type="float">
            <text:p>0,000181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758" calcext:value-type="float">
            <text:p>0,00138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254" calcext:value-type="float">
            <text:p>0,00116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63" calcext:value-type="float">
            <text:p>0,00117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75" calcext:value-type="float">
            <text:p>0,00018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243" calcext:value-type="float">
            <text:p>0,00128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512" calcext:value-type="float">
            <text:p>0,00115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6" calcext:value-type="float">
            <text:p>0,0011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752" calcext:value-type="float">
            <text:p>0,000180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68" calcext:value-type="float">
            <text:p>0,0012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158" calcext:value-type="float">
            <text:p>0,00115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73" calcext:value-type="float">
            <text:p>0,0011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86" calcext:value-type="float">
            <text:p>0,00018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923" calcext:value-type="float">
            <text:p>0,00125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379" calcext:value-type="float">
            <text:p>0,00117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387" calcext:value-type="float">
            <text:p>0,00118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0193" calcext:value-type="float">
            <text:p>0,00020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923" calcext:value-type="float">
            <text:p>0,00128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483" calcext:value-type="float">
            <text:p>0,00116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914" calcext:value-type="float">
            <text:p>0,00117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4627" calcext:value-type="float">
            <text:p>0,000184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254" calcext:value-type="float">
            <text:p>0,00131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879" calcext:value-type="float">
            <text:p>0,00125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041" calcext:value-type="float">
            <text:p>0,00125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4928" calcext:value-type="float">
            <text:p>0,000184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864" calcext:value-type="float">
            <text:p>0,00136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463" calcext:value-type="float">
            <text:p>0,00124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444" calcext:value-type="float">
            <text:p>0,00116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35" calcext:value-type="float">
            <text:p>0,000180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304" calcext:value-type="float">
            <text:p>0,00130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324" calcext:value-type="float">
            <text:p>0,00123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755" calcext:value-type="float">
            <text:p>0,00125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892" calcext:value-type="float">
            <text:p>0,000183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179" calcext:value-type="float">
            <text:p>0,0013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53" calcext:value-type="float">
            <text:p>0,0012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17" calcext:value-type="float">
            <text:p>0,0012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6142" calcext:value-type="float">
            <text:p>0,000186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652" calcext:value-type="float">
            <text:p>0,00134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728" calcext:value-type="float">
            <text:p>0,00124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547" calcext:value-type="float">
            <text:p>0,00126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101" calcext:value-type="float">
            <text:p>0,000000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89" calcext:value-type="float">
            <text:p>0,00018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7192" calcext:value-type="float">
            <text:p>0,00137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245" calcext:value-type="float">
            <text:p>0,00125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128" calcext:value-type="float">
            <text:p>0,00129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399" calcext:value-type="float">
            <text:p>0,000181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791" calcext:value-type="float">
            <text:p>0,00128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677" calcext:value-type="float">
            <text:p>0,0013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794" calcext:value-type="float">
            <text:p>0,00128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084" calcext:value-type="float">
            <text:p>0,000182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2463" calcext:value-type="float">
            <text:p>0,00142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605" calcext:value-type="float">
            <text:p>0,0013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209" calcext:value-type="float">
            <text:p>0,00127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229" calcext:value-type="float">
            <text:p>0,000181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9159" calcext:value-type="float">
            <text:p>0,00149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8565" calcext:value-type="float">
            <text:p>0,00218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94395" calcext:value-type="float">
            <text:p>0,00194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659" calcext:value-type="float">
            <text:p>0,000233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1787" calcext:value-type="float">
            <text:p>0,00181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6735" calcext:value-type="float">
            <text:p>0,00186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88" calcext:value-type="float">
            <text:p>0,0012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04246" calcext:value-type="float">
            <text:p>0,000204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0148" calcext:value-type="float">
            <text:p>0,00170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7288" calcext:value-type="float">
            <text:p>0,00137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605" calcext:value-type="float">
            <text:p>0,00129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325" calcext:value-type="float">
            <text:p>0,00022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2152" calcext:value-type="float">
            <text:p>0,00232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3513" calcext:value-type="float">
            <text:p>0,00183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324" calcext:value-type="float">
            <text:p>0,00131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961" calcext:value-type="float">
            <text:p>0,000181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1414" calcext:value-type="float">
            <text:p>0,00141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3177" calcext:value-type="float">
            <text:p>0,00133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027" calcext:value-type="float">
            <text:p>0,00126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36" calcext:value-type="float">
            <text:p>0,000180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364" calcext:value-type="float">
            <text:p>0,00136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663" calcext:value-type="float">
            <text:p>0,00116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099" calcext:value-type="float">
            <text:p>0,00119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372" calcext:value-type="float">
            <text:p>0,0001813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8" calcext:value-type="float">
            <text:p>0,001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617" calcext:value-type="float">
            <text:p>0,00123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054" calcext:value-type="float">
            <text:p>0,00124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45" calcext:value-type="float">
            <text:p>0,000180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331" calcext:value-type="float">
            <text:p>0,00134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156" calcext:value-type="float">
            <text:p>0,00118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823" calcext:value-type="float">
            <text:p>0,00116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097" calcext:value-type="float">
            <text:p>0,000185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7447" calcext:value-type="float">
            <text:p>0,0013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404" calcext:value-type="float">
            <text:p>0,00124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979" calcext:value-type="float">
            <text:p>0,00123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6106" calcext:value-type="float">
            <text:p>0,000186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543" calcext:value-type="float">
            <text:p>0,00129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785" calcext:value-type="float">
            <text:p>0,00115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45" calcext:value-type="float">
            <text:p>0,0011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185" calcext:value-type="float">
            <text:p>0,000180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402" calcext:value-type="float">
            <text:p>0,00126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202" calcext:value-type="float">
            <text:p>0,00115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807" calcext:value-type="float">
            <text:p>0,00116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77" calcext:value-type="float">
            <text:p>0,000180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0488" calcext:value-type="float">
            <text:p>0,00130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366" calcext:value-type="float">
            <text:p>0,00115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96" calcext:value-type="float">
            <text:p>0,0011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268" calcext:value-type="float">
            <text:p>0,000180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542" calcext:value-type="float">
            <text:p>0,00131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724" calcext:value-type="float">
            <text:p>0,00124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221" calcext:value-type="float">
            <text:p>0,00125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454" calcext:value-type="float">
            <text:p>0,000181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432" calcext:value-type="float">
            <text:p>0,00138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583" calcext:value-type="float">
            <text:p>0,00124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625" calcext:value-type="float">
            <text:p>0,00118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283" calcext:value-type="float">
            <text:p>0,000181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204" calcext:value-type="float">
            <text:p>0,00126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227" calcext:value-type="float">
            <text:p>0,00123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167" calcext:value-type="float">
            <text:p>0,00126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554" calcext:value-type="float">
            <text:p>0,000181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063" calcext:value-type="float">
            <text:p>0,00135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746" calcext:value-type="float">
            <text:p>0,00122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328" calcext:value-type="float">
            <text:p>0,00118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4223" calcext:value-type="float">
            <text:p>0,000184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675" calcext:value-type="float">
            <text:p>0,00125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121" calcext:value-type="float">
            <text:p>0,00119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222" calcext:value-type="float">
            <text:p>0,00125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603" calcext:value-type="float">
            <text:p>0,000180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995" calcext:value-type="float">
            <text:p>0,00135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382" calcext:value-type="float">
            <text:p>0,00124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127" calcext:value-type="float">
            <text:p>0,00125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195" calcext:value-type="float">
            <text:p>0,000181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464" calcext:value-type="float">
            <text:p>0,00125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104" calcext:value-type="float">
            <text:p>0,00115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033" calcext:value-type="float">
            <text:p>0,00122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156" calcext:value-type="float">
            <text:p>0,000181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666" calcext:value-type="float">
            <text:p>0,00134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708" calcext:value-type="float">
            <text:p>0,00122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23" calcext:value-type="float">
            <text:p>0,00124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763" calcext:value-type="float">
            <text:p>0,000180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7127" calcext:value-type="float">
            <text:p>0,00137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094" calcext:value-type="float">
            <text:p>0,00115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292" calcext:value-type="float">
            <text:p>0,00118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7933" calcext:value-type="float">
            <text:p>0,000187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655" calcext:value-type="float">
            <text:p>0,0013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526" calcext:value-type="float">
            <text:p>0,00123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62" calcext:value-type="float">
            <text:p>0,0012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819" calcext:value-type="float">
            <text:p>0,000182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028" calcext:value-type="float">
            <text:p>0,00131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57" calcext:value-type="float">
            <text:p>0,0011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734" calcext:value-type="float">
            <text:p>0,00115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796" calcext:value-type="float">
            <text:p>0,000180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022" calcext:value-type="float">
            <text:p>0,00125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512" calcext:value-type="float">
            <text:p>0,00115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991" calcext:value-type="float">
            <text:p>0,00115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235" calcext:value-type="float">
            <text:p>0,000183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877" calcext:value-type="float">
            <text:p>0,00124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13" calcext:value-type="float">
            <text:p>0,00117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096" calcext:value-type="float">
            <text:p>0,00116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071" calcext:value-type="float">
            <text:p>0,000183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857" calcext:value-type="float">
            <text:p>0,00129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326" calcext:value-type="float">
            <text:p>0,00122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783" calcext:value-type="float">
            <text:p>0,00117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199" calcext:value-type="float">
            <text:p>0,000180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11" calcext:value-type="float">
            <text:p>0,0012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549" calcext:value-type="float">
            <text:p>0,00116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0344" calcext:value-type="float">
            <text:p>0,00140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5547" calcext:value-type="float">
            <text:p>0,000185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2704" calcext:value-type="float">
            <text:p>0,00142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3896" calcext:value-type="float">
            <text:p>0,00133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629" calcext:value-type="float">
            <text:p>0,00129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0306" calcext:value-type="float">
            <text:p>0,000180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4427" calcext:value-type="float">
            <text:p>0,00134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803" calcext:value-type="float">
            <text:p>0,00123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213" calcext:value-type="float">
            <text:p>0,00117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667" calcext:value-type="float">
            <text:p>0,000181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483" calcext:value-type="float">
            <text:p>0,00126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231" calcext:value-type="float">
            <text:p>0,00124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4975" calcext:value-type="float">
            <text:p>0,00124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3225" calcext:value-type="float">
            <text:p>0,000183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0764" calcext:value-type="float">
            <text:p>0,00140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772" calcext:value-type="float">
            <text:p>0,00126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579" calcext:value-type="float">
            <text:p>0,00122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798" calcext:value-type="float">
            <text:p>0,000181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38" calcext:value-type="float">
            <text:p>0,0012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911" calcext:value-type="float">
            <text:p>0,0011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035" calcext:value-type="float">
            <text:p>0,00127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2592" calcext:value-type="float">
            <text:p>0,000182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081" calcext:value-type="float">
            <text:p>0,00135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684" calcext:value-type="float">
            <text:p>0,00123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36" calcext:value-type="float">
            <text:p>0,0012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92806" calcext:value-type="float">
            <text:p>0,000192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4473" calcext:value-type="float">
            <text:p>0,00144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769" calcext:value-type="float">
            <text:p>0,00116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008" calcext:value-type="float">
            <text:p>0,00126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181506" calcext:value-type="float">
            <text:p>0,000181506</text:p>
          </table:table-cell>
        </table:table-row>
      </table:table>
      <table:table table:name="Tabla dinámica_search_by_username_realusers_1" table:style-name="ta1">
        <table:shapes>
          <draw:frame draw:z-index="0" draw:style-name="gr1" draw:text-style-name="P1" svg:width="15.999cm" svg:height="8.999cm" svg:x="16.8cm" svg:y="0.615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2517" calcext:value-type="float">
            <text:p>0,00000002517</text:p>
          </table:table-cell>
          <table:table-cell table:style-name="ce14" office:value-type="float" office:value="0.00005478028" calcext:value-type="float">
            <text:p>0,00005478028</text:p>
          </table:table-cell>
          <table:table-cell table:style-name="ce14" office:value-type="float" office:value="0.00005546224" calcext:value-type="float">
            <text:p>0,00005546224</text:p>
          </table:table-cell>
          <table:table-cell table:style-name="ce14" office:value-type="float" office:value="0.00005583068" calcext:value-type="float">
            <text:p>0,00005583068</text:p>
          </table:table-cell>
          <table:table-cell table:style-name="ce18" office:value-type="float" office:value="0.00000683957" calcext:value-type="float">
            <text:p>0,00000683957</text:p>
          </table:table-cell>
          <table:table-cell table:style-name="ce24" office:value-type="float" office:value="0.000034587588" calcext:value-type="float">
            <text:p>0,0000345875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2147" calcext:value-type="float">
            <text:p>0,00000002147</text:p>
          </table:table-cell>
          <table:table-cell office:value-type="float" office:value="0.0001115433" calcext:value-type="float">
            <text:p>0,0001115433</text:p>
          </table:table-cell>
          <table:table-cell office:value-type="float" office:value="0.00012030696" calcext:value-type="float">
            <text:p>0,00012030696</text:p>
          </table:table-cell>
          <table:table-cell office:value-type="float" office:value="0.00011062298" calcext:value-type="float">
            <text:p>0,00011062298</text:p>
          </table:table-cell>
          <table:table-cell office:value-type="float" office:value="0.00002284151" calcext:value-type="float">
            <text:p>0,00002284151</text:p>
          </table:table-cell>
          <table:table-cell office:value-type="float" office:value="0.0000730672439999999" calcext:value-type="float">
            <text:p>0,0000730672439999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2445" calcext:value-type="float">
            <text:p>0,00000002445</text:p>
          </table:table-cell>
          <table:table-cell office:value-type="float" office:value="0.00021738409" calcext:value-type="float">
            <text:p>0,00021738409</text:p>
          </table:table-cell>
          <table:table-cell office:value-type="float" office:value="0.00021725156" calcext:value-type="float">
            <text:p>0,00021725156</text:p>
          </table:table-cell>
          <table:table-cell office:value-type="float" office:value="0.0002168117" calcext:value-type="float">
            <text:p>0,0002168117</text:p>
          </table:table-cell>
          <table:table-cell office:value-type="float" office:value="0.00004957734" calcext:value-type="float">
            <text:p>0,00004957734</text:p>
          </table:table-cell>
          <table:table-cell office:value-type="float" office:value="0.000140209828" calcext:value-type="float">
            <text:p>0,0001402098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3043" calcext:value-type="float">
            <text:p>0,00000003043</text:p>
          </table:table-cell>
          <table:table-cell office:value-type="float" office:value="0.00054838552" calcext:value-type="float">
            <text:p>0,00054838552</text:p>
          </table:table-cell>
          <table:table-cell office:value-type="float" office:value="0.00058542596" calcext:value-type="float">
            <text:p>0,00058542596</text:p>
          </table:table-cell>
          <table:table-cell office:value-type="float" office:value="0.00058019544" calcext:value-type="float">
            <text:p>0,00058019544</text:p>
          </table:table-cell>
          <table:table-cell office:value-type="float" office:value="0.00011802387" calcext:value-type="float">
            <text:p>0,00011802387</text:p>
          </table:table-cell>
          <table:table-cell office:value-type="float" office:value="0.000366412244" calcext:value-type="float">
            <text:p>0,00036641224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3049" calcext:value-type="float">
            <text:p>0,00000003049</text:p>
          </table:table-cell>
          <table:table-cell office:value-type="float" office:value="0.00068212368" calcext:value-type="float">
            <text:p>0,00068212368</text:p>
          </table:table-cell>
          <table:table-cell office:value-type="float" office:value="0.00070125929" calcext:value-type="float">
            <text:p>0,00070125929</text:p>
          </table:table-cell>
          <table:table-cell office:value-type="float" office:value="0.0006514448" calcext:value-type="float">
            <text:p>0,0006514448</text:p>
          </table:table-cell>
          <table:table-cell office:value-type="float" office:value="0.00013361072" calcext:value-type="float">
            <text:p>0,00013361072</text:p>
          </table:table-cell>
          <table:table-cell office:value-type="float" office:value="0.000433693796" calcext:value-type="float">
            <text:p>0,0004336937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1999" calcext:value-type="float">
            <text:p>0,00000001999</text:p>
          </table:table-cell>
          <table:table-cell office:value-type="float" office:value="0.000771025150000001" calcext:value-type="float">
            <text:p>0,000771025150000001</text:p>
          </table:table-cell>
          <table:table-cell office:value-type="float" office:value="0.00082656607" calcext:value-type="float">
            <text:p>0,00082656607</text:p>
          </table:table-cell>
          <table:table-cell office:value-type="float" office:value="0.00077546064" calcext:value-type="float">
            <text:p>0,00077546064</text:p>
          </table:table-cell>
          <table:table-cell office:value-type="float" office:value="0.00014444957" calcext:value-type="float">
            <text:p>0,00014444957</text:p>
          </table:table-cell>
          <table:table-cell office:value-type="float" office:value="0.000503504283999999" calcext:value-type="float">
            <text:p>0,00050350428399999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3178" calcext:value-type="float">
            <text:p>0,00000003178</text:p>
          </table:table-cell>
          <table:table-cell office:value-type="float" office:value="0.00103123768" calcext:value-type="float">
            <text:p>0,00103123768</text:p>
          </table:table-cell>
          <table:table-cell office:value-type="float" office:value="0.00111842759" calcext:value-type="float">
            <text:p>0,00111842759</text:p>
          </table:table-cell>
          <table:table-cell office:value-type="float" office:value="0.00103925924" calcext:value-type="float">
            <text:p>0,00103925924</text:p>
          </table:table-cell>
          <table:table-cell office:value-type="float" office:value="0.00017119994" calcext:value-type="float">
            <text:p>0,00017119994</text:p>
          </table:table-cell>
          <table:table-cell office:value-type="float" office:value="0.000672031246" calcext:value-type="float">
            <text:p>0,000672031246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002841" calcext:value-type="float">
            <text:p>0,00000002841</text:p>
          </table:table-cell>
          <table:table-cell table:style-name="ce16" office:value-type="float" office:value="0.0012375235" calcext:value-type="float">
            <text:p>0,0012375235</text:p>
          </table:table-cell>
          <table:table-cell table:style-name="ce16" office:value-type="float" office:value="0.0013523835" calcext:value-type="float">
            <text:p>0,0013523835</text:p>
          </table:table-cell>
          <table:table-cell table:style-name="ce16" office:value-type="float" office:value="0.0012338488" calcext:value-type="float">
            <text:p>0,0012338488</text:p>
          </table:table-cell>
          <table:table-cell table:style-name="ce20" office:value-type="float" office:value="0.00018475156" calcext:value-type="float">
            <text:p>0,00018475156</text:p>
          </table:table-cell>
          <table:table-cell table:style-name="ce26" office:value-type="float" office:value="0.000801707154000001" calcext:value-type="float">
            <text:p>0,000801707154000001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2652375" calcext:value-type="float">
            <text:p>0,00000002652375</text:p>
          </table:table-cell>
          <table:table-cell table:style-name="ce17" office:value-type="float" office:value="0.0005817504" calcext:value-type="float">
            <text:p>0,0005817504</text:p>
          </table:table-cell>
          <table:table-cell table:style-name="ce17" office:value-type="float" office:value="0.00062213539625" calcext:value-type="float">
            <text:p>0,00062213539625</text:p>
          </table:table-cell>
          <table:table-cell table:style-name="ce17" office:value-type="float" office:value="0.000582934285" calcext:value-type="float">
            <text:p>0,000582934285</text:p>
          </table:table-cell>
          <table:table-cell table:style-name="ce21" office:value-type="float" office:value="0.00010391176" calcext:value-type="float">
            <text:p>0,00010391176</text:p>
          </table:table-cell>
          <table:table-cell table:style-name="ce27" office:value-type="float" office:value="0.000378151673" calcext:value-type="float">
            <text:p>0,000378151673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realusers_1'.A1:'Tabla dinámica_search_by_username_realusers_1'.G11" table:buttons="'Tabla dinámica_search_by_username_realusers_1'.A2 'Tabla dinámica_search_by_username_realusers_1'.B1" table:show-filter-button="false" table:drill-down-on-double-click="false">
          <table:source-cell-range table:cell-range-address="search_by_username_realusers.A1:search_by_username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8" table:display="true" table:show-details="true"/>
                <table:data-pilot-member table:name="0,000000049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2" table:display="true" table:show-details="true"/>
                <table:data-pilot-member table:name="0,000000053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8" table:display="true" table:show-details="true"/>
                <table:data-pilot-member table:name="0,000000059" table:display="true" table:show-details="true"/>
                <table:data-pilot-member table:name="0,000000061" table:display="true" table:show-details="true"/>
                <table:data-pilot-member table:name="0,000000062" table:display="true" table:show-details="true"/>
                <table:data-pilot-member table:name="0,000000063" table:display="true" table:show-details="true"/>
                <table:data-pilot-member table:name="0,000000064" table:display="true" table:show-details="true"/>
                <table:data-pilot-member table:name="0,000000065" table:display="true" table:show-details="true"/>
                <table:data-pilot-member table:name="0,000000066" table:display="true" table:show-details="true"/>
                <table:data-pilot-member table:name="0,000000067" table:display="true" table:show-details="true"/>
                <table:data-pilot-member table:name="0,000000068" table:display="true" table:show-details="true"/>
                <table:data-pilot-member table:name="0,000000071" table:display="true" table:show-details="true"/>
                <table:data-pilot-member table:name="0,000000072" table:display="true" table:show-details="true"/>
                <table:data-pilot-member table:name="0,000000073" table:display="true" table:show-details="true"/>
                <table:data-pilot-member table:name="0,000000074" table:display="true" table:show-details="true"/>
                <table:data-pilot-member table:name="0,000000078" table:display="true" table:show-details="true"/>
                <table:data-pilot-member table:name="0,000000079" table:display="true" table:show-details="true"/>
                <table:data-pilot-member table:name="0,00000008" table:display="true" table:show-details="true"/>
                <table:data-pilot-member table:name="0,000000081" table:display="true" table:show-details="true"/>
                <table:data-pilot-member table:name="0,000000082" table:display="true" table:show-details="true"/>
                <table:data-pilot-member table:name="0,000000083" table:display="true" table:show-details="true"/>
                <table:data-pilot-member table:name="0,000000084" table:display="true" table:show-details="true"/>
                <table:data-pilot-member table:name="0,000000085" table:display="true" table:show-details="true"/>
                <table:data-pilot-member table:name="0,000000086" table:display="true" table:show-details="true"/>
                <table:data-pilot-member table:name="0,000000087" table:display="true" table:show-details="true"/>
                <table:data-pilot-member table:name="0,000000089" table:display="true" table:show-details="true"/>
                <table:data-pilot-member table:name="0,000000091" table:display="true" table:show-details="true"/>
                <table:data-pilot-member table:name="0,000000099" table:display="true" table:show-details="true"/>
                <table:data-pilot-member table:name="0,0000001" table:display="true" table:show-details="true"/>
                <table:data-pilot-member table:name="0,000000101" table:display="true" table:show-details="true"/>
                <table:data-pilot-member table:name="0,000000107" table:display="true" table:show-details="true"/>
                <table:data-pilot-member table:name="0,000000108" table:display="true" table:show-details="true"/>
                <table:data-pilot-member table:name="0,00000011" table:display="true" table:show-details="true"/>
                <table:data-pilot-member table:name="0,000000117" table:display="true" table:show-details="true"/>
                <table:data-pilot-member table:name="0,000000118" table:display="true" table:show-details="true"/>
                <table:data-pilot-member table:name="0,000000119" table:display="true" table:show-details="true"/>
                <table:data-pilot-member table:name="0,000000121" table:display="true" table:show-details="true"/>
                <table:data-pilot-member table:name="0,000000131" table:display="true" table:show-details="true"/>
                <table:data-pilot-member table:name="0,00000014" table:display="true" table:show-details="true"/>
                <table:data-pilot-member table:name="0,000000141" table:display="true" table:show-details="true"/>
                <table:data-pilot-member table:name="0,000000165" table:display="true" table:show-details="true"/>
                <table:data-pilot-member table:name="0,00000026" table:display="true" table:show-details="true"/>
                <table:data-pilot-member table:name="0,000000262" table:display="true" table:show-details="true"/>
                <table:data-pilot-member table:name="0,000000271" table:display="true" table:show-details="true"/>
                <table:data-pilot-member table:name="0,000000277" table:display="true" table:show-details="true"/>
                <table:data-pilot-member table:name="0,000000323" table:display="true" table:show-details="true"/>
                <table:data-pilot-member table:name="0,000000353" table:display="true" table:show-details="true"/>
                <table:data-pilot-member table:name="0,000000388" table:display="true" table:show-details="true"/>
                <table:data-pilot-member table:name="0,000000394" table:display="true" table:show-details="true"/>
                <table:data-pilot-member table:name="0,000000406" table:display="true" table:show-details="true"/>
                <table:data-pilot-member table:name="0,000000529" table:display="true" table:show-details="true"/>
                <table:data-pilot-member table:name="0,000004265" table:display="true" table:show-details="true"/>
                <table:data-pilot-member table:name="0,000004382" table:display="true" table:show-details="true"/>
                <table:data-pilot-member table:name="0,000004394" table:display="true" table:show-details="true"/>
                <table:data-pilot-member table:name="0,000004422" table:display="true" table:show-details="true"/>
                <table:data-pilot-member table:name="0,000004428" table:display="true" table:show-details="true"/>
                <table:data-pilot-member table:name="0,000004435" table:display="true" table:show-details="true"/>
                <table:data-pilot-member table:name="0,000004442" table:display="true" table:show-details="true"/>
                <table:data-pilot-member table:name="0,000004454" table:display="true" table:show-details="true"/>
                <table:data-pilot-member table:name="0,000004463" table:display="true" table:show-details="true"/>
                <table:data-pilot-member table:name="0,000004524" table:display="true" table:show-details="true"/>
                <table:data-pilot-member table:name="0,000004564" table:display="true" table:show-details="true"/>
                <table:data-pilot-member table:name="0,000004566" table:display="true" table:show-details="true"/>
                <table:data-pilot-member table:name="0,000004579" table:display="true" table:show-details="true"/>
                <table:data-pilot-member table:name="0,00000458" table:display="true" table:show-details="true"/>
                <table:data-pilot-member table:name="0,000004607" table:display="true" table:show-details="true"/>
                <table:data-pilot-member table:name="0,00000461" table:display="true" table:show-details="true"/>
                <table:data-pilot-member table:name="0,000004618" table:display="true" table:show-details="true"/>
                <table:data-pilot-member table:name="0,000004621" table:display="true" table:show-details="true"/>
                <table:data-pilot-member table:name="0,000004623" table:display="true" table:show-details="true"/>
                <table:data-pilot-member table:name="0,00000464" table:display="true" table:show-details="true"/>
                <table:data-pilot-member table:name="0,000004651" table:display="true" table:show-details="true"/>
                <table:data-pilot-member table:name="0,000004664" table:display="true" table:show-details="true"/>
                <table:data-pilot-member table:name="0,000004669" table:display="true" table:show-details="true"/>
                <table:data-pilot-member table:name="0,000004673" table:display="true" table:show-details="true"/>
                <table:data-pilot-member table:name="0,000004697" table:display="true" table:show-details="true"/>
                <table:data-pilot-member table:name="0,000004699" table:display="true" table:show-details="true"/>
                <table:data-pilot-member table:name="0,000004707" table:display="true" table:show-details="true"/>
                <table:data-pilot-member table:name="0,000004715" table:display="true" table:show-details="true"/>
                <table:data-pilot-member table:name="0,000004742" table:display="true" table:show-details="true"/>
                <table:data-pilot-member table:name="0,000004767" table:display="true" table:show-details="true"/>
                <table:data-pilot-member table:name="0,000004792" table:display="true" table:show-details="true"/>
                <table:data-pilot-member table:name="0,000004803" table:display="true" table:show-details="true"/>
                <table:data-pilot-member table:name="0,000004827" table:display="true" table:show-details="true"/>
                <table:data-pilot-member table:name="0,000004828" table:display="true" table:show-details="true"/>
                <table:data-pilot-member table:name="0,000004883" table:display="true" table:show-details="true"/>
                <table:data-pilot-member table:name="0,000004895" table:display="true" table:show-details="true"/>
                <table:data-pilot-member table:name="0,000004898" table:display="true" table:show-details="true"/>
                <table:data-pilot-member table:name="0,000004899" table:display="true" table:show-details="true"/>
                <table:data-pilot-member table:name="0,000004917" table:display="true" table:show-details="true"/>
                <table:data-pilot-member table:name="0,000004942" table:display="true" table:show-details="true"/>
                <table:data-pilot-member table:name="0,000004965" table:display="true" table:show-details="true"/>
                <table:data-pilot-member table:name="0,000005013" table:display="true" table:show-details="true"/>
                <table:data-pilot-member table:name="0,000005035" table:display="true" table:show-details="true"/>
                <table:data-pilot-member table:name="0,000005085" table:display="true" table:show-details="true"/>
                <table:data-pilot-member table:name="0,000005105" table:display="true" table:show-details="true"/>
                <table:data-pilot-member table:name="0,000005147" table:display="true" table:show-details="true"/>
                <table:data-pilot-member table:name="0,00000515" table:display="true" table:show-details="true"/>
                <table:data-pilot-member table:name="0,00000516" table:display="true" table:show-details="true"/>
                <table:data-pilot-member table:name="0,000005164" table:display="true" table:show-details="true"/>
                <table:data-pilot-member table:name="0,000005225" table:display="true" table:show-details="true"/>
                <table:data-pilot-member table:name="0,000005236" table:display="true" table:show-details="true"/>
                <table:data-pilot-member table:name="0,000005256" table:display="true" table:show-details="true"/>
                <table:data-pilot-member table:name="0,000005303" table:display="true" table:show-details="true"/>
                <table:data-pilot-member table:name="0,000005344" table:display="true" table:show-details="true"/>
                <table:data-pilot-member table:name="0,000005394" table:display="true" table:show-details="true"/>
                <table:data-pilot-member table:name="0,000005456" table:display="true" table:show-details="true"/>
                <table:data-pilot-member table:name="0,000005527" table:display="true" table:show-details="true"/>
                <table:data-pilot-member table:name="0,000005545" table:display="true" table:show-details="true"/>
                <table:data-pilot-member table:name="0,000005582" table:display="true" table:show-details="true"/>
                <table:data-pilot-member table:name="0,000005587" table:display="true" table:show-details="true"/>
                <table:data-pilot-member table:name="0,000005636" table:display="true" table:show-details="true"/>
                <table:data-pilot-member table:name="0,000005748" table:display="true" table:show-details="true"/>
                <table:data-pilot-member table:name="0,000005782" table:display="true" table:show-details="true"/>
                <table:data-pilot-member table:name="0,000005791" table:display="true" table:show-details="true"/>
                <table:data-pilot-member table:name="0,000005839" table:display="true" table:show-details="true"/>
                <table:data-pilot-member table:name="0,000005912" table:display="true" table:show-details="true"/>
                <table:data-pilot-member table:name="0,000005931" table:display="true" table:show-details="true"/>
                <table:data-pilot-member table:name="0,000006001" table:display="true" table:show-details="true"/>
                <table:data-pilot-member table:name="0,000006124" table:display="true" table:show-details="true"/>
                <table:data-pilot-member table:name="0,000006183" table:display="true" table:show-details="true"/>
                <table:data-pilot-member table:name="0,000006244" table:display="true" table:show-details="true"/>
                <table:data-pilot-member table:name="0,000006248" table:display="true" table:show-details="true"/>
                <table:data-pilot-member table:name="0,00000633" table:display="true" table:show-details="true"/>
                <table:data-pilot-member table:name="0,000006534" table:display="true" table:show-details="true"/>
                <table:data-pilot-member table:name="0,000006753" table:display="true" table:show-details="true"/>
                <table:data-pilot-member table:name="0,000006912" table:display="true" table:show-details="true"/>
                <table:data-pilot-member table:name="0,000007473" table:display="true" table:show-details="true"/>
                <table:data-pilot-member table:name="0,000007764" table:display="true" table:show-details="true"/>
                <table:data-pilot-member table:name="0,00000777" table:display="true" table:show-details="true"/>
                <table:data-pilot-member table:name="0,000008456" table:display="true" table:show-details="true"/>
                <table:data-pilot-member table:name="0,000008866" table:display="true" table:show-details="true"/>
                <table:data-pilot-member table:name="0,000009232" table:display="true" table:show-details="true"/>
                <table:data-pilot-member table:name="0,000009441" table:display="true" table:show-details="true"/>
                <table:data-pilot-member table:name="0,000009682" table:display="true" table:show-details="true"/>
                <table:data-pilot-member table:name="0,000009727" table:display="true" table:show-details="true"/>
                <table:data-pilot-member table:name="0,000010001" table:display="true" table:show-details="true"/>
                <table:data-pilot-member table:name="0,000010032" table:display="true" table:show-details="true"/>
                <table:data-pilot-member table:name="0,000011127" table:display="true" table:show-details="true"/>
                <table:data-pilot-member table:name="0,000011174" table:display="true" table:show-details="true"/>
                <table:data-pilot-member table:name="0,000011406" table:display="true" table:show-details="true"/>
                <table:data-pilot-member table:name="0,000013033" table:display="true" table:show-details="true"/>
                <table:data-pilot-member table:name="0,000013218" table:display="true" table:show-details="true"/>
                <table:data-pilot-member table:name="0,000013507" table:display="true" table:show-details="true"/>
                <table:data-pilot-member table:name="0,000018425" table:display="true" table:show-details="true"/>
                <table:data-pilot-member table:name="0,000018498" table:display="true" table:show-details="true"/>
                <table:data-pilot-member table:name="0,000018499" table:display="true" table:show-details="true"/>
                <table:data-pilot-member table:name="0,000018532" table:display="true" table:show-details="true"/>
                <table:data-pilot-member table:name="0,000018535" table:display="true" table:show-details="true"/>
                <table:data-pilot-member table:name="0,00001855" table:display="true" table:show-details="true"/>
                <table:data-pilot-member table:name="0,000018555" table:display="true" table:show-details="true"/>
                <table:data-pilot-member table:name="0,000018557" table:display="true" table:show-details="true"/>
                <table:data-pilot-member table:name="0,000018577" table:display="true" table:show-details="true"/>
                <table:data-pilot-member table:name="0,000018579" table:display="true" table:show-details="true"/>
                <table:data-pilot-member table:name="0,000018591" table:display="true" table:show-details="true"/>
                <table:data-pilot-member table:name="0,000018615" table:display="true" table:show-details="true"/>
                <table:data-pilot-member table:name="0,000018644" table:display="true" table:show-details="true"/>
                <table:data-pilot-member table:name="0,000018648" table:display="true" table:show-details="true"/>
                <table:data-pilot-member table:name="0,000018651" table:display="true" table:show-details="true"/>
                <table:data-pilot-member table:name="0,000018652" table:display="true" table:show-details="true"/>
                <table:data-pilot-member table:name="0,000018653" table:display="true" table:show-details="true"/>
                <table:data-pilot-member table:name="0,000018681" table:display="true" table:show-details="true"/>
                <table:data-pilot-member table:name="0,000018698" table:display="true" table:show-details="true"/>
                <table:data-pilot-member table:name="0,000018704" table:display="true" table:show-details="true"/>
                <table:data-pilot-member table:name="0,000018711" table:display="true" table:show-details="true"/>
                <table:data-pilot-member table:name="0,000018714" table:display="true" table:show-details="true"/>
                <table:data-pilot-member table:name="0,000018716" table:display="true" table:show-details="true"/>
                <table:data-pilot-member table:name="0,000018727" table:display="true" table:show-details="true"/>
                <table:data-pilot-member table:name="0,000018744" table:display="true" table:show-details="true"/>
                <table:data-pilot-member table:name="0,000018771" table:display="true" table:show-details="true"/>
                <table:data-pilot-member table:name="0,000018772" table:display="true" table:show-details="true"/>
                <table:data-pilot-member table:name="0,000018799" table:display="true" table:show-details="true"/>
                <table:data-pilot-member table:name="0,00001881" table:display="true" table:show-details="true"/>
                <table:data-pilot-member table:name="0,000018818" table:display="true" table:show-details="true"/>
                <table:data-pilot-member table:name="0,000018924" table:display="true" table:show-details="true"/>
                <table:data-pilot-member table:name="0,000018933" table:display="true" table:show-details="true"/>
                <table:data-pilot-member table:name="0,000018938" table:display="true" table:show-details="true"/>
                <table:data-pilot-member table:name="0,000018946" table:display="true" table:show-details="true"/>
                <table:data-pilot-member table:name="0,000018975" table:display="true" table:show-details="true"/>
                <table:data-pilot-member table:name="0,000018978" table:display="true" table:show-details="true"/>
                <table:data-pilot-member table:name="0,000018986" table:display="true" table:show-details="true"/>
                <table:data-pilot-member table:name="0,000019039" table:display="true" table:show-details="true"/>
                <table:data-pilot-member table:name="0,000019119" table:display="true" table:show-details="true"/>
                <table:data-pilot-member table:name="0,000019141" table:display="true" table:show-details="true"/>
                <table:data-pilot-member table:name="0,000019152" table:display="true" table:show-details="true"/>
                <table:data-pilot-member table:name="0,000019169" table:display="true" table:show-details="true"/>
                <table:data-pilot-member table:name="0,000019186" table:display="true" table:show-details="true"/>
                <table:data-pilot-member table:name="0,000019298" table:display="true" table:show-details="true"/>
                <table:data-pilot-member table:name="0,000019336" table:display="true" table:show-details="true"/>
                <table:data-pilot-member table:name="0,000019678" table:display="true" table:show-details="true"/>
                <table:data-pilot-member table:name="0,000020289" table:display="true" table:show-details="true"/>
                <table:data-pilot-member table:name="0,000020413" table:display="true" table:show-details="true"/>
                <table:data-pilot-member table:name="0,000020447" table:display="true" table:show-details="true"/>
                <table:data-pilot-member table:name="0,000020461" table:display="true" table:show-details="true"/>
                <table:data-pilot-member table:name="0,000020484" table:display="true" table:show-details="true"/>
                <table:data-pilot-member table:name="0,000020624" table:display="true" table:show-details="true"/>
                <table:data-pilot-member table:name="0,00002164" table:display="true" table:show-details="true"/>
                <table:data-pilot-member table:name="0,00002171" table:display="true" table:show-details="true"/>
                <table:data-pilot-member table:name="0,000021752" table:display="true" table:show-details="true"/>
                <table:data-pilot-member table:name="0,00002191" table:display="true" table:show-details="true"/>
                <table:data-pilot-member table:name="0,000022033" table:display="true" table:show-details="true"/>
                <table:data-pilot-member table:name="0,000022048" table:display="true" table:show-details="true"/>
                <table:data-pilot-member table:name="0,000022054" table:display="true" table:show-details="true"/>
                <table:data-pilot-member table:name="0,000022056" table:display="true" table:show-details="true"/>
                <table:data-pilot-member table:name="0,00002224" table:display="true" table:show-details="true"/>
                <table:data-pilot-member table:name="0,000022278" table:display="true" table:show-details="true"/>
                <table:data-pilot-member table:name="0,000022532" table:display="true" table:show-details="true"/>
                <table:data-pilot-member table:name="0,000022581" table:display="true" table:show-details="true"/>
                <table:data-pilot-member table:name="0,000022645" table:display="true" table:show-details="true"/>
                <table:data-pilot-member table:name="0,00002277" table:display="true" table:show-details="true"/>
                <table:data-pilot-member table:name="0,00002283" table:display="true" table:show-details="true"/>
                <table:data-pilot-member table:name="0,000022853" table:display="true" table:show-details="true"/>
                <table:data-pilot-member table:name="0,000022968" table:display="true" table:show-details="true"/>
                <table:data-pilot-member table:name="0,000023012" table:display="true" table:show-details="true"/>
                <table:data-pilot-member table:name="0,000023093" table:display="true" table:show-details="true"/>
                <table:data-pilot-member table:name="0,000023199" table:display="true" table:show-details="true"/>
                <table:data-pilot-member table:name="0,000023245" table:display="true" table:show-details="true"/>
                <table:data-pilot-member table:name="0,000023348" table:display="true" table:show-details="true"/>
                <table:data-pilot-member table:name="0,000023438" table:display="true" table:show-details="true"/>
                <table:data-pilot-member table:name="0,000023846" table:display="true" table:show-details="true"/>
                <table:data-pilot-member table:name="0,000023992" table:display="true" table:show-details="true"/>
                <table:data-pilot-member table:name="0,00002436" table:display="true" table:show-details="true"/>
                <table:data-pilot-member table:name="0,000024632" table:display="true" table:show-details="true"/>
                <table:data-pilot-member table:name="0,000024741" table:display="true" table:show-details="true"/>
                <table:data-pilot-member table:name="0,00002502" table:display="true" table:show-details="true"/>
                <table:data-pilot-member table:name="0,000025242" table:display="true" table:show-details="true"/>
                <table:data-pilot-member table:name="0,000025261" table:display="true" table:show-details="true"/>
                <table:data-pilot-member table:name="0,000025527" table:display="true" table:show-details="true"/>
                <table:data-pilot-member table:name="0,000025623" table:display="true" table:show-details="true"/>
                <table:data-pilot-member table:name="0,000025678" table:display="true" table:show-details="true"/>
                <table:data-pilot-member table:name="0,0000258" table:display="true" table:show-details="true"/>
                <table:data-pilot-member table:name="0,000026097" table:display="true" table:show-details="true"/>
                <table:data-pilot-member table:name="0,000026185" table:display="true" table:show-details="true"/>
                <table:data-pilot-member table:name="0,000026627" table:display="true" table:show-details="true"/>
                <table:data-pilot-member table:name="0,000027234" table:display="true" table:show-details="true"/>
                <table:data-pilot-member table:name="0,000027964" table:display="true" table:show-details="true"/>
                <table:data-pilot-member table:name="0,000028341" table:display="true" table:show-details="true"/>
                <table:data-pilot-member table:name="0,000028775" table:display="true" table:show-details="true"/>
                <table:data-pilot-member table:name="0,000028945" table:display="true" table:show-details="true"/>
                <table:data-pilot-member table:name="0,000029022" table:display="true" table:show-details="true"/>
                <table:data-pilot-member table:name="0,000029049" table:display="true" table:show-details="true"/>
                <table:data-pilot-member table:name="0,000029106" table:display="true" table:show-details="true"/>
                <table:data-pilot-member table:name="0,00003006" table:display="true" table:show-details="true"/>
                <table:data-pilot-member table:name="0,000030225" table:display="true" table:show-details="true"/>
                <table:data-pilot-member table:name="0,000030666" table:display="true" table:show-details="true"/>
                <table:data-pilot-member table:name="0,000031054" table:display="true" table:show-details="true"/>
                <table:data-pilot-member table:name="0,000031128" table:display="true" table:show-details="true"/>
                <table:data-pilot-member table:name="0,000031199" table:display="true" table:show-details="true"/>
                <table:data-pilot-member table:name="0,00003128" table:display="true" table:show-details="true"/>
                <table:data-pilot-member table:name="0,000031301" table:display="true" table:show-details="true"/>
                <table:data-pilot-member table:name="0,000031445" table:display="true" table:show-details="true"/>
                <table:data-pilot-member table:name="0,000031472" table:display="true" table:show-details="true"/>
                <table:data-pilot-member table:name="0,000031576" table:display="true" table:show-details="true"/>
                <table:data-pilot-member table:name="0,000031957" table:display="true" table:show-details="true"/>
                <table:data-pilot-member table:name="0,000032501" table:display="true" table:show-details="true"/>
                <table:data-pilot-member table:name="0,000032607" table:display="true" table:show-details="true"/>
                <table:data-pilot-member table:name="0,000032608" table:display="true" table:show-details="true"/>
                <table:data-pilot-member table:name="0,00003268" table:display="true" table:show-details="true"/>
                <table:data-pilot-member table:name="0,000032758" table:display="true" table:show-details="true"/>
                <table:data-pilot-member table:name="0,000033343" table:display="true" table:show-details="true"/>
                <table:data-pilot-member table:name="0,000033684" table:display="true" table:show-details="true"/>
                <table:data-pilot-member table:name="0,000033818" table:display="true" table:show-details="true"/>
                <table:data-pilot-member table:name="0,000033857" table:display="true" table:show-details="true"/>
                <table:data-pilot-member table:name="0,000034003" table:display="true" table:show-details="true"/>
                <table:data-pilot-member table:name="0,000034343" table:display="true" table:show-details="true"/>
                <table:data-pilot-member table:name="0,000034402" table:display="true" table:show-details="true"/>
                <table:data-pilot-member table:name="0,000034438" table:display="true" table:show-details="true"/>
                <table:data-pilot-member table:name="0,000034476" table:display="true" table:show-details="true"/>
                <table:data-pilot-member table:name="0,000034628" table:display="true" table:show-details="true"/>
                <table:data-pilot-member table:name="0,00003463" table:display="true" table:show-details="true"/>
                <table:data-pilot-member table:name="0,000034791" table:display="true" table:show-details="true"/>
                <table:data-pilot-member table:name="0,000035367" table:display="true" table:show-details="true"/>
                <table:data-pilot-member table:name="0,000035481" table:display="true" table:show-details="true"/>
                <table:data-pilot-member table:name="0,000035488" table:display="true" table:show-details="true"/>
                <table:data-pilot-member table:name="0,000035631" table:display="true" table:show-details="true"/>
                <table:data-pilot-member table:name="0,000036106" table:display="true" table:show-details="true"/>
                <table:data-pilot-member table:name="0,000036175" table:display="true" table:show-details="true"/>
                <table:data-pilot-member table:name="0,000036242" table:display="true" table:show-details="true"/>
                <table:data-pilot-member table:name="0,000036301" table:display="true" table:show-details="true"/>
                <table:data-pilot-member table:name="0,000036389" table:display="true" table:show-details="true"/>
                <table:data-pilot-member table:name="0,000036433" table:display="true" table:show-details="true"/>
                <table:data-pilot-member table:name="0,000036478" table:display="true" table:show-details="true"/>
                <table:data-pilot-member table:name="0,00003667" table:display="true" table:show-details="true"/>
                <table:data-pilot-member table:name="0,000036842" table:display="true" table:show-details="true"/>
                <table:data-pilot-member table:name="0,000036901" table:display="true" table:show-details="true"/>
                <table:data-pilot-member table:name="0,000036987" table:display="true" table:show-details="true"/>
                <table:data-pilot-member table:name="0,000037185" table:display="true" table:show-details="true"/>
                <table:data-pilot-member table:name="0,000037261" table:display="true" table:show-details="true"/>
                <table:data-pilot-member table:name="0,000037388" table:display="true" table:show-details="true"/>
                <table:data-pilot-member table:name="0,000037402" table:display="true" table:show-details="true"/>
                <table:data-pilot-member table:name="0,000037478" table:display="true" table:show-details="true"/>
                <table:data-pilot-member table:name="0,000037522" table:display="true" table:show-details="true"/>
                <table:data-pilot-member table:name="0,000037709" table:display="true" table:show-details="true"/>
                <table:data-pilot-member table:name="0,000037862" table:display="true" table:show-details="true"/>
                <table:data-pilot-member table:name="0,000037864" table:display="true" table:show-details="true"/>
                <table:data-pilot-member table:name="0,000037887" table:display="true" table:show-details="true"/>
                <table:data-pilot-member table:name="0,000037896" table:display="true" table:show-details="true"/>
                <table:data-pilot-member table:name="0,000037966" table:display="true" table:show-details="true"/>
                <table:data-pilot-member table:name="0,000038043" table:display="true" table:show-details="true"/>
                <table:data-pilot-member table:name="0,000038051" table:display="true" table:show-details="true"/>
                <table:data-pilot-member table:name="0,000038109" table:display="true" table:show-details="true"/>
                <table:data-pilot-member table:name="0,000038123" table:display="true" table:show-details="true"/>
                <table:data-pilot-member table:name="0,000038162" table:display="true" table:show-details="true"/>
                <table:data-pilot-member table:name="0,000038179" table:display="true" table:show-details="true"/>
                <table:data-pilot-member table:name="0,000038191" table:display="true" table:show-details="true"/>
                <table:data-pilot-member table:name="0,000038265" table:display="true" table:show-details="true"/>
                <table:data-pilot-member table:name="0,000038267" table:display="true" table:show-details="true"/>
                <table:data-pilot-member table:name="0,000038444" table:display="true" table:show-details="true"/>
                <table:data-pilot-member table:name="0,000038658" table:display="true" table:show-details="true"/>
                <table:data-pilot-member table:name="0,000038659" table:display="true" table:show-details="true"/>
                <table:data-pilot-member table:name="0,000038667" table:display="true" table:show-details="true"/>
                <table:data-pilot-member table:name="0,000038888" table:display="true" table:show-details="true"/>
                <table:data-pilot-member table:name="0,000038922" table:display="true" table:show-details="true"/>
                <table:data-pilot-member table:name="0,000039077" table:display="true" table:show-details="true"/>
                <table:data-pilot-member table:name="0,000039265" table:display="true" table:show-details="true"/>
                <table:data-pilot-member table:name="0,000039288" table:display="true" table:show-details="true"/>
                <table:data-pilot-member table:name="0,000039546" table:display="true" table:show-details="true"/>
                <table:data-pilot-member table:name="0,000039558" table:display="true" table:show-details="true"/>
                <table:data-pilot-member table:name="0,00003963" table:display="true" table:show-details="true"/>
                <table:data-pilot-member table:name="0,000039683" table:display="true" table:show-details="true"/>
                <table:data-pilot-member table:name="0,000039685" table:display="true" table:show-details="true"/>
                <table:data-pilot-member table:name="0,000039731" table:display="true" table:show-details="true"/>
                <table:data-pilot-member table:name="0,000039741" table:display="true" table:show-details="true"/>
                <table:data-pilot-member table:name="0,000039889" table:display="true" table:show-details="true"/>
                <table:data-pilot-member table:name="0,000039909" table:display="true" table:show-details="true"/>
                <table:data-pilot-member table:name="0,000040129" table:display="true" table:show-details="true"/>
                <table:data-pilot-member table:name="0,000040134" table:display="true" table:show-details="true"/>
                <table:data-pilot-member table:name="0,000040163" table:display="true" table:show-details="true"/>
                <table:data-pilot-member table:name="0,000040233" table:display="true" table:show-details="true"/>
                <table:data-pilot-member table:name="0,000040289" table:display="true" table:show-details="true"/>
                <table:data-pilot-member table:name="0,000040301" table:display="true" table:show-details="true"/>
                <table:data-pilot-member table:name="0,000040389" table:display="true" table:show-details="true"/>
                <table:data-pilot-member table:name="0,000040407" table:display="true" table:show-details="true"/>
                <table:data-pilot-member table:name="0,000040437" table:display="true" table:show-details="true"/>
                <table:data-pilot-member table:name="0,000040594" table:display="true" table:show-details="true"/>
                <table:data-pilot-member table:name="0,000040604" table:display="true" table:show-details="true"/>
                <table:data-pilot-member table:name="0,000040667" table:display="true" table:show-details="true"/>
                <table:data-pilot-member table:name="0,000040779" table:display="true" table:show-details="true"/>
                <table:data-pilot-member table:name="0,000040907" table:display="true" table:show-details="true"/>
                <table:data-pilot-member table:name="0,000041027" table:display="true" table:show-details="true"/>
                <table:data-pilot-member table:name="0,000041062" table:display="true" table:show-details="true"/>
                <table:data-pilot-member table:name="0,00004114" table:display="true" table:show-details="true"/>
                <table:data-pilot-member table:name="0,000041355" table:display="true" table:show-details="true"/>
                <table:data-pilot-member table:name="0,000041608" table:display="true" table:show-details="true"/>
                <table:data-pilot-member table:name="0,000041755" table:display="true" table:show-details="true"/>
                <table:data-pilot-member table:name="0,000041989" table:display="true" table:show-details="true"/>
                <table:data-pilot-member table:name="0,000042084" table:display="true" table:show-details="true"/>
                <table:data-pilot-member table:name="0,000042133" table:display="true" table:show-details="true"/>
                <table:data-pilot-member table:name="0,000042245" table:display="true" table:show-details="true"/>
                <table:data-pilot-member table:name="0,000042331" table:display="true" table:show-details="true"/>
                <table:data-pilot-member table:name="0,000042336" table:display="true" table:show-details="true"/>
                <table:data-pilot-member table:name="0,000042403" table:display="true" table:show-details="true"/>
                <table:data-pilot-member table:name="0,000042508" table:display="true" table:show-details="true"/>
                <table:data-pilot-member table:name="0,00004259" table:display="true" table:show-details="true"/>
                <table:data-pilot-member table:name="0,000042692" table:display="true" table:show-details="true"/>
                <table:data-pilot-member table:name="0,000042732" table:display="true" table:show-details="true"/>
                <table:data-pilot-member table:name="0,000042793" table:display="true" table:show-details="true"/>
                <table:data-pilot-member table:name="0,000042847" table:display="true" table:show-details="true"/>
                <table:data-pilot-member table:name="0,000042896" table:display="true" table:show-details="true"/>
                <table:data-pilot-member table:name="0,000042909" table:display="true" table:show-details="true"/>
                <table:data-pilot-member table:name="0,000042914" table:display="true" table:show-details="true"/>
                <table:data-pilot-member table:name="0,000042918" table:display="true" table:show-details="true"/>
                <table:data-pilot-member table:name="0,000042993" table:display="true" table:show-details="true"/>
                <table:data-pilot-member table:name="0,000043034" table:display="true" table:show-details="true"/>
                <table:data-pilot-member table:name="0,000043045" table:display="true" table:show-details="true"/>
                <table:data-pilot-member table:name="0,000043056" table:display="true" table:show-details="true"/>
                <table:data-pilot-member table:name="0,000043069" table:display="true" table:show-details="true"/>
                <table:data-pilot-member table:name="0,000043073" table:display="true" table:show-details="true"/>
                <table:data-pilot-member table:name="0,000043081" table:display="true" table:show-details="true"/>
                <table:data-pilot-member table:name="0,00004311" table:display="true" table:show-details="true"/>
                <table:data-pilot-member table:name="0,000043112" table:display="true" table:show-details="true"/>
                <table:data-pilot-member table:name="0,000043121" table:display="true" table:show-details="true"/>
                <table:data-pilot-member table:name="0,00004314" table:display="true" table:show-details="true"/>
                <table:data-pilot-member table:name="0,000043155" table:display="true" table:show-details="true"/>
                <table:data-pilot-member table:name="0,000043165" table:display="true" table:show-details="true"/>
                <table:data-pilot-member table:name="0,000043166" table:display="true" table:show-details="true"/>
                <table:data-pilot-member table:name="0,000043178" table:display="true" table:show-details="true"/>
                <table:data-pilot-member table:name="0,000043191" table:display="true" table:show-details="true"/>
                <table:data-pilot-member table:name="0,000043199" table:display="true" table:show-details="true"/>
                <table:data-pilot-member table:name="0,000043203" table:display="true" table:show-details="true"/>
                <table:data-pilot-member table:name="0,000043204" table:display="true" table:show-details="true"/>
                <table:data-pilot-member table:name="0,000043218" table:display="true" table:show-details="true"/>
                <table:data-pilot-member table:name="0,000043227" table:display="true" table:show-details="true"/>
                <table:data-pilot-member table:name="0,000043326" table:display="true" table:show-details="true"/>
                <table:data-pilot-member table:name="0,000043328" table:display="true" table:show-details="true"/>
                <table:data-pilot-member table:name="0,00004333" table:display="true" table:show-details="true"/>
                <table:data-pilot-member table:name="0,000043349" table:display="true" table:show-details="true"/>
                <table:data-pilot-member table:name="0,000043356" table:display="true" table:show-details="true"/>
                <table:data-pilot-member table:name="0,000043369" table:display="true" table:show-details="true"/>
                <table:data-pilot-member table:name="0,000043417" table:display="true" table:show-details="true"/>
                <table:data-pilot-member table:name="0,000043424" table:display="true" table:show-details="true"/>
                <table:data-pilot-member table:name="0,000043454" table:display="true" table:show-details="true"/>
                <table:data-pilot-member table:name="0,000043487" table:display="true" table:show-details="true"/>
                <table:data-pilot-member table:name="0,000043493" table:display="true" table:show-details="true"/>
                <table:data-pilot-member table:name="0,000043494" table:display="true" table:show-details="true"/>
                <table:data-pilot-member table:name="0,000043516" table:display="true" table:show-details="true"/>
                <table:data-pilot-member table:name="0,000043524" table:display="true" table:show-details="true"/>
                <table:data-pilot-member table:name="0,000043663" table:display="true" table:show-details="true"/>
                <table:data-pilot-member table:name="0,000043687" table:display="true" table:show-details="true"/>
                <table:data-pilot-member table:name="0,000043692" table:display="true" table:show-details="true"/>
                <table:data-pilot-member table:name="0,000043705" table:display="true" table:show-details="true"/>
                <table:data-pilot-member table:name="0,000043754" table:display="true" table:show-details="true"/>
                <table:data-pilot-member table:name="0,000043759" table:display="true" table:show-details="true"/>
                <table:data-pilot-member table:name="0,000043763" table:display="true" table:show-details="true"/>
                <table:data-pilot-member table:name="0,000043792" table:display="true" table:show-details="true"/>
                <table:data-pilot-member table:name="0,000043803" table:display="true" table:show-details="true"/>
                <table:data-pilot-member table:name="0,000043821" table:display="true" table:show-details="true"/>
                <table:data-pilot-member table:name="0,000043836" table:display="true" table:show-details="true"/>
                <table:data-pilot-member table:name="0,000043842" table:display="true" table:show-details="true"/>
                <table:data-pilot-member table:name="0,000043847" table:display="true" table:show-details="true"/>
                <table:data-pilot-member table:name="0,000043854" table:display="true" table:show-details="true"/>
                <table:data-pilot-member table:name="0,000043885" table:display="true" table:show-details="true"/>
                <table:data-pilot-member table:name="0,000043887" table:display="true" table:show-details="true"/>
                <table:data-pilot-member table:name="0,000043936" table:display="true" table:show-details="true"/>
                <table:data-pilot-member table:name="0,000043942" table:display="true" table:show-details="true"/>
                <table:data-pilot-member table:name="0,000043943" table:display="true" table:show-details="true"/>
                <table:data-pilot-member table:name="0,000043971" table:display="true" table:show-details="true"/>
                <table:data-pilot-member table:name="0,000043995" table:display="true" table:show-details="true"/>
                <table:data-pilot-member table:name="0,00004405" table:display="true" table:show-details="true"/>
                <table:data-pilot-member table:name="0,000044055" table:display="true" table:show-details="true"/>
                <table:data-pilot-member table:name="0,000044151" table:display="true" table:show-details="true"/>
                <table:data-pilot-member table:name="0,000044174" table:display="true" table:show-details="true"/>
                <table:data-pilot-member table:name="0,000044199" table:display="true" table:show-details="true"/>
                <table:data-pilot-member table:name="0,000044206" table:display="true" table:show-details="true"/>
                <table:data-pilot-member table:name="0,000044214" table:display="true" table:show-details="true"/>
                <table:data-pilot-member table:name="0,000044269" table:display="true" table:show-details="true"/>
                <table:data-pilot-member table:name="0,000044347" table:display="true" table:show-details="true"/>
                <table:data-pilot-member table:name="0,000044451" table:display="true" table:show-details="true"/>
                <table:data-pilot-member table:name="0,00004446" table:display="true" table:show-details="true"/>
                <table:data-pilot-member table:name="0,0000445" table:display="true" table:show-details="true"/>
                <table:data-pilot-member table:name="0,000044504" table:display="true" table:show-details="true"/>
                <table:data-pilot-member table:name="0,000044572" table:display="true" table:show-details="true"/>
                <table:data-pilot-member table:name="0,000044579" table:display="true" table:show-details="true"/>
                <table:data-pilot-member table:name="0,000044611" table:display="true" table:show-details="true"/>
                <table:data-pilot-member table:name="0,000044654" table:display="true" table:show-details="true"/>
                <table:data-pilot-member table:name="0,000044778" table:display="true" table:show-details="true"/>
                <table:data-pilot-member table:name="0,000044808" table:display="true" table:show-details="true"/>
                <table:data-pilot-member table:name="0,000044938" table:display="true" table:show-details="true"/>
                <table:data-pilot-member table:name="0,000045003" table:display="true" table:show-details="true"/>
                <table:data-pilot-member table:name="0,000045183" table:display="true" table:show-details="true"/>
                <table:data-pilot-member table:name="0,000045214" table:display="true" table:show-details="true"/>
                <table:data-pilot-member table:name="0,000045233" table:display="true" table:show-details="true"/>
                <table:data-pilot-member table:name="0,000045305" table:display="true" table:show-details="true"/>
                <table:data-pilot-member table:name="0,000045332" table:display="true" table:show-details="true"/>
                <table:data-pilot-member table:name="0,00004544" table:display="true" table:show-details="true"/>
                <table:data-pilot-member table:name="0,000045443" table:display="true" table:show-details="true"/>
                <table:data-pilot-member table:name="0,000045522" table:display="true" table:show-details="true"/>
                <table:data-pilot-member table:name="0,000045692" table:display="true" table:show-details="true"/>
                <table:data-pilot-member table:name="0,000045745" table:display="true" table:show-details="true"/>
                <table:data-pilot-member table:name="0,000045914" table:display="true" table:show-details="true"/>
                <table:data-pilot-member table:name="0,000045931" table:display="true" table:show-details="true"/>
                <table:data-pilot-member table:name="0,000046009" table:display="true" table:show-details="true"/>
                <table:data-pilot-member table:name="0,000046234" table:display="true" table:show-details="true"/>
                <table:data-pilot-member table:name="0,000046363" table:display="true" table:show-details="true"/>
                <table:data-pilot-member table:name="0,000046495" table:display="true" table:show-details="true"/>
                <table:data-pilot-member table:name="0,000046514" table:display="true" table:show-details="true"/>
                <table:data-pilot-member table:name="0,000046596" table:display="true" table:show-details="true"/>
                <table:data-pilot-member table:name="0,000046638" table:display="true" table:show-details="true"/>
                <table:data-pilot-member table:name="0,000046652" table:display="true" table:show-details="true"/>
                <table:data-pilot-member table:name="0,000046654" table:display="true" table:show-details="true"/>
                <table:data-pilot-member table:name="0,000046982" table:display="true" table:show-details="true"/>
                <table:data-pilot-member table:name="0,000047195" table:display="true" table:show-details="true"/>
                <table:data-pilot-member table:name="0,000047284" table:display="true" table:show-details="true"/>
                <table:data-pilot-member table:name="0,000047308" table:display="true" table:show-details="true"/>
                <table:data-pilot-member table:name="0,000047478" table:display="true" table:show-details="true"/>
                <table:data-pilot-member table:name="0,000047517" table:display="true" table:show-details="true"/>
                <table:data-pilot-member table:name="0,000047969" table:display="true" table:show-details="true"/>
                <table:data-pilot-member table:name="0,000047975" table:display="true" table:show-details="true"/>
                <table:data-pilot-member table:name="0,000048012" table:display="true" table:show-details="true"/>
                <table:data-pilot-member table:name="0,000048053" table:display="true" table:show-details="true"/>
                <table:data-pilot-member table:name="0,000048088" table:display="true" table:show-details="true"/>
                <table:data-pilot-member table:name="0,000048308" table:display="true" table:show-details="true"/>
                <table:data-pilot-member table:name="0,000048319" table:display="true" table:show-details="true"/>
                <table:data-pilot-member table:name="0,000048558" table:display="true" table:show-details="true"/>
                <table:data-pilot-member table:name="0,000048648" table:display="true" table:show-details="true"/>
                <table:data-pilot-member table:name="0,000048673" table:display="true" table:show-details="true"/>
                <table:data-pilot-member table:name="0,000048696" table:display="true" table:show-details="true"/>
                <table:data-pilot-member table:name="0,000048765" table:display="true" table:show-details="true"/>
                <table:data-pilot-member table:name="0,000048816" table:display="true" table:show-details="true"/>
                <table:data-pilot-member table:name="0,000048842" table:display="true" table:show-details="true"/>
                <table:data-pilot-member table:name="0,000048962" table:display="true" table:show-details="true"/>
                <table:data-pilot-member table:name="0,000048968" table:display="true" table:show-details="true"/>
                <table:data-pilot-member table:name="0,000049012" table:display="true" table:show-details="true"/>
                <table:data-pilot-member table:name="0,000049085" table:display="true" table:show-details="true"/>
                <table:data-pilot-member table:name="0,000049302" table:display="true" table:show-details="true"/>
                <table:data-pilot-member table:name="0,000049458" table:display="true" table:show-details="true"/>
                <table:data-pilot-member table:name="0,000049517" table:display="true" table:show-details="true"/>
                <table:data-pilot-member table:name="0,00004958" table:display="true" table:show-details="true"/>
                <table:data-pilot-member table:name="0,00004963" table:display="true" table:show-details="true"/>
                <table:data-pilot-member table:name="0,00004976" table:display="true" table:show-details="true"/>
                <table:data-pilot-member table:name="0,000049762" table:display="true" table:show-details="true"/>
                <table:data-pilot-member table:name="0,000049827" table:display="true" table:show-details="true"/>
                <table:data-pilot-member table:name="0,00004992" table:display="true" table:show-details="true"/>
                <table:data-pilot-member table:name="0,000049941" table:display="true" table:show-details="true"/>
                <table:data-pilot-member table:name="0,00004997" table:display="true" table:show-details="true"/>
                <table:data-pilot-member table:name="0,000050082" table:display="true" table:show-details="true"/>
                <table:data-pilot-member table:name="0,000050084" table:display="true" table:show-details="true"/>
                <table:data-pilot-member table:name="0,000050091" table:display="true" table:show-details="true"/>
                <table:data-pilot-member table:name="0,000050152" table:display="true" table:show-details="true"/>
                <table:data-pilot-member table:name="0,000050227" table:display="true" table:show-details="true"/>
                <table:data-pilot-member table:name="0,000050324" table:display="true" table:show-details="true"/>
                <table:data-pilot-member table:name="0,000050377" table:display="true" table:show-details="true"/>
                <table:data-pilot-member table:name="0,000050409" table:display="true" table:show-details="true"/>
                <table:data-pilot-member table:name="0,000050591" table:display="true" table:show-details="true"/>
                <table:data-pilot-member table:name="0,000050688" table:display="true" table:show-details="true"/>
                <table:data-pilot-member table:name="0,000050996" table:display="true" table:show-details="true"/>
                <table:data-pilot-member table:name="0,000051092" table:display="true" table:show-details="true"/>
                <table:data-pilot-member table:name="0,000051151" table:display="true" table:show-details="true"/>
                <table:data-pilot-member table:name="0,000051186" table:display="true" table:show-details="true"/>
                <table:data-pilot-member table:name="0,000051328" table:display="true" table:show-details="true"/>
                <table:data-pilot-member table:name="0,000051344" table:display="true" table:show-details="true"/>
                <table:data-pilot-member table:name="0,00005136" table:display="true" table:show-details="true"/>
                <table:data-pilot-member table:name="0,000051421" table:display="true" table:show-details="true"/>
                <table:data-pilot-member table:name="0,000051531" table:display="true" table:show-details="true"/>
                <table:data-pilot-member table:name="0,000051626" table:display="true" table:show-details="true"/>
                <table:data-pilot-member table:name="0,000051802" table:display="true" table:show-details="true"/>
                <table:data-pilot-member table:name="0,000052164" table:display="true" table:show-details="true"/>
                <table:data-pilot-member table:name="0,000052334" table:display="true" table:show-details="true"/>
                <table:data-pilot-member table:name="0,000052439" table:display="true" table:show-details="true"/>
                <table:data-pilot-member table:name="0,000052555" table:display="true" table:show-details="true"/>
                <table:data-pilot-member table:name="0,000052721" table:display="true" table:show-details="true"/>
                <table:data-pilot-member table:name="0,000052749" table:display="true" table:show-details="true"/>
                <table:data-pilot-member table:name="0,000052939" table:display="true" table:show-details="true"/>
                <table:data-pilot-member table:name="0,000053006" table:display="true" table:show-details="true"/>
                <table:data-pilot-member table:name="0,000053113" table:display="true" table:show-details="true"/>
                <table:data-pilot-member table:name="0,000053146" table:display="true" table:show-details="true"/>
                <table:data-pilot-member table:name="0,000053281" table:display="true" table:show-details="true"/>
                <table:data-pilot-member table:name="0,000053377" table:display="true" table:show-details="true"/>
                <table:data-pilot-member table:name="0,000053385" table:display="true" table:show-details="true"/>
                <table:data-pilot-member table:name="0,00005379" table:display="true" table:show-details="true"/>
                <table:data-pilot-member table:name="0,000053911" table:display="true" table:show-details="true"/>
                <table:data-pilot-member table:name="0,000053973" table:display="true" table:show-details="true"/>
                <table:data-pilot-member table:name="0,000054185" table:display="true" table:show-details="true"/>
                <table:data-pilot-member table:name="0,000054249" table:display="true" table:show-details="true"/>
                <table:data-pilot-member table:name="0,000054294" table:display="true" table:show-details="true"/>
                <table:data-pilot-member table:name="0,000054389" table:display="true" table:show-details="true"/>
                <table:data-pilot-member table:name="0,000054446" table:display="true" table:show-details="true"/>
                <table:data-pilot-member table:name="0,000054462" table:display="true" table:show-details="true"/>
                <table:data-pilot-member table:name="0,000054642" table:display="true" table:show-details="true"/>
                <table:data-pilot-member table:name="0,000055046" table:display="true" table:show-details="true"/>
                <table:data-pilot-member table:name="0,000055158" table:display="true" table:show-details="true"/>
                <table:data-pilot-member table:name="0,000055247" table:display="true" table:show-details="true"/>
                <table:data-pilot-member table:name="0,000055317" table:display="true" table:show-details="true"/>
                <table:data-pilot-member table:name="0,000055512" table:display="true" table:show-details="true"/>
                <table:data-pilot-member table:name="0,00005562" table:display="true" table:show-details="true"/>
                <table:data-pilot-member table:name="0,000055672" table:display="true" table:show-details="true"/>
                <table:data-pilot-member table:name="0,000055889" table:display="true" table:show-details="true"/>
                <table:data-pilot-member table:name="0,000056361" table:display="true" table:show-details="true"/>
                <table:data-pilot-member table:name="0,000056383" table:display="true" table:show-details="true"/>
                <table:data-pilot-member table:name="0,00005694" table:display="true" table:show-details="true"/>
                <table:data-pilot-member table:name="0,000057301" table:display="true" table:show-details="true"/>
                <table:data-pilot-member table:name="0,000057479" table:display="true" table:show-details="true"/>
                <table:data-pilot-member table:name="0,00005783" table:display="true" table:show-details="true"/>
                <table:data-pilot-member table:name="0,00005784" table:display="true" table:show-details="true"/>
                <table:data-pilot-member table:name="0,000057972" table:display="true" table:show-details="true"/>
                <table:data-pilot-member table:name="0,000058041" table:display="true" table:show-details="true"/>
                <table:data-pilot-member table:name="0,000058915" table:display="true" table:show-details="true"/>
                <table:data-pilot-member table:name="0,000058942" table:display="true" table:show-details="true"/>
                <table:data-pilot-member table:name="0,000059031" table:display="true" table:show-details="true"/>
                <table:data-pilot-member table:name="0,000059289" table:display="true" table:show-details="true"/>
                <table:data-pilot-member table:name="0,000059346" table:display="true" table:show-details="true"/>
                <table:data-pilot-member table:name="0,000059662" table:display="true" table:show-details="true"/>
                <table:data-pilot-member table:name="0,000059717" table:display="true" table:show-details="true"/>
                <table:data-pilot-member table:name="0,000060082" table:display="true" table:show-details="true"/>
                <table:data-pilot-member table:name="0,000060197" table:display="true" table:show-details="true"/>
                <table:data-pilot-member table:name="0,000060262" table:display="true" table:show-details="true"/>
                <table:data-pilot-member table:name="0,000060292" table:display="true" table:show-details="true"/>
                <table:data-pilot-member table:name="0,000060457" table:display="true" table:show-details="true"/>
                <table:data-pilot-member table:name="0,000061146" table:display="true" table:show-details="true"/>
                <table:data-pilot-member table:name="0,000061274" table:display="true" table:show-details="true"/>
                <table:data-pilot-member table:name="0,000061431" table:display="true" table:show-details="true"/>
                <table:data-pilot-member table:name="0,000061508" table:display="true" table:show-details="true"/>
                <table:data-pilot-member table:name="0,000061547" table:display="true" table:show-details="true"/>
                <table:data-pilot-member table:name="0,00006185" table:display="true" table:show-details="true"/>
                <table:data-pilot-member table:name="0,000062996" table:display="true" table:show-details="true"/>
                <table:data-pilot-member table:name="0,000063248" table:display="true" table:show-details="true"/>
                <table:data-pilot-member table:name="0,000063784" table:display="true" table:show-details="true"/>
                <table:data-pilot-member table:name="0,000064911" table:display="true" table:show-details="true"/>
                <table:data-pilot-member table:name="0,000065423" table:display="true" table:show-details="true"/>
                <table:data-pilot-member table:name="0,000065642" table:display="true" table:show-details="true"/>
                <table:data-pilot-member table:name="0,000065815" table:display="true" table:show-details="true"/>
                <table:data-pilot-member table:name="0,00006598" table:display="true" table:show-details="true"/>
                <table:data-pilot-member table:name="0,000066127" table:display="true" table:show-details="true"/>
                <table:data-pilot-member table:name="0,000066913" table:display="true" table:show-details="true"/>
                <table:data-pilot-member table:name="0,000067495" table:display="true" table:show-details="true"/>
                <table:data-pilot-member table:name="0,000067634" table:display="true" table:show-details="true"/>
                <table:data-pilot-member table:name="0,000067697" table:display="true" table:show-details="true"/>
                <table:data-pilot-member table:name="0,000067953" table:display="true" table:show-details="true"/>
                <table:data-pilot-member table:name="0,000068128" table:display="true" table:show-details="true"/>
                <table:data-pilot-member table:name="0,000068155" table:display="true" table:show-details="true"/>
                <table:data-pilot-member table:name="0,000068718" table:display="true" table:show-details="true"/>
                <table:data-pilot-member table:name="0,000068927" table:display="true" table:show-details="true"/>
                <table:data-pilot-member table:name="0,000068982" table:display="true" table:show-details="true"/>
                <table:data-pilot-member table:name="0,000069615" table:display="true" table:show-details="true"/>
                <table:data-pilot-member table:name="0,000069728" table:display="true" table:show-details="true"/>
                <table:data-pilot-member table:name="0,000070103" table:display="true" table:show-details="true"/>
                <table:data-pilot-member table:name="0,000070123" table:display="true" table:show-details="true"/>
                <table:data-pilot-member table:name="0,000070136" table:display="true" table:show-details="true"/>
                <table:data-pilot-member table:name="0,000070199" table:display="true" table:show-details="true"/>
                <table:data-pilot-member table:name="0,000070254" table:display="true" table:show-details="true"/>
                <table:data-pilot-member table:name="0,000070366" table:display="true" table:show-details="true"/>
                <table:data-pilot-member table:name="0,000070465" table:display="true" table:show-details="true"/>
                <table:data-pilot-member table:name="0,000070596" table:display="true" table:show-details="true"/>
                <table:data-pilot-member table:name="0,0000706" table:display="true" table:show-details="true"/>
                <table:data-pilot-member table:name="0,000070656" table:display="true" table:show-details="true"/>
                <table:data-pilot-member table:name="0,000070815" table:display="true" table:show-details="true"/>
                <table:data-pilot-member table:name="0,000070964" table:display="true" table:show-details="true"/>
                <table:data-pilot-member table:name="0,000071045" table:display="true" table:show-details="true"/>
                <table:data-pilot-member table:name="0,000071241" table:display="true" table:show-details="true"/>
                <table:data-pilot-member table:name="0,000071263" table:display="true" table:show-details="true"/>
                <table:data-pilot-member table:name="0,000071633" table:display="true" table:show-details="true"/>
                <table:data-pilot-member table:name="0,000071698" table:display="true" table:show-details="true"/>
                <table:data-pilot-member table:name="0,000071975" table:display="true" table:show-details="true"/>
                <table:data-pilot-member table:name="0,000072159" table:display="true" table:show-details="true"/>
                <table:data-pilot-member table:name="0,00007223" table:display="true" table:show-details="true"/>
                <table:data-pilot-member table:name="0,000072287" table:display="true" table:show-details="true"/>
                <table:data-pilot-member table:name="0,000072301" table:display="true" table:show-details="true"/>
                <table:data-pilot-member table:name="0,000072399" table:display="true" table:show-details="true"/>
                <table:data-pilot-member table:name="0,000072416" table:display="true" table:show-details="true"/>
                <table:data-pilot-member table:name="0,000072495" table:display="true" table:show-details="true"/>
                <table:data-pilot-member table:name="0,000072638" table:display="true" table:show-details="true"/>
                <table:data-pilot-member table:name="0,000072733" table:display="true" table:show-details="true"/>
                <table:data-pilot-member table:name="0,000072766" table:display="true" table:show-details="true"/>
                <table:data-pilot-member table:name="0,000072956" table:display="true" table:show-details="true"/>
                <table:data-pilot-member table:name="0,000073009" table:display="true" table:show-details="true"/>
                <table:data-pilot-member table:name="0,000073024" table:display="true" table:show-details="true"/>
                <table:data-pilot-member table:name="0,000073029" table:display="true" table:show-details="true"/>
                <table:data-pilot-member table:name="0,000073243" table:display="true" table:show-details="true"/>
                <table:data-pilot-member table:name="0,000073334" table:display="true" table:show-details="true"/>
                <table:data-pilot-member table:name="0,000073462" table:display="true" table:show-details="true"/>
                <table:data-pilot-member table:name="0,000073511" table:display="true" table:show-details="true"/>
                <table:data-pilot-member table:name="0,000073566" table:display="true" table:show-details="true"/>
                <table:data-pilot-member table:name="0,000073747" table:display="true" table:show-details="true"/>
                <table:data-pilot-member table:name="0,000073951" table:display="true" table:show-details="true"/>
                <table:data-pilot-member table:name="0,000074036" table:display="true" table:show-details="true"/>
                <table:data-pilot-member table:name="0,000074059" table:display="true" table:show-details="true"/>
                <table:data-pilot-member table:name="0,000074193" table:display="true" table:show-details="true"/>
                <table:data-pilot-member table:name="0,00007448" table:display="true" table:show-details="true"/>
                <table:data-pilot-member table:name="0,000074545" table:display="true" table:show-details="true"/>
                <table:data-pilot-member table:name="0,000074648" table:display="true" table:show-details="true"/>
                <table:data-pilot-member table:name="0,000074701" table:display="true" table:show-details="true"/>
                <table:data-pilot-member table:name="0,000074735" table:display="true" table:show-details="true"/>
                <table:data-pilot-member table:name="0,000074773" table:display="true" table:show-details="true"/>
                <table:data-pilot-member table:name="0,000074913" table:display="true" table:show-details="true"/>
                <table:data-pilot-member table:name="0,000075027" table:display="true" table:show-details="true"/>
                <table:data-pilot-member table:name="0,000075028" table:display="true" table:show-details="true"/>
                <table:data-pilot-member table:name="0,00007517" table:display="true" table:show-details="true"/>
                <table:data-pilot-member table:name="0,000075192" table:display="true" table:show-details="true"/>
                <table:data-pilot-member table:name="0,000075256" table:display="true" table:show-details="true"/>
                <table:data-pilot-member table:name="0,000075376" table:display="true" table:show-details="true"/>
                <table:data-pilot-member table:name="0,00007559" table:display="true" table:show-details="true"/>
                <table:data-pilot-member table:name="0,000075648" table:display="true" table:show-details="true"/>
                <table:data-pilot-member table:name="0,000075671" table:display="true" table:show-details="true"/>
                <table:data-pilot-member table:name="0,000075853" table:display="true" table:show-details="true"/>
                <table:data-pilot-member table:name="0,000075961" table:display="true" table:show-details="true"/>
                <table:data-pilot-member table:name="0,000076073" table:display="true" table:show-details="true"/>
                <table:data-pilot-member table:name="0,000076152" table:display="true" table:show-details="true"/>
                <table:data-pilot-member table:name="0,000076166" table:display="true" table:show-details="true"/>
                <table:data-pilot-member table:name="0,000076235" table:display="true" table:show-details="true"/>
                <table:data-pilot-member table:name="0,000076264" table:display="true" table:show-details="true"/>
                <table:data-pilot-member table:name="0,000076676" table:display="true" table:show-details="true"/>
                <table:data-pilot-member table:name="0,000077047" table:display="true" table:show-details="true"/>
                <table:data-pilot-member table:name="0,000077048" table:display="true" table:show-details="true"/>
                <table:data-pilot-member table:name="0,000077225" table:display="true" table:show-details="true"/>
                <table:data-pilot-member table:name="0,000077569" table:display="true" table:show-details="true"/>
                <table:data-pilot-member table:name="0,000077605" table:display="true" table:show-details="true"/>
                <table:data-pilot-member table:name="0,000077703" table:display="true" table:show-details="true"/>
                <table:data-pilot-member table:name="0,000077821" table:display="true" table:show-details="true"/>
                <table:data-pilot-member table:name="0,00007783" table:display="true" table:show-details="true"/>
                <table:data-pilot-member table:name="0,000077882" table:display="true" table:show-details="true"/>
                <table:data-pilot-member table:name="0,000078093" table:display="true" table:show-details="true"/>
                <table:data-pilot-member table:name="0,000078194" table:display="true" table:show-details="true"/>
                <table:data-pilot-member table:name="0,000078293" table:display="true" table:show-details="true"/>
                <table:data-pilot-member table:name="0,000078454" table:display="true" table:show-details="true"/>
                <table:data-pilot-member table:name="0,000078456" table:display="true" table:show-details="true"/>
                <table:data-pilot-member table:name="0,000078658" table:display="true" table:show-details="true"/>
                <table:data-pilot-member table:name="0,000079068" table:display="true" table:show-details="true"/>
                <table:data-pilot-member table:name="0,000079205" table:display="true" table:show-details="true"/>
                <table:data-pilot-member table:name="0,000079442" table:display="true" table:show-details="true"/>
                <table:data-pilot-member table:name="0,000079478" table:display="true" table:show-details="true"/>
                <table:data-pilot-member table:name="0,000079522" table:display="true" table:show-details="true"/>
                <table:data-pilot-member table:name="0,000079611" table:display="true" table:show-details="true"/>
                <table:data-pilot-member table:name="0,000079785" table:display="true" table:show-details="true"/>
                <table:data-pilot-member table:name="0,000080035" table:display="true" table:show-details="true"/>
                <table:data-pilot-member table:name="0,000080071" table:display="true" table:show-details="true"/>
                <table:data-pilot-member table:name="0,000080118" table:display="true" table:show-details="true"/>
                <table:data-pilot-member table:name="0,000080688" table:display="true" table:show-details="true"/>
                <table:data-pilot-member table:name="0,000081079" table:display="true" table:show-details="true"/>
                <table:data-pilot-member table:name="0,000081141" table:display="true" table:show-details="true"/>
                <table:data-pilot-member table:name="0,000081295" table:display="true" table:show-details="true"/>
                <table:data-pilot-member table:name="0,000081505" table:display="true" table:show-details="true"/>
                <table:data-pilot-member table:name="0,000081522" table:display="true" table:show-details="true"/>
                <table:data-pilot-member table:name="0,000081553" table:display="true" table:show-details="true"/>
                <table:data-pilot-member table:name="0,000081654" table:display="true" table:show-details="true"/>
                <table:data-pilot-member table:name="0,000082146" table:display="true" table:show-details="true"/>
                <table:data-pilot-member table:name="0,000082359" table:display="true" table:show-details="true"/>
                <table:data-pilot-member table:name="0,000082607" table:display="true" table:show-details="true"/>
                <table:data-pilot-member table:name="0,000082697" table:display="true" table:show-details="true"/>
                <table:data-pilot-member table:name="0,000082729" table:display="true" table:show-details="true"/>
                <table:data-pilot-member table:name="0,000083114" table:display="true" table:show-details="true"/>
                <table:data-pilot-member table:name="0,000083327" table:display="true" table:show-details="true"/>
                <table:data-pilot-member table:name="0,000083404" table:display="true" table:show-details="true"/>
                <table:data-pilot-member table:name="0,000083431" table:display="true" table:show-details="true"/>
                <table:data-pilot-member table:name="0,000083457" table:display="true" table:show-details="true"/>
                <table:data-pilot-member table:name="0,000083575" table:display="true" table:show-details="true"/>
                <table:data-pilot-member table:name="0,000083649" table:display="true" table:show-details="true"/>
                <table:data-pilot-member table:name="0,000083754" table:display="true" table:show-details="true"/>
                <table:data-pilot-member table:name="0,000083857" table:display="true" table:show-details="true"/>
                <table:data-pilot-member table:name="0,000083872" table:display="true" table:show-details="true"/>
                <table:data-pilot-member table:name="0,000084103" table:display="true" table:show-details="true"/>
                <table:data-pilot-member table:name="0,000084155" table:display="true" table:show-details="true"/>
                <table:data-pilot-member table:name="0,000084303" table:display="true" table:show-details="true"/>
                <table:data-pilot-member table:name="0,000084438" table:display="true" table:show-details="true"/>
                <table:data-pilot-member table:name="0,000084497" table:display="true" table:show-details="true"/>
                <table:data-pilot-member table:name="0,000084832" table:display="true" table:show-details="true"/>
                <table:data-pilot-member table:name="0,00008495" table:display="true" table:show-details="true"/>
                <table:data-pilot-member table:name="0,000085186" table:display="true" table:show-details="true"/>
                <table:data-pilot-member table:name="0,000085201" table:display="true" table:show-details="true"/>
                <table:data-pilot-member table:name="0,000085359" table:display="true" table:show-details="true"/>
                <table:data-pilot-member table:name="0,000085731" table:display="true" table:show-details="true"/>
                <table:data-pilot-member table:name="0,000085992" table:display="true" table:show-details="true"/>
                <table:data-pilot-member table:name="0,000086024" table:display="true" table:show-details="true"/>
                <table:data-pilot-member table:name="0,000086067" table:display="true" table:show-details="true"/>
                <table:data-pilot-member table:name="0,000086145" table:display="true" table:show-details="true"/>
                <table:data-pilot-member table:name="0,000086166" table:display="true" table:show-details="true"/>
                <table:data-pilot-member table:name="0,000086466" table:display="true" table:show-details="true"/>
                <table:data-pilot-member table:name="0,000087153" table:display="true" table:show-details="true"/>
                <table:data-pilot-member table:name="0,000087391" table:display="true" table:show-details="true"/>
                <table:data-pilot-member table:name="0,000087796" table:display="true" table:show-details="true"/>
                <table:data-pilot-member table:name="0,00008781" table:display="true" table:show-details="true"/>
                <table:data-pilot-member table:name="0,000088054" table:display="true" table:show-details="true"/>
                <table:data-pilot-member table:name="0,000088707" table:display="true" table:show-details="true"/>
                <table:data-pilot-member table:name="0,000089436" table:display="true" table:show-details="true"/>
                <table:data-pilot-member table:name="0,000089485" table:display="true" table:show-details="true"/>
                <table:data-pilot-member table:name="0,000089734" table:display="true" table:show-details="true"/>
                <table:data-pilot-member table:name="0,000089826" table:display="true" table:show-details="true"/>
                <table:data-pilot-member table:name="0,000090063" table:display="true" table:show-details="true"/>
                <table:data-pilot-member table:name="0,000090113" table:display="true" table:show-details="true"/>
                <table:data-pilot-member table:name="0,000090204" table:display="true" table:show-details="true"/>
                <table:data-pilot-member table:name="0,000090209" table:display="true" table:show-details="true"/>
                <table:data-pilot-member table:name="0,000090259" table:display="true" table:show-details="true"/>
                <table:data-pilot-member table:name="0,000090262" table:display="true" table:show-details="true"/>
                <table:data-pilot-member table:name="0,000090288" table:display="true" table:show-details="true"/>
                <table:data-pilot-member table:name="0,000090306" table:display="true" table:show-details="true"/>
                <table:data-pilot-member table:name="0,000090372" table:display="true" table:show-details="true"/>
                <table:data-pilot-member table:name="0,000090479" table:display="true" table:show-details="true"/>
                <table:data-pilot-member table:name="0,00009049" table:display="true" table:show-details="true"/>
                <table:data-pilot-member table:name="0,000090598" table:display="true" table:show-details="true"/>
                <table:data-pilot-member table:name="0,000090601" table:display="true" table:show-details="true"/>
                <table:data-pilot-member table:name="0,00009065" table:display="true" table:show-details="true"/>
                <table:data-pilot-member table:name="0,000090673" table:display="true" table:show-details="true"/>
                <table:data-pilot-member table:name="0,000090769" table:display="true" table:show-details="true"/>
                <table:data-pilot-member table:name="0,000090831" table:display="true" table:show-details="true"/>
                <table:data-pilot-member table:name="0,000090858" table:display="true" table:show-details="true"/>
                <table:data-pilot-member table:name="0,000090863" table:display="true" table:show-details="true"/>
                <table:data-pilot-member table:name="0,00009092" table:display="true" table:show-details="true"/>
                <table:data-pilot-member table:name="0,000090973" table:display="true" table:show-details="true"/>
                <table:data-pilot-member table:name="0,0000911" table:display="true" table:show-details="true"/>
                <table:data-pilot-member table:name="0,000091127" table:display="true" table:show-details="true"/>
                <table:data-pilot-member table:name="0,000091169" table:display="true" table:show-details="true"/>
                <table:data-pilot-member table:name="0,000091221" table:display="true" table:show-details="true"/>
                <table:data-pilot-member table:name="0,000091361" table:display="true" table:show-details="true"/>
                <table:data-pilot-member table:name="0,000091378" table:display="true" table:show-details="true"/>
                <table:data-pilot-member table:name="0,000091397" table:display="true" table:show-details="true"/>
                <table:data-pilot-member table:name="0,000091475" table:display="true" table:show-details="true"/>
                <table:data-pilot-member table:name="0,000091546" table:display="true" table:show-details="true"/>
                <table:data-pilot-member table:name="0,000091563" table:display="true" table:show-details="true"/>
                <table:data-pilot-member table:name="0,000091564" table:display="true" table:show-details="true"/>
                <table:data-pilot-member table:name="0,000091638" table:display="true" table:show-details="true"/>
                <table:data-pilot-member table:name="0,000091651" table:display="true" table:show-details="true"/>
                <table:data-pilot-member table:name="0,000091695" table:display="true" table:show-details="true"/>
                <table:data-pilot-member table:name="0,000091793" table:display="true" table:show-details="true"/>
                <table:data-pilot-member table:name="0,000091805" table:display="true" table:show-details="true"/>
                <table:data-pilot-member table:name="0,000091815" table:display="true" table:show-details="true"/>
                <table:data-pilot-member table:name="0,000091833" table:display="true" table:show-details="true"/>
                <table:data-pilot-member table:name="0,000091862" table:display="true" table:show-details="true"/>
                <table:data-pilot-member table:name="0,00009188" table:display="true" table:show-details="true"/>
                <table:data-pilot-member table:name="0,000091891" table:display="true" table:show-details="true"/>
                <table:data-pilot-member table:name="0,000092011" table:display="true" table:show-details="true"/>
                <table:data-pilot-member table:name="0,000092062" table:display="true" table:show-details="true"/>
                <table:data-pilot-member table:name="0,000092068" table:display="true" table:show-details="true"/>
                <table:data-pilot-member table:name="0,000092109" table:display="true" table:show-details="true"/>
                <table:data-pilot-member table:name="0,000092117" table:display="true" table:show-details="true"/>
                <table:data-pilot-member table:name="0,000092147" table:display="true" table:show-details="true"/>
                <table:data-pilot-member table:name="0,000092198" table:display="true" table:show-details="true"/>
                <table:data-pilot-member table:name="0,000092207" table:display="true" table:show-details="true"/>
                <table:data-pilot-member table:name="0,000092217" table:display="true" table:show-details="true"/>
                <table:data-pilot-member table:name="0,000092306" table:display="true" table:show-details="true"/>
                <table:data-pilot-member table:name="0,000092388" table:display="true" table:show-details="true"/>
                <table:data-pilot-member table:name="0,000092404" table:display="true" table:show-details="true"/>
                <table:data-pilot-member table:name="0,00009242" table:display="true" table:show-details="true"/>
                <table:data-pilot-member table:name="0,000092486" table:display="true" table:show-details="true"/>
                <table:data-pilot-member table:name="0,000092647" table:display="true" table:show-details="true"/>
                <table:data-pilot-member table:name="0,000092698" table:display="true" table:show-details="true"/>
                <table:data-pilot-member table:name="0,000092819" table:display="true" table:show-details="true"/>
                <table:data-pilot-member table:name="0,000092903" table:display="true" table:show-details="true"/>
                <table:data-pilot-member table:name="0,000092931" table:display="true" table:show-details="true"/>
                <table:data-pilot-member table:name="0,000093082" table:display="true" table:show-details="true"/>
                <table:data-pilot-member table:name="0,000093226" table:display="true" table:show-details="true"/>
                <table:data-pilot-member table:name="0,000093516" table:display="true" table:show-details="true"/>
                <table:data-pilot-member table:name="0,000093617" table:display="true" table:show-details="true"/>
                <table:data-pilot-member table:name="0,000093845" table:display="true" table:show-details="true"/>
                <table:data-pilot-member table:name="0,00009386" table:display="true" table:show-details="true"/>
                <table:data-pilot-member table:name="0,000094017" table:display="true" table:show-details="true"/>
                <table:data-pilot-member table:name="0,000094593" table:display="true" table:show-details="true"/>
                <table:data-pilot-member table:name="0,000095065" table:display="true" table:show-details="true"/>
                <table:data-pilot-member table:name="0,00009509" table:display="true" table:show-details="true"/>
                <table:data-pilot-member table:name="0,000095091" table:display="true" table:show-details="true"/>
                <table:data-pilot-member table:name="0,000095179" table:display="true" table:show-details="true"/>
                <table:data-pilot-member table:name="0,000095476" table:display="true" table:show-details="true"/>
                <table:data-pilot-member table:name="0,000095917" table:display="true" table:show-details="true"/>
                <table:data-pilot-member table:name="0,000096247" table:display="true" table:show-details="true"/>
                <table:data-pilot-member table:name="0,000096405" table:display="true" table:show-details="true"/>
                <table:data-pilot-member table:name="0,000096435" table:display="true" table:show-details="true"/>
                <table:data-pilot-member table:name="0,000096509" table:display="true" table:show-details="true"/>
                <table:data-pilot-member table:name="0,000096518" table:display="true" table:show-details="true"/>
                <table:data-pilot-member table:name="0,000096918" table:display="true" table:show-details="true"/>
                <table:data-pilot-member table:name="0,000097096" table:display="true" table:show-details="true"/>
                <table:data-pilot-member table:name="0,00009727" table:display="true" table:show-details="true"/>
                <table:data-pilot-member table:name="0,000097367" table:display="true" table:show-details="true"/>
                <table:data-pilot-member table:name="0,000097793" table:display="true" table:show-details="true"/>
                <table:data-pilot-member table:name="0,000098043" table:display="true" table:show-details="true"/>
                <table:data-pilot-member table:name="0,000098567" table:display="true" table:show-details="true"/>
                <table:data-pilot-member table:name="0,000098689" table:display="true" table:show-details="true"/>
                <table:data-pilot-member table:name="0,000098909" table:display="true" table:show-details="true"/>
                <table:data-pilot-member table:name="0,000098949" table:display="true" table:show-details="true"/>
                <table:data-pilot-member table:name="0,000099238" table:display="true" table:show-details="true"/>
                <table:data-pilot-member table:name="0,000099243" table:display="true" table:show-details="true"/>
                <table:data-pilot-member table:name="0,000099361" table:display="true" table:show-details="true"/>
                <table:data-pilot-member table:name="0,000099374" table:display="true" table:show-details="true"/>
                <table:data-pilot-member table:name="0,000099977" table:display="true" table:show-details="true"/>
                <table:data-pilot-member table:name="0,000101095" table:display="true" table:show-details="true"/>
                <table:data-pilot-member table:name="0,000101219" table:display="true" table:show-details="true"/>
                <table:data-pilot-member table:name="0,000101604" table:display="true" table:show-details="true"/>
                <table:data-pilot-member table:name="0,000101757" table:display="true" table:show-details="true"/>
                <table:data-pilot-member table:name="0,000101884" table:display="true" table:show-details="true"/>
                <table:data-pilot-member table:name="0,000101925" table:display="true" table:show-details="true"/>
                <table:data-pilot-member table:name="0,000102039" table:display="true" table:show-details="true"/>
                <table:data-pilot-member table:name="0,000102249" table:display="true" table:show-details="true"/>
                <table:data-pilot-member table:name="0,000103395" table:display="true" table:show-details="true"/>
                <table:data-pilot-member table:name="0,000104192" table:display="true" table:show-details="true"/>
                <table:data-pilot-member table:name="0,000104608" table:display="true" table:show-details="true"/>
                <table:data-pilot-member table:name="0,000104947" table:display="true" table:show-details="true"/>
                <table:data-pilot-member table:name="0,000105423" table:display="true" table:show-details="true"/>
                <table:data-pilot-member table:name="0,000106037" table:display="true" table:show-details="true"/>
                <table:data-pilot-member table:name="0,000106092" table:display="true" table:show-details="true"/>
                <table:data-pilot-member table:name="0,000106237" table:display="true" table:show-details="true"/>
                <table:data-pilot-member table:name="0,000106453" table:display="true" table:show-details="true"/>
                <table:data-pilot-member table:name="0,000106583" table:display="true" table:show-details="true"/>
                <table:data-pilot-member table:name="0,000106664" table:display="true" table:show-details="true"/>
                <table:data-pilot-member table:name="0,00010701" table:display="true" table:show-details="true"/>
                <table:data-pilot-member table:name="0,000107134" table:display="true" table:show-details="true"/>
                <table:data-pilot-member table:name="0,000107376" table:display="true" table:show-details="true"/>
                <table:data-pilot-member table:name="0,000107451" table:display="true" table:show-details="true"/>
                <table:data-pilot-member table:name="0,000107761" table:display="true" table:show-details="true"/>
                <table:data-pilot-member table:name="0,000107764" table:display="true" table:show-details="true"/>
                <table:data-pilot-member table:name="0,000107769" table:display="true" table:show-details="true"/>
                <table:data-pilot-member table:name="0,000107809" table:display="true" table:show-details="true"/>
                <table:data-pilot-member table:name="0,000107992" table:display="true" table:show-details="true"/>
                <table:data-pilot-member table:name="0,000107993" table:display="true" table:show-details="true"/>
                <table:data-pilot-member table:name="0,000108122" table:display="true" table:show-details="true"/>
                <table:data-pilot-member table:name="0,000108188" table:display="true" table:show-details="true"/>
                <table:data-pilot-member table:name="0,000109113" table:display="true" table:show-details="true"/>
                <table:data-pilot-member table:name="0,000109513" table:display="true" table:show-details="true"/>
                <table:data-pilot-member table:name="0,000109535" table:display="true" table:show-details="true"/>
                <table:data-pilot-member table:name="0,000110134" table:display="true" table:show-details="true"/>
                <table:data-pilot-member table:name="0,000110136" table:display="true" table:show-details="true"/>
                <table:data-pilot-member table:name="0,000110778" table:display="true" table:show-details="true"/>
                <table:data-pilot-member table:name="0,000110836" table:display="true" table:show-details="true"/>
                <table:data-pilot-member table:name="0,000111097" table:display="true" table:show-details="true"/>
                <table:data-pilot-member table:name="0,000111382" table:display="true" table:show-details="true"/>
                <table:data-pilot-member table:name="0,000111462" table:display="true" table:show-details="true"/>
                <table:data-pilot-member table:name="0,000111529" table:display="true" table:show-details="true"/>
                <table:data-pilot-member table:name="0,000111673" table:display="true" table:show-details="true"/>
                <table:data-pilot-member table:name="0,000111824" table:display="true" table:show-details="true"/>
                <table:data-pilot-member table:name="0,000112036" table:display="true" table:show-details="true"/>
                <table:data-pilot-member table:name="0,000112375" table:display="true" table:show-details="true"/>
                <table:data-pilot-member table:name="0,000112486" table:display="true" table:show-details="true"/>
                <table:data-pilot-member table:name="0,000112768" table:display="true" table:show-details="true"/>
                <table:data-pilot-member table:name="0,000112967" table:display="true" table:show-details="true"/>
                <table:data-pilot-member table:name="0,000112975" table:display="true" table:show-details="true"/>
                <table:data-pilot-member table:name="0,000113009" table:display="true" table:show-details="true"/>
                <table:data-pilot-member table:name="0,000113027" table:display="true" table:show-details="true"/>
                <table:data-pilot-member table:name="0,000113088" table:display="true" table:show-details="true"/>
                <table:data-pilot-member table:name="0,000113143" table:display="true" table:show-details="true"/>
                <table:data-pilot-member table:name="0,000113157" table:display="true" table:show-details="true"/>
                <table:data-pilot-member table:name="0,000113185" table:display="true" table:show-details="true"/>
                <table:data-pilot-member table:name="0,000113387" table:display="true" table:show-details="true"/>
                <table:data-pilot-member table:name="0,000113392" table:display="true" table:show-details="true"/>
                <table:data-pilot-member table:name="0,00011343" table:display="true" table:show-details="true"/>
                <table:data-pilot-member table:name="0,000113564" table:display="true" table:show-details="true"/>
                <table:data-pilot-member table:name="0,00011362" table:display="true" table:show-details="true"/>
                <table:data-pilot-member table:name="0,000113704" table:display="true" table:show-details="true"/>
                <table:data-pilot-member table:name="0,000113961" table:display="true" table:show-details="true"/>
                <table:data-pilot-member table:name="0,000114072" table:display="true" table:show-details="true"/>
                <table:data-pilot-member table:name="0,000114125" table:display="true" table:show-details="true"/>
                <table:data-pilot-member table:name="0,000114157" table:display="true" table:show-details="true"/>
                <table:data-pilot-member table:name="0,00011416" table:display="true" table:show-details="true"/>
                <table:data-pilot-member table:name="0,0001142" table:display="true" table:show-details="true"/>
                <table:data-pilot-member table:name="0,000114227" table:display="true" table:show-details="true"/>
                <table:data-pilot-member table:name="0,0001143" table:display="true" table:show-details="true"/>
                <table:data-pilot-member table:name="0,000114325" table:display="true" table:show-details="true"/>
                <table:data-pilot-member table:name="0,000114427" table:display="true" table:show-details="true"/>
                <table:data-pilot-member table:name="0,00011446" table:display="true" table:show-details="true"/>
                <table:data-pilot-member table:name="0,000114502" table:display="true" table:show-details="true"/>
                <table:data-pilot-member table:name="0,000114508" table:display="true" table:show-details="true"/>
                <table:data-pilot-member table:name="0,000114558" table:display="true" table:show-details="true"/>
                <table:data-pilot-member table:name="0,000114563" table:display="true" table:show-details="true"/>
                <table:data-pilot-member table:name="0,000114586" table:display="true" table:show-details="true"/>
                <table:data-pilot-member table:name="0,000114597" table:display="true" table:show-details="true"/>
                <table:data-pilot-member table:name="0,000114604" table:display="true" table:show-details="true"/>
                <table:data-pilot-member table:name="0,00011461" table:display="true" table:show-details="true"/>
                <table:data-pilot-member table:name="0,000114624" table:display="true" table:show-details="true"/>
                <table:data-pilot-member table:name="0,000114635" table:display="true" table:show-details="true"/>
                <table:data-pilot-member table:name="0,000114672" table:display="true" table:show-details="true"/>
                <table:data-pilot-member table:name="0,000114688" table:display="true" table:show-details="true"/>
                <table:data-pilot-member table:name="0,000114722" table:display="true" table:show-details="true"/>
                <table:data-pilot-member table:name="0,000114743" table:display="true" table:show-details="true"/>
                <table:data-pilot-member table:name="0,000114769" table:display="true" table:show-details="true"/>
                <table:data-pilot-member table:name="0,000114811" table:display="true" table:show-details="true"/>
                <table:data-pilot-member table:name="0,000114887" table:display="true" table:show-details="true"/>
                <table:data-pilot-member table:name="0,000114904" table:display="true" table:show-details="true"/>
                <table:data-pilot-member table:name="0,000114944" table:display="true" table:show-details="true"/>
                <table:data-pilot-member table:name="0,000114952" table:display="true" table:show-details="true"/>
                <table:data-pilot-member table:name="0,000114968" table:display="true" table:show-details="true"/>
                <table:data-pilot-member table:name="0,000114993" table:display="true" table:show-details="true"/>
                <table:data-pilot-member table:name="0,000115009" table:display="true" table:show-details="true"/>
                <table:data-pilot-member table:name="0,000115061" table:display="true" table:show-details="true"/>
                <table:data-pilot-member table:name="0,000115071" table:display="true" table:show-details="true"/>
                <table:data-pilot-member table:name="0,000115073" table:display="true" table:show-details="true"/>
                <table:data-pilot-member table:name="0,000115123" table:display="true" table:show-details="true"/>
                <table:data-pilot-member table:name="0,000115137" table:display="true" table:show-details="true"/>
                <table:data-pilot-member table:name="0,00011514" table:display="true" table:show-details="true"/>
                <table:data-pilot-member table:name="0,000115149" table:display="true" table:show-details="true"/>
                <table:data-pilot-member table:name="0,000115164" table:display="true" table:show-details="true"/>
                <table:data-pilot-member table:name="0,000115179" table:display="true" table:show-details="true"/>
                <table:data-pilot-member table:name="0,000115184" table:display="true" table:show-details="true"/>
                <table:data-pilot-member table:name="0,000115197" table:display="true" table:show-details="true"/>
                <table:data-pilot-member table:name="0,000115203" table:display="true" table:show-details="true"/>
                <table:data-pilot-member table:name="0,000115223" table:display="true" table:show-details="true"/>
                <table:data-pilot-member table:name="0,000115264" table:display="true" table:show-details="true"/>
                <table:data-pilot-member table:name="0,000115274" table:display="true" table:show-details="true"/>
                <table:data-pilot-member table:name="0,000115301" table:display="true" table:show-details="true"/>
                <table:data-pilot-member table:name="0,000115303" table:display="true" table:show-details="true"/>
                <table:data-pilot-member table:name="0,000115337" table:display="true" table:show-details="true"/>
                <table:data-pilot-member table:name="0,000115353" table:display="true" table:show-details="true"/>
                <table:data-pilot-member table:name="0,000115371" table:display="true" table:show-details="true"/>
                <table:data-pilot-member table:name="0,000115416" table:display="true" table:show-details="true"/>
                <table:data-pilot-member table:name="0,000115621" table:display="true" table:show-details="true"/>
                <table:data-pilot-member table:name="0,000115973" table:display="true" table:show-details="true"/>
                <table:data-pilot-member table:name="0,00011601" table:display="true" table:show-details="true"/>
                <table:data-pilot-member table:name="0,000116101" table:display="true" table:show-details="true"/>
                <table:data-pilot-member table:name="0,000116108" table:display="true" table:show-details="true"/>
                <table:data-pilot-member table:name="0,000116267" table:display="true" table:show-details="true"/>
                <table:data-pilot-member table:name="0,000116271" table:display="true" table:show-details="true"/>
                <table:data-pilot-member table:name="0,000116346" table:display="true" table:show-details="true"/>
                <table:data-pilot-member table:name="0,000116627" table:display="true" table:show-details="true"/>
                <table:data-pilot-member table:name="0,000116925" table:display="true" table:show-details="true"/>
                <table:data-pilot-member table:name="0,000117007" table:display="true" table:show-details="true"/>
                <table:data-pilot-member table:name="0,000117154" table:display="true" table:show-details="true"/>
                <table:data-pilot-member table:name="0,000117231" table:display="true" table:show-details="true"/>
                <table:data-pilot-member table:name="0,000117293" table:display="true" table:show-details="true"/>
                <table:data-pilot-member table:name="0,000117745" table:display="true" table:show-details="true"/>
                <table:data-pilot-member table:name="0,000117837" table:display="true" table:show-details="true"/>
                <table:data-pilot-member table:name="0,000117935" table:display="true" table:show-details="true"/>
                <table:data-pilot-member table:name="0,000118202" table:display="true" table:show-details="true"/>
                <table:data-pilot-member table:name="0,000118212" table:display="true" table:show-details="true"/>
                <table:data-pilot-member table:name="0,000118231" table:display="true" table:show-details="true"/>
                <table:data-pilot-member table:name="0,000118452" table:display="true" table:show-details="true"/>
                <table:data-pilot-member table:name="0,00011856" table:display="true" table:show-details="true"/>
                <table:data-pilot-member table:name="0,000118903" table:display="true" table:show-details="true"/>
                <table:data-pilot-member table:name="0,000118972" table:display="true" table:show-details="true"/>
                <table:data-pilot-member table:name="0,000119111" table:display="true" table:show-details="true"/>
                <table:data-pilot-member table:name="0,00011916" table:display="true" table:show-details="true"/>
                <table:data-pilot-member table:name="0,000119434" table:display="true" table:show-details="true"/>
                <table:data-pilot-member table:name="0,000119732" table:display="true" table:show-details="true"/>
                <table:data-pilot-member table:name="0,000120147" table:display="true" table:show-details="true"/>
                <table:data-pilot-member table:name="0,000120519" table:display="true" table:show-details="true"/>
                <table:data-pilot-member table:name="0,000120634" table:display="true" table:show-details="true"/>
                <table:data-pilot-member table:name="0,000120672" table:display="true" table:show-details="true"/>
                <table:data-pilot-member table:name="0,000121101" table:display="true" table:show-details="true"/>
                <table:data-pilot-member table:name="0,000121286" table:display="true" table:show-details="true"/>
                <table:data-pilot-member table:name="0,00012147" table:display="true" table:show-details="true"/>
                <table:data-pilot-member table:name="0,000121531" table:display="true" table:show-details="true"/>
                <table:data-pilot-member table:name="0,000121621" table:display="true" table:show-details="true"/>
                <table:data-pilot-member table:name="0,000121951" table:display="true" table:show-details="true"/>
                <table:data-pilot-member table:name="0,000121999" table:display="true" table:show-details="true"/>
                <table:data-pilot-member table:name="0,000122087" table:display="true" table:show-details="true"/>
                <table:data-pilot-member table:name="0,000123011" table:display="true" table:show-details="true"/>
                <table:data-pilot-member table:name="0,000123535" table:display="true" table:show-details="true"/>
                <table:data-pilot-member table:name="0,000123577" table:display="true" table:show-details="true"/>
                <table:data-pilot-member table:name="0,000123768" table:display="true" table:show-details="true"/>
                <table:data-pilot-member table:name="0,000123773" table:display="true" table:show-details="true"/>
                <table:data-pilot-member table:name="0,000124425" table:display="true" table:show-details="true"/>
                <table:data-pilot-member table:name="0,000124775" table:display="true" table:show-details="true"/>
                <table:data-pilot-member table:name="0,000125154" table:display="true" table:show-details="true"/>
                <table:data-pilot-member table:name="0,000125622" table:display="true" table:show-details="true"/>
                <table:data-pilot-member table:name="0,0001257" table:display="true" table:show-details="true"/>
                <table:data-pilot-member table:name="0,000125824" table:display="true" table:show-details="true"/>
                <table:data-pilot-member table:name="0,000126667" table:display="true" table:show-details="true"/>
                <table:data-pilot-member table:name="0,000126821" table:display="true" table:show-details="true"/>
                <table:data-pilot-member table:name="0,000126898" table:display="true" table:show-details="true"/>
                <table:data-pilot-member table:name="0,000127531" table:display="true" table:show-details="true"/>
                <table:data-pilot-member table:name="0,000127629" table:display="true" table:show-details="true"/>
                <table:data-pilot-member table:name="0,000127935" table:display="true" table:show-details="true"/>
                <table:data-pilot-member table:name="0,000128124" table:display="true" table:show-details="true"/>
                <table:data-pilot-member table:name="0,000129085" table:display="true" table:show-details="true"/>
                <table:data-pilot-member table:name="0,000129301" table:display="true" table:show-details="true"/>
                <table:data-pilot-member table:name="0,000129462" table:display="true" table:show-details="true"/>
                <table:data-pilot-member table:name="0,000129677" table:display="true" table:show-details="true"/>
                <table:data-pilot-member table:name="0,00012982" table:display="true" table:show-details="true"/>
                <table:data-pilot-member table:name="0,000129898" table:display="true" table:show-details="true"/>
                <table:data-pilot-member table:name="0,000130036" table:display="true" table:show-details="true"/>
                <table:data-pilot-member table:name="0,00013028" table:display="true" table:show-details="true"/>
                <table:data-pilot-member table:name="0,000130535" table:display="true" table:show-details="true"/>
                <table:data-pilot-member table:name="0,000131056" table:display="true" table:show-details="true"/>
                <table:data-pilot-member table:name="0,00013148" table:display="true" table:show-details="true"/>
                <table:data-pilot-member table:name="0,000131647" table:display="true" table:show-details="true"/>
                <table:data-pilot-member table:name="0,000131746" table:display="true" table:show-details="true"/>
                <table:data-pilot-member table:name="0,000131747" table:display="true" table:show-details="true"/>
                <table:data-pilot-member table:name="0,000131843" table:display="true" table:show-details="true"/>
                <table:data-pilot-member table:name="0,000131965" table:display="true" table:show-details="true"/>
                <table:data-pilot-member table:name="0,000132035" table:display="true" table:show-details="true"/>
                <table:data-pilot-member table:name="0,00013204" table:display="true" table:show-details="true"/>
                <table:data-pilot-member table:name="0,000133167" table:display="true" table:show-details="true"/>
                <table:data-pilot-member table:name="0,000133593" table:display="true" table:show-details="true"/>
                <table:data-pilot-member table:name="0,000134049" table:display="true" table:show-details="true"/>
                <table:data-pilot-member table:name="0,00013424" table:display="true" table:show-details="true"/>
                <table:data-pilot-member table:name="0,000135078" table:display="true" table:show-details="true"/>
                <table:data-pilot-member table:name="0,000135453" table:display="true" table:show-details="true"/>
                <table:data-pilot-member table:name="0,000135522" table:display="true" table:show-details="true"/>
                <table:data-pilot-member table:name="0,000136007" table:display="true" table:show-details="true"/>
                <table:data-pilot-member table:name="0,000136104" table:display="true" table:show-details="true"/>
                <table:data-pilot-member table:name="0,000136125" table:display="true" table:show-details="true"/>
                <table:data-pilot-member table:name="0,000136224" table:display="true" table:show-details="true"/>
                <table:data-pilot-member table:name="0,000136299" table:display="true" table:show-details="true"/>
                <table:data-pilot-member table:name="0,000136566" table:display="true" table:show-details="true"/>
                <table:data-pilot-member table:name="0,000136598" table:display="true" table:show-details="true"/>
                <table:data-pilot-member table:name="0,000136687" table:display="true" table:show-details="true"/>
                <table:data-pilot-member table:name="0,000136741" table:display="true" table:show-details="true"/>
                <table:data-pilot-member table:name="0,000136759" table:display="true" table:show-details="true"/>
                <table:data-pilot-member table:name="0,000136883" table:display="true" table:show-details="true"/>
                <table:data-pilot-member table:name="0,00013699" table:display="true" table:show-details="true"/>
                <table:data-pilot-member table:name="0,000137025" table:display="true" table:show-details="true"/>
                <table:data-pilot-member table:name="0,000137056" table:display="true" table:show-details="true"/>
                <table:data-pilot-member table:name="0,000137112" table:display="true" table:show-details="true"/>
                <table:data-pilot-member table:name="0,000137114" table:display="true" table:show-details="true"/>
                <table:data-pilot-member table:name="0,000137177" table:display="true" table:show-details="true"/>
                <table:data-pilot-member table:name="0,0001372" table:display="true" table:show-details="true"/>
                <table:data-pilot-member table:name="0,000137306" table:display="true" table:show-details="true"/>
                <table:data-pilot-member table:name="0,000137317" table:display="true" table:show-details="true"/>
                <table:data-pilot-member table:name="0,000137324" table:display="true" table:show-details="true"/>
                <table:data-pilot-member table:name="0,000137355" table:display="true" table:show-details="true"/>
                <table:data-pilot-member table:name="0,000137474" table:display="true" table:show-details="true"/>
                <table:data-pilot-member table:name="0,000137493" table:display="true" table:show-details="true"/>
                <table:data-pilot-member table:name="0,000137528" table:display="true" table:show-details="true"/>
                <table:data-pilot-member table:name="0,000137534" table:display="true" table:show-details="true"/>
                <table:data-pilot-member table:name="0,000137584" table:display="true" table:show-details="true"/>
                <table:data-pilot-member table:name="0,000137622" table:display="true" table:show-details="true"/>
                <table:data-pilot-member table:name="0,000137636" table:display="true" table:show-details="true"/>
                <table:data-pilot-member table:name="0,000137649" table:display="true" table:show-details="true"/>
                <table:data-pilot-member table:name="0,000137774" table:display="true" table:show-details="true"/>
                <table:data-pilot-member table:name="0,000137781" table:display="true" table:show-details="true"/>
                <table:data-pilot-member table:name="0,000137796" table:display="true" table:show-details="true"/>
                <table:data-pilot-member table:name="0,000137808" table:display="true" table:show-details="true"/>
                <table:data-pilot-member table:name="0,00013782" table:display="true" table:show-details="true"/>
                <table:data-pilot-member table:name="0,000137863" table:display="true" table:show-details="true"/>
                <table:data-pilot-member table:name="0,000137881" table:display="true" table:show-details="true"/>
                <table:data-pilot-member table:name="0,000137885" table:display="true" table:show-details="true"/>
                <table:data-pilot-member table:name="0,00013789" table:display="true" table:show-details="true"/>
                <table:data-pilot-member table:name="0,000137897" table:display="true" table:show-details="true"/>
                <table:data-pilot-member table:name="0,000137941" table:display="true" table:show-details="true"/>
                <table:data-pilot-member table:name="0,000137984" table:display="true" table:show-details="true"/>
                <table:data-pilot-member table:name="0,000138007" table:display="true" table:show-details="true"/>
                <table:data-pilot-member table:name="0,000138326" table:display="true" table:show-details="true"/>
                <table:data-pilot-member table:name="0,000138407" table:display="true" table:show-details="true"/>
                <table:data-pilot-member table:name="0,000138946" table:display="true" table:show-details="true"/>
                <table:data-pilot-member table:name="0,000139094" table:display="true" table:show-details="true"/>
                <table:data-pilot-member table:name="0,000139204" table:display="true" table:show-details="true"/>
                <table:data-pilot-member table:name="0,000139241" table:display="true" table:show-details="true"/>
                <table:data-pilot-member table:name="0,000139655" table:display="true" table:show-details="true"/>
                <table:data-pilot-member table:name="0,000139771" table:display="true" table:show-details="true"/>
                <table:data-pilot-member table:name="0,000139869" table:display="true" table:show-details="true"/>
                <table:data-pilot-member table:name="0,000139902" table:display="true" table:show-details="true"/>
                <table:data-pilot-member table:name="0,000140047" table:display="true" table:show-details="true"/>
                <table:data-pilot-member table:name="0,000140063" table:display="true" table:show-details="true"/>
                <table:data-pilot-member table:name="0,000140086" table:display="true" table:show-details="true"/>
                <table:data-pilot-member table:name="0,000140268" table:display="true" table:show-details="true"/>
                <table:data-pilot-member table:name="0,0001403" table:display="true" table:show-details="true"/>
                <table:data-pilot-member table:name="0,000140356" table:display="true" table:show-details="true"/>
                <table:data-pilot-member table:name="0,000140448" table:display="true" table:show-details="true"/>
                <table:data-pilot-member table:name="0,000140498" table:display="true" table:show-details="true"/>
                <table:data-pilot-member table:name="0,000140502" table:display="true" table:show-details="true"/>
                <table:data-pilot-member table:name="0,000140613" table:display="true" table:show-details="true"/>
                <table:data-pilot-member table:name="0,00014064" table:display="true" table:show-details="true"/>
                <table:data-pilot-member table:name="0,000140741" table:display="true" table:show-details="true"/>
                <table:data-pilot-member table:name="0,000140786" table:display="true" table:show-details="true"/>
                <table:data-pilot-member table:name="0,000140846" table:display="true" table:show-details="true"/>
                <table:data-pilot-member table:name="0,000140968" table:display="true" table:show-details="true"/>
                <table:data-pilot-member table:name="0,000141044" table:display="true" table:show-details="true"/>
                <table:data-pilot-member table:name="0,000141053" table:display="true" table:show-details="true"/>
                <table:data-pilot-member table:name="0,000141152" table:display="true" table:show-details="true"/>
                <table:data-pilot-member table:name="0,000141186" table:display="true" table:show-details="true"/>
                <table:data-pilot-member table:name="0,000141215" table:display="true" table:show-details="true"/>
                <table:data-pilot-member table:name="0,000141216" table:display="true" table:show-details="true"/>
                <table:data-pilot-member table:name="0,000141219" table:display="true" table:show-details="true"/>
                <table:data-pilot-member table:name="0,000141265" table:display="true" table:show-details="true"/>
                <table:data-pilot-member table:name="0,000141315" table:display="true" table:show-details="true"/>
                <table:data-pilot-member table:name="0,000141329" table:display="true" table:show-details="true"/>
                <table:data-pilot-member table:name="0,000141332" table:display="true" table:show-details="true"/>
                <table:data-pilot-member table:name="0,000141386" table:display="true" table:show-details="true"/>
                <table:data-pilot-member table:name="0,000141465" table:display="true" table:show-details="true"/>
                <table:data-pilot-member table:name="0,000141656" table:display="true" table:show-details="true"/>
                <table:data-pilot-member table:name="0,000142044" table:display="true" table:show-details="true"/>
                <table:data-pilot-member table:name="0,000142055" table:display="true" table:show-details="true"/>
                <table:data-pilot-member table:name="0,000142057" table:display="true" table:show-details="true"/>
                <table:data-pilot-member table:name="0,000142089" table:display="true" table:show-details="true"/>
                <table:data-pilot-member table:name="0,000142148" table:display="true" table:show-details="true"/>
                <table:data-pilot-member table:name="0,000142466" table:display="true" table:show-details="true"/>
                <table:data-pilot-member table:name="0,000142552" table:display="true" table:show-details="true"/>
                <table:data-pilot-member table:name="0,000142774" table:display="true" table:show-details="true"/>
                <table:data-pilot-member table:name="0,000142875" table:display="true" table:show-details="true"/>
                <table:data-pilot-member table:name="0,000143393" table:display="true" table:show-details="true"/>
                <table:data-pilot-member table:name="0,00014343" table:display="true" table:show-details="true"/>
                <table:data-pilot-member table:name="0,00014344" table:display="true" table:show-details="true"/>
                <table:data-pilot-member table:name="0,000143504" table:display="true" table:show-details="true"/>
                <table:data-pilot-member table:name="0,00014422" table:display="true" table:show-details="true"/>
                <table:data-pilot-member table:name="0,000144995" table:display="true" table:show-details="true"/>
                <table:data-pilot-member table:name="0,000145269" table:display="true" table:show-details="true"/>
                <table:data-pilot-member table:name="0,000145599" table:display="true" table:show-details="true"/>
                <table:data-pilot-member table:name="0,000145907" table:display="true" table:show-details="true"/>
                <table:data-pilot-member table:name="0,000145947" table:display="true" table:show-details="true"/>
                <table:data-pilot-member table:name="0,000146761" table:display="true" table:show-details="true"/>
                <table:data-pilot-member table:name="0,000147022" table:display="true" table:show-details="true"/>
                <table:data-pilot-member table:name="0,000147318" table:display="true" table:show-details="true"/>
                <table:data-pilot-member table:name="0,000147479" table:display="true" table:show-details="true"/>
                <table:data-pilot-member table:name="0,000147506" table:display="true" table:show-details="true"/>
                <table:data-pilot-member table:name="0,000147541" table:display="true" table:show-details="true"/>
                <table:data-pilot-member table:name="0,000147617" table:display="true" table:show-details="true"/>
                <table:data-pilot-member table:name="0,000148474" table:display="true" table:show-details="true"/>
                <table:data-pilot-member table:name="0,000148568" table:display="true" table:show-details="true"/>
                <table:data-pilot-member table:name="0,000148612" table:display="true" table:show-details="true"/>
                <table:data-pilot-member table:name="0,000148861" table:display="true" table:show-details="true"/>
                <table:data-pilot-member table:name="0,000148866" table:display="true" table:show-details="true"/>
                <table:data-pilot-member table:name="0,000148871" table:display="true" table:show-details="true"/>
                <table:data-pilot-member table:name="0,000149272" table:display="true" table:show-details="true"/>
                <table:data-pilot-member table:name="0,000149583" table:display="true" table:show-details="true"/>
                <table:data-pilot-member table:name="0,000149587" table:display="true" table:show-details="true"/>
                <table:data-pilot-member table:name="0,000149638" table:display="true" table:show-details="true"/>
                <table:data-pilot-member table:name="0,000149659" table:display="true" table:show-details="true"/>
                <table:data-pilot-member table:name="0,000149735" table:display="true" table:show-details="true"/>
                <table:data-pilot-member table:name="0,000150061" table:display="true" table:show-details="true"/>
                <table:data-pilot-member table:name="0,000150107" table:display="true" table:show-details="true"/>
                <table:data-pilot-member table:name="0,000150323" table:display="true" table:show-details="true"/>
                <table:data-pilot-member table:name="0,000150527" table:display="true" table:show-details="true"/>
                <table:data-pilot-member table:name="0,000150545" table:display="true" table:show-details="true"/>
                <table:data-pilot-member table:name="0,00015062" table:display="true" table:show-details="true"/>
                <table:data-pilot-member table:name="0,000150851" table:display="true" table:show-details="true"/>
                <table:data-pilot-member table:name="0,00015109" table:display="true" table:show-details="true"/>
                <table:data-pilot-member table:name="0,000151253" table:display="true" table:show-details="true"/>
                <table:data-pilot-member table:name="0,000151535" table:display="true" table:show-details="true"/>
                <table:data-pilot-member table:name="0,000151939" table:display="true" table:show-details="true"/>
                <table:data-pilot-member table:name="0,000152182" table:display="true" table:show-details="true"/>
                <table:data-pilot-member table:name="0,000152487" table:display="true" table:show-details="true"/>
                <table:data-pilot-member table:name="0,000152591" table:display="true" table:show-details="true"/>
                <table:data-pilot-member table:name="0,000152793" table:display="true" table:show-details="true"/>
                <table:data-pilot-member table:name="0,000153085" table:display="true" table:show-details="true"/>
                <table:data-pilot-member table:name="0,000153193" table:display="true" table:show-details="true"/>
                <table:data-pilot-member table:name="0,00015362" table:display="true" table:show-details="true"/>
                <table:data-pilot-member table:name="0,000153641" table:display="true" table:show-details="true"/>
                <table:data-pilot-member table:name="0,000153683" table:display="true" table:show-details="true"/>
                <table:data-pilot-member table:name="0,000153782" table:display="true" table:show-details="true"/>
                <table:data-pilot-member table:name="0,000153908" table:display="true" table:show-details="true"/>
                <table:data-pilot-member table:name="0,000153914" table:display="true" table:show-details="true"/>
                <table:data-pilot-member table:name="0,000153931" table:display="true" table:show-details="true"/>
                <table:data-pilot-member table:name="0,000154069" table:display="true" table:show-details="true"/>
                <table:data-pilot-member table:name="0,00015422" table:display="true" table:show-details="true"/>
                <table:data-pilot-member table:name="0,000154548" table:display="true" table:show-details="true"/>
                <table:data-pilot-member table:name="0,000154676" table:display="true" table:show-details="true"/>
                <table:data-pilot-member table:name="0,000154965" table:display="true" table:show-details="true"/>
                <table:data-pilot-member table:name="0,000154966" table:display="true" table:show-details="true"/>
                <table:data-pilot-member table:name="0,000155083" table:display="true" table:show-details="true"/>
                <table:data-pilot-member table:name="0,000155127" table:display="true" table:show-details="true"/>
                <table:data-pilot-member table:name="0,000155232" table:display="true" table:show-details="true"/>
                <table:data-pilot-member table:name="0,000155303" table:display="true" table:show-details="true"/>
                <table:data-pilot-member table:name="0,000155353" table:display="true" table:show-details="true"/>
                <table:data-pilot-member table:name="0,000155502" table:display="true" table:show-details="true"/>
                <table:data-pilot-member table:name="0,000155602" table:display="true" table:show-details="true"/>
                <table:data-pilot-member table:name="0,000155671" table:display="true" table:show-details="true"/>
                <table:data-pilot-member table:name="0,000155735" table:display="true" table:show-details="true"/>
                <table:data-pilot-member table:name="0,000155819" table:display="true" table:show-details="true"/>
                <table:data-pilot-member table:name="0,00015605" table:display="true" table:show-details="true"/>
                <table:data-pilot-member table:name="0,000156105" table:display="true" table:show-details="true"/>
                <table:data-pilot-member table:name="0,00015619" table:display="true" table:show-details="true"/>
                <table:data-pilot-member table:name="0,000156194" table:display="true" table:show-details="true"/>
                <table:data-pilot-member table:name="0,000156391" table:display="true" table:show-details="true"/>
                <table:data-pilot-member table:name="0,000156536" table:display="true" table:show-details="true"/>
                <table:data-pilot-member table:name="0,000156784" table:display="true" table:show-details="true"/>
                <table:data-pilot-member table:name="0,000156836" table:display="true" table:show-details="true"/>
                <table:data-pilot-member table:name="0,000156956" table:display="true" table:show-details="true"/>
                <table:data-pilot-member table:name="0,000157076" table:display="true" table:show-details="true"/>
                <table:data-pilot-member table:name="0,000157233" table:display="true" table:show-details="true"/>
                <table:data-pilot-member table:name="0,000157796" table:display="true" table:show-details="true"/>
                <table:data-pilot-member table:name="0,000158232" table:display="true" table:show-details="true"/>
                <table:data-pilot-member table:name="0,000158415" table:display="true" table:show-details="true"/>
                <table:data-pilot-member table:name="0,000158419" table:display="true" table:show-details="true"/>
                <table:data-pilot-member table:name="0,00015843" table:display="true" table:show-details="true"/>
                <table:data-pilot-member table:name="0,000158496" table:display="true" table:show-details="true"/>
                <table:data-pilot-member table:name="0,000158568" table:display="true" table:show-details="true"/>
                <table:data-pilot-member table:name="0,000158626" table:display="true" table:show-details="true"/>
                <table:data-pilot-member table:name="0,000158704" table:display="true" table:show-details="true"/>
                <table:data-pilot-member table:name="0,000158746" table:display="true" table:show-details="true"/>
                <table:data-pilot-member table:name="0,000158781" table:display="true" table:show-details="true"/>
                <table:data-pilot-member table:name="0,000158801" table:display="true" table:show-details="true"/>
                <table:data-pilot-member table:name="0,000158832" table:display="true" table:show-details="true"/>
                <table:data-pilot-member table:name="0,000158839" table:display="true" table:show-details="true"/>
                <table:data-pilot-member table:name="0,000158846" table:display="true" table:show-details="true"/>
                <table:data-pilot-member table:name="0,000158887" table:display="true" table:show-details="true"/>
                <table:data-pilot-member table:name="0,000158947" table:display="true" table:show-details="true"/>
                <table:data-pilot-member table:name="0,000158951" table:display="true" table:show-details="true"/>
                <table:data-pilot-member table:name="0,000158997" table:display="true" table:show-details="true"/>
                <table:data-pilot-member table:name="0,000159" table:display="true" table:show-details="true"/>
                <table:data-pilot-member table:name="0,000159006" table:display="true" table:show-details="true"/>
                <table:data-pilot-member table:name="0,000159022" table:display="true" table:show-details="true"/>
                <table:data-pilot-member table:name="0,00015908" table:display="true" table:show-details="true"/>
                <table:data-pilot-member table:name="0,000159141" table:display="true" table:show-details="true"/>
                <table:data-pilot-member table:name="0,000159186" table:display="true" table:show-details="true"/>
                <table:data-pilot-member table:name="0,000159208" table:display="true" table:show-details="true"/>
                <table:data-pilot-member table:name="0,000159224" table:display="true" table:show-details="true"/>
                <table:data-pilot-member table:name="0,000159227" table:display="true" table:show-details="true"/>
                <table:data-pilot-member table:name="0,000159229" table:display="true" table:show-details="true"/>
                <table:data-pilot-member table:name="0,000159244" table:display="true" table:show-details="true"/>
                <table:data-pilot-member table:name="0,000159245" table:display="true" table:show-details="true"/>
                <table:data-pilot-member table:name="0,000159252" table:display="true" table:show-details="true"/>
                <table:data-pilot-member table:name="0,000159296" table:display="true" table:show-details="true"/>
                <table:data-pilot-member table:name="0,000159297" table:display="true" table:show-details="true"/>
                <table:data-pilot-member table:name="0,00015931" table:display="true" table:show-details="true"/>
                <table:data-pilot-member table:name="0,000159316" table:display="true" table:show-details="true"/>
                <table:data-pilot-member table:name="0,000159333" table:display="true" table:show-details="true"/>
                <table:data-pilot-member table:name="0,000159337" table:display="true" table:show-details="true"/>
                <table:data-pilot-member table:name="0,000159339" table:display="true" table:show-details="true"/>
                <table:data-pilot-member table:name="0,000159354" table:display="true" table:show-details="true"/>
                <table:data-pilot-member table:name="0,000159414" table:display="true" table:show-details="true"/>
                <table:data-pilot-member table:name="0,000159463" table:display="true" table:show-details="true"/>
                <table:data-pilot-member table:name="0,000159517" table:display="true" table:show-details="true"/>
                <table:data-pilot-member table:name="0,000159518" table:display="true" table:show-details="true"/>
                <table:data-pilot-member table:name="0,000159616" table:display="true" table:show-details="true"/>
                <table:data-pilot-member table:name="0,000159632" table:display="true" table:show-details="true"/>
                <table:data-pilot-member table:name="0,000159722" table:display="true" table:show-details="true"/>
                <table:data-pilot-member table:name="0,000159738" table:display="true" table:show-details="true"/>
                <table:data-pilot-member table:name="0,000159775" table:display="true" table:show-details="true"/>
                <table:data-pilot-member table:name="0,000159789" table:display="true" table:show-details="true"/>
                <table:data-pilot-member table:name="0,000159798" table:display="true" table:show-details="true"/>
                <table:data-pilot-member table:name="0,000159801" table:display="true" table:show-details="true"/>
                <table:data-pilot-member table:name="0,000159818" table:display="true" table:show-details="true"/>
                <table:data-pilot-member table:name="0,000159933" table:display="true" table:show-details="true"/>
                <table:data-pilot-member table:name="0,000159939" table:display="true" table:show-details="true"/>
                <table:data-pilot-member table:name="0,000159982" table:display="true" table:show-details="true"/>
                <table:data-pilot-member table:name="0,000160035" table:display="true" table:show-details="true"/>
                <table:data-pilot-member table:name="0,00016004" table:display="true" table:show-details="true"/>
                <table:data-pilot-member table:name="0,000160055" table:display="true" table:show-details="true"/>
                <table:data-pilot-member table:name="0,000160061" table:display="true" table:show-details="true"/>
                <table:data-pilot-member table:name="0,000160104" table:display="true" table:show-details="true"/>
                <table:data-pilot-member table:name="0,000160125" table:display="true" table:show-details="true"/>
                <table:data-pilot-member table:name="0,00016015" table:display="true" table:show-details="true"/>
                <table:data-pilot-member table:name="0,000160304" table:display="true" table:show-details="true"/>
                <table:data-pilot-member table:name="0,000160378" table:display="true" table:show-details="true"/>
                <table:data-pilot-member table:name="0,000160384" table:display="true" table:show-details="true"/>
                <table:data-pilot-member table:name="0,000160416" table:display="true" table:show-details="true"/>
                <table:data-pilot-member table:name="0,000160442" table:display="true" table:show-details="true"/>
                <table:data-pilot-member table:name="0,000160476" table:display="true" table:show-details="true"/>
                <table:data-pilot-member table:name="0,000160543" table:display="true" table:show-details="true"/>
                <table:data-pilot-member table:name="0,000160628" table:display="true" table:show-details="true"/>
                <table:data-pilot-member table:name="0,000160693" table:display="true" table:show-details="true"/>
                <table:data-pilot-member table:name="0,000160733" table:display="true" table:show-details="true"/>
                <table:data-pilot-member table:name="0,000160747" table:display="true" table:show-details="true"/>
                <table:data-pilot-member table:name="0,000160805" table:display="true" table:show-details="true"/>
                <table:data-pilot-member table:name="0,000160927" table:display="true" table:show-details="true"/>
                <table:data-pilot-member table:name="0,000161066" table:display="true" table:show-details="true"/>
                <table:data-pilot-member table:name="0,000161212" table:display="true" table:show-details="true"/>
                <table:data-pilot-member table:name="0,00016126" table:display="true" table:show-details="true"/>
                <table:data-pilot-member table:name="0,000161262" table:display="true" table:show-details="true"/>
                <table:data-pilot-member table:name="0,000161264" table:display="true" table:show-details="true"/>
                <table:data-pilot-member table:name="0,000161315" table:display="true" table:show-details="true"/>
                <table:data-pilot-member table:name="0,000161641" table:display="true" table:show-details="true"/>
                <table:data-pilot-member table:name="0,000162044" table:display="true" table:show-details="true"/>
                <table:data-pilot-member table:name="0,000162127" table:display="true" table:show-details="true"/>
                <table:data-pilot-member table:name="0,000162189" table:display="true" table:show-details="true"/>
                <table:data-pilot-member table:name="0,000162459" table:display="true" table:show-details="true"/>
                <table:data-pilot-member table:name="0,00016249" table:display="true" table:show-details="true"/>
                <table:data-pilot-member table:name="0,000162537" table:display="true" table:show-details="true"/>
                <table:data-pilot-member table:name="0,000162589" table:display="true" table:show-details="true"/>
                <table:data-pilot-member table:name="0,000162802" table:display="true" table:show-details="true"/>
                <table:data-pilot-member table:name="0,000162868" table:display="true" table:show-details="true"/>
                <table:data-pilot-member table:name="0,000163204" table:display="true" table:show-details="true"/>
                <table:data-pilot-member table:name="0,000163249" table:display="true" table:show-details="true"/>
                <table:data-pilot-member table:name="0,000163277" table:display="true" table:show-details="true"/>
                <table:data-pilot-member table:name="0,000163287" table:display="true" table:show-details="true"/>
                <table:data-pilot-member table:name="0,000163321" table:display="true" table:show-details="true"/>
                <table:data-pilot-member table:name="0,00016334" table:display="true" table:show-details="true"/>
                <table:data-pilot-member table:name="0,000163346" table:display="true" table:show-details="true"/>
                <table:data-pilot-member table:name="0,000163837" table:display="true" table:show-details="true"/>
                <table:data-pilot-member table:name="0,000163917" table:display="true" table:show-details="true"/>
                <table:data-pilot-member table:name="0,000163966" table:display="true" table:show-details="true"/>
                <table:data-pilot-member table:name="0,00016413" table:display="true" table:show-details="true"/>
                <table:data-pilot-member table:name="0,0001642" table:display="true" table:show-details="true"/>
                <table:data-pilot-member table:name="0,000164447" table:display="true" table:show-details="true"/>
                <table:data-pilot-member table:name="0,000164537" table:display="true" table:show-details="true"/>
                <table:data-pilot-member table:name="0,000164564" table:display="true" table:show-details="true"/>
                <table:data-pilot-member table:name="0,000164604" table:display="true" table:show-details="true"/>
                <table:data-pilot-member table:name="0,00016467" table:display="true" table:show-details="true"/>
                <table:data-pilot-member table:name="0,000164684" table:display="true" table:show-details="true"/>
                <table:data-pilot-member table:name="0,000165076" table:display="true" table:show-details="true"/>
                <table:data-pilot-member table:name="0,000165223" table:display="true" table:show-details="true"/>
                <table:data-pilot-member table:name="0,00016527" table:display="true" table:show-details="true"/>
                <table:data-pilot-member table:name="0,00016532" table:display="true" table:show-details="true"/>
                <table:data-pilot-member table:name="0,000165501" table:display="true" table:show-details="true"/>
                <table:data-pilot-member table:name="0,000165516" table:display="true" table:show-details="true"/>
                <table:data-pilot-member table:name="0,000165972" table:display="true" table:show-details="true"/>
                <table:data-pilot-member table:name="0,000166034" table:display="true" table:show-details="true"/>
                <table:data-pilot-member table:name="0,00016704" table:display="true" table:show-details="true"/>
                <table:data-pilot-member table:name="0,000167092" table:display="true" table:show-details="true"/>
                <table:data-pilot-member table:name="0,000167943" table:display="true" table:show-details="true"/>
                <table:data-pilot-member table:name="0,000167949" table:display="true" table:show-details="true"/>
                <table:data-pilot-member table:name="0,000168018" table:display="true" table:show-details="true"/>
                <table:data-pilot-member table:name="0,000168131" table:display="true" table:show-details="true"/>
                <table:data-pilot-member table:name="0,000168319" table:display="true" table:show-details="true"/>
                <table:data-pilot-member table:name="0,000168395" table:display="true" table:show-details="true"/>
                <table:data-pilot-member table:name="0,000168434" table:display="true" table:show-details="true"/>
                <table:data-pilot-member table:name="0,000168908" table:display="true" table:show-details="true"/>
                <table:data-pilot-member table:name="0,00016892" table:display="true" table:show-details="true"/>
                <table:data-pilot-member table:name="0,000169229" table:display="true" table:show-details="true"/>
                <table:data-pilot-member table:name="0,000169292" table:display="true" table:show-details="true"/>
                <table:data-pilot-member table:name="0,000169347" table:display="true" table:show-details="true"/>
                <table:data-pilot-member table:name="0,000169715" table:display="true" table:show-details="true"/>
                <table:data-pilot-member table:name="0,000169926" table:display="true" table:show-details="true"/>
                <table:data-pilot-member table:name="0,000170049" table:display="true" table:show-details="true"/>
                <table:data-pilot-member table:name="0,000170407" table:display="true" table:show-details="true"/>
                <table:data-pilot-member table:name="0,00017111" table:display="true" table:show-details="true"/>
                <table:data-pilot-member table:name="0,000171459" table:display="true" table:show-details="true"/>
                <table:data-pilot-member table:name="0,000171853" table:display="true" table:show-details="true"/>
                <table:data-pilot-member table:name="0,000171962" table:display="true" table:show-details="true"/>
                <table:data-pilot-member table:name="0,000172015" table:display="true" table:show-details="true"/>
                <table:data-pilot-member table:name="0,000172363" table:display="true" table:show-details="true"/>
                <table:data-pilot-member table:name="0,00017242" table:display="true" table:show-details="true"/>
                <table:data-pilot-member table:name="0,000172654" table:display="true" table:show-details="true"/>
                <table:data-pilot-member table:name="0,000172717" table:display="true" table:show-details="true"/>
                <table:data-pilot-member table:name="0,000172968" table:display="true" table:show-details="true"/>
                <table:data-pilot-member table:name="0,000172985" table:display="true" table:show-details="true"/>
                <table:data-pilot-member table:name="0,000173007" table:display="true" table:show-details="true"/>
                <table:data-pilot-member table:name="0,000173021" table:display="true" table:show-details="true"/>
                <table:data-pilot-member table:name="0,000173225" table:display="true" table:show-details="true"/>
                <table:data-pilot-member table:name="0,000173228" table:display="true" table:show-details="true"/>
                <table:data-pilot-member table:name="0,000173489" table:display="true" table:show-details="true"/>
                <table:data-pilot-member table:name="0,000173729" table:display="true" table:show-details="true"/>
                <table:data-pilot-member table:name="0,000173941" table:display="true" table:show-details="true"/>
                <table:data-pilot-member table:name="0,000173947" table:display="true" table:show-details="true"/>
                <table:data-pilot-member table:name="0,000174337" table:display="true" table:show-details="true"/>
                <table:data-pilot-member table:name="0,000174436" table:display="true" table:show-details="true"/>
                <table:data-pilot-member table:name="0,000174716" table:display="true" table:show-details="true"/>
                <table:data-pilot-member table:name="0,000174808" table:display="true" table:show-details="true"/>
                <table:data-pilot-member table:name="0,000174956" table:display="true" table:show-details="true"/>
                <table:data-pilot-member table:name="0,00017497" table:display="true" table:show-details="true"/>
                <table:data-pilot-member table:name="0,000175051" table:display="true" table:show-details="true"/>
                <table:data-pilot-member table:name="0,000175065" table:display="true" table:show-details="true"/>
                <table:data-pilot-member table:name="0,000175159" table:display="true" table:show-details="true"/>
                <table:data-pilot-member table:name="0,000175353" table:display="true" table:show-details="true"/>
                <table:data-pilot-member table:name="0,000175501" table:display="true" table:show-details="true"/>
                <table:data-pilot-member table:name="0,000175566" table:display="true" table:show-details="true"/>
                <table:data-pilot-member table:name="0,000175811" table:display="true" table:show-details="true"/>
                <table:data-pilot-member table:name="0,00017582" table:display="true" table:show-details="true"/>
                <table:data-pilot-member table:name="0,000176046" table:display="true" table:show-details="true"/>
                <table:data-pilot-member table:name="0,000176075" table:display="true" table:show-details="true"/>
                <table:data-pilot-member table:name="0,000176344" table:display="true" table:show-details="true"/>
                <table:data-pilot-member table:name="0,000176626" table:display="true" table:show-details="true"/>
                <table:data-pilot-member table:name="0,000176681" table:display="true" table:show-details="true"/>
                <table:data-pilot-member table:name="0,000177421" table:display="true" table:show-details="true"/>
                <table:data-pilot-member table:name="0,000177768" table:display="true" table:show-details="true"/>
                <table:data-pilot-member table:name="0,000178198" table:display="true" table:show-details="true"/>
                <table:data-pilot-member table:name="0,000178714" table:display="true" table:show-details="true"/>
                <table:data-pilot-member table:name="0,000178962" table:display="true" table:show-details="true"/>
                <table:data-pilot-member table:name="0,000179025" table:display="true" table:show-details="true"/>
                <table:data-pilot-member table:name="0,0001798" table:display="true" table:show-details="true"/>
                <table:data-pilot-member table:name="0,000179812" table:display="true" table:show-details="true"/>
                <table:data-pilot-member table:name="0,000180073" table:display="true" table:show-details="true"/>
                <table:data-pilot-member table:name="0,000180185" table:display="true" table:show-details="true"/>
                <table:data-pilot-member table:name="0,000180199" table:display="true" table:show-details="true"/>
                <table:data-pilot-member table:name="0,000180268" table:display="true" table:show-details="true"/>
                <table:data-pilot-member table:name="0,000180306" table:display="true" table:show-details="true"/>
                <table:data-pilot-member table:name="0,000180385" table:display="true" table:show-details="true"/>
                <table:data-pilot-member table:name="0,000180497" table:display="true" table:show-details="true"/>
                <table:data-pilot-member table:name="0,000180518" table:display="true" table:show-details="true"/>
                <table:data-pilot-member table:name="0,000180526" table:display="true" table:show-details="true"/>
                <table:data-pilot-member table:name="0,000180558" table:display="true" table:show-details="true"/>
                <table:data-pilot-member table:name="0,000180603" table:display="true" table:show-details="true"/>
                <table:data-pilot-member table:name="0,000180612" table:display="true" table:show-details="true"/>
                <table:data-pilot-member table:name="0,000180635" table:display="true" table:show-details="true"/>
                <table:data-pilot-member table:name="0,000180636" table:display="true" table:show-details="true"/>
                <table:data-pilot-member table:name="0,000180645" table:display="true" table:show-details="true"/>
                <table:data-pilot-member table:name="0,000180677" table:display="true" table:show-details="true"/>
                <table:data-pilot-member table:name="0,000180695" table:display="true" table:show-details="true"/>
                <table:data-pilot-member table:name="0,00018075" table:display="true" table:show-details="true"/>
                <table:data-pilot-member table:name="0,000180752" table:display="true" table:show-details="true"/>
                <table:data-pilot-member table:name="0,000180763" table:display="true" table:show-details="true"/>
                <table:data-pilot-member table:name="0,000180789" table:display="true" table:show-details="true"/>
                <table:data-pilot-member table:name="0,000180796" table:display="true" table:show-details="true"/>
                <table:data-pilot-member table:name="0,000180823" table:display="true" table:show-details="true"/>
                <table:data-pilot-member table:name="0,00018089" table:display="true" table:show-details="true"/>
                <table:data-pilot-member table:name="0,000180967" table:display="true" table:show-details="true"/>
                <table:data-pilot-member table:name="0,000181036" table:display="true" table:show-details="true"/>
                <table:data-pilot-member table:name="0,000181044" table:display="true" table:show-details="true"/>
                <table:data-pilot-member table:name="0,000181066" table:display="true" table:show-details="true"/>
                <table:data-pilot-member table:name="0,000181107" table:display="true" table:show-details="true"/>
                <table:data-pilot-member table:name="0,000181126" table:display="true" table:show-details="true"/>
                <table:data-pilot-member table:name="0,000181131" table:display="true" table:show-details="true"/>
                <table:data-pilot-member table:name="0,000181156" table:display="true" table:show-details="true"/>
                <table:data-pilot-member table:name="0,000181195" table:display="true" table:show-details="true"/>
                <table:data-pilot-member table:name="0,000181229" table:display="true" table:show-details="true"/>
                <table:data-pilot-member table:name="0,000181252" table:display="true" table:show-details="true"/>
                <table:data-pilot-member table:name="0,000181258" table:display="true" table:show-details="true"/>
                <table:data-pilot-member table:name="0,000181268" table:display="true" table:show-details="true"/>
                <table:data-pilot-member table:name="0,000181283" table:display="true" table:show-details="true"/>
                <table:data-pilot-member table:name="0,000181339" table:display="true" table:show-details="true"/>
                <table:data-pilot-member table:name="0,000181341" table:display="true" table:show-details="true"/>
                <table:data-pilot-member table:name="0,000181371" table:display="true" table:show-details="true"/>
                <table:data-pilot-member table:name="0,000181372" table:display="true" table:show-details="true"/>
                <table:data-pilot-member table:name="0,000181399" table:display="true" table:show-details="true"/>
                <table:data-pilot-member table:name="0,000181454" table:display="true" table:show-details="true"/>
                <table:data-pilot-member table:name="0,000181482" table:display="true" table:show-details="true"/>
                <table:data-pilot-member table:name="0,000181506" table:display="true" table:show-details="true"/>
                <table:data-pilot-member table:name="0,000181554" table:display="true" table:show-details="true"/>
                <table:data-pilot-member table:name="0,00018164" table:display="true" table:show-details="true"/>
                <table:data-pilot-member table:name="0,000181667" table:display="true" table:show-details="true"/>
                <table:data-pilot-member table:name="0,000181679" table:display="true" table:show-details="true"/>
                <table:data-pilot-member table:name="0,000181684" table:display="true" table:show-details="true"/>
                <table:data-pilot-member table:name="0,000181693" table:display="true" table:show-details="true"/>
                <table:data-pilot-member table:name="0,000181736" table:display="true" table:show-details="true"/>
                <table:data-pilot-member table:name="0,000181747" table:display="true" table:show-details="true"/>
                <table:data-pilot-member table:name="0,000181798" table:display="true" table:show-details="true"/>
                <table:data-pilot-member table:name="0,000181812" table:display="true" table:show-details="true"/>
                <table:data-pilot-member table:name="0,000181844" table:display="true" table:show-details="true"/>
                <table:data-pilot-member table:name="0,000181856" table:display="true" table:show-details="true"/>
                <table:data-pilot-member table:name="0,00018186" table:display="true" table:show-details="true"/>
                <table:data-pilot-member table:name="0,000181886" table:display="true" table:show-details="true"/>
                <table:data-pilot-member table:name="0,000181961" table:display="true" table:show-details="true"/>
                <table:data-pilot-member table:name="0,000181992" table:display="true" table:show-details="true"/>
                <table:data-pilot-member table:name="0,000182029" table:display="true" table:show-details="true"/>
                <table:data-pilot-member table:name="0,000182084" table:display="true" table:show-details="true"/>
                <table:data-pilot-member table:name="0,000182212" table:display="true" table:show-details="true"/>
                <table:data-pilot-member table:name="0,000182354" table:display="true" table:show-details="true"/>
                <table:data-pilot-member table:name="0,000182592" table:display="true" table:show-details="true"/>
                <table:data-pilot-member table:name="0,000182704" table:display="true" table:show-details="true"/>
                <table:data-pilot-member table:name="0,000182819" table:display="true" table:show-details="true"/>
                <table:data-pilot-member table:name="0,000182938" table:display="true" table:show-details="true"/>
                <table:data-pilot-member table:name="0,000182943" table:display="true" table:show-details="true"/>
                <table:data-pilot-member table:name="0,000183071" table:display="true" table:show-details="true"/>
                <table:data-pilot-member table:name="0,00018312" table:display="true" table:show-details="true"/>
                <table:data-pilot-member table:name="0,000183204" table:display="true" table:show-details="true"/>
                <table:data-pilot-member table:name="0,000183217" table:display="true" table:show-details="true"/>
                <table:data-pilot-member table:name="0,000183225" table:display="true" table:show-details="true"/>
                <table:data-pilot-member table:name="0,000183235" table:display="true" table:show-details="true"/>
                <table:data-pilot-member table:name="0,000183539" table:display="true" table:show-details="true"/>
                <table:data-pilot-member table:name="0,000183543" table:display="true" table:show-details="true"/>
                <table:data-pilot-member table:name="0,000183871" table:display="true" table:show-details="true"/>
                <table:data-pilot-member table:name="0,000183891" table:display="true" table:show-details="true"/>
                <table:data-pilot-member table:name="0,000183892" table:display="true" table:show-details="true"/>
                <table:data-pilot-member table:name="0,000184223" table:display="true" table:show-details="true"/>
                <table:data-pilot-member table:name="0,000184244" table:display="true" table:show-details="true"/>
                <table:data-pilot-member table:name="0,000184253" table:display="true" table:show-details="true"/>
                <table:data-pilot-member table:name="0,000184408" table:display="true" table:show-details="true"/>
                <table:data-pilot-member table:name="0,00018456" table:display="true" table:show-details="true"/>
                <table:data-pilot-member table:name="0,000184627" table:display="true" table:show-details="true"/>
                <table:data-pilot-member table:name="0,000184696" table:display="true" table:show-details="true"/>
                <table:data-pilot-member table:name="0,000184928" table:display="true" table:show-details="true"/>
                <table:data-pilot-member table:name="0,000185091" table:display="true" table:show-details="true"/>
                <table:data-pilot-member table:name="0,000185095" table:display="true" table:show-details="true"/>
                <table:data-pilot-member table:name="0,000185097" table:display="true" table:show-details="true"/>
                <table:data-pilot-member table:name="0,000185338" table:display="true" table:show-details="true"/>
                <table:data-pilot-member table:name="0,000185441" table:display="true" table:show-details="true"/>
                <table:data-pilot-member table:name="0,000185535" table:display="true" table:show-details="true"/>
                <table:data-pilot-member table:name="0,000185547" table:display="true" table:show-details="true"/>
                <table:data-pilot-member table:name="0,000185596" table:display="true" table:show-details="true"/>
                <table:data-pilot-member table:name="0,000185651" table:display="true" table:show-details="true"/>
                <table:data-pilot-member table:name="0,000185668" table:display="true" table:show-details="true"/>
                <table:data-pilot-member table:name="0,000186106" table:display="true" table:show-details="true"/>
                <table:data-pilot-member table:name="0,000186142" table:display="true" table:show-details="true"/>
                <table:data-pilot-member table:name="0,000186206" table:display="true" table:show-details="true"/>
                <table:data-pilot-member table:name="0,000186243" table:display="true" table:show-details="true"/>
                <table:data-pilot-member table:name="0,000186434" table:display="true" table:show-details="true"/>
                <table:data-pilot-member table:name="0,000186441" table:display="true" table:show-details="true"/>
                <table:data-pilot-member table:name="0,000186656" table:display="true" table:show-details="true"/>
                <table:data-pilot-member table:name="0,000186673" table:display="true" table:show-details="true"/>
                <table:data-pilot-member table:name="0,000186682" table:display="true" table:show-details="true"/>
                <table:data-pilot-member table:name="0,000186993" table:display="true" table:show-details="true"/>
                <table:data-pilot-member table:name="0,000187055" table:display="true" table:show-details="true"/>
                <table:data-pilot-member table:name="0,000187261" table:display="true" table:show-details="true"/>
                <table:data-pilot-member table:name="0,00018752" table:display="true" table:show-details="true"/>
                <table:data-pilot-member table:name="0,000187558" table:display="true" table:show-details="true"/>
                <table:data-pilot-member table:name="0,000187656" table:display="true" table:show-details="true"/>
                <table:data-pilot-member table:name="0,000187896" table:display="true" table:show-details="true"/>
                <table:data-pilot-member table:name="0,000187933" table:display="true" table:show-details="true"/>
                <table:data-pilot-member table:name="0,000188036" table:display="true" table:show-details="true"/>
                <table:data-pilot-member table:name="0,000188062" table:display="true" table:show-details="true"/>
                <table:data-pilot-member table:name="0,000188118" table:display="true" table:show-details="true"/>
                <table:data-pilot-member table:name="0,000188365" table:display="true" table:show-details="true"/>
                <table:data-pilot-member table:name="0,000188422" table:display="true" table:show-details="true"/>
                <table:data-pilot-member table:name="0,000188429" table:display="true" table:show-details="true"/>
                <table:data-pilot-member table:name="0,000188576" table:display="true" table:show-details="true"/>
                <table:data-pilot-member table:name="0,000188875" table:display="true" table:show-details="true"/>
                <table:data-pilot-member table:name="0,000189188" table:display="true" table:show-details="true"/>
                <table:data-pilot-member table:name="0,000189294" table:display="true" table:show-details="true"/>
                <table:data-pilot-member table:name="0,000189592" table:display="true" table:show-details="true"/>
                <table:data-pilot-member table:name="0,000189729" table:display="true" table:show-details="true"/>
                <table:data-pilot-member table:name="0,000189783" table:display="true" table:show-details="true"/>
                <table:data-pilot-member table:name="0,000190084" table:display="true" table:show-details="true"/>
                <table:data-pilot-member table:name="0,000190313" table:display="true" table:show-details="true"/>
                <table:data-pilot-member table:name="0,000190718" table:display="true" table:show-details="true"/>
                <table:data-pilot-member table:name="0,000191342" table:display="true" table:show-details="true"/>
                <table:data-pilot-member table:name="0,000191542" table:display="true" table:show-details="true"/>
                <table:data-pilot-member table:name="0,000191555" table:display="true" table:show-details="true"/>
                <table:data-pilot-member table:name="0,000191932" table:display="true" table:show-details="true"/>
                <table:data-pilot-member table:name="0,000192174" table:display="true" table:show-details="true"/>
                <table:data-pilot-member table:name="0,000192491" table:display="true" table:show-details="true"/>
                <table:data-pilot-member table:name="0,000192599" table:display="true" table:show-details="true"/>
                <table:data-pilot-member table:name="0,000192806" table:display="true" table:show-details="true"/>
                <table:data-pilot-member table:name="0,000192997" table:display="true" table:show-details="true"/>
                <table:data-pilot-member table:name="0,000193103" table:display="true" table:show-details="true"/>
                <table:data-pilot-member table:name="0,000193234" table:display="true" table:show-details="true"/>
                <table:data-pilot-member table:name="0,000193256" table:display="true" table:show-details="true"/>
                <table:data-pilot-member table:name="0,00019355" table:display="true" table:show-details="true"/>
                <table:data-pilot-member table:name="0,000193839" table:display="true" table:show-details="true"/>
                <table:data-pilot-member table:name="0,00019421" table:display="true" table:show-details="true"/>
                <table:data-pilot-member table:name="0,000194612" table:display="true" table:show-details="true"/>
                <table:data-pilot-member table:name="0,00019465" table:display="true" table:show-details="true"/>
                <table:data-pilot-member table:name="0,000194959" table:display="true" table:show-details="true"/>
                <table:data-pilot-member table:name="0,000195017" table:display="true" table:show-details="true"/>
                <table:data-pilot-member table:name="0,000195228" table:display="true" table:show-details="true"/>
                <table:data-pilot-member table:name="0,000195532" table:display="true" table:show-details="true"/>
                <table:data-pilot-member table:name="0,000195633" table:display="true" table:show-details="true"/>
                <table:data-pilot-member table:name="0,000195854" table:display="true" table:show-details="true"/>
                <table:data-pilot-member table:name="0,000196613" table:display="true" table:show-details="true"/>
                <table:data-pilot-member table:name="0,000196994" table:display="true" table:show-details="true"/>
                <table:data-pilot-member table:name="0,000197107" table:display="true" table:show-details="true"/>
                <table:data-pilot-member table:name="0,000197272" table:display="true" table:show-details="true"/>
                <table:data-pilot-member table:name="0,000197417" table:display="true" table:show-details="true"/>
                <table:data-pilot-member table:name="0,000197528" table:display="true" table:show-details="true"/>
                <table:data-pilot-member table:name="0,00019791" table:display="true" table:show-details="true"/>
                <table:data-pilot-member table:name="0,000197949" table:display="true" table:show-details="true"/>
                <table:data-pilot-member table:name="0,000198209" table:display="true" table:show-details="true"/>
                <table:data-pilot-member table:name="0,00019887" table:display="true" table:show-details="true"/>
                <table:data-pilot-member table:name="0,000198951" table:display="true" table:show-details="true"/>
                <table:data-pilot-member table:name="0,000199426" table:display="true" table:show-details="true"/>
                <table:data-pilot-member table:name="0,000199454" table:display="true" table:show-details="true"/>
                <table:data-pilot-member table:name="0,000199625" table:display="true" table:show-details="true"/>
                <table:data-pilot-member table:name="0,000199655" table:display="true" table:show-details="true"/>
                <table:data-pilot-member table:name="0,000199869" table:display="true" table:show-details="true"/>
                <table:data-pilot-member table:name="0,000200155" table:display="true" table:show-details="true"/>
                <table:data-pilot-member table:name="0,000200172" table:display="true" table:show-details="true"/>
                <table:data-pilot-member table:name="0,000200284" table:display="true" table:show-details="true"/>
                <table:data-pilot-member table:name="0,000200473" table:display="true" table:show-details="true"/>
                <table:data-pilot-member table:name="0,000200826" table:display="true" table:show-details="true"/>
                <table:data-pilot-member table:name="0,000200919" table:display="true" table:show-details="true"/>
                <table:data-pilot-member table:name="0,000200943" table:display="true" table:show-details="true"/>
                <table:data-pilot-member table:name="0,000201154" table:display="true" table:show-details="true"/>
                <table:data-pilot-member table:name="0,000201566" table:display="true" table:show-details="true"/>
                <table:data-pilot-member table:name="0,000201632" table:display="true" table:show-details="true"/>
                <table:data-pilot-member table:name="0,00020193" table:display="true" table:show-details="true"/>
                <table:data-pilot-member table:name="0,000201969" table:display="true" table:show-details="true"/>
                <table:data-pilot-member table:name="0,000202549" table:display="true" table:show-details="true"/>
                <table:data-pilot-member table:name="0,000202959" table:display="true" table:show-details="true"/>
                <table:data-pilot-member table:name="0,000203314" table:display="true" table:show-details="true"/>
                <table:data-pilot-member table:name="0,000203463" table:display="true" table:show-details="true"/>
                <table:data-pilot-member table:name="0,000203819" table:display="true" table:show-details="true"/>
                <table:data-pilot-member table:name="0,000204063" table:display="true" table:show-details="true"/>
                <table:data-pilot-member table:name="0,000204068" table:display="true" table:show-details="true"/>
                <table:data-pilot-member table:name="0,000204157" table:display="true" table:show-details="true"/>
                <table:data-pilot-member table:name="0,000204246" table:display="true" table:show-details="true"/>
                <table:data-pilot-member table:name="0,000204494" table:display="true" table:show-details="true"/>
                <table:data-pilot-member table:name="0,000204832" table:display="true" table:show-details="true"/>
                <table:data-pilot-member table:name="0,000206294" table:display="true" table:show-details="true"/>
                <table:data-pilot-member table:name="0,000207199" table:display="true" table:show-details="true"/>
                <table:data-pilot-member table:name="0,000207443" table:display="true" table:show-details="true"/>
                <table:data-pilot-member table:name="0,000207619" table:display="true" table:show-details="true"/>
                <table:data-pilot-member table:name="0,000207834" table:display="true" table:show-details="true"/>
                <table:data-pilot-member table:name="0,000208187" table:display="true" table:show-details="true"/>
                <table:data-pilot-member table:name="0,000208363" table:display="true" table:show-details="true"/>
                <table:data-pilot-member table:name="0,000208477" table:display="true" table:show-details="true"/>
                <table:data-pilot-member table:name="0,000208695" table:display="true" table:show-details="true"/>
                <table:data-pilot-member table:name="0,000209636" table:display="true" table:show-details="true"/>
                <table:data-pilot-member table:name="0,000209669" table:display="true" table:show-details="true"/>
                <table:data-pilot-member table:name="0,000209891" table:display="true" table:show-details="true"/>
                <table:data-pilot-member table:name="0,000210772" table:display="true" table:show-details="true"/>
                <table:data-pilot-member table:name="0,000211882" table:display="true" table:show-details="true"/>
                <table:data-pilot-member table:name="0,000212117" table:display="true" table:show-details="true"/>
                <table:data-pilot-member table:name="0,000212308" table:display="true" table:show-details="true"/>
                <table:data-pilot-member table:name="0,000212797" table:display="true" table:show-details="true"/>
                <table:data-pilot-member table:name="0,000212814" table:display="true" table:show-details="true"/>
                <table:data-pilot-member table:name="0,000213111" table:display="true" table:show-details="true"/>
                <table:data-pilot-member table:name="0,000213585" table:display="true" table:show-details="true"/>
                <table:data-pilot-member table:name="0,000214012" table:display="true" table:show-details="true"/>
                <table:data-pilot-member table:name="0,000214026" table:display="true" table:show-details="true"/>
                <table:data-pilot-member table:name="0,000214287" table:display="true" table:show-details="true"/>
                <table:data-pilot-member table:name="0,000214306" table:display="true" table:show-details="true"/>
                <table:data-pilot-member table:name="0,000214616" table:display="true" table:show-details="true"/>
                <table:data-pilot-member table:name="0,000214635" table:display="true" table:show-details="true"/>
                <table:data-pilot-member table:name="0,000214866" table:display="true" table:show-details="true"/>
                <table:data-pilot-member table:name="0,00021498" table:display="true" table:show-details="true"/>
                <table:data-pilot-member table:name="0,000215003" table:display="true" table:show-details="true"/>
                <table:data-pilot-member table:name="0,000215033" table:display="true" table:show-details="true"/>
                <table:data-pilot-member table:name="0,000215237" table:display="true" table:show-details="true"/>
                <table:data-pilot-member table:name="0,000216984" table:display="true" table:show-details="true"/>
                <table:data-pilot-member table:name="0,000217048" table:display="true" table:show-details="true"/>
                <table:data-pilot-member table:name="0,000217202" table:display="true" table:show-details="true"/>
                <table:data-pilot-member table:name="0,000217507" table:display="true" table:show-details="true"/>
                <table:data-pilot-member table:name="0,000217683" table:display="true" table:show-details="true"/>
                <table:data-pilot-member table:name="0,000218128" table:display="true" table:show-details="true"/>
                <table:data-pilot-member table:name="0,000218196" table:display="true" table:show-details="true"/>
                <table:data-pilot-member table:name="0,000218588" table:display="true" table:show-details="true"/>
                <table:data-pilot-member table:name="0,000218769" table:display="true" table:show-details="true"/>
                <table:data-pilot-member table:name="0,000220738" table:display="true" table:show-details="true"/>
                <table:data-pilot-member table:name="0,000221545" table:display="true" table:show-details="true"/>
                <table:data-pilot-member table:name="0,000221725" table:display="true" table:show-details="true"/>
                <table:data-pilot-member table:name="0,000222221" table:display="true" table:show-details="true"/>
                <table:data-pilot-member table:name="0,000222279" table:display="true" table:show-details="true"/>
                <table:data-pilot-member table:name="0,000222296" table:display="true" table:show-details="true"/>
                <table:data-pilot-member table:name="0,000223148" table:display="true" table:show-details="true"/>
                <table:data-pilot-member table:name="0,000223235" table:display="true" table:show-details="true"/>
                <table:data-pilot-member table:name="0,00022325" table:display="true" table:show-details="true"/>
                <table:data-pilot-member table:name="0,000224442" table:display="true" table:show-details="true"/>
                <table:data-pilot-member table:name="0,000225106" table:display="true" table:show-details="true"/>
                <table:data-pilot-member table:name="0,000225945" table:display="true" table:show-details="true"/>
                <table:data-pilot-member table:name="0,000226153" table:display="true" table:show-details="true"/>
                <table:data-pilot-member table:name="0,00022652" table:display="true" table:show-details="true"/>
                <table:data-pilot-member table:name="0,000226791" table:display="true" table:show-details="true"/>
                <table:data-pilot-member table:name="0,000227556" table:display="true" table:show-details="true"/>
                <table:data-pilot-member table:name="0,000227597" table:display="true" table:show-details="true"/>
                <table:data-pilot-member table:name="0,000227912" table:display="true" table:show-details="true"/>
                <table:data-pilot-member table:name="0,000228085" table:display="true" table:show-details="true"/>
                <table:data-pilot-member table:name="0,000228283" table:display="true" table:show-details="true"/>
                <table:data-pilot-member table:name="0,000229162" table:display="true" table:show-details="true"/>
                <table:data-pilot-member table:name="0,000229185" table:display="true" table:show-details="true"/>
                <table:data-pilot-member table:name="0,000229297" table:display="true" table:show-details="true"/>
                <table:data-pilot-member table:name="0,000229778" table:display="true" table:show-details="true"/>
                <table:data-pilot-member table:name="0,000230013" table:display="true" table:show-details="true"/>
                <table:data-pilot-member table:name="0,000231469" table:display="true" table:show-details="true"/>
                <table:data-pilot-member table:name="0,000232739" table:display="true" table:show-details="true"/>
                <table:data-pilot-member table:name="0,000233591" table:display="true" table:show-details="true"/>
                <table:data-pilot-member table:name="0,000233659" table:display="true" table:show-details="true"/>
                <table:data-pilot-member table:name="0,000235454" table:display="true" table:show-details="true"/>
                <table:data-pilot-member table:name="0,000236174" table:display="true" table:show-details="true"/>
                <table:data-pilot-member table:name="0,000236742" table:display="true" table:show-details="true"/>
                <table:data-pilot-member table:name="0,000237166" table:display="true" table:show-details="true"/>
                <table:data-pilot-member table:name="0,00024121" table:display="true" table:show-details="true"/>
                <table:data-pilot-member table:name="0,000241386" table:display="true" table:show-details="true"/>
                <table:data-pilot-member table:name="0,000241618" table:display="true" table:show-details="true"/>
                <table:data-pilot-member table:name="0,000241866" table:display="true" table:show-details="true"/>
                <table:data-pilot-member table:name="0,000242317" table:display="true" table:show-details="true"/>
                <table:data-pilot-member table:name="0,000243427" table:display="true" table:show-details="true"/>
                <table:data-pilot-member table:name="0,000244719" table:display="true" table:show-details="true"/>
                <table:data-pilot-member table:name="0,000245984" table:display="true" table:show-details="true"/>
                <table:data-pilot-member table:name="0,000251182" table:display="true" table:show-details="true"/>
                <table:data-pilot-member table:name="0,000252819" table:display="true" table:show-details="true"/>
                <table:data-pilot-member table:name="0,000253316" table:display="true" table:show-details="true"/>
                <table:data-pilot-member table:name="0,000253338" table:display="true" table:show-details="true"/>
                <table:data-pilot-member table:name="0,000253719" table:display="true" table:show-details="true"/>
                <table:data-pilot-member table:name="0,000255818" table:display="true" table:show-details="true"/>
                <table:data-pilot-member table:name="0,000256839" table:display="true" table:show-details="true"/>
                <table:data-pilot-member table:name="0,000257353" table:display="true" table:show-details="true"/>
                <table:data-pilot-member table:name="0,000258703" table:display="true" table:show-details="true"/>
                <table:data-pilot-member table:name="0,000259609" table:display="true" table:show-details="true"/>
                <table:data-pilot-member table:name="0,000259907" table:display="true" table:show-details="true"/>
                <table:data-pilot-member table:name="0,000260424" table:display="true" table:show-details="true"/>
                <table:data-pilot-member table:name="0,000262757" table:display="true" table:show-details="true"/>
                <table:data-pilot-member table:name="0,000263118" table:display="true" table:show-details="true"/>
                <table:data-pilot-member table:name="0,000263841" table:display="true" table:show-details="true"/>
                <table:data-pilot-member table:name="0,000264429" table:display="true" table:show-details="true"/>
                <table:data-pilot-member table:name="0,000264454" table:display="true" table:show-details="true"/>
                <table:data-pilot-member table:name="0,000264685" table:display="true" table:show-details="true"/>
                <table:data-pilot-member table:name="0,000265993" table:display="true" table:show-details="true"/>
                <table:data-pilot-member table:name="0,000270021" table:display="true" table:show-details="true"/>
                <table:data-pilot-member table:name="0,000273593" table:display="true" table:show-details="true"/>
                <table:data-pilot-member table:name="0,000274985" table:display="true" table:show-details="true"/>
                <table:data-pilot-member table:name="0,000275236" table:display="true" table:show-details="true"/>
                <table:data-pilot-member table:name="0,000278391" table:display="true" table:show-details="true"/>
                <table:data-pilot-member table:name="0,000279155" table:display="true" table:show-details="true"/>
                <table:data-pilot-member table:name="0,000281353" table:display="true" table:show-details="true"/>
                <table:data-pilot-member table:name="0,000282277" table:display="true" table:show-details="true"/>
                <table:data-pilot-member table:name="0,000283644" table:display="true" table:show-details="true"/>
                <table:data-pilot-member table:name="0,000284009" table:display="true" table:show-details="true"/>
                <table:data-pilot-member table:name="0,000284836" table:display="true" table:show-details="true"/>
                <table:data-pilot-member table:name="0,000289644" table:display="true" table:show-details="true"/>
                <table:data-pilot-member table:name="0,000289734" table:display="true" table:show-details="true"/>
                <table:data-pilot-member table:name="0,000289827" table:display="true" table:show-details="true"/>
                <table:data-pilot-member table:name="0,000289843" table:display="true" table:show-details="true"/>
                <table:data-pilot-member table:name="0,000299841" table:display="true" table:show-details="true"/>
                <table:data-pilot-member table:name="0,000300221" table:display="true" table:show-details="true"/>
                <table:data-pilot-member table:name="0,000301492" table:display="true" table:show-details="true"/>
                <table:data-pilot-member table:name="0,000303572" table:display="true" table:show-details="true"/>
                <table:data-pilot-member table:name="0,00030378" table:display="true" table:show-details="true"/>
                <table:data-pilot-member table:name="0,00030442" table:display="true" table:show-details="true"/>
                <table:data-pilot-member table:name="0,000305827" table:display="true" table:show-details="true"/>
                <table:data-pilot-member table:name="0,000306019" table:display="true" table:show-details="true"/>
                <table:data-pilot-member table:name="0,000310456" table:display="true" table:show-details="true"/>
                <table:data-pilot-member table:name="0,000318912" table:display="true" table:show-details="true"/>
                <table:data-pilot-member table:name="0,000319514" table:display="true" table:show-details="true"/>
                <table:data-pilot-member table:name="0,000320957" table:display="true" table:show-details="true"/>
                <table:data-pilot-member table:name="0,000322099" table:display="true" table:show-details="true"/>
                <table:data-pilot-member table:name="0,000323576" table:display="true" table:show-details="true"/>
                <table:data-pilot-member table:name="0,000323921" table:display="true" table:show-details="true"/>
                <table:data-pilot-member table:name="0,000324709" table:display="true" table:show-details="true"/>
                <table:data-pilot-member table:name="0,00033101" table:display="true" table:show-details="true"/>
                <table:data-pilot-member table:name="0,000331458" table:display="true" table:show-details="true"/>
                <table:data-pilot-member table:name="0,000339483" table:display="true" table:show-details="true"/>
                <table:data-pilot-member table:name="0,000348401" table:display="true" table:show-details="true"/>
                <table:data-pilot-member table:name="0,000349242" table:display="true" table:show-details="true"/>
                <table:data-pilot-member table:name="0,000353971" table:display="true" table:show-details="true"/>
                <table:data-pilot-member table:name="0,000367363" table:display="true" table:show-details="true"/>
                <table:data-pilot-member table:name="0,000370156" table:display="true" table:show-details="true"/>
                <table:data-pilot-member table:name="0,0003707" table:display="true" table:show-details="true"/>
                <table:data-pilot-member table:name="0,000372137" table:display="true" table:show-details="true"/>
                <table:data-pilot-member table:name="0,000374323" table:display="true" table:show-details="true"/>
                <table:data-pilot-member table:name="0,000375766" table:display="true" table:show-details="true"/>
                <table:data-pilot-member table:name="0,000376187" table:display="true" table:show-details="true"/>
                <table:data-pilot-member table:name="0,000380189" table:display="true" table:show-details="true"/>
                <table:data-pilot-member table:name="0,000380456" table:display="true" table:show-details="true"/>
                <table:data-pilot-member table:name="0,000380696" table:display="true" table:show-details="true"/>
                <table:data-pilot-member table:name="0,000381123" table:display="true" table:show-details="true"/>
                <table:data-pilot-member table:name="0,000381915" table:display="true" table:show-details="true"/>
                <table:data-pilot-member table:name="0,000382359" table:display="true" table:show-details="true"/>
                <table:data-pilot-member table:name="0,000383289" table:display="true" table:show-details="true"/>
                <table:data-pilot-member table:name="0,000384436" table:display="true" table:show-details="true"/>
                <table:data-pilot-member table:name="0,000384982" table:display="true" table:show-details="true"/>
                <table:data-pilot-member table:name="0,000386738" table:display="true" table:show-details="true"/>
                <table:data-pilot-member table:name="0,000387939" table:display="true" table:show-details="true"/>
                <table:data-pilot-member table:name="0,000389165" table:display="true" table:show-details="true"/>
                <table:data-pilot-member table:name="0,000392378" table:display="true" table:show-details="true"/>
                <table:data-pilot-member table:name="0,000393582" table:display="true" table:show-details="true"/>
                <table:data-pilot-member table:name="0,000394143" table:display="true" table:show-details="true"/>
                <table:data-pilot-member table:name="0,000394658" table:display="true" table:show-details="true"/>
                <table:data-pilot-member table:name="0,00039567" table:display="true" table:show-details="true"/>
                <table:data-pilot-member table:name="0,000399592" table:display="true" table:show-details="true"/>
                <table:data-pilot-member table:name="0,000400332" table:display="true" table:show-details="true"/>
                <table:data-pilot-member table:name="0,000405404" table:display="true" table:show-details="true"/>
                <table:data-pilot-member table:name="0,000405731" table:display="true" table:show-details="true"/>
                <table:data-pilot-member table:name="0,000405886" table:display="true" table:show-details="true"/>
                <table:data-pilot-member table:name="0,000406861" table:display="true" table:show-details="true"/>
                <table:data-pilot-member table:name="0,000410251" table:display="true" table:show-details="true"/>
                <table:data-pilot-member table:name="0,000410447" table:display="true" table:show-details="true"/>
                <table:data-pilot-member table:name="0,000411559" table:display="true" table:show-details="true"/>
                <table:data-pilot-member table:name="0,000411793" table:display="true" table:show-details="true"/>
                <table:data-pilot-member table:name="0,000412179" table:display="true" table:show-details="true"/>
                <table:data-pilot-member table:name="0,000412305" table:display="true" table:show-details="true"/>
                <table:data-pilot-member table:name="0,000414639" table:display="true" table:show-details="true"/>
                <table:data-pilot-member table:name="0,000415165" table:display="true" table:show-details="true"/>
                <table:data-pilot-member table:name="0,00041665" table:display="true" table:show-details="true"/>
                <table:data-pilot-member table:name="0,000416934" table:display="true" table:show-details="true"/>
                <table:data-pilot-member table:name="0,000418603" table:display="true" table:show-details="true"/>
                <table:data-pilot-member table:name="0,000418959" table:display="true" table:show-details="true"/>
                <table:data-pilot-member table:name="0,000419617" table:display="true" table:show-details="true"/>
                <table:data-pilot-member table:name="0,000420109" table:display="true" table:show-details="true"/>
                <table:data-pilot-member table:name="0,000420673" table:display="true" table:show-details="true"/>
                <table:data-pilot-member table:name="0,000421655" table:display="true" table:show-details="true"/>
                <table:data-pilot-member table:name="0,000421667" table:display="true" table:show-details="true"/>
                <table:data-pilot-member table:name="0,000421729" table:display="true" table:show-details="true"/>
                <table:data-pilot-member table:name="0,000422549" table:display="true" table:show-details="true"/>
                <table:data-pilot-member table:name="0,000423128" table:display="true" table:show-details="true"/>
                <table:data-pilot-member table:name="0,000423555" table:display="true" table:show-details="true"/>
                <table:data-pilot-member table:name="0,000423731" table:display="true" table:show-details="true"/>
                <table:data-pilot-member table:name="0,000423876" table:display="true" table:show-details="true"/>
                <table:data-pilot-member table:name="0,000424435" table:display="true" table:show-details="true"/>
                <table:data-pilot-member table:name="0,000424528" table:display="true" table:show-details="true"/>
                <table:data-pilot-member table:name="0,000425005" table:display="true" table:show-details="true"/>
                <table:data-pilot-member table:name="0,000425621" table:display="true" table:show-details="true"/>
                <table:data-pilot-member table:name="0,000425812" table:display="true" table:show-details="true"/>
                <table:data-pilot-member table:name="0,000425924" table:display="true" table:show-details="true"/>
                <table:data-pilot-member table:name="0,000426124" table:display="true" table:show-details="true"/>
                <table:data-pilot-member table:name="0,000426657" table:display="true" table:show-details="true"/>
                <table:data-pilot-member table:name="0,000427056" table:display="true" table:show-details="true"/>
                <table:data-pilot-member table:name="0,000427174" table:display="true" table:show-details="true"/>
                <table:data-pilot-member table:name="0,000427305" table:display="true" table:show-details="true"/>
                <table:data-pilot-member table:name="0,000427515" table:display="true" table:show-details="true"/>
                <table:data-pilot-member table:name="0,000427897" table:display="true" table:show-details="true"/>
                <table:data-pilot-member table:name="0,000428475" table:display="true" table:show-details="true"/>
                <table:data-pilot-member table:name="0,000428999" table:display="true" table:show-details="true"/>
                <table:data-pilot-member table:name="0,000430004" table:display="true" table:show-details="true"/>
                <table:data-pilot-member table:name="0,000430301" table:display="true" table:show-details="true"/>
                <table:data-pilot-member table:name="0,000430698" table:display="true" table:show-details="true"/>
                <table:data-pilot-member table:name="0,000430868" table:display="true" table:show-details="true"/>
                <table:data-pilot-member table:name="0,000430986" table:display="true" table:show-details="true"/>
                <table:data-pilot-member table:name="0,00043168" table:display="true" table:show-details="true"/>
                <table:data-pilot-member table:name="0,000431765" table:display="true" table:show-details="true"/>
                <table:data-pilot-member table:name="0,00043191" table:display="true" table:show-details="true"/>
                <table:data-pilot-member table:name="0,000431938" table:display="true" table:show-details="true"/>
                <table:data-pilot-member table:name="0,000432404" table:display="true" table:show-details="true"/>
                <table:data-pilot-member table:name="0,000432437" table:display="true" table:show-details="true"/>
                <table:data-pilot-member table:name="0,000432751" table:display="true" table:show-details="true"/>
                <table:data-pilot-member table:name="0,000432911" table:display="true" table:show-details="true"/>
                <table:data-pilot-member table:name="0,000433282" table:display="true" table:show-details="true"/>
                <table:data-pilot-member table:name="0,000433547" table:display="true" table:show-details="true"/>
                <table:data-pilot-member table:name="0,000433839" table:display="true" table:show-details="true"/>
                <table:data-pilot-member table:name="0,000434287" table:display="true" table:show-details="true"/>
                <table:data-pilot-member table:name="0,000434542" table:display="true" table:show-details="true"/>
                <table:data-pilot-member table:name="0,000435555" table:display="true" table:show-details="true"/>
                <table:data-pilot-member table:name="0,000437854" table:display="true" table:show-details="true"/>
                <table:data-pilot-member table:name="0,000438374" table:display="true" table:show-details="true"/>
                <table:data-pilot-member table:name="0,000439139" table:display="true" table:show-details="true"/>
                <table:data-pilot-member table:name="0,0004405" table:display="true" table:show-details="true"/>
                <table:data-pilot-member table:name="0,000440664" table:display="true" table:show-details="true"/>
                <table:data-pilot-member table:name="0,000441074" table:display="true" table:show-details="true"/>
                <table:data-pilot-member table:name="0,000441313" table:display="true" table:show-details="true"/>
                <table:data-pilot-member table:name="0,000442582" table:display="true" table:show-details="true"/>
                <table:data-pilot-member table:name="0,000443227" table:display="true" table:show-details="true"/>
                <table:data-pilot-member table:name="0,000443763" table:display="true" table:show-details="true"/>
                <table:data-pilot-member table:name="0,000443886" table:display="true" table:show-details="true"/>
                <table:data-pilot-member table:name="0,000444109" table:display="true" table:show-details="true"/>
                <table:data-pilot-member table:name="0,000444328" table:display="true" table:show-details="true"/>
                <table:data-pilot-member table:name="0,000444587" table:display="true" table:show-details="true"/>
                <table:data-pilot-member table:name="0,00044471" table:display="true" table:show-details="true"/>
                <table:data-pilot-member table:name="0,000446086" table:display="true" table:show-details="true"/>
                <table:data-pilot-member table:name="0,000446495" table:display="true" table:show-details="true"/>
                <table:data-pilot-member table:name="0,000447289" table:display="true" table:show-details="true"/>
                <table:data-pilot-member table:name="0,000447498" table:display="true" table:show-details="true"/>
                <table:data-pilot-member table:name="0,000448523" table:display="true" table:show-details="true"/>
                <table:data-pilot-member table:name="0,000448864" table:display="true" table:show-details="true"/>
                <table:data-pilot-member table:name="0,000448945" table:display="true" table:show-details="true"/>
                <table:data-pilot-member table:name="0,000450043" table:display="true" table:show-details="true"/>
                <table:data-pilot-member table:name="0,000450192" table:display="true" table:show-details="true"/>
                <table:data-pilot-member table:name="0,000450297" table:display="true" table:show-details="true"/>
                <table:data-pilot-member table:name="0,000450335" table:display="true" table:show-details="true"/>
                <table:data-pilot-member table:name="0,000450454" table:display="true" table:show-details="true"/>
                <table:data-pilot-member table:name="0,000450847" table:display="true" table:show-details="true"/>
                <table:data-pilot-member table:name="0,000451224" table:display="true" table:show-details="true"/>
                <table:data-pilot-member table:name="0,000451908" table:display="true" table:show-details="true"/>
                <table:data-pilot-member table:name="0,000451935" table:display="true" table:show-details="true"/>
                <table:data-pilot-member table:name="0,000452687" table:display="true" table:show-details="true"/>
                <table:data-pilot-member table:name="0,000453666" table:display="true" table:show-details="true"/>
                <table:data-pilot-member table:name="0,000453692" table:display="true" table:show-details="true"/>
                <table:data-pilot-member table:name="0,000455033" table:display="true" table:show-details="true"/>
                <table:data-pilot-member table:name="0,000455094" table:display="true" table:show-details="true"/>
                <table:data-pilot-member table:name="0,000455538" table:display="true" table:show-details="true"/>
                <table:data-pilot-member table:name="0,000456971" table:display="true" table:show-details="true"/>
                <table:data-pilot-member table:name="0,00045704" table:display="true" table:show-details="true"/>
                <table:data-pilot-member table:name="0,000457495" table:display="true" table:show-details="true"/>
                <table:data-pilot-member table:name="0,000457616" table:display="true" table:show-details="true"/>
                <table:data-pilot-member table:name="0,000458868" table:display="true" table:show-details="true"/>
                <table:data-pilot-member table:name="0,000459683" table:display="true" table:show-details="true"/>
                <table:data-pilot-member table:name="0,000459817" table:display="true" table:show-details="true"/>
                <table:data-pilot-member table:name="0,000459989" table:display="true" table:show-details="true"/>
                <table:data-pilot-member table:name="0,000462139" table:display="true" table:show-details="true"/>
                <table:data-pilot-member table:name="0,000462879" table:display="true" table:show-details="true"/>
                <table:data-pilot-member table:name="0,000463182" table:display="true" table:show-details="true"/>
                <table:data-pilot-member table:name="0,000464067" table:display="true" table:show-details="true"/>
                <table:data-pilot-member table:name="0,000465862" table:display="true" table:show-details="true"/>
                <table:data-pilot-member table:name="0,000466143" table:display="true" table:show-details="true"/>
                <table:data-pilot-member table:name="0,000466158" table:display="true" table:show-details="true"/>
                <table:data-pilot-member table:name="0,000466196" table:display="true" table:show-details="true"/>
                <table:data-pilot-member table:name="0,000466675" table:display="true" table:show-details="true"/>
                <table:data-pilot-member table:name="0,000467093" table:display="true" table:show-details="true"/>
                <table:data-pilot-member table:name="0,000467415" table:display="true" table:show-details="true"/>
                <table:data-pilot-member table:name="0,00046758" table:display="true" table:show-details="true"/>
                <table:data-pilot-member table:name="0,000467844" table:display="true" table:show-details="true"/>
                <table:data-pilot-member table:name="0,000468424" table:display="true" table:show-details="true"/>
                <table:data-pilot-member table:name="0,000470865" table:display="true" table:show-details="true"/>
                <table:data-pilot-member table:name="0,000471134" table:display="true" table:show-details="true"/>
                <table:data-pilot-member table:name="0,000471402" table:display="true" table:show-details="true"/>
                <table:data-pilot-member table:name="0,00047205" table:display="true" table:show-details="true"/>
                <table:data-pilot-member table:name="0,000473309" table:display="true" table:show-details="true"/>
                <table:data-pilot-member table:name="0,000473373" table:display="true" table:show-details="true"/>
                <table:data-pilot-member table:name="0,000473519" table:display="true" table:show-details="true"/>
                <table:data-pilot-member table:name="0,000474105" table:display="true" table:show-details="true"/>
                <table:data-pilot-member table:name="0,000474358" table:display="true" table:show-details="true"/>
                <table:data-pilot-member table:name="0,000474612" table:display="true" table:show-details="true"/>
                <table:data-pilot-member table:name="0,000474898" table:display="true" table:show-details="true"/>
                <table:data-pilot-member table:name="0,000475252" table:display="true" table:show-details="true"/>
                <table:data-pilot-member table:name="0,000475356" table:display="true" table:show-details="true"/>
                <table:data-pilot-member table:name="0,000476014" table:display="true" table:show-details="true"/>
                <table:data-pilot-member table:name="0,000476854" table:display="true" table:show-details="true"/>
                <table:data-pilot-member table:name="0,000477231" table:display="true" table:show-details="true"/>
                <table:data-pilot-member table:name="0,000477295" table:display="true" table:show-details="true"/>
                <table:data-pilot-member table:name="0,000479231" table:display="true" table:show-details="true"/>
                <table:data-pilot-member table:name="0,000479262" table:display="true" table:show-details="true"/>
                <table:data-pilot-member table:name="0,000479503" table:display="true" table:show-details="true"/>
                <table:data-pilot-member table:name="0,000480534" table:display="true" table:show-details="true"/>
                <table:data-pilot-member table:name="0,000480718" table:display="true" table:show-details="true"/>
                <table:data-pilot-member table:name="0,000481555" table:display="true" table:show-details="true"/>
                <table:data-pilot-member table:name="0,000482285" table:display="true" table:show-details="true"/>
                <table:data-pilot-member table:name="0,00048242" table:display="true" table:show-details="true"/>
                <table:data-pilot-member table:name="0,000483601" table:display="true" table:show-details="true"/>
                <table:data-pilot-member table:name="0,000484398" table:display="true" table:show-details="true"/>
                <table:data-pilot-member table:name="0,000484894" table:display="true" table:show-details="true"/>
                <table:data-pilot-member table:name="0,000486543" table:display="true" table:show-details="true"/>
                <table:data-pilot-member table:name="0,000487424" table:display="true" table:show-details="true"/>
                <table:data-pilot-member table:name="0,000488366" table:display="true" table:show-details="true"/>
                <table:data-pilot-member table:name="0,000489114" table:display="true" table:show-details="true"/>
                <table:data-pilot-member table:name="0,000489291" table:display="true" table:show-details="true"/>
                <table:data-pilot-member table:name="0,000490312" table:display="true" table:show-details="true"/>
                <table:data-pilot-member table:name="0,000490399" table:display="true" table:show-details="true"/>
                <table:data-pilot-member table:name="0,000490944" table:display="true" table:show-details="true"/>
                <table:data-pilot-member table:name="0,000491344" table:display="true" table:show-details="true"/>
                <table:data-pilot-member table:name="0,000491886" table:display="true" table:show-details="true"/>
                <table:data-pilot-member table:name="0,000491907" table:display="true" table:show-details="true"/>
                <table:data-pilot-member table:name="0,000492305" table:display="true" table:show-details="true"/>
                <table:data-pilot-member table:name="0,000492333" table:display="true" table:show-details="true"/>
                <table:data-pilot-member table:name="0,000493845" table:display="true" table:show-details="true"/>
                <table:data-pilot-member table:name="0,000494737" table:display="true" table:show-details="true"/>
                <table:data-pilot-member table:name="0,000494786" table:display="true" table:show-details="true"/>
                <table:data-pilot-member table:name="0,000498994" table:display="true" table:show-details="true"/>
                <table:data-pilot-member table:name="0,000499808" table:display="true" table:show-details="true"/>
                <table:data-pilot-member table:name="0,000501574" table:display="true" table:show-details="true"/>
                <table:data-pilot-member table:name="0,000501969" table:display="true" table:show-details="true"/>
                <table:data-pilot-member table:name="0,000502958" table:display="true" table:show-details="true"/>
                <table:data-pilot-member table:name="0,000503269" table:display="true" table:show-details="true"/>
                <table:data-pilot-member table:name="0,000503436" table:display="true" table:show-details="true"/>
                <table:data-pilot-member table:name="0,000507478" table:display="true" table:show-details="true"/>
                <table:data-pilot-member table:name="0,000509345" table:display="true" table:show-details="true"/>
                <table:data-pilot-member table:name="0,000509717" table:display="true" table:show-details="true"/>
                <table:data-pilot-member table:name="0,000509836" table:display="true" table:show-details="true"/>
                <table:data-pilot-member table:name="0,000510348" table:display="true" table:show-details="true"/>
                <table:data-pilot-member table:name="0,00051095" table:display="true" table:show-details="true"/>
                <table:data-pilot-member table:name="0,000511825" table:display="true" table:show-details="true"/>
                <table:data-pilot-member table:name="0,000512325" table:display="true" table:show-details="true"/>
                <table:data-pilot-member table:name="0,000512589" table:display="true" table:show-details="true"/>
                <table:data-pilot-member table:name="0,000514525" table:display="true" table:show-details="true"/>
                <table:data-pilot-member table:name="0,000514949" table:display="true" table:show-details="true"/>
                <table:data-pilot-member table:name="0,000515565" table:display="true" table:show-details="true"/>
                <table:data-pilot-member table:name="0,000515853" table:display="true" table:show-details="true"/>
                <table:data-pilot-member table:name="0,000515872" table:display="true" table:show-details="true"/>
                <table:data-pilot-member table:name="0,000516178" table:display="true" table:show-details="true"/>
                <table:data-pilot-member table:name="0,000517298" table:display="true" table:show-details="true"/>
                <table:data-pilot-member table:name="0,00051771" table:display="true" table:show-details="true"/>
                <table:data-pilot-member table:name="0,000518552" table:display="true" table:show-details="true"/>
                <table:data-pilot-member table:name="0,000519074" table:display="true" table:show-details="true"/>
                <table:data-pilot-member table:name="0,000519409" table:display="true" table:show-details="true"/>
                <table:data-pilot-member table:name="0,000520349" table:display="true" table:show-details="true"/>
                <table:data-pilot-member table:name="0,000520441" table:display="true" table:show-details="true"/>
                <table:data-pilot-member table:name="0,000521153" table:display="true" table:show-details="true"/>
                <table:data-pilot-member table:name="0,000521317" table:display="true" table:show-details="true"/>
                <table:data-pilot-member table:name="0,000521709" table:display="true" table:show-details="true"/>
                <table:data-pilot-member table:name="0,000521729" table:display="true" table:show-details="true"/>
                <table:data-pilot-member table:name="0,000522587" table:display="true" table:show-details="true"/>
                <table:data-pilot-member table:name="0,000522827" table:display="true" table:show-details="true"/>
                <table:data-pilot-member table:name="0,000522972" table:display="true" table:show-details="true"/>
                <table:data-pilot-member table:name="0,000523381" table:display="true" table:show-details="true"/>
                <table:data-pilot-member table:name="0,000523877" table:display="true" table:show-details="true"/>
                <table:data-pilot-member table:name="0,000525481" table:display="true" table:show-details="true"/>
                <table:data-pilot-member table:name="0,000525668" table:display="true" table:show-details="true"/>
                <table:data-pilot-member table:name="0,000525939" table:display="true" table:show-details="true"/>
                <table:data-pilot-member table:name="0,000526806" table:display="true" table:show-details="true"/>
                <table:data-pilot-member table:name="0,000527909" table:display="true" table:show-details="true"/>
                <table:data-pilot-member table:name="0,000528768" table:display="true" table:show-details="true"/>
                <table:data-pilot-member table:name="0,000529177" table:display="true" table:show-details="true"/>
                <table:data-pilot-member table:name="0,000529209" table:display="true" table:show-details="true"/>
                <table:data-pilot-member table:name="0,000529727" table:display="true" table:show-details="true"/>
                <table:data-pilot-member table:name="0,000530154" table:display="true" table:show-details="true"/>
                <table:data-pilot-member table:name="0,000530176" table:display="true" table:show-details="true"/>
                <table:data-pilot-member table:name="0,000530337" table:display="true" table:show-details="true"/>
                <table:data-pilot-member table:name="0,000531023" table:display="true" table:show-details="true"/>
                <table:data-pilot-member table:name="0,000531359" table:display="true" table:show-details="true"/>
                <table:data-pilot-member table:name="0,000531614" table:display="true" table:show-details="true"/>
                <table:data-pilot-member table:name="0,000532673" table:display="true" table:show-details="true"/>
                <table:data-pilot-member table:name="0,00053355" table:display="true" table:show-details="true"/>
                <table:data-pilot-member table:name="0,000533621" table:display="true" table:show-details="true"/>
                <table:data-pilot-member table:name="0,000533817" table:display="true" table:show-details="true"/>
                <table:data-pilot-member table:name="0,000534004" table:display="true" table:show-details="true"/>
                <table:data-pilot-member table:name="0,000534496" table:display="true" table:show-details="true"/>
                <table:data-pilot-member table:name="0,000534715" table:display="true" table:show-details="true"/>
                <table:data-pilot-member table:name="0,000535471" table:display="true" table:show-details="true"/>
                <table:data-pilot-member table:name="0,000536089" table:display="true" table:show-details="true"/>
                <table:data-pilot-member table:name="0,000536131" table:display="true" table:show-details="true"/>
                <table:data-pilot-member table:name="0,000536388" table:display="true" table:show-details="true"/>
                <table:data-pilot-member table:name="0,000536653" table:display="true" table:show-details="true"/>
                <table:data-pilot-member table:name="0,000537502" table:display="true" table:show-details="true"/>
                <table:data-pilot-member table:name="0,000537965" table:display="true" table:show-details="true"/>
                <table:data-pilot-member table:name="0,000538151" table:display="true" table:show-details="true"/>
                <table:data-pilot-member table:name="0,000538186" table:display="true" table:show-details="true"/>
                <table:data-pilot-member table:name="0,000538355" table:display="true" table:show-details="true"/>
                <table:data-pilot-member table:name="0,000538935" table:display="true" table:show-details="true"/>
                <table:data-pilot-member table:name="0,000538992" table:display="true" table:show-details="true"/>
                <table:data-pilot-member table:name="0,000539525" table:display="true" table:show-details="true"/>
                <table:data-pilot-member table:name="0,000539701" table:display="true" table:show-details="true"/>
                <table:data-pilot-member table:name="0,000539874" table:display="true" table:show-details="true"/>
                <table:data-pilot-member table:name="0,000540009" table:display="true" table:show-details="true"/>
                <table:data-pilot-member table:name="0,000540089" table:display="true" table:show-details="true"/>
                <table:data-pilot-member table:name="0,000540199" table:display="true" table:show-details="true"/>
                <table:data-pilot-member table:name="0,00054083" table:display="true" table:show-details="true"/>
                <table:data-pilot-member table:name="0,000541346" table:display="true" table:show-details="true"/>
                <table:data-pilot-member table:name="0,00054202" table:display="true" table:show-details="true"/>
                <table:data-pilot-member table:name="0,000542386" table:display="true" table:show-details="true"/>
                <table:data-pilot-member table:name="0,000542727" table:display="true" table:show-details="true"/>
                <table:data-pilot-member table:name="0,000543089" table:display="true" table:show-details="true"/>
                <table:data-pilot-member table:name="0,00054316" table:display="true" table:show-details="true"/>
                <table:data-pilot-member table:name="0,000543341" table:display="true" table:show-details="true"/>
                <table:data-pilot-member table:name="0,000543432" table:display="true" table:show-details="true"/>
                <table:data-pilot-member table:name="0,000544582" table:display="true" table:show-details="true"/>
                <table:data-pilot-member table:name="0,000545092" table:display="true" table:show-details="true"/>
                <table:data-pilot-member table:name="0,000546223" table:display="true" table:show-details="true"/>
                <table:data-pilot-member table:name="0,000546395" table:display="true" table:show-details="true"/>
                <table:data-pilot-member table:name="0,000546616" table:display="true" table:show-details="true"/>
                <table:data-pilot-member table:name="0,000546634" table:display="true" table:show-details="true"/>
                <table:data-pilot-member table:name="0,000547626" table:display="true" table:show-details="true"/>
                <table:data-pilot-member table:name="0,000548055" table:display="true" table:show-details="true"/>
                <table:data-pilot-member table:name="0,000548399" table:display="true" table:show-details="true"/>
                <table:data-pilot-member table:name="0,000549514" table:display="true" table:show-details="true"/>
                <table:data-pilot-member table:name="0,000549664" table:display="true" table:show-details="true"/>
                <table:data-pilot-member table:name="0,000550091" table:display="true" table:show-details="true"/>
                <table:data-pilot-member table:name="0,000550129" table:display="true" table:show-details="true"/>
                <table:data-pilot-member table:name="0,000551029" table:display="true" table:show-details="true"/>
                <table:data-pilot-member table:name="0,000553779" table:display="true" table:show-details="true"/>
                <table:data-pilot-member table:name="0,000554341" table:display="true" table:show-details="true"/>
                <table:data-pilot-member table:name="0,000554422" table:display="true" table:show-details="true"/>
                <table:data-pilot-member table:name="0,000554749" table:display="true" table:show-details="true"/>
                <table:data-pilot-member table:name="0,000555203" table:display="true" table:show-details="true"/>
                <table:data-pilot-member table:name="0,000555253" table:display="true" table:show-details="true"/>
                <table:data-pilot-member table:name="0,000555953" table:display="true" table:show-details="true"/>
                <table:data-pilot-member table:name="0,00055605" table:display="true" table:show-details="true"/>
                <table:data-pilot-member table:name="0,000556654" table:display="true" table:show-details="true"/>
                <table:data-pilot-member table:name="0,000556845" table:display="true" table:show-details="true"/>
                <table:data-pilot-member table:name="0,000557048" table:display="true" table:show-details="true"/>
                <table:data-pilot-member table:name="0,000557367" table:display="true" table:show-details="true"/>
                <table:data-pilot-member table:name="0,00055748" table:display="true" table:show-details="true"/>
                <table:data-pilot-member table:name="0,000557976" table:display="true" table:show-details="true"/>
                <table:data-pilot-member table:name="0,000558349" table:display="true" table:show-details="true"/>
                <table:data-pilot-member table:name="0,000558778" table:display="true" table:show-details="true"/>
                <table:data-pilot-member table:name="0,000559541" table:display="true" table:show-details="true"/>
                <table:data-pilot-member table:name="0,000560704" table:display="true" table:show-details="true"/>
                <table:data-pilot-member table:name="0,000561766" table:display="true" table:show-details="true"/>
                <table:data-pilot-member table:name="0,000562823" table:display="true" table:show-details="true"/>
                <table:data-pilot-member table:name="0,00056295" table:display="true" table:show-details="true"/>
                <table:data-pilot-member table:name="0,000563123" table:display="true" table:show-details="true"/>
                <table:data-pilot-member table:name="0,000563492" table:display="true" table:show-details="true"/>
                <table:data-pilot-member table:name="0,000563688" table:display="true" table:show-details="true"/>
                <table:data-pilot-member table:name="0,000563892" table:display="true" table:show-details="true"/>
                <table:data-pilot-member table:name="0,000564087" table:display="true" table:show-details="true"/>
                <table:data-pilot-member table:name="0,000564855" table:display="true" table:show-details="true"/>
                <table:data-pilot-member table:name="0,000565073" table:display="true" table:show-details="true"/>
                <table:data-pilot-member table:name="0,000565101" table:display="true" table:show-details="true"/>
                <table:data-pilot-member table:name="0,000565132" table:display="true" table:show-details="true"/>
                <table:data-pilot-member table:name="0,000565153" table:display="true" table:show-details="true"/>
                <table:data-pilot-member table:name="0,000565182" table:display="true" table:show-details="true"/>
                <table:data-pilot-member table:name="0,00056539" table:display="true" table:show-details="true"/>
                <table:data-pilot-member table:name="0,000565908" table:display="true" table:show-details="true"/>
                <table:data-pilot-member table:name="0,0005662" table:display="true" table:show-details="true"/>
                <table:data-pilot-member table:name="0,000566436" table:display="true" table:show-details="true"/>
                <table:data-pilot-member table:name="0,000566783" table:display="true" table:show-details="true"/>
                <table:data-pilot-member table:name="0,000567108" table:display="true" table:show-details="true"/>
                <table:data-pilot-member table:name="0,000567345" table:display="true" table:show-details="true"/>
                <table:data-pilot-member table:name="0,000567697" table:display="true" table:show-details="true"/>
                <table:data-pilot-member table:name="0,00056817" table:display="true" table:show-details="true"/>
                <table:data-pilot-member table:name="0,000568998" table:display="true" table:show-details="true"/>
                <table:data-pilot-member table:name="0,000569084" table:display="true" table:show-details="true"/>
                <table:data-pilot-member table:name="0,000569951" table:display="true" table:show-details="true"/>
                <table:data-pilot-member table:name="0,00057073" table:display="true" table:show-details="true"/>
                <table:data-pilot-member table:name="0,000571216" table:display="true" table:show-details="true"/>
                <table:data-pilot-member table:name="0,000571473" table:display="true" table:show-details="true"/>
                <table:data-pilot-member table:name="0,000571574" table:display="true" table:show-details="true"/>
                <table:data-pilot-member table:name="0,000572981" table:display="true" table:show-details="true"/>
                <table:data-pilot-member table:name="0,00057323" table:display="true" table:show-details="true"/>
                <table:data-pilot-member table:name="0,000573642" table:display="true" table:show-details="true"/>
                <table:data-pilot-member table:name="0,000573663" table:display="true" table:show-details="true"/>
                <table:data-pilot-member table:name="0,000574448" table:display="true" table:show-details="true"/>
                <table:data-pilot-member table:name="0,000574663" table:display="true" table:show-details="true"/>
                <table:data-pilot-member table:name="0,000574882" table:display="true" table:show-details="true"/>
                <table:data-pilot-member table:name="0,000575112" table:display="true" table:show-details="true"/>
                <table:data-pilot-member table:name="0,000575164" table:display="true" table:show-details="true"/>
                <table:data-pilot-member table:name="0,000575809" table:display="true" table:show-details="true"/>
                <table:data-pilot-member table:name="0,00057587" table:display="true" table:show-details="true"/>
                <table:data-pilot-member table:name="0,000576496" table:display="true" table:show-details="true"/>
                <table:data-pilot-member table:name="0,000576534" table:display="true" table:show-details="true"/>
                <table:data-pilot-member table:name="0,000576829" table:display="true" table:show-details="true"/>
                <table:data-pilot-member table:name="0,000576845" table:display="true" table:show-details="true"/>
                <table:data-pilot-member table:name="0,000576866" table:display="true" table:show-details="true"/>
                <table:data-pilot-member table:name="0,000577071" table:display="true" table:show-details="true"/>
                <table:data-pilot-member table:name="0,000577353" table:display="true" table:show-details="true"/>
                <table:data-pilot-member table:name="0,000577454" table:display="true" table:show-details="true"/>
                <table:data-pilot-member table:name="0,000578485" table:display="true" table:show-details="true"/>
                <table:data-pilot-member table:name="0,000578804" table:display="true" table:show-details="true"/>
                <table:data-pilot-member table:name="0,000578897" table:display="true" table:show-details="true"/>
                <table:data-pilot-member table:name="0,000579361" table:display="true" table:show-details="true"/>
                <table:data-pilot-member table:name="0,000579734" table:display="true" table:show-details="true"/>
                <table:data-pilot-member table:name="0,000581447" table:display="true" table:show-details="true"/>
                <table:data-pilot-member table:name="0,000581661" table:display="true" table:show-details="true"/>
                <table:data-pilot-member table:name="0,000582195" table:display="true" table:show-details="true"/>
                <table:data-pilot-member table:name="0,000582469" table:display="true" table:show-details="true"/>
                <table:data-pilot-member table:name="0,000582914" table:display="true" table:show-details="true"/>
                <table:data-pilot-member table:name="0,00058311" table:display="true" table:show-details="true"/>
                <table:data-pilot-member table:name="0,000583126" table:display="true" table:show-details="true"/>
                <table:data-pilot-member table:name="0,000583609" table:display="true" table:show-details="true"/>
                <table:data-pilot-member table:name="0,000583883" table:display="true" table:show-details="true"/>
                <table:data-pilot-member table:name="0,000584005" table:display="true" table:show-details="true"/>
                <table:data-pilot-member table:name="0,000584671" table:display="true" table:show-details="true"/>
                <table:data-pilot-member table:name="0,000584914" table:display="true" table:show-details="true"/>
                <table:data-pilot-member table:name="0,000585268" table:display="true" table:show-details="true"/>
                <table:data-pilot-member table:name="0,000585548" table:display="true" table:show-details="true"/>
                <table:data-pilot-member table:name="0,000585587" table:display="true" table:show-details="true"/>
                <table:data-pilot-member table:name="0,000585815" table:display="true" table:show-details="true"/>
                <table:data-pilot-member table:name="0,000586314" table:display="true" table:show-details="true"/>
                <table:data-pilot-member table:name="0,000586685" table:display="true" table:show-details="true"/>
                <table:data-pilot-member table:name="0,00058684" table:display="true" table:show-details="true"/>
                <table:data-pilot-member table:name="0,000587003" table:display="true" table:show-details="true"/>
                <table:data-pilot-member table:name="0,000587104" table:display="true" table:show-details="true"/>
                <table:data-pilot-member table:name="0,000587165" table:display="true" table:show-details="true"/>
                <table:data-pilot-member table:name="0,000587386" table:display="true" table:show-details="true"/>
                <table:data-pilot-member table:name="0,000587411" table:display="true" table:show-details="true"/>
                <table:data-pilot-member table:name="0,000587481" table:display="true" table:show-details="true"/>
                <table:data-pilot-member table:name="0,00058863" table:display="true" table:show-details="true"/>
                <table:data-pilot-member table:name="0,000588669" table:display="true" table:show-details="true"/>
                <table:data-pilot-member table:name="0,000589402" table:display="true" table:show-details="true"/>
                <table:data-pilot-member table:name="0,000590043" table:display="true" table:show-details="true"/>
                <table:data-pilot-member table:name="0,000590366" table:display="true" table:show-details="true"/>
                <table:data-pilot-member table:name="0,000590898" table:display="true" table:show-details="true"/>
                <table:data-pilot-member table:name="0,000591552" table:display="true" table:show-details="true"/>
                <table:data-pilot-member table:name="0,000594785" table:display="true" table:show-details="true"/>
                <table:data-pilot-member table:name="0,000595714" table:display="true" table:show-details="true"/>
                <table:data-pilot-member table:name="0,000596073" table:display="true" table:show-details="true"/>
                <table:data-pilot-member table:name="0,000596326" table:display="true" table:show-details="true"/>
                <table:data-pilot-member table:name="0,000596422" table:display="true" table:show-details="true"/>
                <table:data-pilot-member table:name="0,000596528" table:display="true" table:show-details="true"/>
                <table:data-pilot-member table:name="0,0005968" table:display="true" table:show-details="true"/>
                <table:data-pilot-member table:name="0,000597916" table:display="true" table:show-details="true"/>
                <table:data-pilot-member table:name="0,000598149" table:display="true" table:show-details="true"/>
                <table:data-pilot-member table:name="0,000598431" table:display="true" table:show-details="true"/>
                <table:data-pilot-member table:name="0,000598724" table:display="true" table:show-details="true"/>
                <table:data-pilot-member table:name="0,000598847" table:display="true" table:show-details="true"/>
                <table:data-pilot-member table:name="0,000598886" table:display="true" table:show-details="true"/>
                <table:data-pilot-member table:name="0,000599797" table:display="true" table:show-details="true"/>
                <table:data-pilot-member table:name="0,0005998" table:display="true" table:show-details="true"/>
                <table:data-pilot-member table:name="0,000599824" table:display="true" table:show-details="true"/>
                <table:data-pilot-member table:name="0,000600181" table:display="true" table:show-details="true"/>
                <table:data-pilot-member table:name="0,000600471" table:display="true" table:show-details="true"/>
                <table:data-pilot-member table:name="0,000601259" table:display="true" table:show-details="true"/>
                <table:data-pilot-member table:name="0,000601523" table:display="true" table:show-details="true"/>
                <table:data-pilot-member table:name="0,000601778" table:display="true" table:show-details="true"/>
                <table:data-pilot-member table:name="0,000601781" table:display="true" table:show-details="true"/>
                <table:data-pilot-member table:name="0,000602786" table:display="true" table:show-details="true"/>
                <table:data-pilot-member table:name="0,000605133" table:display="true" table:show-details="true"/>
                <table:data-pilot-member table:name="0,000605182" table:display="true" table:show-details="true"/>
                <table:data-pilot-member table:name="0,000605969" table:display="true" table:show-details="true"/>
                <table:data-pilot-member table:name="0,000606639" table:display="true" table:show-details="true"/>
                <table:data-pilot-member table:name="0,000606707" table:display="true" table:show-details="true"/>
                <table:data-pilot-member table:name="0,000609733" table:display="true" table:show-details="true"/>
                <table:data-pilot-member table:name="0,000609886" table:display="true" table:show-details="true"/>
                <table:data-pilot-member table:name="0,000610913" table:display="true" table:show-details="true"/>
                <table:data-pilot-member table:name="0,000611459" table:display="true" table:show-details="true"/>
                <table:data-pilot-member table:name="0,000612834" table:display="true" table:show-details="true"/>
                <table:data-pilot-member table:name="0,000614126" table:display="true" table:show-details="true"/>
                <table:data-pilot-member table:name="0,000614264" table:display="true" table:show-details="true"/>
                <table:data-pilot-member table:name="0,000614372" table:display="true" table:show-details="true"/>
                <table:data-pilot-member table:name="0,000615392" table:display="true" table:show-details="true"/>
                <table:data-pilot-member table:name="0,000615933" table:display="true" table:show-details="true"/>
                <table:data-pilot-member table:name="0,000616246" table:display="true" table:show-details="true"/>
                <table:data-pilot-member table:name="0,000618878" table:display="true" table:show-details="true"/>
                <table:data-pilot-member table:name="0,000620727" table:display="true" table:show-details="true"/>
                <table:data-pilot-member table:name="0,000626111" table:display="true" table:show-details="true"/>
                <table:data-pilot-member table:name="0,000626125" table:display="true" table:show-details="true"/>
                <table:data-pilot-member table:name="0,000627392" table:display="true" table:show-details="true"/>
                <table:data-pilot-member table:name="0,000627464" table:display="true" table:show-details="true"/>
                <table:data-pilot-member table:name="0,000627903" table:display="true" table:show-details="true"/>
                <table:data-pilot-member table:name="0,000628305" table:display="true" table:show-details="true"/>
                <table:data-pilot-member table:name="0,000629129" table:display="true" table:show-details="true"/>
                <table:data-pilot-member table:name="0,000631299" table:display="true" table:show-details="true"/>
                <table:data-pilot-member table:name="0,000632367" table:display="true" table:show-details="true"/>
                <table:data-pilot-member table:name="0,000632598" table:display="true" table:show-details="true"/>
                <table:data-pilot-member table:name="0,000632673" table:display="true" table:show-details="true"/>
                <table:data-pilot-member table:name="0,000634554" table:display="true" table:show-details="true"/>
                <table:data-pilot-member table:name="0,000634697" table:display="true" table:show-details="true"/>
                <table:data-pilot-member table:name="0,000635015" table:display="true" table:show-details="true"/>
                <table:data-pilot-member table:name="0,000635413" table:display="true" table:show-details="true"/>
                <table:data-pilot-member table:name="0,000636945" table:display="true" table:show-details="true"/>
                <table:data-pilot-member table:name="0,000638098" table:display="true" table:show-details="true"/>
                <table:data-pilot-member table:name="0,000639767" table:display="true" table:show-details="true"/>
                <table:data-pilot-member table:name="0,000641375" table:display="true" table:show-details="true"/>
                <table:data-pilot-member table:name="0,000641462" table:display="true" table:show-details="true"/>
                <table:data-pilot-member table:name="0,000641991" table:display="true" table:show-details="true"/>
                <table:data-pilot-member table:name="0,000642176" table:display="true" table:show-details="true"/>
                <table:data-pilot-member table:name="0,000644245" table:display="true" table:show-details="true"/>
                <table:data-pilot-member table:name="0,000644647" table:display="true" table:show-details="true"/>
                <table:data-pilot-member table:name="0,000645309" table:display="true" table:show-details="true"/>
                <table:data-pilot-member table:name="0,000645581" table:display="true" table:show-details="true"/>
                <table:data-pilot-member table:name="0,000646207" table:display="true" table:show-details="true"/>
                <table:data-pilot-member table:name="0,000647663" table:display="true" table:show-details="true"/>
                <table:data-pilot-member table:name="0,000648163" table:display="true" table:show-details="true"/>
                <table:data-pilot-member table:name="0,000648426" table:display="true" table:show-details="true"/>
                <table:data-pilot-member table:name="0,000648616" table:display="true" table:show-details="true"/>
                <table:data-pilot-member table:name="0,000652642" table:display="true" table:show-details="true"/>
                <table:data-pilot-member table:name="0,000653438" table:display="true" table:show-details="true"/>
                <table:data-pilot-member table:name="0,000654073" table:display="true" table:show-details="true"/>
                <table:data-pilot-member table:name="0,000654947" table:display="true" table:show-details="true"/>
                <table:data-pilot-member table:name="0,000655131" table:display="true" table:show-details="true"/>
                <table:data-pilot-member table:name="0,000655589" table:display="true" table:show-details="true"/>
                <table:data-pilot-member table:name="0,000655662" table:display="true" table:show-details="true"/>
                <table:data-pilot-member table:name="0,00065638" table:display="true" table:show-details="true"/>
                <table:data-pilot-member table:name="0,000657696" table:display="true" table:show-details="true"/>
                <table:data-pilot-member table:name="0,000658373" table:display="true" table:show-details="true"/>
                <table:data-pilot-member table:name="0,000658672" table:display="true" table:show-details="true"/>
                <table:data-pilot-member table:name="0,000658969" table:display="true" table:show-details="true"/>
                <table:data-pilot-member table:name="0,000659204" table:display="true" table:show-details="true"/>
                <table:data-pilot-member table:name="0,000659929" table:display="true" table:show-details="true"/>
                <table:data-pilot-member table:name="0,000664078" table:display="true" table:show-details="true"/>
                <table:data-pilot-member table:name="0,000665253" table:display="true" table:show-details="true"/>
                <table:data-pilot-member table:name="0,00066594" table:display="true" table:show-details="true"/>
                <table:data-pilot-member table:name="0,000666015" table:display="true" table:show-details="true"/>
                <table:data-pilot-member table:name="0,000667711" table:display="true" table:show-details="true"/>
                <table:data-pilot-member table:name="0,000668461" table:display="true" table:show-details="true"/>
                <table:data-pilot-member table:name="0,000668613" table:display="true" table:show-details="true"/>
                <table:data-pilot-member table:name="0,000669536" table:display="true" table:show-details="true"/>
                <table:data-pilot-member table:name="0,000673623" table:display="true" table:show-details="true"/>
                <table:data-pilot-member table:name="0,000673764" table:display="true" table:show-details="true"/>
                <table:data-pilot-member table:name="0,000675141" table:display="true" table:show-details="true"/>
                <table:data-pilot-member table:name="0,000677816" table:display="true" table:show-details="true"/>
                <table:data-pilot-member table:name="0,00067863" table:display="true" table:show-details="true"/>
                <table:data-pilot-member table:name="0,00067924" table:display="true" table:show-details="true"/>
                <table:data-pilot-member table:name="0,00067991" table:display="true" table:show-details="true"/>
                <table:data-pilot-member table:name="0,000679986" table:display="true" table:show-details="true"/>
                <table:data-pilot-member table:name="0,000682093" table:display="true" table:show-details="true"/>
                <table:data-pilot-member table:name="0,000684202" table:display="true" table:show-details="true"/>
                <table:data-pilot-member table:name="0,000684808" table:display="true" table:show-details="true"/>
                <table:data-pilot-member table:name="0,000688116" table:display="true" table:show-details="true"/>
                <table:data-pilot-member table:name="0,000689112" table:display="true" table:show-details="true"/>
                <table:data-pilot-member table:name="0,000690527" table:display="true" table:show-details="true"/>
                <table:data-pilot-member table:name="0,000690956" table:display="true" table:show-details="true"/>
                <table:data-pilot-member table:name="0,000693102" table:display="true" table:show-details="true"/>
                <table:data-pilot-member table:name="0,000693436" table:display="true" table:show-details="true"/>
                <table:data-pilot-member table:name="0,000694811" table:display="true" table:show-details="true"/>
                <table:data-pilot-member table:name="0,000697182" table:display="true" table:show-details="true"/>
                <table:data-pilot-member table:name="0,000697294" table:display="true" table:show-details="true"/>
                <table:data-pilot-member table:name="0,000699976" table:display="true" table:show-details="true"/>
                <table:data-pilot-member table:name="0,000700586" table:display="true" table:show-details="true"/>
                <table:data-pilot-member table:name="0,000701719" table:display="true" table:show-details="true"/>
                <table:data-pilot-member table:name="0,000702583" table:display="true" table:show-details="true"/>
                <table:data-pilot-member table:name="0,00070468" table:display="true" table:show-details="true"/>
                <table:data-pilot-member table:name="0,000706378" table:display="true" table:show-details="true"/>
                <table:data-pilot-member table:name="0,000706464" table:display="true" table:show-details="true"/>
                <table:data-pilot-member table:name="0,000707535" table:display="true" table:show-details="true"/>
                <table:data-pilot-member table:name="0,000709043" table:display="true" table:show-details="true"/>
                <table:data-pilot-member table:name="0,00071055" table:display="true" table:show-details="true"/>
                <table:data-pilot-member table:name="0,000711254" table:display="true" table:show-details="true"/>
                <table:data-pilot-member table:name="0,000713297" table:display="true" table:show-details="true"/>
                <table:data-pilot-member table:name="0,000714985" table:display="true" table:show-details="true"/>
                <table:data-pilot-member table:name="0,000715512" table:display="true" table:show-details="true"/>
                <table:data-pilot-member table:name="0,000715531" table:display="true" table:show-details="true"/>
                <table:data-pilot-member table:name="0,000715624" table:display="true" table:show-details="true"/>
                <table:data-pilot-member table:name="0,000715884" table:display="true" table:show-details="true"/>
                <table:data-pilot-member table:name="0,000716047" table:display="true" table:show-details="true"/>
                <table:data-pilot-member table:name="0,000716176" table:display="true" table:show-details="true"/>
                <table:data-pilot-member table:name="0,000717376" table:display="true" table:show-details="true"/>
                <table:data-pilot-member table:name="0,00071852" table:display="true" table:show-details="true"/>
                <table:data-pilot-member table:name="0,000718821" table:display="true" table:show-details="true"/>
                <table:data-pilot-member table:name="0,000719084" table:display="true" table:show-details="true"/>
                <table:data-pilot-member table:name="0,000722417" table:display="true" table:show-details="true"/>
                <table:data-pilot-member table:name="0,000724929" table:display="true" table:show-details="true"/>
                <table:data-pilot-member table:name="0,000725848" table:display="true" table:show-details="true"/>
                <table:data-pilot-member table:name="0,000725927" table:display="true" table:show-details="true"/>
                <table:data-pilot-member table:name="0,000725937" table:display="true" table:show-details="true"/>
                <table:data-pilot-member table:name="0,000726353" table:display="true" table:show-details="true"/>
                <table:data-pilot-member table:name="0,00072754" table:display="true" table:show-details="true"/>
                <table:data-pilot-member table:name="0,000727711" table:display="true" table:show-details="true"/>
                <table:data-pilot-member table:name="0,000728629" table:display="true" table:show-details="true"/>
                <table:data-pilot-member table:name="0,0007289" table:display="true" table:show-details="true"/>
                <table:data-pilot-member table:name="0,000731553" table:display="true" table:show-details="true"/>
                <table:data-pilot-member table:name="0,000731924" table:display="true" table:show-details="true"/>
                <table:data-pilot-member table:name="0,000732369" table:display="true" table:show-details="true"/>
                <table:data-pilot-member table:name="0,000732831" table:display="true" table:show-details="true"/>
                <table:data-pilot-member table:name="0,000733086" table:display="true" table:show-details="true"/>
                <table:data-pilot-member table:name="0,000733103" table:display="true" table:show-details="true"/>
                <table:data-pilot-member table:name="0,000733736" table:display="true" table:show-details="true"/>
                <table:data-pilot-member table:name="0,000734042" table:display="true" table:show-details="true"/>
                <table:data-pilot-member table:name="0,000734218" table:display="true" table:show-details="true"/>
                <table:data-pilot-member table:name="0,000734732" table:display="true" table:show-details="true"/>
                <table:data-pilot-member table:name="0,000735689" table:display="true" table:show-details="true"/>
                <table:data-pilot-member table:name="0,000736394" table:display="true" table:show-details="true"/>
                <table:data-pilot-member table:name="0,000737203" table:display="true" table:show-details="true"/>
                <table:data-pilot-member table:name="0,000737357" table:display="true" table:show-details="true"/>
                <table:data-pilot-member table:name="0,000737396" table:display="true" table:show-details="true"/>
                <table:data-pilot-member table:name="0,000738141" table:display="true" table:show-details="true"/>
                <table:data-pilot-member table:name="0,000738458" table:display="true" table:show-details="true"/>
                <table:data-pilot-member table:name="0,00073849" table:display="true" table:show-details="true"/>
                <table:data-pilot-member table:name="0,000738599" table:display="true" table:show-details="true"/>
                <table:data-pilot-member table:name="0,00073868" table:display="true" table:show-details="true"/>
                <table:data-pilot-member table:name="0,00074055" table:display="true" table:show-details="true"/>
                <table:data-pilot-member table:name="0,000740735" table:display="true" table:show-details="true"/>
                <table:data-pilot-member table:name="0,000740762" table:display="true" table:show-details="true"/>
                <table:data-pilot-member table:name="0,000741524" table:display="true" table:show-details="true"/>
                <table:data-pilot-member table:name="0,000741588" table:display="true" table:show-details="true"/>
                <table:data-pilot-member table:name="0,000741758" table:display="true" table:show-details="true"/>
                <table:data-pilot-member table:name="0,000741772" table:display="true" table:show-details="true"/>
                <table:data-pilot-member table:name="0,000742022" table:display="true" table:show-details="true"/>
                <table:data-pilot-member table:name="0,000742481" table:display="true" table:show-details="true"/>
                <table:data-pilot-member table:name="0,000742628" table:display="true" table:show-details="true"/>
                <table:data-pilot-member table:name="0,000743121" table:display="true" table:show-details="true"/>
                <table:data-pilot-member table:name="0,000743291" table:display="true" table:show-details="true"/>
                <table:data-pilot-member table:name="0,000744719" table:display="true" table:show-details="true"/>
                <table:data-pilot-member table:name="0,000744817" table:display="true" table:show-details="true"/>
                <table:data-pilot-member table:name="0,000744877" table:display="true" table:show-details="true"/>
                <table:data-pilot-member table:name="0,000744922" table:display="true" table:show-details="true"/>
                <table:data-pilot-member table:name="0,000744993" table:display="true" table:show-details="true"/>
                <table:data-pilot-member table:name="0,000745065" table:display="true" table:show-details="true"/>
                <table:data-pilot-member table:name="0,000745115" table:display="true" table:show-details="true"/>
                <table:data-pilot-member table:name="0,000745242" table:display="true" table:show-details="true"/>
                <table:data-pilot-member table:name="0,000745337" table:display="true" table:show-details="true"/>
                <table:data-pilot-member table:name="0,000745731" table:display="true" table:show-details="true"/>
                <table:data-pilot-member table:name="0,000746094" table:display="true" table:show-details="true"/>
                <table:data-pilot-member table:name="0,000746125" table:display="true" table:show-details="true"/>
                <table:data-pilot-member table:name="0,000746209" table:display="true" table:show-details="true"/>
                <table:data-pilot-member table:name="0,000746245" table:display="true" table:show-details="true"/>
                <table:data-pilot-member table:name="0,000746691" table:display="true" table:show-details="true"/>
                <table:data-pilot-member table:name="0,000746886" table:display="true" table:show-details="true"/>
                <table:data-pilot-member table:name="0,000747451" table:display="true" table:show-details="true"/>
                <table:data-pilot-member table:name="0,000747856" table:display="true" table:show-details="true"/>
                <table:data-pilot-member table:name="0,000747877" table:display="true" table:show-details="true"/>
                <table:data-pilot-member table:name="0,000748085" table:display="true" table:show-details="true"/>
                <table:data-pilot-member table:name="0,00074821" table:display="true" table:show-details="true"/>
                <table:data-pilot-member table:name="0,000748366" table:display="true" table:show-details="true"/>
                <table:data-pilot-member table:name="0,000748851" table:display="true" table:show-details="true"/>
                <table:data-pilot-member table:name="0,000750039" table:display="true" table:show-details="true"/>
                <table:data-pilot-member table:name="0,000750265" table:display="true" table:show-details="true"/>
                <table:data-pilot-member table:name="0,000750924" table:display="true" table:show-details="true"/>
                <table:data-pilot-member table:name="0,000751467" table:display="true" table:show-details="true"/>
                <table:data-pilot-member table:name="0,000751603" table:display="true" table:show-details="true"/>
                <table:data-pilot-member table:name="0,000751996" table:display="true" table:show-details="true"/>
                <table:data-pilot-member table:name="0,00075231" table:display="true" table:show-details="true"/>
                <table:data-pilot-member table:name="0,000753378" table:display="true" table:show-details="true"/>
                <table:data-pilot-member table:name="0,000753749" table:display="true" table:show-details="true"/>
                <table:data-pilot-member table:name="0,000753945" table:display="true" table:show-details="true"/>
                <table:data-pilot-member table:name="0,000754166" table:display="true" table:show-details="true"/>
                <table:data-pilot-member table:name="0,000754514" table:display="true" table:show-details="true"/>
                <table:data-pilot-member table:name="0,000754628" table:display="true" table:show-details="true"/>
                <table:data-pilot-member table:name="0,00075475" table:display="true" table:show-details="true"/>
                <table:data-pilot-member table:name="0,000755741" table:display="true" table:show-details="true"/>
                <table:data-pilot-member table:name="0,000756281" table:display="true" table:show-details="true"/>
                <table:data-pilot-member table:name="0,000756369" table:display="true" table:show-details="true"/>
                <table:data-pilot-member table:name="0,000756835" table:display="true" table:show-details="true"/>
                <table:data-pilot-member table:name="0,000757251" table:display="true" table:show-details="true"/>
                <table:data-pilot-member table:name="0,000757288" table:display="true" table:show-details="true"/>
                <table:data-pilot-member table:name="0,000757371" table:display="true" table:show-details="true"/>
                <table:data-pilot-member table:name="0,000757451" table:display="true" table:show-details="true"/>
                <table:data-pilot-member table:name="0,000757592" table:display="true" table:show-details="true"/>
                <table:data-pilot-member table:name="0,000758259" table:display="true" table:show-details="true"/>
                <table:data-pilot-member table:name="0,000758961" table:display="true" table:show-details="true"/>
                <table:data-pilot-member table:name="0,000759149" table:display="true" table:show-details="true"/>
                <table:data-pilot-member table:name="0,000760043" table:display="true" table:show-details="true"/>
                <table:data-pilot-member table:name="0,000760081" table:display="true" table:show-details="true"/>
                <table:data-pilot-member table:name="0,000761497" table:display="true" table:show-details="true"/>
                <table:data-pilot-member table:name="0,000761606" table:display="true" table:show-details="true"/>
                <table:data-pilot-member table:name="0,00076163" table:display="true" table:show-details="true"/>
                <table:data-pilot-member table:name="0,000762151" table:display="true" table:show-details="true"/>
                <table:data-pilot-member table:name="0,000762164" table:display="true" table:show-details="true"/>
                <table:data-pilot-member table:name="0,000762608" table:display="true" table:show-details="true"/>
                <table:data-pilot-member table:name="0,000762699" table:display="true" table:show-details="true"/>
                <table:data-pilot-member table:name="0,000764292" table:display="true" table:show-details="true"/>
                <table:data-pilot-member table:name="0,000764374" table:display="true" table:show-details="true"/>
                <table:data-pilot-member table:name="0,000764869" table:display="true" table:show-details="true"/>
                <table:data-pilot-member table:name="0,00076537" table:display="true" table:show-details="true"/>
                <table:data-pilot-member table:name="0,00076572" table:display="true" table:show-details="true"/>
                <table:data-pilot-member table:name="0,000766373" table:display="true" table:show-details="true"/>
                <table:data-pilot-member table:name="0,000766858" table:display="true" table:show-details="true"/>
                <table:data-pilot-member table:name="0,000766929" table:display="true" table:show-details="true"/>
                <table:data-pilot-member table:name="0,000767139" table:display="true" table:show-details="true"/>
                <table:data-pilot-member table:name="0,000767264" table:display="true" table:show-details="true"/>
                <table:data-pilot-member table:name="0,000767322" table:display="true" table:show-details="true"/>
                <table:data-pilot-member table:name="0,000767679" table:display="true" table:show-details="true"/>
                <table:data-pilot-member table:name="0,000768081" table:display="true" table:show-details="true"/>
                <table:data-pilot-member table:name="0,000768239" table:display="true" table:show-details="true"/>
                <table:data-pilot-member table:name="0,00076887" table:display="true" table:show-details="true"/>
                <table:data-pilot-member table:name="0,000769477" table:display="true" table:show-details="true"/>
                <table:data-pilot-member table:name="0,000769558" table:display="true" table:show-details="true"/>
                <table:data-pilot-member table:name="0,000769589" table:display="true" table:show-details="true"/>
                <table:data-pilot-member table:name="0,000771541" table:display="true" table:show-details="true"/>
                <table:data-pilot-member table:name="0,000771579" table:display="true" table:show-details="true"/>
                <table:data-pilot-member table:name="0,000771818" table:display="true" table:show-details="true"/>
                <table:data-pilot-member table:name="0,000771986" table:display="true" table:show-details="true"/>
                <table:data-pilot-member table:name="0,000772147" table:display="true" table:show-details="true"/>
                <table:data-pilot-member table:name="0,000772723" table:display="true" table:show-details="true"/>
                <table:data-pilot-member table:name="0,000772781" table:display="true" table:show-details="true"/>
                <table:data-pilot-member table:name="0,000773653" table:display="true" table:show-details="true"/>
                <table:data-pilot-member table:name="0,000774132" table:display="true" table:show-details="true"/>
                <table:data-pilot-member table:name="0,000774558" table:display="true" table:show-details="true"/>
                <table:data-pilot-member table:name="0,000774666" table:display="true" table:show-details="true"/>
                <table:data-pilot-member table:name="0,000775139" table:display="true" table:show-details="true"/>
                <table:data-pilot-member table:name="0,00077561" table:display="true" table:show-details="true"/>
                <table:data-pilot-member table:name="0,000776005" table:display="true" table:show-details="true"/>
                <table:data-pilot-member table:name="0,000776614" table:display="true" table:show-details="true"/>
                <table:data-pilot-member table:name="0,000776837" table:display="true" table:show-details="true"/>
                <table:data-pilot-member table:name="0,00077689" table:display="true" table:show-details="true"/>
                <table:data-pilot-member table:name="0,000777163" table:display="true" table:show-details="true"/>
                <table:data-pilot-member table:name="0,000777605" table:display="true" table:show-details="true"/>
                <table:data-pilot-member table:name="0,000777634" table:display="true" table:show-details="true"/>
                <table:data-pilot-member table:name="0,00077811" table:display="true" table:show-details="true"/>
                <table:data-pilot-member table:name="0,000778783" table:display="true" table:show-details="true"/>
                <table:data-pilot-member table:name="0,000778856" table:display="true" table:show-details="true"/>
                <table:data-pilot-member table:name="0,000779118" table:display="true" table:show-details="true"/>
                <table:data-pilot-member table:name="0,000779375" table:display="true" table:show-details="true"/>
                <table:data-pilot-member table:name="0,00077965" table:display="true" table:show-details="true"/>
                <table:data-pilot-member table:name="0,000779792" table:display="true" table:show-details="true"/>
                <table:data-pilot-member table:name="0,000779962" table:display="true" table:show-details="true"/>
                <table:data-pilot-member table:name="0,000780959" table:display="true" table:show-details="true"/>
                <table:data-pilot-member table:name="0,000781352" table:display="true" table:show-details="true"/>
                <table:data-pilot-member table:name="0,000781445" table:display="true" table:show-details="true"/>
                <table:data-pilot-member table:name="0,000781609" table:display="true" table:show-details="true"/>
                <table:data-pilot-member table:name="0,000782666" table:display="true" table:show-details="true"/>
                <table:data-pilot-member table:name="0,000782678" table:display="true" table:show-details="true"/>
                <table:data-pilot-member table:name="0,000783223" table:display="true" table:show-details="true"/>
                <table:data-pilot-member table:name="0,000783659" table:display="true" table:show-details="true"/>
                <table:data-pilot-member table:name="0,000784127" table:display="true" table:show-details="true"/>
                <table:data-pilot-member table:name="0,000784945" table:display="true" table:show-details="true"/>
                <table:data-pilot-member table:name="0,00078513" table:display="true" table:show-details="true"/>
                <table:data-pilot-member table:name="0,000785163" table:display="true" table:show-details="true"/>
                <table:data-pilot-member table:name="0,000785177" table:display="true" table:show-details="true"/>
                <table:data-pilot-member table:name="0,000785306" table:display="true" table:show-details="true"/>
                <table:data-pilot-member table:name="0,000785511" table:display="true" table:show-details="true"/>
                <table:data-pilot-member table:name="0,000786231" table:display="true" table:show-details="true"/>
                <table:data-pilot-member table:name="0,000786349" table:display="true" table:show-details="true"/>
                <table:data-pilot-member table:name="0,000787467" table:display="true" table:show-details="true"/>
                <table:data-pilot-member table:name="0,000788298" table:display="true" table:show-details="true"/>
                <table:data-pilot-member table:name="0,000788333" table:display="true" table:show-details="true"/>
                <table:data-pilot-member table:name="0,000788543" table:display="true" table:show-details="true"/>
                <table:data-pilot-member table:name="0,000788725" table:display="true" table:show-details="true"/>
                <table:data-pilot-member table:name="0,000789262" table:display="true" table:show-details="true"/>
                <table:data-pilot-member table:name="0,000789884" table:display="true" table:show-details="true"/>
                <table:data-pilot-member table:name="0,000790823" table:display="true" table:show-details="true"/>
                <table:data-pilot-member table:name="0,000792557" table:display="true" table:show-details="true"/>
                <table:data-pilot-member table:name="0,00079278" table:display="true" table:show-details="true"/>
                <table:data-pilot-member table:name="0,000792973" table:display="true" table:show-details="true"/>
                <table:data-pilot-member table:name="0,000793594" table:display="true" table:show-details="true"/>
                <table:data-pilot-member table:name="0,000794908" table:display="true" table:show-details="true"/>
                <table:data-pilot-member table:name="0,000795251" table:display="true" table:show-details="true"/>
                <table:data-pilot-member table:name="0,000795307" table:display="true" table:show-details="true"/>
                <table:data-pilot-member table:name="0,000795506" table:display="true" table:show-details="true"/>
                <table:data-pilot-member table:name="0,000795752" table:display="true" table:show-details="true"/>
                <table:data-pilot-member table:name="0,000795756" table:display="true" table:show-details="true"/>
                <table:data-pilot-member table:name="0,000795863" table:display="true" table:show-details="true"/>
                <table:data-pilot-member table:name="0,000796021" table:display="true" table:show-details="true"/>
                <table:data-pilot-member table:name="0,00079625" table:display="true" table:show-details="true"/>
                <table:data-pilot-member table:name="0,000796464" table:display="true" table:show-details="true"/>
                <table:data-pilot-member table:name="0,000797049" table:display="true" table:show-details="true"/>
                <table:data-pilot-member table:name="0,0007974" table:display="true" table:show-details="true"/>
                <table:data-pilot-member table:name="0,000797426" table:display="true" table:show-details="true"/>
                <table:data-pilot-member table:name="0,000797671" table:display="true" table:show-details="true"/>
                <table:data-pilot-member table:name="0,000798077" table:display="true" table:show-details="true"/>
                <table:data-pilot-member table:name="0,000798151" table:display="true" table:show-details="true"/>
                <table:data-pilot-member table:name="0,000798807" table:display="true" table:show-details="true"/>
                <table:data-pilot-member table:name="0,000799456" table:display="true" table:show-details="true"/>
                <table:data-pilot-member table:name="0,000799471" table:display="true" table:show-details="true"/>
                <table:data-pilot-member table:name="0,000799479" table:display="true" table:show-details="true"/>
                <table:data-pilot-member table:name="0,000799653" table:display="true" table:show-details="true"/>
                <table:data-pilot-member table:name="0,00080029" table:display="true" table:show-details="true"/>
                <table:data-pilot-member table:name="0,000800648" table:display="true" table:show-details="true"/>
                <table:data-pilot-member table:name="0,000800829" table:display="true" table:show-details="true"/>
                <table:data-pilot-member table:name="0,000800881" table:display="true" table:show-details="true"/>
                <table:data-pilot-member table:name="0,000802535" table:display="true" table:show-details="true"/>
                <table:data-pilot-member table:name="0,00080264" table:display="true" table:show-details="true"/>
                <table:data-pilot-member table:name="0,000802817" table:display="true" table:show-details="true"/>
                <table:data-pilot-member table:name="0,000803023" table:display="true" table:show-details="true"/>
                <table:data-pilot-member table:name="0,000803702" table:display="true" table:show-details="true"/>
                <table:data-pilot-member table:name="0,000804477" table:display="true" table:show-details="true"/>
                <table:data-pilot-member table:name="0,000805294" table:display="true" table:show-details="true"/>
                <table:data-pilot-member table:name="0,00080689" table:display="true" table:show-details="true"/>
                <table:data-pilot-member table:name="0,000807059" table:display="true" table:show-details="true"/>
                <table:data-pilot-member table:name="0,000807194" table:display="true" table:show-details="true"/>
                <table:data-pilot-member table:name="0,00080894" table:display="true" table:show-details="true"/>
                <table:data-pilot-member table:name="0,000809582" table:display="true" table:show-details="true"/>
                <table:data-pilot-member table:name="0,000809649" table:display="true" table:show-details="true"/>
                <table:data-pilot-member table:name="0,000809994" table:display="true" table:show-details="true"/>
                <table:data-pilot-member table:name="0,000810056" table:display="true" table:show-details="true"/>
                <table:data-pilot-member table:name="0,00081015" table:display="true" table:show-details="true"/>
                <table:data-pilot-member table:name="0,000811" table:display="true" table:show-details="true"/>
                <table:data-pilot-member table:name="0,000811032" table:display="true" table:show-details="true"/>
                <table:data-pilot-member table:name="0,000811567" table:display="true" table:show-details="true"/>
                <table:data-pilot-member table:name="0,000812175" table:display="true" table:show-details="true"/>
                <table:data-pilot-member table:name="0,000812351" table:display="true" table:show-details="true"/>
                <table:data-pilot-member table:name="0,000812886" table:display="true" table:show-details="true"/>
                <table:data-pilot-member table:name="0,000812898" table:display="true" table:show-details="true"/>
                <table:data-pilot-member table:name="0,000813474" table:display="true" table:show-details="true"/>
                <table:data-pilot-member table:name="0,00081348" table:display="true" table:show-details="true"/>
                <table:data-pilot-member table:name="0,000813891" table:display="true" table:show-details="true"/>
                <table:data-pilot-member table:name="0,000816516" table:display="true" table:show-details="true"/>
                <table:data-pilot-member table:name="0,000817406" table:display="true" table:show-details="true"/>
                <table:data-pilot-member table:name="0,000817839" table:display="true" table:show-details="true"/>
                <table:data-pilot-member table:name="0,000818155" table:display="true" table:show-details="true"/>
                <table:data-pilot-member table:name="0,000819896" table:display="true" table:show-details="true"/>
                <table:data-pilot-member table:name="0,000820461" table:display="true" table:show-details="true"/>
                <table:data-pilot-member table:name="0,000821429" table:display="true" table:show-details="true"/>
                <table:data-pilot-member table:name="0,000821786" table:display="true" table:show-details="true"/>
                <table:data-pilot-member table:name="0,000821831" table:display="true" table:show-details="true"/>
                <table:data-pilot-member table:name="0,000821954" table:display="true" table:show-details="true"/>
                <table:data-pilot-member table:name="0,000822264" table:display="true" table:show-details="true"/>
                <table:data-pilot-member table:name="0,00082311" table:display="true" table:show-details="true"/>
                <table:data-pilot-member table:name="0,000823418" table:display="true" table:show-details="true"/>
                <table:data-pilot-member table:name="0,000824294" table:display="true" table:show-details="true"/>
                <table:data-pilot-member table:name="0,000824327" table:display="true" table:show-details="true"/>
                <table:data-pilot-member table:name="0,000825028" table:display="true" table:show-details="true"/>
                <table:data-pilot-member table:name="0,000825445" table:display="true" table:show-details="true"/>
                <table:data-pilot-member table:name="0,000825567" table:display="true" table:show-details="true"/>
                <table:data-pilot-member table:name="0,000825593" table:display="true" table:show-details="true"/>
                <table:data-pilot-member table:name="0,000825752" table:display="true" table:show-details="true"/>
                <table:data-pilot-member table:name="0,000826112" table:display="true" table:show-details="true"/>
                <table:data-pilot-member table:name="0,000826176" table:display="true" table:show-details="true"/>
                <table:data-pilot-member table:name="0,000827479" table:display="true" table:show-details="true"/>
                <table:data-pilot-member table:name="0,000827909" table:display="true" table:show-details="true"/>
                <table:data-pilot-member table:name="0,000827988" table:display="true" table:show-details="true"/>
                <table:data-pilot-member table:name="0,000829057" table:display="true" table:show-details="true"/>
                <table:data-pilot-member table:name="0,000829359" table:display="true" table:show-details="true"/>
                <table:data-pilot-member table:name="0,000829685" table:display="true" table:show-details="true"/>
                <table:data-pilot-member table:name="0,000830569" table:display="true" table:show-details="true"/>
                <table:data-pilot-member table:name="0,000831247" table:display="true" table:show-details="true"/>
                <table:data-pilot-member table:name="0,000831824" table:display="true" table:show-details="true"/>
                <table:data-pilot-member table:name="0,000832081" table:display="true" table:show-details="true"/>
                <table:data-pilot-member table:name="0,000835232" table:display="true" table:show-details="true"/>
                <table:data-pilot-member table:name="0,000835327" table:display="true" table:show-details="true"/>
                <table:data-pilot-member table:name="0,000835683" table:display="true" table:show-details="true"/>
                <table:data-pilot-member table:name="0,00083673" table:display="true" table:show-details="true"/>
                <table:data-pilot-member table:name="0,000836953" table:display="true" table:show-details="true"/>
                <table:data-pilot-member table:name="0,00083732" table:display="true" table:show-details="true"/>
                <table:data-pilot-member table:name="0,000837682" table:display="true" table:show-details="true"/>
                <table:data-pilot-member table:name="0,000838449" table:display="true" table:show-details="true"/>
                <table:data-pilot-member table:name="0,000838886" table:display="true" table:show-details="true"/>
                <table:data-pilot-member table:name="0,000839005" table:display="true" table:show-details="true"/>
                <table:data-pilot-member table:name="0,000839207" table:display="true" table:show-details="true"/>
                <table:data-pilot-member table:name="0,000839228" table:display="true" table:show-details="true"/>
                <table:data-pilot-member table:name="0,000839516" table:display="true" table:show-details="true"/>
                <table:data-pilot-member table:name="0,000841119" table:display="true" table:show-details="true"/>
                <table:data-pilot-member table:name="0,000841405" table:display="true" table:show-details="true"/>
                <table:data-pilot-member table:name="0,000844678" table:display="true" table:show-details="true"/>
                <table:data-pilot-member table:name="0,000845953" table:display="true" table:show-details="true"/>
                <table:data-pilot-member table:name="0,000847609" table:display="true" table:show-details="true"/>
                <table:data-pilot-member table:name="0,000849239" table:display="true" table:show-details="true"/>
                <table:data-pilot-member table:name="0,000850694" table:display="true" table:show-details="true"/>
                <table:data-pilot-member table:name="0,00085142" table:display="true" table:show-details="true"/>
                <table:data-pilot-member table:name="0,000852923" table:display="true" table:show-details="true"/>
                <table:data-pilot-member table:name="0,000855099" table:display="true" table:show-details="true"/>
                <table:data-pilot-member table:name="0,000855828" table:display="true" table:show-details="true"/>
                <table:data-pilot-member table:name="0,000856477" table:display="true" table:show-details="true"/>
                <table:data-pilot-member table:name="0,000857916" table:display="true" table:show-details="true"/>
                <table:data-pilot-member table:name="0,000858041" table:display="true" table:show-details="true"/>
                <table:data-pilot-member table:name="0,000858321" table:display="true" table:show-details="true"/>
                <table:data-pilot-member table:name="0,000859398" table:display="true" table:show-details="true"/>
                <table:data-pilot-member table:name="0,000859544" table:display="true" table:show-details="true"/>
                <table:data-pilot-member table:name="0,000859955" table:display="true" table:show-details="true"/>
                <table:data-pilot-member table:name="0,000861128" table:display="true" table:show-details="true"/>
                <table:data-pilot-member table:name="0,000862389" table:display="true" table:show-details="true"/>
                <table:data-pilot-member table:name="0,000862789" table:display="true" table:show-details="true"/>
                <table:data-pilot-member table:name="0,00086386" table:display="true" table:show-details="true"/>
                <table:data-pilot-member table:name="0,00086423" table:display="true" table:show-details="true"/>
                <table:data-pilot-member table:name="0,000866002" table:display="true" table:show-details="true"/>
                <table:data-pilot-member table:name="0,000866512" table:display="true" table:show-details="true"/>
                <table:data-pilot-member table:name="0,000869523" table:display="true" table:show-details="true"/>
                <table:data-pilot-member table:name="0,000871268" table:display="true" table:show-details="true"/>
                <table:data-pilot-member table:name="0,000871764" table:display="true" table:show-details="true"/>
                <table:data-pilot-member table:name="0,000872022" table:display="true" table:show-details="true"/>
                <table:data-pilot-member table:name="0,000872838" table:display="true" table:show-details="true"/>
                <table:data-pilot-member table:name="0,000873025" table:display="true" table:show-details="true"/>
                <table:data-pilot-member table:name="0,000881009" table:display="true" table:show-details="true"/>
                <table:data-pilot-member table:name="0,000881047" table:display="true" table:show-details="true"/>
                <table:data-pilot-member table:name="0,000881479" table:display="true" table:show-details="true"/>
                <table:data-pilot-member table:name="0,000881907" table:display="true" table:show-details="true"/>
                <table:data-pilot-member table:name="0,000882033" table:display="true" table:show-details="true"/>
                <table:data-pilot-member table:name="0,000890881" table:display="true" table:show-details="true"/>
                <table:data-pilot-member table:name="0,00090344" table:display="true" table:show-details="true"/>
                <table:data-pilot-member table:name="0,000905585" table:display="true" table:show-details="true"/>
                <table:data-pilot-member table:name="0,000909975" table:display="true" table:show-details="true"/>
                <table:data-pilot-member table:name="0,000911992" table:display="true" table:show-details="true"/>
                <table:data-pilot-member table:name="0,000913045" table:display="true" table:show-details="true"/>
                <table:data-pilot-member table:name="0,000913684" table:display="true" table:show-details="true"/>
                <table:data-pilot-member table:name="0,000913769" table:display="true" table:show-details="true"/>
                <table:data-pilot-member table:name="0,000913971" table:display="true" table:show-details="true"/>
                <table:data-pilot-member table:name="0,000914292" table:display="true" table:show-details="true"/>
                <table:data-pilot-member table:name="0,000914829" table:display="true" table:show-details="true"/>
                <table:data-pilot-member table:name="0,000915142" table:display="true" table:show-details="true"/>
                <table:data-pilot-member table:name="0,000915837" table:display="true" table:show-details="true"/>
                <table:data-pilot-member table:name="0,000916662" table:display="true" table:show-details="true"/>
                <table:data-pilot-member table:name="0,000916914" table:display="true" table:show-details="true"/>
                <table:data-pilot-member table:name="0,000917468" table:display="true" table:show-details="true"/>
                <table:data-pilot-member table:name="0,000918586" table:display="true" table:show-details="true"/>
                <table:data-pilot-member table:name="0,000919082" table:display="true" table:show-details="true"/>
                <table:data-pilot-member table:name="0,00091931" table:display="true" table:show-details="true"/>
                <table:data-pilot-member table:name="0,000920058" table:display="true" table:show-details="true"/>
                <table:data-pilot-member table:name="0,000920164" table:display="true" table:show-details="true"/>
                <table:data-pilot-member table:name="0,000921157" table:display="true" table:show-details="true"/>
                <table:data-pilot-member table:name="0,000921695" table:display="true" table:show-details="true"/>
                <table:data-pilot-member table:name="0,000922408" table:display="true" table:show-details="true"/>
                <table:data-pilot-member table:name="0,000923341" table:display="true" table:show-details="true"/>
                <table:data-pilot-member table:name="0,000923356" table:display="true" table:show-details="true"/>
                <table:data-pilot-member table:name="0,000924809" table:display="true" table:show-details="true"/>
                <table:data-pilot-member table:name="0,00092579" table:display="true" table:show-details="true"/>
                <table:data-pilot-member table:name="0,000926203" table:display="true" table:show-details="true"/>
                <table:data-pilot-member table:name="0,000926757" table:display="true" table:show-details="true"/>
                <table:data-pilot-member table:name="0,000926786" table:display="true" table:show-details="true"/>
                <table:data-pilot-member table:name="0,000927195" table:display="true" table:show-details="true"/>
                <table:data-pilot-member table:name="0,000927531" table:display="true" table:show-details="true"/>
                <table:data-pilot-member table:name="0,000927718" table:display="true" table:show-details="true"/>
                <table:data-pilot-member table:name="0,000927855" table:display="true" table:show-details="true"/>
                <table:data-pilot-member table:name="0,000928299" table:display="true" table:show-details="true"/>
                <table:data-pilot-member table:name="0,000929431" table:display="true" table:show-details="true"/>
                <table:data-pilot-member table:name="0,000930427" table:display="true" table:show-details="true"/>
                <table:data-pilot-member table:name="0,000931223" table:display="true" table:show-details="true"/>
                <table:data-pilot-member table:name="0,000931534" table:display="true" table:show-details="true"/>
                <table:data-pilot-member table:name="0,000931851" table:display="true" table:show-details="true"/>
                <table:data-pilot-member table:name="0,000932462" table:display="true" table:show-details="true"/>
                <table:data-pilot-member table:name="0,000933082" table:display="true" table:show-details="true"/>
                <table:data-pilot-member table:name="0,000933626" table:display="true" table:show-details="true"/>
                <table:data-pilot-member table:name="0,000934246" table:display="true" table:show-details="true"/>
                <table:data-pilot-member table:name="0,000934668" table:display="true" table:show-details="true"/>
                <table:data-pilot-member table:name="0,000935142" table:display="true" table:show-details="true"/>
                <table:data-pilot-member table:name="0,000935535" table:display="true" table:show-details="true"/>
                <table:data-pilot-member table:name="0,000935676" table:display="true" table:show-details="true"/>
                <table:data-pilot-member table:name="0,000936543" table:display="true" table:show-details="true"/>
                <table:data-pilot-member table:name="0,000936555" table:display="true" table:show-details="true"/>
                <table:data-pilot-member table:name="0,000936591" table:display="true" table:show-details="true"/>
                <table:data-pilot-member table:name="0,000936931" table:display="true" table:show-details="true"/>
                <table:data-pilot-member table:name="0,000937561" table:display="true" table:show-details="true"/>
                <table:data-pilot-member table:name="0,000938874" table:display="true" table:show-details="true"/>
                <table:data-pilot-member table:name="0,000940105" table:display="true" table:show-details="true"/>
                <table:data-pilot-member table:name="0,000940445" table:display="true" table:show-details="true"/>
                <table:data-pilot-member table:name="0,000940636" table:display="true" table:show-details="true"/>
                <table:data-pilot-member table:name="0,000941908" table:display="true" table:show-details="true"/>
                <table:data-pilot-member table:name="0,000942943" table:display="true" table:show-details="true"/>
                <table:data-pilot-member table:name="0,000943998" table:display="true" table:show-details="true"/>
                <table:data-pilot-member table:name="0,000944216" table:display="true" table:show-details="true"/>
                <table:data-pilot-member table:name="0,000945597" table:display="true" table:show-details="true"/>
                <table:data-pilot-member table:name="0,000945805" table:display="true" table:show-details="true"/>
                <table:data-pilot-member table:name="0,000946926" table:display="true" table:show-details="true"/>
                <table:data-pilot-member table:name="0,000947271" table:display="true" table:show-details="true"/>
                <table:data-pilot-member table:name="0,000947754" table:display="true" table:show-details="true"/>
                <table:data-pilot-member table:name="0,000948544" table:display="true" table:show-details="true"/>
                <table:data-pilot-member table:name="0,000949825" table:display="true" table:show-details="true"/>
                <table:data-pilot-member table:name="0,000949877" table:display="true" table:show-details="true"/>
                <table:data-pilot-member table:name="0,000950886" table:display="true" table:show-details="true"/>
                <table:data-pilot-member table:name="0,000951625" table:display="true" table:show-details="true"/>
                <table:data-pilot-member table:name="0,000951897" table:display="true" table:show-details="true"/>
                <table:data-pilot-member table:name="0,000951963" table:display="true" table:show-details="true"/>
                <table:data-pilot-member table:name="0,000952474" table:display="true" table:show-details="true"/>
                <table:data-pilot-member table:name="0,000953273" table:display="true" table:show-details="true"/>
                <table:data-pilot-member table:name="0,000955123" table:display="true" table:show-details="true"/>
                <table:data-pilot-member table:name="0,000955162" table:display="true" table:show-details="true"/>
                <table:data-pilot-member table:name="0,000956801" table:display="true" table:show-details="true"/>
                <table:data-pilot-member table:name="0,000957843" table:display="true" table:show-details="true"/>
                <table:data-pilot-member table:name="0,000960912" table:display="true" table:show-details="true"/>
                <table:data-pilot-member table:name="0,00096099" table:display="true" table:show-details="true"/>
                <table:data-pilot-member table:name="0,000961173" table:display="true" table:show-details="true"/>
                <table:data-pilot-member table:name="0,000961418" table:display="true" table:show-details="true"/>
                <table:data-pilot-member table:name="0,000962052" table:display="true" table:show-details="true"/>
                <table:data-pilot-member table:name="0,000963551" table:display="true" table:show-details="true"/>
                <table:data-pilot-member table:name="0,000964686" table:display="true" table:show-details="true"/>
                <table:data-pilot-member table:name="0,00096724" table:display="true" table:show-details="true"/>
                <table:data-pilot-member table:name="0,000967558" table:display="true" table:show-details="true"/>
                <table:data-pilot-member table:name="0,000968311" table:display="true" table:show-details="true"/>
                <table:data-pilot-member table:name="0,000969185" table:display="true" table:show-details="true"/>
                <table:data-pilot-member table:name="0,000970931" table:display="true" table:show-details="true"/>
                <table:data-pilot-member table:name="0,000971152" table:display="true" table:show-details="true"/>
                <table:data-pilot-member table:name="0,000972102" table:display="true" table:show-details="true"/>
                <table:data-pilot-member table:name="0,000972776" table:display="true" table:show-details="true"/>
                <table:data-pilot-member table:name="0,000973497" table:display="true" table:show-details="true"/>
                <table:data-pilot-member table:name="0,0009742" table:display="true" table:show-details="true"/>
                <table:data-pilot-member table:name="0,000974228" table:display="true" table:show-details="true"/>
                <table:data-pilot-member table:name="0,000976239" table:display="true" table:show-details="true"/>
                <table:data-pilot-member table:name="0,000976532" table:display="true" table:show-details="true"/>
                <table:data-pilot-member table:name="0,000977187" table:display="true" table:show-details="true"/>
                <table:data-pilot-member table:name="0,000977563" table:display="true" table:show-details="true"/>
                <table:data-pilot-member table:name="0,000978063" table:display="true" table:show-details="true"/>
                <table:data-pilot-member table:name="0,0009786" table:display="true" table:show-details="true"/>
                <table:data-pilot-member table:name="0,000979881" table:display="true" table:show-details="true"/>
                <table:data-pilot-member table:name="0,000980656" table:display="true" table:show-details="true"/>
                <table:data-pilot-member table:name="0,000981412" table:display="true" table:show-details="true"/>
                <table:data-pilot-member table:name="0,000981792" table:display="true" table:show-details="true"/>
                <table:data-pilot-member table:name="0,000982465" table:display="true" table:show-details="true"/>
                <table:data-pilot-member table:name="0,000982596" table:display="true" table:show-details="true"/>
                <table:data-pilot-member table:name="0,000983853" table:display="true" table:show-details="true"/>
                <table:data-pilot-member table:name="0,00098412" table:display="true" table:show-details="true"/>
                <table:data-pilot-member table:name="0,000984762" table:display="true" table:show-details="true"/>
                <table:data-pilot-member table:name="0,000984806" table:display="true" table:show-details="true"/>
                <table:data-pilot-member table:name="0,000984839" table:display="true" table:show-details="true"/>
                <table:data-pilot-member table:name="0,000985489" table:display="true" table:show-details="true"/>
                <table:data-pilot-member table:name="0,000985556" table:display="true" table:show-details="true"/>
                <table:data-pilot-member table:name="0,000985768" table:display="true" table:show-details="true"/>
                <table:data-pilot-member table:name="0,000985877" table:display="true" table:show-details="true"/>
                <table:data-pilot-member table:name="0,000986064" table:display="true" table:show-details="true"/>
                <table:data-pilot-member table:name="0,000986128" table:display="true" table:show-details="true"/>
                <table:data-pilot-member table:name="0,000986354" table:display="true" table:show-details="true"/>
                <table:data-pilot-member table:name="0,000986416" table:display="true" table:show-details="true"/>
                <table:data-pilot-member table:name="0,000987309" table:display="true" table:show-details="true"/>
                <table:data-pilot-member table:name="0,000988002" table:display="true" table:show-details="true"/>
                <table:data-pilot-member table:name="0,000988281" table:display="true" table:show-details="true"/>
                <table:data-pilot-member table:name="0,000988503" table:display="true" table:show-details="true"/>
                <table:data-pilot-member table:name="0,000988926" table:display="true" table:show-details="true"/>
                <table:data-pilot-member table:name="0,000989376" table:display="true" table:show-details="true"/>
                <table:data-pilot-member table:name="0,000989777" table:display="true" table:show-details="true"/>
                <table:data-pilot-member table:name="0,000989985" table:display="true" table:show-details="true"/>
                <table:data-pilot-member table:name="0,000990413" table:display="true" table:show-details="true"/>
                <table:data-pilot-member table:name="0,000990935" table:display="true" table:show-details="true"/>
                <table:data-pilot-member table:name="0,000992223" table:display="true" table:show-details="true"/>
                <table:data-pilot-member table:name="0,000992572" table:display="true" table:show-details="true"/>
                <table:data-pilot-member table:name="0,000993117" table:display="true" table:show-details="true"/>
                <table:data-pilot-member table:name="0,000993153" table:display="true" table:show-details="true"/>
                <table:data-pilot-member table:name="0,000993399" table:display="true" table:show-details="true"/>
                <table:data-pilot-member table:name="0,000993479" table:display="true" table:show-details="true"/>
                <table:data-pilot-member table:name="0,000993574" table:display="true" table:show-details="true"/>
                <table:data-pilot-member table:name="0,000993575" table:display="true" table:show-details="true"/>
                <table:data-pilot-member table:name="0,000993909" table:display="true" table:show-details="true"/>
                <table:data-pilot-member table:name="0,000994637" table:display="true" table:show-details="true"/>
                <table:data-pilot-member table:name="0,000994885" table:display="true" table:show-details="true"/>
                <table:data-pilot-member table:name="0,000995046" table:display="true" table:show-details="true"/>
                <table:data-pilot-member table:name="0,000995086" table:display="true" table:show-details="true"/>
                <table:data-pilot-member table:name="0,000995153" table:display="true" table:show-details="true"/>
                <table:data-pilot-member table:name="0,000995376" table:display="true" table:show-details="true"/>
                <table:data-pilot-member table:name="0,0009957" table:display="true" table:show-details="true"/>
                <table:data-pilot-member table:name="0,000995753" table:display="true" table:show-details="true"/>
                <table:data-pilot-member table:name="0,000996418" table:display="true" table:show-details="true"/>
                <table:data-pilot-member table:name="0,000996767" table:display="true" table:show-details="true"/>
                <table:data-pilot-member table:name="0,000996884" table:display="true" table:show-details="true"/>
                <table:data-pilot-member table:name="0,000997213" table:display="true" table:show-details="true"/>
                <table:data-pilot-member table:name="0,000997591" table:display="true" table:show-details="true"/>
                <table:data-pilot-member table:name="0,00099816" table:display="true" table:show-details="true"/>
                <table:data-pilot-member table:name="0,000998435" table:display="true" table:show-details="true"/>
                <table:data-pilot-member table:name="0,000998666" table:display="true" table:show-details="true"/>
                <table:data-pilot-member table:name="0,000998858" table:display="true" table:show-details="true"/>
                <table:data-pilot-member table:name="0,000999869" table:display="true" table:show-details="true"/>
                <table:data-pilot-member table:name="0,00100067" table:display="true" table:show-details="true"/>
                <table:data-pilot-member table:name="0,00100121" table:display="true" table:show-details="true"/>
                <table:data-pilot-member table:name="0,00100149" table:display="true" table:show-details="true"/>
                <table:data-pilot-member table:name="0,0010015" table:display="true" table:show-details="true"/>
                <table:data-pilot-member table:name="0,00100256" table:display="true" table:show-details="true"/>
                <table:data-pilot-member table:name="0,00100285" table:display="true" table:show-details="true"/>
                <table:data-pilot-member table:name="0,00100293" table:display="true" table:show-details="true"/>
                <table:data-pilot-member table:name="0,00100357" table:display="true" table:show-details="true"/>
                <table:data-pilot-member table:name="0,00100362" table:display="true" table:show-details="true"/>
                <table:data-pilot-member table:name="0,00100381" table:display="true" table:show-details="true"/>
                <table:data-pilot-member table:name="0,00100383" table:display="true" table:show-details="true"/>
                <table:data-pilot-member table:name="0,00100505" table:display="true" table:show-details="true"/>
                <table:data-pilot-member table:name="0,00100572" table:display="true" table:show-details="true"/>
                <table:data-pilot-member table:name="0,00100723" table:display="true" table:show-details="true"/>
                <table:data-pilot-member table:name="0,00100731" table:display="true" table:show-details="true"/>
                <table:data-pilot-member table:name="0,00100799" table:display="true" table:show-details="true"/>
                <table:data-pilot-member table:name="0,00100805" table:display="true" table:show-details="true"/>
                <table:data-pilot-member table:name="0,00100845" table:display="true" table:show-details="true"/>
                <table:data-pilot-member table:name="0,00100854" table:display="true" table:show-details="true"/>
                <table:data-pilot-member table:name="0,0010096" table:display="true" table:show-details="true"/>
                <table:data-pilot-member table:name="0,00100991" table:display="true" table:show-details="true"/>
                <table:data-pilot-member table:name="0,00100997" table:display="true" table:show-details="true"/>
                <table:data-pilot-member table:name="0,00101005" table:display="true" table:show-details="true"/>
                <table:data-pilot-member table:name="0,0010103" table:display="true" table:show-details="true"/>
                <table:data-pilot-member table:name="0,0010104" table:display="true" table:show-details="true"/>
                <table:data-pilot-member table:name="0,00101077" table:display="true" table:show-details="true"/>
                <table:data-pilot-member table:name="0,00101143" table:display="true" table:show-details="true"/>
                <table:data-pilot-member table:name="0,00101175" table:display="true" table:show-details="true"/>
                <table:data-pilot-member table:name="0,00101302" table:display="true" table:show-details="true"/>
                <table:data-pilot-member table:name="0,00101321" table:display="true" table:show-details="true"/>
                <table:data-pilot-member table:name="0,00101398" table:display="true" table:show-details="true"/>
                <table:data-pilot-member table:name="0,00101652" table:display="true" table:show-details="true"/>
                <table:data-pilot-member table:name="0,00101656" table:display="true" table:show-details="true"/>
                <table:data-pilot-member table:name="0,00101705" table:display="true" table:show-details="true"/>
                <table:data-pilot-member table:name="0,00101738" table:display="true" table:show-details="true"/>
                <table:data-pilot-member table:name="0,00101766" table:display="true" table:show-details="true"/>
                <table:data-pilot-member table:name="0,00101772" table:display="true" table:show-details="true"/>
                <table:data-pilot-member table:name="0,00101773" table:display="true" table:show-details="true"/>
                <table:data-pilot-member table:name="0,00101775" table:display="true" table:show-details="true"/>
                <table:data-pilot-member table:name="0,00101781" table:display="true" table:show-details="true"/>
                <table:data-pilot-member table:name="0,00101828" table:display="true" table:show-details="true"/>
                <table:data-pilot-member table:name="0,00101871" table:display="true" table:show-details="true"/>
                <table:data-pilot-member table:name="0,00101979" table:display="true" table:show-details="true"/>
                <table:data-pilot-member table:name="0,00102044" table:display="true" table:show-details="true"/>
                <table:data-pilot-member table:name="0,00102063" table:display="true" table:show-details="true"/>
                <table:data-pilot-member table:name="0,00102104" table:display="true" table:show-details="true"/>
                <table:data-pilot-member table:name="0,00102286" table:display="true" table:show-details="true"/>
                <table:data-pilot-member table:name="0,00102441" table:display="true" table:show-details="true"/>
                <table:data-pilot-member table:name="0,00102549" table:display="true" table:show-details="true"/>
                <table:data-pilot-member table:name="0,00102562" table:display="true" table:show-details="true"/>
                <table:data-pilot-member table:name="0,00102642" table:display="true" table:show-details="true"/>
                <table:data-pilot-member table:name="0,00102653" table:display="true" table:show-details="true"/>
                <table:data-pilot-member table:name="0,00102684" table:display="true" table:show-details="true"/>
                <table:data-pilot-member table:name="0,00102705" table:display="true" table:show-details="true"/>
                <table:data-pilot-member table:name="0,00102866" table:display="true" table:show-details="true"/>
                <table:data-pilot-member table:name="0,00103072" table:display="true" table:show-details="true"/>
                <table:data-pilot-member table:name="0,00103129" table:display="true" table:show-details="true"/>
                <table:data-pilot-member table:name="0,00103132" table:display="true" table:show-details="true"/>
                <table:data-pilot-member table:name="0,00103222" table:display="true" table:show-details="true"/>
                <table:data-pilot-member table:name="0,00103246" table:display="true" table:show-details="true"/>
                <table:data-pilot-member table:name="0,00103325" table:display="true" table:show-details="true"/>
                <table:data-pilot-member table:name="0,00103543" table:display="true" table:show-details="true"/>
                <table:data-pilot-member table:name="0,00103823" table:display="true" table:show-details="true"/>
                <table:data-pilot-member table:name="0,00103905" table:display="true" table:show-details="true"/>
                <table:data-pilot-member table:name="0,00103934" table:display="true" table:show-details="true"/>
                <table:data-pilot-member table:name="0,00104075" table:display="true" table:show-details="true"/>
                <table:data-pilot-member table:name="0,00104095" table:display="true" table:show-details="true"/>
                <table:data-pilot-member table:name="0,00104212" table:display="true" table:show-details="true"/>
                <table:data-pilot-member table:name="0,00104275" table:display="true" table:show-details="true"/>
                <table:data-pilot-member table:name="0,00104322" table:display="true" table:show-details="true"/>
                <table:data-pilot-member table:name="0,00104762" table:display="true" table:show-details="true"/>
                <table:data-pilot-member table:name="0,00104856" table:display="true" table:show-details="true"/>
                <table:data-pilot-member table:name="0,00104858" table:display="true" table:show-details="true"/>
                <table:data-pilot-member table:name="0,00105011" table:display="true" table:show-details="true"/>
                <table:data-pilot-member table:name="0,00105119" table:display="true" table:show-details="true"/>
                <table:data-pilot-member table:name="0,00105143" table:display="true" table:show-details="true"/>
                <table:data-pilot-member table:name="0,00105158" table:display="true" table:show-details="true"/>
                <table:data-pilot-member table:name="0,0010521" table:display="true" table:show-details="true"/>
                <table:data-pilot-member table:name="0,00105222" table:display="true" table:show-details="true"/>
                <table:data-pilot-member table:name="0,00105291" table:display="true" table:show-details="true"/>
                <table:data-pilot-member table:name="0,00105343" table:display="true" table:show-details="true"/>
                <table:data-pilot-member table:name="0,00105347" table:display="true" table:show-details="true"/>
                <table:data-pilot-member table:name="0,0010548" table:display="true" table:show-details="true"/>
                <table:data-pilot-member table:name="0,00105566" table:display="true" table:show-details="true"/>
                <table:data-pilot-member table:name="0,00105622" table:display="true" table:show-details="true"/>
                <table:data-pilot-member table:name="0,00105635" table:display="true" table:show-details="true"/>
                <table:data-pilot-member table:name="0,00105655" table:display="true" table:show-details="true"/>
                <table:data-pilot-member table:name="0,00105715" table:display="true" table:show-details="true"/>
                <table:data-pilot-member table:name="0,00105765" table:display="true" table:show-details="true"/>
                <table:data-pilot-member table:name="0,00105872" table:display="true" table:show-details="true"/>
                <table:data-pilot-member table:name="0,00105878" table:display="true" table:show-details="true"/>
                <table:data-pilot-member table:name="0,00105879" table:display="true" table:show-details="true"/>
                <table:data-pilot-member table:name="0,00105899" table:display="true" table:show-details="true"/>
                <table:data-pilot-member table:name="0,00105949" table:display="true" table:show-details="true"/>
                <table:data-pilot-member table:name="0,00105998" table:display="true" table:show-details="true"/>
                <table:data-pilot-member table:name="0,00106312" table:display="true" table:show-details="true"/>
                <table:data-pilot-member table:name="0,00106418" table:display="true" table:show-details="true"/>
                <table:data-pilot-member table:name="0,00106469" table:display="true" table:show-details="true"/>
                <table:data-pilot-member table:name="0,00106472" table:display="true" table:show-details="true"/>
                <table:data-pilot-member table:name="0,00106606" table:display="true" table:show-details="true"/>
                <table:data-pilot-member table:name="0,00106609" table:display="true" table:show-details="true"/>
                <table:data-pilot-member table:name="0,00106651" table:display="true" table:show-details="true"/>
                <table:data-pilot-member table:name="0,00106698" table:display="true" table:show-details="true"/>
                <table:data-pilot-member table:name="0,00106776" table:display="true" table:show-details="true"/>
                <table:data-pilot-member table:name="0,0010688" table:display="true" table:show-details="true"/>
                <table:data-pilot-member table:name="0,00106965" table:display="true" table:show-details="true"/>
                <table:data-pilot-member table:name="0,00107044" table:display="true" table:show-details="true"/>
                <table:data-pilot-member table:name="0,00107088" table:display="true" table:show-details="true"/>
                <table:data-pilot-member table:name="0,00107269" table:display="true" table:show-details="true"/>
                <table:data-pilot-member table:name="0,0010729" table:display="true" table:show-details="true"/>
                <table:data-pilot-member table:name="0,00107394" table:display="true" table:show-details="true"/>
                <table:data-pilot-member table:name="0,00107422" table:display="true" table:show-details="true"/>
                <table:data-pilot-member table:name="0,00107467" table:display="true" table:show-details="true"/>
                <table:data-pilot-member table:name="0,00107582" table:display="true" table:show-details="true"/>
                <table:data-pilot-member table:name="0,00107779" table:display="true" table:show-details="true"/>
                <table:data-pilot-member table:name="0,00107842" table:display="true" table:show-details="true"/>
                <table:data-pilot-member table:name="0,00107905" table:display="true" table:show-details="true"/>
                <table:data-pilot-member table:name="0,0010813" table:display="true" table:show-details="true"/>
                <table:data-pilot-member table:name="0,00108198" table:display="true" table:show-details="true"/>
                <table:data-pilot-member table:name="0,00108367" table:display="true" table:show-details="true"/>
                <table:data-pilot-member table:name="0,00108383" table:display="true" table:show-details="true"/>
                <table:data-pilot-member table:name="0,00108527" table:display="true" table:show-details="true"/>
                <table:data-pilot-member table:name="0,00109082" table:display="true" table:show-details="true"/>
                <table:data-pilot-member table:name="0,00109128" table:display="true" table:show-details="true"/>
                <table:data-pilot-member table:name="0,00109323" table:display="true" table:show-details="true"/>
                <table:data-pilot-member table:name="0,00109377" table:display="true" table:show-details="true"/>
                <table:data-pilot-member table:name="0,00109387" table:display="true" table:show-details="true"/>
                <table:data-pilot-member table:name="0,00109404" table:display="true" table:show-details="true"/>
                <table:data-pilot-member table:name="0,00109535" table:display="true" table:show-details="true"/>
                <table:data-pilot-member table:name="0,00109699" table:display="true" table:show-details="true"/>
                <table:data-pilot-member table:name="0,00109872" table:display="true" table:show-details="true"/>
                <table:data-pilot-member table:name="0,00109958" table:display="true" table:show-details="true"/>
                <table:data-pilot-member table:name="0,00110121" table:display="true" table:show-details="true"/>
                <table:data-pilot-member table:name="0,00110214" table:display="true" table:show-details="true"/>
                <table:data-pilot-member table:name="0,00110609" table:display="true" table:show-details="true"/>
                <table:data-pilot-member table:name="0,00110902" table:display="true" table:show-details="true"/>
                <table:data-pilot-member table:name="0,00110942" table:display="true" table:show-details="true"/>
                <table:data-pilot-member table:name="0,00111226" table:display="true" table:show-details="true"/>
                <table:data-pilot-member table:name="0,00112432" table:display="true" table:show-details="true"/>
                <table:data-pilot-member table:name="0,00113018" table:display="true" table:show-details="true"/>
                <table:data-pilot-member table:name="0,00113029" table:display="true" table:show-details="true"/>
                <table:data-pilot-member table:name="0,00113062" table:display="true" table:show-details="true"/>
                <table:data-pilot-member table:name="0,00113378" table:display="true" table:show-details="true"/>
                <table:data-pilot-member table:name="0,00113774" table:display="true" table:show-details="true"/>
                <table:data-pilot-member table:name="0,00113912" table:display="true" table:show-details="true"/>
                <table:data-pilot-member table:name="0,00114802" table:display="true" table:show-details="true"/>
                <table:data-pilot-member table:name="0,00115008" table:display="true" table:show-details="true"/>
                <table:data-pilot-member table:name="0,00115094" table:display="true" table:show-details="true"/>
                <table:data-pilot-member table:name="0,00115104" table:display="true" table:show-details="true"/>
                <table:data-pilot-member table:name="0,00115136" table:display="true" table:show-details="true"/>
                <table:data-pilot-member table:name="0,00115158" table:display="true" table:show-details="true"/>
                <table:data-pilot-member table:name="0,00115202" table:display="true" table:show-details="true"/>
                <table:data-pilot-member table:name="0,00115366" table:display="true" table:show-details="true"/>
                <table:data-pilot-member table:name="0,00115512" table:display="true" table:show-details="true"/>
                <table:data-pilot-member table:name="0,0011557" table:display="true" table:show-details="true"/>
                <table:data-pilot-member table:name="0,00115649" table:display="true" table:show-details="true"/>
                <table:data-pilot-member table:name="0,00115687" table:display="true" table:show-details="true"/>
                <table:data-pilot-member table:name="0,00115734" table:display="true" table:show-details="true"/>
                <table:data-pilot-member table:name="0,00115771" table:display="true" table:show-details="true"/>
                <table:data-pilot-member table:name="0,00115775" table:display="true" table:show-details="true"/>
                <table:data-pilot-member table:name="0,00115785" table:display="true" table:show-details="true"/>
                <table:data-pilot-member table:name="0,0011596" table:display="true" table:show-details="true"/>
                <table:data-pilot-member table:name="0,00115986" table:display="true" table:show-details="true"/>
                <table:data-pilot-member table:name="0,00115991" table:display="true" table:show-details="true"/>
                <table:data-pilot-member table:name="0,00116012" table:display="true" table:show-details="true"/>
                <table:data-pilot-member table:name="0,00116096" table:display="true" table:show-details="true"/>
                <table:data-pilot-member table:name="0,00116254" table:display="true" table:show-details="true"/>
                <table:data-pilot-member table:name="0,00116305" table:display="true" table:show-details="true"/>
                <table:data-pilot-member table:name="0,00116309" table:display="true" table:show-details="true"/>
                <table:data-pilot-member table:name="0,00116328" table:display="true" table:show-details="true"/>
                <table:data-pilot-member table:name="0,00116372" table:display="true" table:show-details="true"/>
                <table:data-pilot-member table:name="0,00116444" table:display="true" table:show-details="true"/>
                <table:data-pilot-member table:name="0,00116457" table:display="true" table:show-details="true"/>
                <table:data-pilot-member table:name="0,00116483" table:display="true" table:show-details="true"/>
                <table:data-pilot-member table:name="0,00116493" table:display="true" table:show-details="true"/>
                <table:data-pilot-member table:name="0,00116549" table:display="true" table:show-details="true"/>
                <table:data-pilot-member table:name="0,0011665" table:display="true" table:show-details="true"/>
                <table:data-pilot-member table:name="0,00116663" table:display="true" table:show-details="true"/>
                <table:data-pilot-member table:name="0,00116664" table:display="true" table:show-details="true"/>
                <table:data-pilot-member table:name="0,00116703" table:display="true" table:show-details="true"/>
                <table:data-pilot-member table:name="0,0011673" table:display="true" table:show-details="true"/>
                <table:data-pilot-member table:name="0,00116732" table:display="true" table:show-details="true"/>
                <table:data-pilot-member table:name="0,00116769" table:display="true" table:show-details="true"/>
                <table:data-pilot-member table:name="0,00116778" table:display="true" table:show-details="true"/>
                <table:data-pilot-member table:name="0,00116803" table:display="true" table:show-details="true"/>
                <table:data-pilot-member table:name="0,00116807" table:display="true" table:show-details="true"/>
                <table:data-pilot-member table:name="0,00116821" table:display="true" table:show-details="true"/>
                <table:data-pilot-member table:name="0,00116823" table:display="true" table:show-details="true"/>
                <table:data-pilot-member table:name="0,00116861" table:display="true" table:show-details="true"/>
                <table:data-pilot-member table:name="0,00116877" table:display="true" table:show-details="true"/>
                <table:data-pilot-member table:name="0,00116909" table:display="true" table:show-details="true"/>
                <table:data-pilot-member table:name="0,00116936" table:display="true" table:show-details="true"/>
                <table:data-pilot-member table:name="0,00116986" table:display="true" table:show-details="true"/>
                <table:data-pilot-member table:name="0,00117048" table:display="true" table:show-details="true"/>
                <table:data-pilot-member table:name="0,00117102" table:display="true" table:show-details="true"/>
                <table:data-pilot-member table:name="0,00117131" table:display="true" table:show-details="true"/>
                <table:data-pilot-member table:name="0,00117213" table:display="true" table:show-details="true"/>
                <table:data-pilot-member table:name="0,0011734" table:display="true" table:show-details="true"/>
                <table:data-pilot-member table:name="0,00117379" table:display="true" table:show-details="true"/>
                <table:data-pilot-member table:name="0,0011745" table:display="true" table:show-details="true"/>
                <table:data-pilot-member table:name="0,00117455" table:display="true" table:show-details="true"/>
                <table:data-pilot-member table:name="0,001175" table:display="true" table:show-details="true"/>
                <table:data-pilot-member table:name="0,00117539" table:display="true" table:show-details="true"/>
                <table:data-pilot-member table:name="0,00117543" table:display="true" table:show-details="true"/>
                <table:data-pilot-member table:name="0,00117567" table:display="true" table:show-details="true"/>
                <table:data-pilot-member table:name="0,0011758" table:display="true" table:show-details="true"/>
                <table:data-pilot-member table:name="0,00117713" table:display="true" table:show-details="true"/>
                <table:data-pilot-member table:name="0,00117759" table:display="true" table:show-details="true"/>
                <table:data-pilot-member table:name="0,0011776" table:display="true" table:show-details="true"/>
                <table:data-pilot-member table:name="0,00117763" table:display="true" table:show-details="true"/>
                <table:data-pilot-member table:name="0,00117783" table:display="true" table:show-details="true"/>
                <table:data-pilot-member table:name="0,00117791" table:display="true" table:show-details="true"/>
                <table:data-pilot-member table:name="0,00117855" table:display="true" table:show-details="true"/>
                <table:data-pilot-member table:name="0,00117896" table:display="true" table:show-details="true"/>
                <table:data-pilot-member table:name="0,00117914" table:display="true" table:show-details="true"/>
                <table:data-pilot-member table:name="0,00117917" table:display="true" table:show-details="true"/>
                <table:data-pilot-member table:name="0,00117921" table:display="true" table:show-details="true"/>
                <table:data-pilot-member table:name="0,00118088" table:display="true" table:show-details="true"/>
                <table:data-pilot-member table:name="0,00118156" table:display="true" table:show-details="true"/>
                <table:data-pilot-member table:name="0,00118292" table:display="true" table:show-details="true"/>
                <table:data-pilot-member table:name="0,00118319" table:display="true" table:show-details="true"/>
                <table:data-pilot-member table:name="0,00118328" table:display="true" table:show-details="true"/>
                <table:data-pilot-member table:name="0,00118387" table:display="true" table:show-details="true"/>
                <table:data-pilot-member table:name="0,00118592" table:display="true" table:show-details="true"/>
                <table:data-pilot-member table:name="0,00118625" table:display="true" table:show-details="true"/>
                <table:data-pilot-member table:name="0,00118645" table:display="true" table:show-details="true"/>
                <table:data-pilot-member table:name="0,00118758" table:display="true" table:show-details="true"/>
                <table:data-pilot-member table:name="0,00118815" table:display="true" table:show-details="true"/>
                <table:data-pilot-member table:name="0,00119096" table:display="true" table:show-details="true"/>
                <table:data-pilot-member table:name="0,00119099" table:display="true" table:show-details="true"/>
                <table:data-pilot-member table:name="0,0011911" table:display="true" table:show-details="true"/>
                <table:data-pilot-member table:name="0,00119121" table:display="true" table:show-details="true"/>
                <table:data-pilot-member table:name="0,00119291" table:display="true" table:show-details="true"/>
                <table:data-pilot-member table:name="0,0011939" table:display="true" table:show-details="true"/>
                <table:data-pilot-member table:name="0,00119601" table:display="true" table:show-details="true"/>
                <table:data-pilot-member table:name="0,00119735" table:display="true" table:show-details="true"/>
                <table:data-pilot-member table:name="0,00119951" table:display="true" table:show-details="true"/>
                <table:data-pilot-member table:name="0,00120138" table:display="true" table:show-details="true"/>
                <table:data-pilot-member table:name="0,00120544" table:display="true" table:show-details="true"/>
                <table:data-pilot-member table:name="0,00120552" table:display="true" table:show-details="true"/>
                <table:data-pilot-member table:name="0,00120587" table:display="true" table:show-details="true"/>
                <table:data-pilot-member table:name="0,00120818" table:display="true" table:show-details="true"/>
                <table:data-pilot-member table:name="0,00120989" table:display="true" table:show-details="true"/>
                <table:data-pilot-member table:name="0,00121027" table:display="true" table:show-details="true"/>
                <table:data-pilot-member table:name="0,00121427" table:display="true" table:show-details="true"/>
                <table:data-pilot-member table:name="0,00121449" table:display="true" table:show-details="true"/>
                <table:data-pilot-member table:name="0,00121529" table:display="true" table:show-details="true"/>
                <table:data-pilot-member table:name="0,00121599" table:display="true" table:show-details="true"/>
                <table:data-pilot-member table:name="0,00121725" table:display="true" table:show-details="true"/>
                <table:data-pilot-member table:name="0,00121925" table:display="true" table:show-details="true"/>
                <table:data-pilot-member table:name="0,00122033" table:display="true" table:show-details="true"/>
                <table:data-pilot-member table:name="0,00122326" table:display="true" table:show-details="true"/>
                <table:data-pilot-member table:name="0,00122561" table:display="true" table:show-details="true"/>
                <table:data-pilot-member table:name="0,00122579" table:display="true" table:show-details="true"/>
                <table:data-pilot-member table:name="0,00122708" table:display="true" table:show-details="true"/>
                <table:data-pilot-member table:name="0,00122746" table:display="true" table:show-details="true"/>
                <table:data-pilot-member table:name="0,00122826" table:display="true" table:show-details="true"/>
                <table:data-pilot-member table:name="0,00122904" table:display="true" table:show-details="true"/>
                <table:data-pilot-member table:name="0,00123101" table:display="true" table:show-details="true"/>
                <table:data-pilot-member table:name="0,00123227" table:display="true" table:show-details="true"/>
                <table:data-pilot-member table:name="0,00123292" table:display="true" table:show-details="true"/>
                <table:data-pilot-member table:name="0,00123324" table:display="true" table:show-details="true"/>
                <table:data-pilot-member table:name="0,00123365" table:display="true" table:show-details="true"/>
                <table:data-pilot-member table:name="0,00123447" table:display="true" table:show-details="true"/>
                <table:data-pilot-member table:name="0,00123461" table:display="true" table:show-details="true"/>
                <table:data-pilot-member table:name="0,00123495" table:display="true" table:show-details="true"/>
                <table:data-pilot-member table:name="0,00123526" table:display="true" table:show-details="true"/>
                <table:data-pilot-member table:name="0,00123547" table:display="true" table:show-details="true"/>
                <table:data-pilot-member table:name="0,00123573" table:display="true" table:show-details="true"/>
                <table:data-pilot-member table:name="0,00123617" table:display="true" table:show-details="true"/>
                <table:data-pilot-member table:name="0,0012362" table:display="true" table:show-details="true"/>
                <table:data-pilot-member table:name="0,0012364" table:display="true" table:show-details="true"/>
                <table:data-pilot-member table:name="0,00123684" table:display="true" table:show-details="true"/>
                <table:data-pilot-member table:name="0,00123753" table:display="true" table:show-details="true"/>
                <table:data-pilot-member table:name="0,00123797" table:display="true" table:show-details="true"/>
                <table:data-pilot-member table:name="0,00123803" table:display="true" table:show-details="true"/>
                <table:data-pilot-member table:name="0,00123884" table:display="true" table:show-details="true"/>
                <table:data-pilot-member table:name="0,00123923" table:display="true" table:show-details="true"/>
                <table:data-pilot-member table:name="0,00123979" table:display="true" table:show-details="true"/>
                <table:data-pilot-member table:name="0,00124051" table:display="true" table:show-details="true"/>
                <table:data-pilot-member table:name="0,00124054" table:display="true" table:show-details="true"/>
                <table:data-pilot-member table:name="0,00124068" table:display="true" table:show-details="true"/>
                <table:data-pilot-member table:name="0,00124073" table:display="true" table:show-details="true"/>
                <table:data-pilot-member table:name="0,00124128" table:display="true" table:show-details="true"/>
                <table:data-pilot-member table:name="0,00124169" table:display="true" table:show-details="true"/>
                <table:data-pilot-member table:name="0,0012417" table:display="true" table:show-details="true"/>
                <table:data-pilot-member table:name="0,00124199" table:display="true" table:show-details="true"/>
                <table:data-pilot-member table:name="0,00124223" table:display="true" table:show-details="true"/>
                <table:data-pilot-member table:name="0,00124231" table:display="true" table:show-details="true"/>
                <table:data-pilot-member table:name="0,00124265" table:display="true" table:show-details="true"/>
                <table:data-pilot-member table:name="0,00124281" table:display="true" table:show-details="true"/>
                <table:data-pilot-member table:name="0,0012429" table:display="true" table:show-details="true"/>
                <table:data-pilot-member table:name="0,00124348" table:display="true" table:show-details="true"/>
                <table:data-pilot-member table:name="0,00124382" table:display="true" table:show-details="true"/>
                <table:data-pilot-member table:name="0,00124404" table:display="true" table:show-details="true"/>
                <table:data-pilot-member table:name="0,00124408" table:display="true" table:show-details="true"/>
                <table:data-pilot-member table:name="0,00124425" table:display="true" table:show-details="true"/>
                <table:data-pilot-member table:name="0,00124446" table:display="true" table:show-details="true"/>
                <table:data-pilot-member table:name="0,00124463" table:display="true" table:show-details="true"/>
                <table:data-pilot-member table:name="0,0012451" table:display="true" table:show-details="true"/>
                <table:data-pilot-member table:name="0,00124552" table:display="true" table:show-details="true"/>
                <table:data-pilot-member table:name="0,00124583" table:display="true" table:show-details="true"/>
                <table:data-pilot-member table:name="0,00124661" table:display="true" table:show-details="true"/>
                <table:data-pilot-member table:name="0,001247" table:display="true" table:show-details="true"/>
                <table:data-pilot-member table:name="0,00124724" table:display="true" table:show-details="true"/>
                <table:data-pilot-member table:name="0,00124728" table:display="true" table:show-details="true"/>
                <table:data-pilot-member table:name="0,00124751" table:display="true" table:show-details="true"/>
                <table:data-pilot-member table:name="0,00124774" table:display="true" table:show-details="true"/>
                <table:data-pilot-member table:name="0,00124816" table:display="true" table:show-details="true"/>
                <table:data-pilot-member table:name="0,00124851" table:display="true" table:show-details="true"/>
                <table:data-pilot-member table:name="0,00124877" table:display="true" table:show-details="true"/>
                <table:data-pilot-member table:name="0,00124962" table:display="true" table:show-details="true"/>
                <table:data-pilot-member table:name="0,00124975" table:display="true" table:show-details="true"/>
                <table:data-pilot-member table:name="0,00124998" table:display="true" table:show-details="true"/>
                <table:data-pilot-member table:name="0,00125022" table:display="true" table:show-details="true"/>
                <table:data-pilot-member table:name="0,00125041" table:display="true" table:show-details="true"/>
                <table:data-pilot-member table:name="0,00125071" table:display="true" table:show-details="true"/>
                <table:data-pilot-member table:name="0,00125127" table:display="true" table:show-details="true"/>
                <table:data-pilot-member table:name="0,00125183" table:display="true" table:show-details="true"/>
                <table:data-pilot-member table:name="0,00125221" table:display="true" table:show-details="true"/>
                <table:data-pilot-member table:name="0,00125222" table:display="true" table:show-details="true"/>
                <table:data-pilot-member table:name="0,00125245" table:display="true" table:show-details="true"/>
                <table:data-pilot-member table:name="0,00125248" table:display="true" table:show-details="true"/>
                <table:data-pilot-member table:name="0,00125312" table:display="true" table:show-details="true"/>
                <table:data-pilot-member table:name="0,00125354" table:display="true" table:show-details="true"/>
                <table:data-pilot-member table:name="0,00125438" table:display="true" table:show-details="true"/>
                <table:data-pilot-member table:name="0,00125464" table:display="true" table:show-details="true"/>
                <table:data-pilot-member table:name="0,00125675" table:display="true" table:show-details="true"/>
                <table:data-pilot-member table:name="0,00125755" table:display="true" table:show-details="true"/>
                <table:data-pilot-member table:name="0,00125879" table:display="true" table:show-details="true"/>
                <table:data-pilot-member table:name="0,00125923" table:display="true" table:show-details="true"/>
                <table:data-pilot-member table:name="0,00125955" table:display="true" table:show-details="true"/>
                <table:data-pilot-member table:name="0,00126008" table:display="true" table:show-details="true"/>
                <table:data-pilot-member table:name="0,00126027" table:display="true" table:show-details="true"/>
                <table:data-pilot-member table:name="0,00126039" table:display="true" table:show-details="true"/>
                <table:data-pilot-member table:name="0,00126131" table:display="true" table:show-details="true"/>
                <table:data-pilot-member table:name="0,00126167" table:display="true" table:show-details="true"/>
                <table:data-pilot-member table:name="0,00126204" table:display="true" table:show-details="true"/>
                <table:data-pilot-member table:name="0,00126326" table:display="true" table:show-details="true"/>
                <table:data-pilot-member table:name="0,0012638" table:display="true" table:show-details="true"/>
                <table:data-pilot-member table:name="0,00126402" table:display="true" table:show-details="true"/>
                <table:data-pilot-member table:name="0,00126474" table:display="true" table:show-details="true"/>
                <table:data-pilot-member table:name="0,00126483" table:display="true" table:show-details="true"/>
                <table:data-pilot-member table:name="0,00126501" table:display="true" table:show-details="true"/>
                <table:data-pilot-member table:name="0,00126517" table:display="true" table:show-details="true"/>
                <table:data-pilot-member table:name="0,0012653" table:display="true" table:show-details="true"/>
                <table:data-pilot-member table:name="0,00126547" table:display="true" table:show-details="true"/>
                <table:data-pilot-member table:name="0,00126624" table:display="true" table:show-details="true"/>
                <table:data-pilot-member table:name="0,00126626" table:display="true" table:show-details="true"/>
                <table:data-pilot-member table:name="0,00126684" table:display="true" table:show-details="true"/>
                <table:data-pilot-member table:name="0,00126772" table:display="true" table:show-details="true"/>
                <table:data-pilot-member table:name="0,00126905" table:display="true" table:show-details="true"/>
                <table:data-pilot-member table:name="0,00126956" table:display="true" table:show-details="true"/>
                <table:data-pilot-member table:name="0,00127035" table:display="true" table:show-details="true"/>
                <table:data-pilot-member table:name="0,0012711" table:display="true" table:show-details="true"/>
                <table:data-pilot-member table:name="0,00127181" table:display="true" table:show-details="true"/>
                <table:data-pilot-member table:name="0,00127209" table:display="true" table:show-details="true"/>
                <table:data-pilot-member table:name="0,00127271" table:display="true" table:show-details="true"/>
                <table:data-pilot-member table:name="0,00127324" table:display="true" table:show-details="true"/>
                <table:data-pilot-member table:name="0,0012736" table:display="true" table:show-details="true"/>
                <table:data-pilot-member table:name="0,00127543" table:display="true" table:show-details="true"/>
                <table:data-pilot-member table:name="0,00127574" table:display="true" table:show-details="true"/>
                <table:data-pilot-member table:name="0,00127589" table:display="true" table:show-details="true"/>
                <table:data-pilot-member table:name="0,00127662" table:display="true" table:show-details="true"/>
                <table:data-pilot-member table:name="0,0012768" table:display="true" table:show-details="true"/>
                <table:data-pilot-member table:name="0,00127841" table:display="true" table:show-details="true"/>
                <table:data-pilot-member table:name="0,0012788" table:display="true" table:show-details="true"/>
                <table:data-pilot-member table:name="0,00127881" table:display="true" table:show-details="true"/>
                <table:data-pilot-member table:name="0,00127932" table:display="true" table:show-details="true"/>
                <table:data-pilot-member table:name="0,00127987" table:display="true" table:show-details="true"/>
                <table:data-pilot-member table:name="0,00128191" table:display="true" table:show-details="true"/>
                <table:data-pilot-member table:name="0,00128243" table:display="true" table:show-details="true"/>
                <table:data-pilot-member table:name="0,0012836" table:display="true" table:show-details="true"/>
                <table:data-pilot-member table:name="0,00128423" table:display="true" table:show-details="true"/>
                <table:data-pilot-member table:name="0,00128463" table:display="true" table:show-details="true"/>
                <table:data-pilot-member table:name="0,00128684" table:display="true" table:show-details="true"/>
                <table:data-pilot-member table:name="0,00128784" table:display="true" table:show-details="true"/>
                <table:data-pilot-member table:name="0,00128791" table:display="true" table:show-details="true"/>
                <table:data-pilot-member table:name="0,00128794" table:display="true" table:show-details="true"/>
                <table:data-pilot-member table:name="0,00128802" table:display="true" table:show-details="true"/>
                <table:data-pilot-member table:name="0,00128916" table:display="true" table:show-details="true"/>
                <table:data-pilot-member table:name="0,00128923" table:display="true" table:show-details="true"/>
                <table:data-pilot-member table:name="0,00128961" table:display="true" table:show-details="true"/>
                <table:data-pilot-member table:name="0,00128975" table:display="true" table:show-details="true"/>
                <table:data-pilot-member table:name="0,00129128" table:display="true" table:show-details="true"/>
                <table:data-pilot-member table:name="0,00129172" table:display="true" table:show-details="true"/>
                <table:data-pilot-member table:name="0,0012937" table:display="true" table:show-details="true"/>
                <table:data-pilot-member table:name="0,00129404" table:display="true" table:show-details="true"/>
                <table:data-pilot-member table:name="0,00129543" table:display="true" table:show-details="true"/>
                <table:data-pilot-member table:name="0,00129572" table:display="true" table:show-details="true"/>
                <table:data-pilot-member table:name="0,00129605" table:display="true" table:show-details="true"/>
                <table:data-pilot-member table:name="0,00129629" table:display="true" table:show-details="true"/>
                <table:data-pilot-member table:name="0,00129857" table:display="true" table:show-details="true"/>
                <table:data-pilot-member table:name="0,00129897" table:display="true" table:show-details="true"/>
                <table:data-pilot-member table:name="0,00130304" table:display="true" table:show-details="true"/>
                <table:data-pilot-member table:name="0,00130404" table:display="true" table:show-details="true"/>
                <table:data-pilot-member table:name="0,00130488" table:display="true" table:show-details="true"/>
                <table:data-pilot-member table:name="0,00130605" table:display="true" table:show-details="true"/>
                <table:data-pilot-member table:name="0,00130634" table:display="true" table:show-details="true"/>
                <table:data-pilot-member table:name="0,00130677" table:display="true" table:show-details="true"/>
                <table:data-pilot-member table:name="0,00130897" table:display="true" table:show-details="true"/>
                <table:data-pilot-member table:name="0,00130942" table:display="true" table:show-details="true"/>
                <table:data-pilot-member table:name="0,00131028" table:display="true" table:show-details="true"/>
                <table:data-pilot-member table:name="0,00131053" table:display="true" table:show-details="true"/>
                <table:data-pilot-member table:name="0,00131254" table:display="true" table:show-details="true"/>
                <table:data-pilot-member table:name="0,00131324" table:display="true" table:show-details="true"/>
                <table:data-pilot-member table:name="0,00131542" table:display="true" table:show-details="true"/>
                <table:data-pilot-member table:name="0,00131629" table:display="true" table:show-details="true"/>
                <table:data-pilot-member table:name="0,00131873" table:display="true" table:show-details="true"/>
                <table:data-pilot-member table:name="0,00132336" table:display="true" table:show-details="true"/>
                <table:data-pilot-member table:name="0,00132475" table:display="true" table:show-details="true"/>
                <table:data-pilot-member table:name="0,00132959" table:display="true" table:show-details="true"/>
                <table:data-pilot-member table:name="0,00133177" table:display="true" table:show-details="true"/>
                <table:data-pilot-member table:name="0,00133561" table:display="true" table:show-details="true"/>
                <table:data-pilot-member table:name="0,00133896" table:display="true" table:show-details="true"/>
                <table:data-pilot-member table:name="0,00133953" table:display="true" table:show-details="true"/>
                <table:data-pilot-member table:name="0,00134202" table:display="true" table:show-details="true"/>
                <table:data-pilot-member table:name="0,00134331" table:display="true" table:show-details="true"/>
                <table:data-pilot-member table:name="0,00134427" table:display="true" table:show-details="true"/>
                <table:data-pilot-member table:name="0,00134523" table:display="true" table:show-details="true"/>
                <table:data-pilot-member table:name="0,00134652" table:display="true" table:show-details="true"/>
                <table:data-pilot-member table:name="0,00134666" table:display="true" table:show-details="true"/>
                <table:data-pilot-member table:name="0,00134781" table:display="true" table:show-details="true"/>
                <table:data-pilot-member table:name="0,00134803" table:display="true" table:show-details="true"/>
                <table:data-pilot-member table:name="0,0013499" table:display="true" table:show-details="true"/>
                <table:data-pilot-member table:name="0,00135044" table:display="true" table:show-details="true"/>
                <table:data-pilot-member table:name="0,00135063" table:display="true" table:show-details="true"/>
                <table:data-pilot-member table:name="0,00135081" table:display="true" table:show-details="true"/>
                <table:data-pilot-member table:name="0,00135085" table:display="true" table:show-details="true"/>
                <table:data-pilot-member table:name="0,00135152" table:display="true" table:show-details="true"/>
                <table:data-pilot-member table:name="0,00135179" table:display="true" table:show-details="true"/>
                <table:data-pilot-member table:name="0,00135203" table:display="true" table:show-details="true"/>
                <table:data-pilot-member table:name="0,00135288" table:display="true" table:show-details="true"/>
                <table:data-pilot-member table:name="0,00135513" table:display="true" table:show-details="true"/>
                <table:data-pilot-member table:name="0,00135995" table:display="true" table:show-details="true"/>
                <table:data-pilot-member table:name="0,00136067" table:display="true" table:show-details="true"/>
                <table:data-pilot-member table:name="0,00136086" table:display="true" table:show-details="true"/>
                <table:data-pilot-member table:name="0,00136128" table:display="true" table:show-details="true"/>
                <table:data-pilot-member table:name="0,00136301" table:display="true" table:show-details="true"/>
                <table:data-pilot-member table:name="0,00136364" table:display="true" table:show-details="true"/>
                <table:data-pilot-member table:name="0,00136382" table:display="true" table:show-details="true"/>
                <table:data-pilot-member table:name="0,00136404" table:display="true" table:show-details="true"/>
                <table:data-pilot-member table:name="0,00136464" table:display="true" table:show-details="true"/>
                <table:data-pilot-member table:name="0,0013655" table:display="true" table:show-details="true"/>
                <table:data-pilot-member table:name="0,001368" table:display="true" table:show-details="true"/>
                <table:data-pilot-member table:name="0,00136864" table:display="true" table:show-details="true"/>
                <table:data-pilot-member table:name="0,00137015" table:display="true" table:show-details="true"/>
                <table:data-pilot-member table:name="0,00137039" table:display="true" table:show-details="true"/>
                <table:data-pilot-member table:name="0,00137127" table:display="true" table:show-details="true"/>
                <table:data-pilot-member table:name="0,00137192" table:display="true" table:show-details="true"/>
                <table:data-pilot-member table:name="0,00137288" table:display="true" table:show-details="true"/>
                <table:data-pilot-member table:name="0,00137366" table:display="true" table:show-details="true"/>
                <table:data-pilot-member table:name="0,00137447" table:display="true" table:show-details="true"/>
                <table:data-pilot-member table:name="0,00138209" table:display="true" table:show-details="true"/>
                <table:data-pilot-member table:name="0,00138298" table:display="true" table:show-details="true"/>
                <table:data-pilot-member table:name="0,00138432" table:display="true" table:show-details="true"/>
                <table:data-pilot-member table:name="0,00138699" table:display="true" table:show-details="true"/>
                <table:data-pilot-member table:name="0,00138758" table:display="true" table:show-details="true"/>
                <table:data-pilot-member table:name="0,00138772" table:display="true" table:show-details="true"/>
                <table:data-pilot-member table:name="0,00138826" table:display="true" table:show-details="true"/>
                <table:data-pilot-member table:name="0,00139514" table:display="true" table:show-details="true"/>
                <table:data-pilot-member table:name="0,00139702" table:display="true" table:show-details="true"/>
                <table:data-pilot-member table:name="0,00140344" table:display="true" table:show-details="true"/>
                <table:data-pilot-member table:name="0,00140465" table:display="true" table:show-details="true"/>
                <table:data-pilot-member table:name="0,00140642" table:display="true" table:show-details="true"/>
                <table:data-pilot-member table:name="0,00140764" table:display="true" table:show-details="true"/>
                <table:data-pilot-member table:name="0,00140861" table:display="true" table:show-details="true"/>
                <table:data-pilot-member table:name="0,00141019" table:display="true" table:show-details="true"/>
                <table:data-pilot-member table:name="0,00141414" table:display="true" table:show-details="true"/>
                <table:data-pilot-member table:name="0,00142463" table:display="true" table:show-details="true"/>
                <table:data-pilot-member table:name="0,00142704" table:display="true" table:show-details="true"/>
                <table:data-pilot-member table:name="0,00142874" table:display="true" table:show-details="true"/>
                <table:data-pilot-member table:name="0,00144473" table:display="true" table:show-details="true"/>
                <table:data-pilot-member table:name="0,00145524" table:display="true" table:show-details="true"/>
                <table:data-pilot-member table:name="0,00145868" table:display="true" table:show-details="true"/>
                <table:data-pilot-member table:name="0,00146459" table:display="true" table:show-details="true"/>
                <table:data-pilot-member table:name="0,001467" table:display="true" table:show-details="true"/>
                <table:data-pilot-member table:name="0,00146747" table:display="true" table:show-details="true"/>
                <table:data-pilot-member table:name="0,00149159" table:display="true" table:show-details="true"/>
                <table:data-pilot-member table:name="0,00151385" table:display="true" table:show-details="true"/>
                <table:data-pilot-member table:name="0,00152455" table:display="true" table:show-details="true"/>
                <table:data-pilot-member table:name="0,00154359" table:display="true" table:show-details="true"/>
                <table:data-pilot-member table:name="0,00154602" table:display="true" table:show-details="true"/>
                <table:data-pilot-member table:name="0,00155106" table:display="true" table:show-details="true"/>
                <table:data-pilot-member table:name="0,00164735" table:display="true" table:show-details="true"/>
                <table:data-pilot-member table:name="0,00165979" table:display="true" table:show-details="true"/>
                <table:data-pilot-member table:name="0,0016668" table:display="true" table:show-details="true"/>
                <table:data-pilot-member table:name="0,0016811" table:display="true" table:show-details="true"/>
                <table:data-pilot-member table:name="0,00169312" table:display="true" table:show-details="true"/>
                <table:data-pilot-member table:name="0,00170148" table:display="true" table:show-details="true"/>
                <table:data-pilot-member table:name="0,00181787" table:display="true" table:show-details="true"/>
                <table:data-pilot-member table:name="0,00182503" table:display="true" table:show-details="true"/>
                <table:data-pilot-member table:name="0,00182625" table:display="true" table:show-details="true"/>
                <table:data-pilot-member table:name="0,00183513" table:display="true" table:show-details="true"/>
                <table:data-pilot-member table:name="0,0018632" table:display="true" table:show-details="true"/>
                <table:data-pilot-member table:name="0,00186735" table:display="true" table:show-details="true"/>
                <table:data-pilot-member table:name="0,0019267" table:display="true" table:show-details="true"/>
                <table:data-pilot-member table:name="0,00194395" table:display="true" table:show-details="true"/>
                <table:data-pilot-member table:name="0,00194823" table:display="true" table:show-details="true"/>
                <table:data-pilot-member table:name="0,00211245" table:display="true" table:show-details="true"/>
                <table:data-pilot-member table:name="0,00212364" table:display="true" table:show-details="true"/>
                <table:data-pilot-member table:name="0,00216185" table:display="true" table:show-details="true"/>
                <table:data-pilot-member table:name="0,00216923" table:display="true" table:show-details="true"/>
                <table:data-pilot-member table:name="0,00217385" table:display="true" table:show-details="true"/>
                <table:data-pilot-member table:name="0,0021758" table:display="true" table:show-details="true"/>
                <table:data-pilot-member table:name="0,00218565" table:display="true" table:show-details="true"/>
                <table:data-pilot-member table:name="0,00219281" table:display="true" table:show-details="true"/>
                <table:data-pilot-member table:name="0,00224373" table:display="true" table:show-details="true"/>
                <table:data-pilot-member table:name="0,00232152" table:display="true" table:show-details="true"/>
                <table:data-pilot-member table:name="0,002397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1:59.429452042</dc:date>
    <meta:editing-duration>PT21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2cm" svg:width="8.99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2517">
                <text:p>0.00000002517</text:p>
                <draw:g>
                  <svg:desc>PT@data 0</svg:desc>
                </draw:g>
              </table:table-cell>
              <table:table-cell office:value-type="float" office:value="0.00005478028">
                <text:p>0.00005478028</text:p>
                <draw:g>
                  <svg:desc>PT@data 1</svg:desc>
                </draw:g>
              </table:table-cell>
              <table:table-cell office:value-type="float" office:value="0.00005546224">
                <text:p>0.00005546224</text:p>
                <draw:g>
                  <svg:desc>PT@data 2</svg:desc>
                </draw:g>
              </table:table-cell>
              <table:table-cell office:value-type="float" office:value="0.00005583068">
                <text:p>0.00005583068</text:p>
                <draw:g>
                  <svg:desc>PT@data 3</svg:desc>
                </draw:g>
              </table:table-cell>
              <table:table-cell office:value-type="float" office:value="0.00000683957">
                <text:p>0.00000683957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2147">
                <text:p>0.00000002147</text:p>
              </table:table-cell>
              <table:table-cell office:value-type="float" office:value="0.0001115433">
                <text:p>0.0001115433</text:p>
              </table:table-cell>
              <table:table-cell office:value-type="float" office:value="0.00012030696">
                <text:p>0.00012030696</text:p>
              </table:table-cell>
              <table:table-cell office:value-type="float" office:value="0.00011062298">
                <text:p>0.00011062298</text:p>
              </table:table-cell>
              <table:table-cell office:value-type="float" office:value="0.00002284151">
                <text:p>0.0000228415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2445">
                <text:p>0.00000002445</text:p>
              </table:table-cell>
              <table:table-cell office:value-type="float" office:value="0.00021738409">
                <text:p>0.00021738409</text:p>
              </table:table-cell>
              <table:table-cell office:value-type="float" office:value="0.00021725156">
                <text:p>0.00021725156</text:p>
              </table:table-cell>
              <table:table-cell office:value-type="float" office:value="0.0002168117">
                <text:p>0.0002168117</text:p>
              </table:table-cell>
              <table:table-cell office:value-type="float" office:value="0.00004957734">
                <text:p>0.0000495773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3043">
                <text:p>0.00000003043</text:p>
              </table:table-cell>
              <table:table-cell office:value-type="float" office:value="0.00054838552">
                <text:p>0.00054838552</text:p>
              </table:table-cell>
              <table:table-cell office:value-type="float" office:value="0.00058542596">
                <text:p>0.00058542596</text:p>
              </table:table-cell>
              <table:table-cell office:value-type="float" office:value="0.00058019544">
                <text:p>0.00058019544</text:p>
              </table:table-cell>
              <table:table-cell office:value-type="float" office:value="0.00011802387">
                <text:p>0.00011802387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3049">
                <text:p>0.00000003049</text:p>
              </table:table-cell>
              <table:table-cell office:value-type="float" office:value="0.00068212368">
                <text:p>0.00068212368</text:p>
              </table:table-cell>
              <table:table-cell office:value-type="float" office:value="0.00070125929">
                <text:p>0.00070125929</text:p>
              </table:table-cell>
              <table:table-cell office:value-type="float" office:value="0.0006514448">
                <text:p>0.0006514448</text:p>
              </table:table-cell>
              <table:table-cell office:value-type="float" office:value="0.00013361072">
                <text:p>0.00013361072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1999">
                <text:p>0.00000001999</text:p>
              </table:table-cell>
              <table:table-cell office:value-type="float" office:value="0.000771025150000001">
                <text:p>0.000771025150000001</text:p>
              </table:table-cell>
              <table:table-cell office:value-type="float" office:value="0.00082656607">
                <text:p>0.00082656607</text:p>
              </table:table-cell>
              <table:table-cell office:value-type="float" office:value="0.00077546064">
                <text:p>0.00077546064</text:p>
              </table:table-cell>
              <table:table-cell office:value-type="float" office:value="0.00014444957">
                <text:p>0.00014444957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3178">
                <text:p>0.00000003178</text:p>
              </table:table-cell>
              <table:table-cell office:value-type="float" office:value="0.00103123768">
                <text:p>0.00103123768</text:p>
              </table:table-cell>
              <table:table-cell office:value-type="float" office:value="0.00111842759">
                <text:p>0.00111842759</text:p>
              </table:table-cell>
              <table:table-cell office:value-type="float" office:value="0.00103925924">
                <text:p>0.00103925924</text:p>
              </table:table-cell>
              <table:table-cell office:value-type="float" office:value="0.00017119994">
                <text:p>0.00017119994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0002841">
                <text:p>0.00000002841</text:p>
              </table:table-cell>
              <table:table-cell office:value-type="float" office:value="0.0012375235">
                <text:p>0.0012375235</text:p>
              </table:table-cell>
              <table:table-cell office:value-type="float" office:value="0.0013523835">
                <text:p>0.0013523835</text:p>
              </table:table-cell>
              <table:table-cell office:value-type="float" office:value="0.0012338488">
                <text:p>0.0012338488</text:p>
              </table:table-cell>
              <table:table-cell office:value-type="float" office:value="0.00018475156">
                <text:p>0.00018475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